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officeooo:paragraph-rsid="00b4acf2"/>
    </style:style>
    <style:style style:name="P43" style:family="paragraph" style:parent-style-name="Text_20_body">
      <style:paragraph-properties fo:text-align="justify" style:justify-single-word="false" fo:padding="0in" fo:border="none" style:shadow="none" style:join-border="false"/>
      <style:text-properties officeooo:paragraph-rsid="00b027cb"/>
    </style:style>
    <style:style style:name="P44" style:family="paragraph" style:parent-style-name="Text_20_body">
      <style:paragraph-properties fo:text-align="justify" style:justify-single-word="false" fo:padding="0in" fo:border="none" style:shadow="none" style:join-border="false"/>
      <style:text-properties officeooo:paragraph-rsid="00cc1186"/>
    </style:style>
    <style:style style:name="P45" style:family="paragraph" style:parent-style-name="Text_20_body">
      <style:paragraph-properties fo:text-align="justify" style:justify-single-word="false" fo:padding="0in" fo:border="none" style:shadow="none" style:join-border="false"/>
      <style:text-properties officeooo:paragraph-rsid="00cd38cb"/>
    </style:style>
    <style:style style:name="P46" style:family="paragraph" style:parent-style-name="Text_20_body">
      <style:paragraph-properties fo:text-align="justify" style:justify-single-word="false" fo:padding="0in" fo:border="none" style:shadow="none" style:join-border="false"/>
      <style:text-properties officeooo:paragraph-rsid="00d15128"/>
    </style:style>
    <style:style style:name="P47" style:family="paragraph" style:parent-style-name="Text_20_body">
      <style:paragraph-properties fo:text-align="justify" style:justify-single-word="false" fo:padding="0in" fo:border="none" style:shadow="none" style:join-border="false"/>
      <style:text-properties officeooo:paragraph-rsid="00da349b"/>
    </style:style>
    <style:style style:name="P48" style:family="paragraph" style:parent-style-name="Text_20_body">
      <style:paragraph-properties fo:text-align="justify" style:justify-single-word="false" fo:padding="0in" fo:border="none" style:shadow="none" style:join-border="false"/>
      <style:text-properties officeooo:paragraph-rsid="00d9bd93"/>
    </style:style>
    <style:style style:name="P49" style:family="paragraph" style:parent-style-name="Text_20_body">
      <style:paragraph-properties fo:text-align="justify" style:justify-single-word="false" fo:padding="0in" fo:border="none" style:shadow="none" style:join-border="false"/>
      <style:text-properties officeooo:paragraph-rsid="00e4bd02"/>
    </style:style>
    <style:style style:name="P50" style:family="paragraph" style:parent-style-name="Text_20_body">
      <style:paragraph-properties fo:text-align="justify" style:justify-single-word="false" fo:padding="0in" fo:border="none" style:shadow="none" style:join-border="false"/>
      <style:text-properties officeooo:paragraph-rsid="00e56c59"/>
    </style:style>
    <style:style style:name="P51" style:family="paragraph" style:parent-style-name="Text_20_body">
      <style:paragraph-properties fo:text-align="justify" style:justify-single-word="false" fo:padding="0in" fo:border="none" style:shadow="none" style:join-border="false"/>
      <style:text-properties officeooo:paragraph-rsid="00ea23f7"/>
    </style:style>
    <style:style style:name="P52" style:family="paragraph" style:parent-style-name="Text_20_body">
      <style:paragraph-properties fo:text-align="justify" style:justify-single-word="false" fo:padding="0in" fo:border="none" style:shadow="none" style:join-border="false"/>
      <style:text-properties officeooo:paragraph-rsid="00ed28ec"/>
    </style:style>
    <style:style style:name="P53" style:family="paragraph" style:parent-style-name="Text_20_body">
      <style:paragraph-properties fo:text-align="justify" style:justify-single-word="false" fo:padding="0in" fo:border="none" style:shadow="none" style:join-border="false"/>
      <style:text-properties officeooo:paragraph-rsid="00ed8d65"/>
    </style:style>
    <style:style style:name="P54" style:family="paragraph" style:parent-style-name="Text_20_body">
      <style:paragraph-properties fo:text-align="justify" style:justify-single-word="false" fo:padding="0in" fo:border="none" style:shadow="none" style:join-border="false"/>
      <style:text-properties officeooo:paragraph-rsid="00f08f8f"/>
    </style:style>
    <style:style style:name="P55" style:family="paragraph" style:parent-style-name="Text_20_body">
      <style:paragraph-properties fo:text-align="justify" style:justify-single-word="false" fo:padding="0in" fo:border="none" style:shadow="none" style:join-border="false"/>
      <style:text-properties officeooo:paragraph-rsid="00f408ff"/>
    </style:style>
    <style:style style:name="P56" style:family="paragraph" style:parent-style-name="Text_20_body">
      <style:paragraph-properties fo:text-align="justify" style:justify-single-word="false" fo:padding="0in" fo:border="none" style:shadow="none" style:join-border="false"/>
      <style:text-properties officeooo:paragraph-rsid="00fe0eb6"/>
    </style:style>
    <style:style style:name="P57" style:family="paragraph" style:parent-style-name="Text_20_body">
      <style:paragraph-properties fo:text-align="justify" style:justify-single-word="false" fo:padding="0in" fo:border="none" style:shadow="none" style:join-border="false"/>
      <style:text-properties officeooo:paragraph-rsid="00fe695b"/>
    </style:style>
    <style:style style:name="P58" style:family="paragraph" style:parent-style-name="Text_20_body">
      <style:paragraph-properties fo:text-align="justify" style:justify-single-word="false" fo:padding="0in" fo:border="none" style:shadow="none" style:join-border="false"/>
      <style:text-properties officeooo:paragraph-rsid="00ff9f8b"/>
    </style:style>
    <style:style style:name="P59" style:family="paragraph" style:parent-style-name="Text_20_body">
      <style:paragraph-properties fo:text-align="justify" style:justify-single-word="false" fo:padding="0in" fo:border="none" style:shadow="none" style:join-border="false"/>
      <style:text-properties officeooo:paragraph-rsid="01027007"/>
    </style:style>
    <style:style style:name="P60" style:family="paragraph" style:parent-style-name="Text_20_body">
      <style:paragraph-properties fo:text-align="justify" style:justify-single-word="false" fo:padding="0in" fo:border="none" style:shadow="none" style:join-border="false"/>
      <style:text-properties officeooo:paragraph-rsid="0108d1ca"/>
    </style:style>
    <style:style style:name="P61" style:family="paragraph" style:parent-style-name="Text_20_body">
      <style:paragraph-properties fo:text-align="justify" style:justify-single-word="false" fo:padding="0in" fo:border="none" style:shadow="none" style:join-border="false"/>
      <style:text-properties officeooo:paragraph-rsid="010e94dd"/>
    </style:style>
    <style:style style:name="P62" style:family="paragraph" style:parent-style-name="Text_20_body">
      <style:paragraph-properties fo:text-align="justify" style:justify-single-word="false" fo:padding="0in" fo:border="none" style:shadow="none" style:join-border="false"/>
      <style:text-properties officeooo:paragraph-rsid="010f94c2"/>
    </style:style>
    <style:style style:name="P63" style:family="paragraph" style:parent-style-name="Text_20_body">
      <style:paragraph-properties fo:text-align="justify" style:justify-single-word="false" fo:padding="0in" fo:border="none" style:shadow="none" style:join-border="false"/>
      <style:text-properties officeooo:paragraph-rsid="011ab310"/>
    </style:style>
    <style:style style:name="P64" style:family="paragraph" style:parent-style-name="Text_20_body">
      <style:paragraph-properties fo:text-align="justify" style:justify-single-word="false" fo:padding="0in" fo:border="none" style:shadow="none" style:join-border="false"/>
      <style:text-properties officeooo:paragraph-rsid="011c0bc4"/>
    </style:style>
    <style:style style:name="P65" style:family="paragraph" style:parent-style-name="Text_20_body">
      <style:paragraph-properties fo:text-align="justify" style:justify-single-word="false" fo:padding="0in" fo:border="none" style:shadow="none" style:join-border="false"/>
      <style:text-properties officeooo:paragraph-rsid="011d5450"/>
    </style:style>
    <style:style style:name="P66" style:family="paragraph" style:parent-style-name="Text_20_body">
      <style:paragraph-properties fo:text-align="justify" style:justify-single-word="false" fo:padding="0in" fo:border="none" style:shadow="none" style:join-border="false"/>
      <style:text-properties officeooo:paragraph-rsid="011f14db"/>
    </style:style>
    <style:style style:name="P67" style:family="paragraph" style:parent-style-name="Text_20_body">
      <style:paragraph-properties fo:text-align="justify" style:justify-single-word="false" fo:padding="0in" fo:border="none" style:shadow="none" style:join-border="false"/>
      <style:text-properties officeooo:paragraph-rsid="012ac1ab"/>
    </style:style>
    <style:style style:name="P68" style:family="paragraph" style:parent-style-name="Text_20_body">
      <style:paragraph-properties fo:text-align="justify" style:justify-single-word="false" fo:padding="0in" fo:border="none" style:shadow="none" style:join-border="false"/>
      <style:text-properties officeooo:paragraph-rsid="012bb739"/>
    </style:style>
    <style:style style:name="P69" style:family="paragraph" style:parent-style-name="Text_20_body">
      <style:paragraph-properties fo:text-align="justify" style:justify-single-word="false" fo:padding="0in" fo:border="none" style:shadow="none" style:join-border="false"/>
      <style:text-properties officeooo:paragraph-rsid="01319907"/>
    </style:style>
    <style:style style:name="P70" style:family="paragraph" style:parent-style-name="Text_20_body">
      <style:paragraph-properties fo:text-align="justify" style:justify-single-word="false" fo:padding="0in" fo:border="none" style:shadow="none" style:join-border="false"/>
      <style:text-properties officeooo:paragraph-rsid="01351826"/>
    </style:style>
    <style:style style:name="P71" style:family="paragraph" style:parent-style-name="Text_20_body">
      <style:paragraph-properties fo:text-align="justify" style:justify-single-word="false" fo:padding="0in" fo:border="none" style:shadow="none" style:join-border="false"/>
      <style:text-properties officeooo:paragraph-rsid="01354a35"/>
    </style:style>
    <style:style style:name="P72" style:family="paragraph" style:parent-style-name="Text_20_body">
      <style:paragraph-properties fo:text-align="justify" style:justify-single-word="false" fo:padding="0in" fo:border="none" style:shadow="none" style:join-border="false"/>
      <style:text-properties officeooo:paragraph-rsid="013994e8"/>
    </style:style>
    <style:style style:name="P73" style:family="paragraph" style:parent-style-name="Text_20_body">
      <style:paragraph-properties fo:text-align="justify" style:justify-single-word="false" fo:padding="0in" fo:border="none" style:shadow="none" style:join-border="false"/>
      <style:text-properties officeooo:paragraph-rsid="013bf837"/>
    </style:style>
    <style:style style:name="P74" style:family="paragraph" style:parent-style-name="Text_20_body">
      <style:paragraph-properties fo:text-align="justify" style:justify-single-word="false" fo:padding="0in" fo:border="none" style:shadow="none" style:join-border="false"/>
      <style:text-properties officeooo:paragraph-rsid="013c94f1"/>
    </style:style>
    <style:style style:name="P75" style:family="paragraph" style:parent-style-name="Text_20_body">
      <style:paragraph-properties fo:text-align="justify" style:justify-single-word="false" fo:padding="0in" fo:border="none" style:shadow="none" style:join-border="false"/>
      <style:text-properties officeooo:paragraph-rsid="013c5d57"/>
    </style:style>
    <style:style style:name="P76" style:family="paragraph" style:parent-style-name="Text_20_body">
      <style:paragraph-properties fo:text-align="justify" style:justify-single-word="false" fo:padding="0in" fo:border="none" style:shadow="none" style:join-border="false"/>
      <style:text-properties officeooo:paragraph-rsid="01403233"/>
    </style:style>
    <style:style style:name="P77" style:family="paragraph" style:parent-style-name="Text_20_body">
      <style:paragraph-properties fo:text-align="justify" style:justify-single-word="false" fo:padding="0in" fo:border="none" style:shadow="none" style:join-border="false"/>
      <style:text-properties officeooo:paragraph-rsid="01482e48"/>
    </style:style>
    <style:style style:name="P78" style:family="paragraph" style:parent-style-name="Text_20_body">
      <style:paragraph-properties fo:text-align="justify" style:justify-single-word="false" fo:padding="0in" fo:border="none" style:shadow="none" style:join-border="false"/>
      <style:text-properties officeooo:paragraph-rsid="014a07ae"/>
    </style:style>
    <style:style style:name="P79" style:family="paragraph" style:parent-style-name="Text_20_body">
      <style:paragraph-properties fo:text-align="justify" style:justify-single-word="false" fo:padding="0in" fo:border="none" style:shadow="none" style:join-border="false"/>
      <style:text-properties officeooo:paragraph-rsid="0153a0e7"/>
    </style:style>
    <style:style style:name="P80" style:family="paragraph" style:parent-style-name="Text_20_body">
      <style:paragraph-properties fo:text-align="justify" style:justify-single-word="false" fo:padding="0in" fo:border="none" style:shadow="none" style:join-border="false"/>
      <style:text-properties officeooo:paragraph-rsid="015e538c"/>
    </style:style>
    <style:style style:name="P81" style:family="paragraph" style:parent-style-name="Text_20_body">
      <style:paragraph-properties fo:text-align="justify" style:justify-single-word="false" fo:padding="0in" fo:border="none" style:shadow="none" style:join-border="false"/>
      <style:text-properties officeooo:paragraph-rsid="0162205e"/>
    </style:style>
    <style:style style:name="P82" style:family="paragraph" style:parent-style-name="Text_20_body">
      <style:paragraph-properties fo:text-align="justify" style:justify-single-word="false" fo:padding="0in" fo:border="none" style:shadow="none" style:join-border="false"/>
      <style:text-properties officeooo:paragraph-rsid="01682f4b"/>
    </style:style>
    <style:style style:name="P83" style:family="paragraph" style:parent-style-name="Text_20_body">
      <style:paragraph-properties fo:text-align="justify" style:justify-single-word="false" fo:padding="0in" fo:border="none" style:shadow="none" style:join-border="false"/>
      <style:text-properties officeooo:paragraph-rsid="016d3f20"/>
    </style:style>
    <style:style style:name="P84" style:family="paragraph" style:parent-style-name="Text_20_body">
      <style:paragraph-properties fo:text-align="justify" style:justify-single-word="false" fo:padding="0in" fo:border="none" style:shadow="none" style:join-border="false"/>
      <style:text-properties officeooo:paragraph-rsid="016e6ac5"/>
    </style:style>
    <style:style style:name="P85" style:family="paragraph" style:parent-style-name="Text_20_body">
      <style:paragraph-properties fo:text-align="justify" style:justify-single-word="false" fo:padding="0in" fo:border="none" style:shadow="none" style:join-border="false"/>
      <style:text-properties officeooo:paragraph-rsid="0171ff3a"/>
    </style:style>
    <style:style style:name="P86" style:family="paragraph" style:parent-style-name="Text_20_body">
      <style:paragraph-properties fo:text-align="justify" style:justify-single-word="false" fo:padding="0in" fo:border="none" style:shadow="none" style:join-border="false"/>
      <style:text-properties officeooo:paragraph-rsid="017296b3"/>
    </style:style>
    <style:style style:name="P87" style:family="paragraph" style:parent-style-name="Text_20_body">
      <style:paragraph-properties fo:text-align="justify" style:justify-single-word="false" fo:padding="0in" fo:border="none" style:shadow="none" style:join-border="false"/>
      <style:text-properties officeooo:paragraph-rsid="01779c66"/>
    </style:style>
    <style:style style:name="P88" style:family="paragraph" style:parent-style-name="Text_20_body">
      <style:paragraph-properties fo:text-align="justify" style:justify-single-word="false" fo:padding="0in" fo:border="none" style:shadow="none" style:join-border="false"/>
      <style:text-properties officeooo:paragraph-rsid="017af8bc"/>
    </style:style>
    <style:style style:name="P89" style:family="paragraph" style:parent-style-name="Text_20_body">
      <style:paragraph-properties fo:text-align="justify" style:justify-single-word="false" fo:padding="0in" fo:border="none" style:shadow="none" style:join-border="false"/>
      <style:text-properties officeooo:paragraph-rsid="01842396"/>
    </style:style>
    <style:style style:name="P90" style:family="paragraph" style:parent-style-name="Text_20_body">
      <style:paragraph-properties fo:text-align="justify" style:justify-single-word="false" fo:padding="0in" fo:border="none" style:shadow="none" style:join-border="false"/>
      <style:text-properties officeooo:paragraph-rsid="0184a11c"/>
    </style:style>
    <style:style style:name="P91" style:family="paragraph" style:parent-style-name="Text_20_body">
      <style:paragraph-properties fo:text-align="justify" style:justify-single-word="false" fo:padding="0in" fo:border="none" style:shadow="none" style:join-border="false"/>
      <style:text-properties officeooo:paragraph-rsid="018ae5c3"/>
    </style:style>
    <style:style style:name="P92" style:family="paragraph" style:parent-style-name="Text_20_body">
      <style:paragraph-properties fo:text-align="justify" style:justify-single-word="false" fo:padding="0in" fo:border="none" style:shadow="none" style:join-border="false"/>
      <style:text-properties officeooo:paragraph-rsid="01918e8e"/>
    </style:style>
    <style:style style:name="P93" style:family="paragraph" style:parent-style-name="Text_20_body">
      <style:paragraph-properties fo:text-align="justify" style:justify-single-word="false" fo:padding="0in" fo:border="none" style:shadow="none" style:join-border="false"/>
      <style:text-properties officeooo:paragraph-rsid="01955d76"/>
    </style:style>
    <style:style style:name="P94" style:family="paragraph" style:parent-style-name="Text_20_body">
      <style:paragraph-properties fo:text-align="justify" style:justify-single-word="false" fo:padding="0in" fo:border="none" style:shadow="none" style:join-border="false"/>
      <style:text-properties officeooo:paragraph-rsid="01963c31"/>
    </style:style>
    <style:style style:name="P95" style:family="paragraph" style:parent-style-name="Text_20_body">
      <style:paragraph-properties fo:text-align="justify" style:justify-single-word="false" fo:padding="0in" fo:border="none" style:shadow="none" style:join-border="false"/>
      <style:text-properties officeooo:paragraph-rsid="01996dd4"/>
    </style:style>
    <style:style style:name="P96" style:family="paragraph" style:parent-style-name="Text_20_body">
      <style:paragraph-properties fo:text-align="justify" style:justify-single-word="false" fo:padding="0in" fo:border="none" style:shadow="none" style:join-border="false"/>
      <style:text-properties officeooo:paragraph-rsid="019cdb45"/>
    </style:style>
    <style:style style:name="P97" style:family="paragraph" style:parent-style-name="Text_20_body">
      <style:paragraph-properties fo:text-align="justify" style:justify-single-word="false" fo:padding="0in" fo:border="none" style:shadow="none" style:join-border="false"/>
      <style:text-properties fo:background-color="#ffff00"/>
    </style:style>
    <style:style style:name="P98"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99"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100" style:family="paragraph" style:parent-style-name="Text_20_body">
      <style:paragraph-properties fo:text-align="center" style:justify-single-word="false" fo:padding="0in" fo:border="none" style:shadow="none" style:join-border="false"/>
    </style:style>
    <style:style style:name="P101"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02"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103"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04"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05"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06"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07"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108" style:family="paragraph" style:parent-style-name="Text_20_body">
      <style:paragraph-properties fo:text-align="justify" style:justify-single-word="false" fo:padding="0in" fo:border="none" style:shadow="none" style:join-border="false"/>
      <style:text-properties fo:background-color="transparent"/>
    </style:style>
    <style:style style:name="P109" style:family="paragraph" style:parent-style-name="Text_20_body">
      <style:paragraph-properties fo:text-align="center" style:justify-single-word="false" fo:padding="0in" fo:border="none" style:shadow="none" style:join-border="false"/>
      <style:text-properties fo:background-color="transparent"/>
    </style:style>
    <style:style style:name="P11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112"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1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16"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117"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18"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119"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120"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121"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122"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123" style:family="paragraph" style:parent-style-name="Text_20_body">
      <style:paragraph-properties fo:text-align="justify" style:justify-single-word="false" fo:padding="0in" fo:border="none" style:shadow="none" style:join-border="false"/>
      <style:text-properties fo:language="ru" fo:country="RU" officeooo:paragraph-rsid="01482e48" fo:background-color="transparent"/>
    </style:style>
    <style:style style:name="P124" style:family="paragraph" style:parent-style-name="Text_20_body">
      <style:paragraph-properties fo:text-align="justify" style:justify-single-word="false" fo:padding="0in" fo:border="none" style:shadow="none" style:join-border="false"/>
      <style:text-properties fo:language="ru" fo:country="RU" officeooo:paragraph-rsid="007f6e96" fo:background-color="transparent"/>
    </style:style>
    <style:style style:name="P125"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26"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128" style:family="paragraph" style:parent-style-name="Text_20_body">
      <style:paragraph-properties fo:text-align="justify" style:justify-single-word="false" fo:padding="0in" fo:border="none" style:shadow="none" style:join-border="false"/>
      <style:text-properties fo:language="ru" fo:country="RU" officeooo:rsid="00c5ad2e" officeooo:paragraph-rsid="00b027cb" fo:background-color="transparent"/>
    </style:style>
    <style:style style:name="P129" style:family="paragraph" style:parent-style-name="Text_20_body">
      <style:paragraph-properties fo:text-align="justify" style:justify-single-word="false" fo:padding="0in" fo:border="none" style:shadow="none" style:join-border="false"/>
      <style:text-properties fo:language="ru" fo:country="RU" officeooo:rsid="00ca614b" officeooo:paragraph-rsid="00b027cb" fo:background-color="transparent"/>
    </style:style>
    <style:style style:name="P130" style:family="paragraph" style:parent-style-name="Text_20_body">
      <style:paragraph-properties fo:text-align="justify" style:justify-single-word="false" fo:padding="0in" fo:border="none" style:shadow="none" style:join-border="false"/>
      <style:text-properties fo:language="ru" fo:country="RU" officeooo:rsid="00ca7452" officeooo:paragraph-rsid="00b027cb" fo:background-color="transparent"/>
    </style:style>
    <style:style style:name="P131" style:family="paragraph" style:parent-style-name="Text_20_body">
      <style:paragraph-properties fo:text-align="justify" style:justify-single-word="false" fo:padding="0in" fo:border="none" style:shadow="none" style:join-border="false"/>
      <style:text-properties fo:language="ru" fo:country="RU" officeooo:rsid="00cb1bfd" officeooo:paragraph-rsid="00cb1bfd" fo:background-color="transparent"/>
    </style:style>
    <style:style style:name="P132"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transparent"/>
    </style:style>
    <style:style style:name="P133" style:family="paragraph" style:parent-style-name="Text_20_body">
      <style:paragraph-properties fo:text-align="justify" style:justify-single-word="false" fo:padding="0in" fo:border="none" style:shadow="none" style:join-border="false"/>
      <style:text-properties fo:language="ru" fo:country="RU" officeooo:rsid="00cd38cb" officeooo:paragraph-rsid="00cd38cb" fo:background-color="transparent"/>
    </style:style>
    <style:style style:name="P134" style:family="paragraph" style:parent-style-name="Text_20_body">
      <style:paragraph-properties fo:text-align="justify" style:justify-single-word="false" fo:padding="0in" fo:border="none" style:shadow="none" style:join-border="false"/>
      <style:text-properties fo:language="ru" fo:country="RU" officeooo:rsid="00d07096" officeooo:paragraph-rsid="00cd38cb" fo:background-color="transparent"/>
    </style:style>
    <style:style style:name="P135" style:family="paragraph" style:parent-style-name="Text_20_body">
      <style:paragraph-properties fo:text-align="justify" style:justify-single-word="false" fo:padding="0in" fo:border="none" style:shadow="none" style:join-border="false"/>
      <style:text-properties fo:language="ru" fo:country="RU" officeooo:rsid="00d14f10" officeooo:paragraph-rsid="00d14f10" fo:background-color="transparent"/>
    </style:style>
    <style:style style:name="P136"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15128" fo:background-color="transparent"/>
    </style:style>
    <style:style style:name="P137"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a349b" fo:background-color="transparent"/>
    </style:style>
    <style:style style:name="P138"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cd38cb" fo:background-color="transparent"/>
    </style:style>
    <style:style style:name="P139"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d9bd93" fo:background-color="transparent"/>
    </style:style>
    <style:style style:name="P140"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da349b" fo:background-color="transparent"/>
    </style:style>
    <style:style style:name="P141"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e3778f" fo:background-color="transparent"/>
    </style:style>
    <style:style style:name="P142"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3778f"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4bd02" fo:background-color="transparent"/>
    </style:style>
    <style:style style:name="P144" style:family="paragraph" style:parent-style-name="Text_20_body">
      <style:paragraph-properties fo:text-align="justify" style:justify-single-word="false" fo:padding="0in" fo:border="none" style:shadow="none" style:join-border="false"/>
      <style:text-properties fo:language="ru" fo:country="RU" officeooo:rsid="00ded692" officeooo:paragraph-rsid="00da349b" fo:background-color="transparent"/>
    </style:style>
    <style:style style:name="P145" style:family="paragraph" style:parent-style-name="Text_20_body">
      <style:paragraph-properties fo:text-align="center" style:justify-single-word="false" fo:padding="0in" fo:border="none" style:shadow="none" style:join-border="false"/>
      <style:text-properties fo:language="ru" fo:country="RU" officeooo:rsid="01476038" officeooo:paragraph-rsid="01476038"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officeooo:rsid="0162205e" officeooo:paragraph-rsid="0162205e" fo:background-color="transparent"/>
    </style:style>
    <style:style style:name="P147" style:family="paragraph" style:parent-style-name="Text_20_body">
      <style:paragraph-properties fo:text-align="justify" style:justify-single-word="false" fo:padding="0in" fo:border="none" style:shadow="none" style:join-border="false"/>
      <style:text-properties fo:language="ru" fo:country="RU" officeooo:rsid="0165fa9a" officeooo:paragraph-rsid="0162205e" fo:background-color="transparent"/>
    </style:style>
    <style:style style:name="P148" style:family="paragraph" style:parent-style-name="Text_20_body">
      <style:paragraph-properties fo:text-align="justify" style:justify-single-word="false" fo:padding="0in" fo:border="none" style:shadow="none" style:join-border="false"/>
      <style:text-properties fo:language="ru" fo:country="RU" officeooo:rsid="0165fa9a" officeooo:paragraph-rsid="0165fa9a" fo:background-color="transparent"/>
    </style:style>
    <style:style style:name="P149" style:family="paragraph" style:parent-style-name="Text_20_body">
      <style:paragraph-properties fo:text-align="justify" style:justify-single-word="false" fo:padding="0in" fo:border="none" style:shadow="none" style:join-border="false"/>
      <style:text-properties fo:language="ru" fo:country="RU" officeooo:rsid="016d3f20" officeooo:paragraph-rsid="016d3f20" fo:background-color="transparent"/>
    </style:style>
    <style:style style:name="P150" style:family="paragraph" style:parent-style-name="Text_20_body">
      <style:paragraph-properties fo:text-align="justify" style:justify-single-word="false" fo:padding="0in" fo:border="none" style:shadow="none" style:join-border="false"/>
      <style:text-properties fo:language="ru" fo:country="RU" officeooo:rsid="016e6ac5" officeooo:paragraph-rsid="016e6ac5" fo:background-color="transparent"/>
    </style:style>
    <style:style style:name="P151" style:family="paragraph" style:parent-style-name="Text_20_body">
      <style:paragraph-properties fo:text-align="justify" style:justify-single-word="false" fo:padding="0in" fo:border="none" style:shadow="none" style:join-border="false"/>
      <style:text-properties fo:language="ru" fo:country="RU" officeooo:rsid="016e6ac5" officeooo:paragraph-rsid="016d3f20" fo:background-color="transparent"/>
    </style:style>
    <style:style style:name="P152" style:family="paragraph" style:parent-style-name="Text_20_body">
      <style:paragraph-properties fo:text-align="justify" style:justify-single-word="false" fo:padding="0in" fo:border="none" style:shadow="none" style:join-border="false"/>
      <style:text-properties fo:language="ru" fo:country="RU" officeooo:rsid="017296b3" officeooo:paragraph-rsid="017296b3" fo:background-color="transparent"/>
    </style:style>
    <style:style style:name="P153" style:family="paragraph" style:parent-style-name="Text_20_body">
      <style:paragraph-properties fo:text-align="justify" style:justify-single-word="false" fo:padding="0in" fo:border="none" style:shadow="none" style:join-border="false"/>
      <style:text-properties fo:language="ru" fo:country="RU" officeooo:rsid="01682f4b" officeooo:paragraph-rsid="0167d67e" fo:background-color="transparent"/>
    </style:style>
    <style:style style:name="P154" style:family="paragraph" style:parent-style-name="Text_20_body">
      <style:paragraph-properties fo:text-align="justify" style:justify-single-word="false" fo:padding="0in" fo:border="none" style:shadow="none" style:join-border="false"/>
      <style:text-properties fo:language="ru" fo:country="RU" officeooo:rsid="0171ff3a" officeooo:paragraph-rsid="0171ff3a" fo:background-color="transparent"/>
    </style:style>
    <style:style style:name="P155" style:family="paragraph" style:parent-style-name="Text_20_body">
      <style:paragraph-properties fo:text-align="justify" style:justify-single-word="false" fo:padding="0in" fo:border="none" style:shadow="none" style:join-border="false"/>
      <style:text-properties fo:language="ru" fo:country="RU" officeooo:rsid="017ceaf8" officeooo:paragraph-rsid="01779c66" fo:background-color="transparent"/>
    </style:style>
    <style:style style:name="P156" style:family="paragraph" style:parent-style-name="Text_20_body">
      <style:paragraph-properties fo:text-align="justify" style:justify-single-word="false" fo:padding="0in" fo:border="none" style:shadow="none" style:join-border="false"/>
      <style:text-properties fo:language="ru" fo:country="RU" officeooo:rsid="018ae5c3" officeooo:paragraph-rsid="018c93ee" fo:background-color="transparent"/>
    </style:style>
    <style:style style:name="P157" style:family="paragraph" style:parent-style-name="Text_20_body">
      <style:paragraph-properties fo:text-align="justify" style:justify-single-word="false" fo:padding="0in" fo:border="none" style:shadow="none" style:join-border="false"/>
      <style:text-properties fo:language="ru" fo:country="RU" officeooo:rsid="01779c66" officeooo:paragraph-rsid="018ae5c3" fo:background-color="transparent"/>
    </style:style>
    <style:style style:name="P158" style:family="paragraph" style:parent-style-name="Text_20_body">
      <style:paragraph-properties fo:text-align="justify" style:justify-single-word="false" fo:padding="0in" fo:border="none" style:shadow="none" style:join-border="false"/>
      <style:text-properties fo:language="ru" fo:country="RU" officeooo:rsid="018de311" officeooo:paragraph-rsid="018de311" fo:background-color="transparent"/>
    </style:style>
    <style:style style:name="P159" style:family="paragraph" style:parent-style-name="Text_20_body">
      <style:paragraph-properties fo:text-align="justify" style:justify-single-word="false" fo:padding="0in" fo:border="none" style:shadow="none" style:join-border="false"/>
      <style:text-properties fo:language="ru" fo:country="RU" officeooo:rsid="01918e8e" officeooo:paragraph-rsid="01918e8e" fo:background-color="transparent"/>
    </style:style>
    <style:style style:name="P160" style:family="paragraph" style:parent-style-name="Text_20_body">
      <style:paragraph-properties fo:text-align="justify" style:justify-single-word="false" fo:padding="0in" fo:border="none" style:shadow="none" style:join-border="false"/>
      <style:text-properties fo:language="ru" fo:country="RU" officeooo:rsid="0192aa58" officeooo:paragraph-rsid="0192aa58" fo:background-color="transparent"/>
    </style:style>
    <style:style style:name="P161" style:family="paragraph" style:parent-style-name="Text_20_body">
      <style:paragraph-properties fo:text-align="justify" style:justify-single-word="false" fo:padding="0in" fo:border="none" style:shadow="none" style:join-border="false"/>
      <style:text-properties fo:language="ru" fo:country="RU" officeooo:rsid="019439c6" officeooo:paragraph-rsid="019439c6" fo:background-color="transparent"/>
    </style:style>
    <style:style style:name="P162" style:family="paragraph" style:parent-style-name="Text_20_body">
      <style:paragraph-properties fo:text-align="justify" style:justify-single-word="false" fo:padding="0in" fo:border="none" style:shadow="none" style:join-border="false"/>
      <style:text-properties fo:language="ru" fo:country="RU" officeooo:rsid="018c93ee" officeooo:paragraph-rsid="018c93ee" fo:background-color="transparent"/>
    </style:style>
    <style:style style:name="P16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64"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ffff00"/>
    </style:style>
    <style:style style:name="P165" style:family="paragraph" style:parent-style-name="Text_20_body">
      <style:paragraph-properties fo:text-align="justify" style:justify-single-word="false" fo:padding="0in" fo:border="none" style:shadow="none" style:join-border="false"/>
      <style:text-properties fo:language="ru" fo:country="RU" officeooo:rsid="00cf1deb" officeooo:paragraph-rsid="00e56c59" fo:background-color="#ffff00"/>
    </style:style>
    <style:style style:name="P166"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67"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68"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169" style:family="paragraph" style:parent-style-name="Text_20_body">
      <style:paragraph-properties fo:text-align="justify" style:justify-single-word="false" fo:padding="0in" fo:border="none" style:shadow="none" style:join-border="false"/>
      <style:text-properties fo:language="ru" fo:country="RU" fo:font-style="italic" officeooo:paragraph-rsid="00f08f8f" fo:background-color="transparent" style:font-style-asian="italic" style:font-style-complex="italic"/>
    </style:style>
    <style:style style:name="P17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7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72"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173"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174"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175"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176"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177"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178"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179"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180"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181"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182"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183"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184"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186"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187"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188"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189"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190"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191"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192"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193"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194"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195"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196"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197"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198"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199"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200"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201"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202"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203"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204"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205"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206"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cc1186" fo:background-color="transparent" style:font-style-asian="italic" style:font-style-complex="italic"/>
    </style:style>
    <style:style style:name="P20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20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209"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210"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211"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212"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213"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214"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215"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216"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217"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218"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219"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220"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1482e48" fo:background-color="transparent" style:font-style-asian="normal" style:font-style-complex="normal"/>
    </style:style>
    <style:style style:name="P221" style:family="paragraph" style:parent-style-name="Text_20_body">
      <style:paragraph-properties fo:text-align="center"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222"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223" style:family="paragraph" style:parent-style-name="Text_20_body">
      <style:paragraph-properties fo:text-align="justify" style:justify-single-word="false" fo:padding="0in" fo:border="none" style:shadow="none" style:join-border="false"/>
      <style:text-properties fo:language="ru" fo:country="RU" fo:font-style="normal" officeooo:rsid="00e87a02" officeooo:paragraph-rsid="00e87a02" fo:background-color="transparent" style:font-style-asian="normal" style:font-style-complex="normal"/>
    </style:style>
    <style:style style:name="P224"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225"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a23f7" fo:background-color="transparent" style:font-style-asian="normal" style:font-style-complex="normal"/>
    </style:style>
    <style:style style:name="P226"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d28ec" fo:background-color="transparent" style:font-style-asian="normal" style:font-style-complex="normal"/>
    </style:style>
    <style:style style:name="P227"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a23f7" fo:background-color="transparent" style:font-style-asian="normal" style:font-style-complex="normal"/>
    </style:style>
    <style:style style:name="P228"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d28ec" fo:background-color="transparent" style:font-style-asian="normal" style:font-style-complex="normal"/>
    </style:style>
    <style:style style:name="P229" style:family="paragraph" style:parent-style-name="Text_20_body">
      <style:paragraph-properties fo:text-align="justify" style:justify-single-word="false" fo:padding="0in" fo:border="none" style:shadow="none" style:join-border="false"/>
      <style:text-properties fo:language="ru" fo:country="RU" fo:font-style="normal" officeooo:rsid="00ed8d65" officeooo:paragraph-rsid="00ed8d65" fo:background-color="transparent" style:font-style-asian="normal" style:font-style-complex="normal"/>
    </style:style>
    <style:style style:name="P230"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8d65" fo:background-color="transparent" style:font-style-asian="normal" style:font-style-complex="normal"/>
    </style:style>
    <style:style style:name="P231"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ef15" fo:background-color="transparent" style:font-style-asian="normal" style:font-style-complex="normal"/>
    </style:style>
    <style:style style:name="P232" style:family="paragraph" style:parent-style-name="Text_20_body">
      <style:paragraph-properties fo:text-align="justify" style:justify-single-word="false" fo:padding="0in" fo:border="none" style:shadow="none" style:join-border="false"/>
      <style:text-properties fo:language="ru" fo:country="RU" fo:font-style="normal" officeooo:rsid="00f267a1" officeooo:paragraph-rsid="00f08f8f" fo:background-color="transparent" style:font-style-asian="normal" style:font-style-complex="normal"/>
    </style:style>
    <style:style style:name="P233" style:family="paragraph" style:parent-style-name="Text_20_body">
      <style:paragraph-properties fo:text-align="justify" style:justify-single-word="false" fo:padding="0in" fo:border="none" style:shadow="none" style:join-border="false"/>
      <style:text-properties fo:language="ru" fo:country="RU" fo:font-style="normal" officeooo:rsid="00f408ff" officeooo:paragraph-rsid="00f408ff" fo:background-color="transparent" style:font-style-asian="normal" style:font-style-complex="normal"/>
    </style:style>
    <style:style style:name="P234" style:family="paragraph" style:parent-style-name="Text_20_body">
      <style:paragraph-properties fo:text-align="justify" style:justify-single-word="false" fo:padding="0in" fo:border="none" style:shadow="none" style:join-border="false"/>
      <style:text-properties fo:language="ru" fo:country="RU" fo:font-style="normal" officeooo:rsid="00f5de69" officeooo:paragraph-rsid="00f5de69" fo:background-color="transparent" style:font-style-asian="normal" style:font-style-complex="normal"/>
    </style:style>
    <style:style style:name="P235" style:family="paragraph" style:parent-style-name="Text_20_body">
      <style:paragraph-properties fo:text-align="justify" style:justify-single-word="false" fo:padding="0in" fo:border="none" style:shadow="none" style:join-border="false"/>
      <style:text-properties fo:language="ru" fo:country="RU" fo:font-style="normal" officeooo:rsid="00f6b737" officeooo:paragraph-rsid="00f6b737" fo:background-color="transparent" style:font-style-asian="normal" style:font-style-complex="normal"/>
    </style:style>
    <style:style style:name="P236" style:family="paragraph" style:parent-style-name="Text_20_body">
      <style:paragraph-properties fo:text-align="justify" style:justify-single-word="false" fo:padding="0in" fo:border="none" style:shadow="none" style:join-border="false"/>
      <style:text-properties fo:language="ru" fo:country="RU" fo:font-style="normal" officeooo:rsid="00f9170b" officeooo:paragraph-rsid="00f9170b" fo:background-color="transparent" style:font-style-asian="normal" style:font-style-complex="normal"/>
    </style:style>
    <style:style style:name="P237" style:family="paragraph" style:parent-style-name="Text_20_body">
      <style:paragraph-properties fo:text-align="justify" style:justify-single-word="false" fo:padding="0in" fo:border="none" style:shadow="none" style:join-border="false"/>
      <style:text-properties fo:language="ru" fo:country="RU" fo:font-style="normal" officeooo:rsid="00fa0d37" officeooo:paragraph-rsid="00fa0d37" fo:background-color="transparent" style:font-style-asian="normal" style:font-style-complex="normal"/>
    </style:style>
    <style:style style:name="P238" style:family="paragraph" style:parent-style-name="Text_20_body">
      <style:paragraph-properties fo:text-align="justify" style:justify-single-word="false" fo:padding="0in" fo:border="none" style:shadow="none" style:join-border="false"/>
      <style:text-properties fo:language="ru" fo:country="RU" fo:font-style="normal" officeooo:rsid="00fd1912" officeooo:paragraph-rsid="00fd1912" fo:background-color="transparent" style:font-style-asian="normal" style:font-style-complex="normal"/>
    </style:style>
    <style:style style:name="P239" style:family="paragraph" style:parent-style-name="Text_20_body">
      <style:paragraph-properties fo:text-align="justify" style:justify-single-word="false" fo:padding="0in" fo:border="none" style:shadow="none" style:join-border="false"/>
      <style:text-properties fo:language="ru" fo:country="RU" fo:font-style="normal" officeooo:rsid="00fe695b" officeooo:paragraph-rsid="00fe695b" fo:background-color="transparent" style:font-style-asian="normal" style:font-style-complex="normal"/>
    </style:style>
    <style:style style:name="P240" style:family="paragraph" style:parent-style-name="Text_20_body">
      <style:paragraph-properties fo:text-align="justify" style:justify-single-word="false" fo:padding="0in" fo:border="none" style:shadow="none" style:join-border="false"/>
      <style:text-properties fo:language="ru" fo:country="RU" fo:font-style="normal" officeooo:rsid="01032fdb" officeooo:paragraph-rsid="01032fdb" fo:background-color="transparent" style:font-style-asian="normal" style:font-style-complex="normal"/>
    </style:style>
    <style:style style:name="P241" style:family="paragraph" style:parent-style-name="Text_20_body">
      <style:paragraph-properties fo:text-align="justify" style:justify-single-word="false" fo:padding="0in" fo:border="none" style:shadow="none" style:join-border="false"/>
      <style:text-properties fo:language="ru" fo:country="RU" fo:font-style="normal" officeooo:rsid="01036228" officeooo:paragraph-rsid="01036228" fo:background-color="transparent" style:font-style-asian="normal" style:font-style-complex="normal"/>
    </style:style>
    <style:style style:name="P242" style:family="paragraph" style:parent-style-name="Text_20_body">
      <style:paragraph-properties fo:text-align="justify" style:justify-single-word="false" fo:padding="0in" fo:border="none" style:shadow="none" style:join-border="false"/>
      <style:text-properties fo:language="ru" fo:country="RU" fo:font-style="normal" officeooo:rsid="00fe0eb6" officeooo:paragraph-rsid="00fe0eb6" fo:background-color="transparent" style:font-style-asian="normal" style:font-style-complex="normal"/>
    </style:style>
    <style:style style:name="P243" style:family="paragraph" style:parent-style-name="Text_20_body">
      <style:paragraph-properties fo:text-align="justify" style:justify-single-word="false" fo:padding="0in" fo:border="none" style:shadow="none" style:join-border="false"/>
      <style:text-properties fo:language="ru" fo:country="RU" fo:font-style="normal" officeooo:rsid="0108d1ca" officeooo:paragraph-rsid="0108d1ca" fo:background-color="transparent" style:font-style-asian="normal" style:font-style-complex="normal"/>
    </style:style>
    <style:style style:name="P244" style:family="paragraph" style:parent-style-name="Text_20_body">
      <style:paragraph-properties fo:text-align="justify" style:justify-single-word="false" fo:padding="0in" fo:border="none" style:shadow="none" style:join-border="false"/>
      <style:text-properties fo:language="ru" fo:country="RU" fo:font-style="normal" officeooo:rsid="010abe3a" officeooo:paragraph-rsid="010abe3a" fo:background-color="transparent" style:font-style-asian="normal" style:font-style-complex="normal"/>
    </style:style>
    <style:style style:name="P245" style:family="paragraph" style:parent-style-name="Text_20_body">
      <style:paragraph-properties fo:text-align="justify" style:justify-single-word="false" fo:padding="0in" fo:border="none" style:shadow="none" style:join-border="false"/>
      <style:text-properties fo:language="ru" fo:country="RU" fo:font-style="normal" officeooo:rsid="010e94dd" officeooo:paragraph-rsid="010e4a29" fo:background-color="transparent" style:font-style-asian="normal" style:font-style-complex="normal"/>
    </style:style>
    <style:style style:name="P246" style:family="paragraph" style:parent-style-name="Text_20_body">
      <style:paragraph-properties fo:text-align="justify" style:justify-single-word="false" fo:padding="0in" fo:border="none" style:shadow="none" style:join-border="false"/>
      <style:text-properties fo:language="ru" fo:country="RU" fo:font-style="normal" officeooo:rsid="010f7d75" officeooo:paragraph-rsid="010e94dd" fo:background-color="transparent" style:font-style-asian="normal" style:font-style-complex="normal"/>
    </style:style>
    <style:style style:name="P247"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e94dd" fo:background-color="transparent" style:font-style-asian="normal" style:font-style-complex="normal"/>
    </style:style>
    <style:style style:name="P248"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f94c2" fo:background-color="transparent" style:font-style-asian="normal" style:font-style-complex="normal"/>
    </style:style>
    <style:style style:name="P249"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250" style:family="paragraph" style:parent-style-name="Text_20_body">
      <style:paragraph-properties fo:text-align="justify" style:justify-single-word="false" fo:padding="0in" fo:border="none" style:shadow="none" style:join-border="false"/>
      <style:text-properties fo:language="ru" fo:country="RU" fo:font-style="normal" officeooo:paragraph-rsid="011f14db" fo:background-color="transparent" style:font-style-asian="normal" style:font-style-complex="normal"/>
    </style:style>
    <style:style style:name="P251"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1f14db" fo:background-color="transparent" style:font-style-asian="normal" style:font-style-complex="normal"/>
    </style:style>
    <style:style style:name="P252"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20f954" fo:background-color="transparent" style:font-style-asian="normal" style:font-style-complex="normal"/>
    </style:style>
    <style:style style:name="P253" style:family="paragraph" style:parent-style-name="Text_20_body">
      <style:paragraph-properties fo:text-align="justify" style:justify-single-word="false" fo:padding="0in" fo:border="none" style:shadow="none" style:join-border="false"/>
      <style:text-properties fo:language="ru" fo:country="RU" fo:font-style="normal" officeooo:rsid="0120f954" officeooo:paragraph-rsid="011f14db" fo:background-color="transparent" style:font-style-asian="normal" style:font-style-complex="normal"/>
    </style:style>
    <style:style style:name="P254" style:family="paragraph" style:parent-style-name="Text_20_body">
      <style:paragraph-properties fo:text-align="justify" style:justify-single-word="false" fo:padding="0in" fo:border="none" style:shadow="none" style:join-border="false"/>
      <style:text-properties fo:language="ru" fo:country="RU" fo:font-style="normal" officeooo:rsid="012ac1ab" officeooo:paragraph-rsid="012ac1ab" fo:background-color="transparent" style:font-style-asian="normal" style:font-style-complex="normal"/>
    </style:style>
    <style:style style:name="P255"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1f14db" fo:background-color="transparent" style:font-style-asian="normal" style:font-style-complex="normal"/>
    </style:style>
    <style:style style:name="P256" style:family="paragraph" style:parent-style-name="Text_20_body">
      <style:paragraph-properties fo:text-align="justify" style:justify-single-word="false" fo:padding="0in" fo:border="none" style:shadow="none" style:join-border="false"/>
      <style:text-properties fo:language="ru" fo:country="RU" fo:font-style="normal" officeooo:rsid="01240404" officeooo:paragraph-rsid="01240404" fo:background-color="transparent" style:font-style-asian="normal" style:font-style-complex="normal"/>
    </style:style>
    <style:style style:name="P257" style:family="paragraph" style:parent-style-name="Text_20_body">
      <style:paragraph-properties fo:text-align="justify" style:justify-single-word="false" fo:padding="0in" fo:border="none" style:shadow="none" style:join-border="false"/>
      <style:text-properties fo:language="ru" fo:country="RU" fo:font-style="normal" officeooo:rsid="0125f4ac" officeooo:paragraph-rsid="01240404" fo:background-color="transparent" style:font-style-asian="normal" style:font-style-complex="normal"/>
    </style:style>
    <style:style style:name="P258" style:family="paragraph" style:parent-style-name="Text_20_body">
      <style:paragraph-properties fo:text-align="justify" style:justify-single-word="false" fo:padding="0in" fo:border="none" style:shadow="none" style:join-border="false"/>
      <style:text-properties fo:language="ru" fo:country="RU" fo:font-style="normal" officeooo:rsid="01351826" officeooo:paragraph-rsid="01351826" fo:background-color="transparent" style:font-style-asian="normal" style:font-style-complex="normal"/>
    </style:style>
    <style:style style:name="P259" style:family="paragraph" style:parent-style-name="Text_20_body">
      <style:paragraph-properties fo:text-align="justify" style:justify-single-word="false" fo:padding="0in" fo:border="none" style:shadow="none" style:join-border="false"/>
      <style:text-properties fo:language="ru" fo:country="RU" fo:font-style="normal" officeooo:rsid="01354a35" officeooo:paragraph-rsid="01354a35" fo:background-color="transparent" style:font-style-asian="normal" style:font-style-complex="normal"/>
    </style:style>
    <style:style style:name="P260" style:family="paragraph" style:parent-style-name="Text_20_body">
      <style:paragraph-properties fo:text-align="justify" style:justify-single-word="false" fo:padding="0in" fo:border="none" style:shadow="none" style:join-border="false"/>
      <style:text-properties fo:language="ru" fo:country="RU" fo:font-style="normal" officeooo:rsid="013722e0" officeooo:paragraph-rsid="013994e8" fo:background-color="transparent" style:font-style-asian="normal" style:font-style-complex="normal"/>
    </style:style>
    <style:style style:name="P261" style:family="paragraph" style:parent-style-name="Text_20_body">
      <style:paragraph-properties fo:text-align="justify" style:justify-single-word="false" fo:padding="0in" fo:border="none" style:shadow="none" style:join-border="false"/>
      <style:text-properties fo:language="ru" fo:country="RU" fo:font-style="normal" officeooo:rsid="013c422e" officeooo:paragraph-rsid="013c422e" fo:background-color="transparent" style:font-style-asian="normal" style:font-style-complex="normal"/>
    </style:style>
    <style:style style:name="P262" style:family="paragraph" style:parent-style-name="Text_20_body">
      <style:paragraph-properties fo:text-align="justify" style:justify-single-word="false" fo:padding="0in" fo:border="none" style:shadow="none" style:join-border="false"/>
      <style:text-properties fo:language="ru" fo:country="RU" fo:font-style="normal" officeooo:rsid="013c5d57" officeooo:paragraph-rsid="013c5d57" fo:background-color="transparent" style:font-style-asian="normal" style:font-style-complex="normal"/>
    </style:style>
    <style:style style:name="P263" style:family="paragraph" style:parent-style-name="Text_20_body">
      <style:paragraph-properties fo:text-align="justify" style:justify-single-word="false" fo:padding="0in" fo:border="none" style:shadow="none" style:join-border="false"/>
      <style:text-properties fo:language="ru" fo:country="RU" fo:font-style="normal" officeooo:rsid="013eb56d" officeooo:paragraph-rsid="013eb56d" fo:background-color="transparent" style:font-style-asian="normal" style:font-style-complex="normal"/>
    </style:style>
    <style:style style:name="P264" style:family="paragraph" style:parent-style-name="Text_20_body">
      <style:paragraph-properties fo:text-align="justify" style:justify-single-word="false" fo:padding="0in" fo:border="none" style:shadow="none" style:join-border="false"/>
      <style:text-properties fo:language="ru" fo:country="RU" fo:font-style="normal" officeooo:rsid="01403233" officeooo:paragraph-rsid="01403233" fo:background-color="transparent" style:font-style-asian="normal" style:font-style-complex="normal"/>
    </style:style>
    <style:style style:name="P265" style:family="paragraph" style:parent-style-name="Text_20_body">
      <style:paragraph-properties fo:text-align="justify" style:justify-single-word="false" fo:padding="0in" fo:border="none" style:shadow="none" style:join-border="false"/>
      <style:text-properties fo:language="ru" fo:country="RU" fo:font-style="normal" officeooo:rsid="01439849" officeooo:paragraph-rsid="01403233" fo:background-color="transparent" style:font-style-asian="normal" style:font-style-complex="normal"/>
    </style:style>
    <style:style style:name="P266"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5081d" fo:background-color="transparent" style:font-style-asian="normal" style:font-style-complex="normal"/>
    </style:style>
    <style:style style:name="P267" style:family="paragraph" style:parent-style-name="Text_20_body">
      <style:paragraph-properties fo:text-align="justify" style:justify-single-word="false" fo:padding="0in" fo:border="none" style:shadow="none" style:join-border="false"/>
      <style:text-properties fo:language="ru" fo:country="RU" fo:font-style="normal" officeooo:rsid="0145081d" officeooo:paragraph-rsid="01403233" fo:background-color="transparent" style:font-style-asian="normal" style:font-style-complex="normal"/>
    </style:style>
    <style:style style:name="P268" style:family="paragraph" style:parent-style-name="Text_20_body">
      <style:paragraph-properties fo:text-align="center" style:justify-single-word="false" fo:padding="0in" fo:border="none" style:shadow="none" style:join-border="false"/>
      <style:text-properties fo:language="ru" fo:country="RU" fo:font-style="normal" officeooo:rsid="01482e48" officeooo:paragraph-rsid="01482e48" fo:background-color="transparent" style:font-style-asian="normal" style:font-style-complex="normal"/>
    </style:style>
    <style:style style:name="P269" style:family="paragraph" style:parent-style-name="Text_20_body">
      <style:paragraph-properties fo:text-align="justify" style:justify-single-word="false" fo:padding="0in" fo:border="none" style:shadow="none" style:join-border="false"/>
      <style:text-properties fo:language="ru" fo:country="RU" fo:font-style="normal" officeooo:rsid="014a07ae" officeooo:paragraph-rsid="01482e48" fo:background-color="transparent" style:font-style-asian="normal" style:font-style-complex="normal"/>
    </style:style>
    <style:style style:name="P270" style:family="paragraph" style:parent-style-name="Text_20_body">
      <style:paragraph-properties fo:text-align="justify" style:justify-single-word="false" fo:padding="0in" fo:border="none" style:shadow="none" style:join-border="false"/>
      <style:text-properties fo:language="ru" fo:country="RU" fo:font-style="normal" officeooo:rsid="01517d60" officeooo:paragraph-rsid="014a07ae" fo:background-color="transparent" style:font-style-asian="normal" style:font-style-complex="normal"/>
    </style:style>
    <style:style style:name="P271" style:family="paragraph" style:parent-style-name="Text_20_body">
      <style:paragraph-properties fo:text-align="justify" style:justify-single-word="false" fo:padding="0in" fo:border="none" style:shadow="none" style:join-border="false"/>
      <style:text-properties fo:language="ru" fo:country="RU" fo:font-style="normal" officeooo:rsid="0154fbc1" officeooo:paragraph-rsid="0154fbc1" fo:background-color="transparent" style:font-style-asian="normal" style:font-style-complex="normal"/>
    </style:style>
    <style:style style:name="P272" style:family="paragraph" style:parent-style-name="Text_20_body">
      <style:paragraph-properties fo:text-align="justify" style:justify-single-word="false" fo:padding="0in" fo:border="none" style:shadow="none" style:join-border="false"/>
      <style:text-properties fo:language="ru" fo:country="RU" fo:font-style="normal" officeooo:rsid="015b8983" officeooo:paragraph-rsid="015b8983" fo:background-color="transparent" style:font-style-asian="normal" style:font-style-complex="normal"/>
    </style:style>
    <style:style style:name="P273" style:family="paragraph" style:parent-style-name="Text_20_body">
      <style:paragraph-properties fo:text-align="justify" style:justify-single-word="false" fo:padding="0in" fo:border="none" style:shadow="none" style:join-border="false"/>
      <style:text-properties fo:language="ru" fo:country="RU" fo:font-style="normal" officeooo:rsid="015e538c" officeooo:paragraph-rsid="015e538c" fo:background-color="transparent" style:font-style-asian="normal" style:font-style-complex="normal"/>
    </style:style>
    <style:style style:name="P274"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87a02" fo:background-color="#ffff00" style:font-style-asian="normal" style:font-style-complex="normal"/>
    </style:style>
    <style:style style:name="P275" style:family="paragraph" style:parent-style-name="Text_20_body">
      <style:paragraph-properties fo:text-align="justify" style:justify-single-word="false" fo:padding="0in" fo:border="none" style:shadow="none" style:join-border="false"/>
      <style:text-properties fo:background-color="#00ccff"/>
    </style:style>
    <style:style style:name="P276" style:family="paragraph" style:parent-style-name="Text_20_body">
      <style:paragraph-properties fo:text-align="justify" style:justify-single-word="false" fo:padding="0in" fo:border="none" style:shadow="none" style:join-border="false"/>
      <style:text-properties fo:background-color="#ffffff"/>
    </style:style>
    <style:style style:name="P277" style:family="paragraph" style:parent-style-name="Text_20_body">
      <style:paragraph-properties fo:text-align="justify" style:justify-single-word="false" fo:padding="0in" fo:border="none" style:shadow="none" style:join-border="false"/>
      <style:text-properties fo:color="#0000ff"/>
    </style:style>
    <style:style style:name="P278"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280"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281"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282" style:family="paragraph" style:parent-style-name="Text_20_body">
      <style:paragraph-properties fo:text-align="justify" style:justify-single-word="false" fo:padding="0in" fo:border="none" style:shadow="none" style:join-border="false"/>
      <style:text-properties officeooo:rsid="00d14f10" officeooo:paragraph-rsid="00d14f10"/>
    </style:style>
    <style:style style:name="P283" style:family="paragraph" style:parent-style-name="Text_20_body">
      <style:paragraph-properties fo:text-align="justify" style:justify-single-word="false" fo:padding="0in" fo:border="none" style:shadow="none" style:join-border="false"/>
      <style:text-properties officeooo:rsid="00d7b1a9" officeooo:paragraph-rsid="00d7b1a9"/>
    </style:style>
    <style:style style:name="P284" style:family="paragraph" style:parent-style-name="Text_20_body">
      <style:paragraph-properties fo:text-align="justify" style:justify-single-word="false" fo:padding="0in" fo:border="none" style:shadow="none" style:join-border="false"/>
      <style:text-properties officeooo:rsid="00e3778f" officeooo:paragraph-rsid="00e3778f"/>
    </style:style>
    <style:style style:name="P285" style:family="paragraph" style:parent-style-name="Text_20_body">
      <style:paragraph-properties fo:text-align="justify" style:justify-single-word="false" fo:padding="0in" fo:border="none" style:shadow="none" style:join-border="false"/>
      <style:text-properties officeooo:rsid="00ed8d65" officeooo:paragraph-rsid="00ed8d65"/>
    </style:style>
    <style:style style:name="P286" style:family="paragraph" style:parent-style-name="Text_20_body">
      <style:paragraph-properties fo:text-align="justify" style:justify-single-word="false" fo:padding="0in" fo:border="none" style:shadow="none" style:join-border="false"/>
      <style:text-properties officeooo:rsid="00f5de69" officeooo:paragraph-rsid="00f5de69"/>
    </style:style>
    <style:style style:name="P287" style:family="paragraph" style:parent-style-name="Text_20_body">
      <style:paragraph-properties fo:text-align="justify" style:justify-single-word="false" fo:padding="0in" fo:border="none" style:shadow="none" style:join-border="false"/>
      <style:text-properties officeooo:rsid="00fa0d37" officeooo:paragraph-rsid="00fa0d37"/>
    </style:style>
    <style:style style:name="P288" style:family="paragraph" style:parent-style-name="Text_20_body">
      <style:paragraph-properties fo:text-align="justify" style:justify-single-word="false" fo:padding="0in" fo:border="none" style:shadow="none" style:join-border="false"/>
      <style:text-properties officeooo:rsid="010abe3a" officeooo:paragraph-rsid="010abe3a"/>
    </style:style>
    <style:style style:name="P289" style:family="paragraph" style:parent-style-name="Text_20_body">
      <style:paragraph-properties fo:text-align="justify" style:justify-single-word="false" fo:padding="0in" fo:border="none" style:shadow="none" style:join-border="false"/>
      <style:text-properties officeooo:rsid="010e4a29" officeooo:paragraph-rsid="010e4a29"/>
    </style:style>
    <style:style style:name="P290" style:family="paragraph" style:parent-style-name="Text_20_body">
      <style:paragraph-properties fo:text-align="justify" style:justify-single-word="false" fo:padding="0in" fo:border="none" style:shadow="none" style:join-border="false"/>
      <style:text-properties officeooo:rsid="01240404" officeooo:paragraph-rsid="01240404"/>
    </style:style>
    <style:style style:name="P291" style:family="paragraph" style:parent-style-name="Text_20_body">
      <style:paragraph-properties fo:text-align="justify" style:justify-single-word="false" fo:padding="0in" fo:border="none" style:shadow="none" style:join-border="false"/>
      <style:text-properties officeooo:rsid="0125f4ac" officeooo:paragraph-rsid="0125f4ac"/>
    </style:style>
    <style:style style:name="P292" style:family="paragraph" style:parent-style-name="Text_20_body">
      <style:paragraph-properties fo:text-align="justify" style:justify-single-word="false" fo:padding="0in" fo:border="none" style:shadow="none" style:join-border="false"/>
      <style:text-properties officeooo:rsid="01354a35" officeooo:paragraph-rsid="01354a35"/>
    </style:style>
    <style:style style:name="P293" style:family="paragraph" style:parent-style-name="Text_20_body">
      <style:paragraph-properties fo:text-align="justify" style:justify-single-word="false" fo:padding="0in" fo:border="none" style:shadow="none" style:join-border="false"/>
      <style:text-properties officeooo:rsid="0145081d" officeooo:paragraph-rsid="0145081d"/>
    </style:style>
    <style:style style:name="P294" style:family="paragraph" style:parent-style-name="Text_20_body">
      <style:paragraph-properties fo:text-align="justify" style:justify-single-word="false" fo:padding="0in" fo:border="none" style:shadow="none" style:join-border="false"/>
      <style:text-properties officeooo:rsid="01472040" officeooo:paragraph-rsid="01472040"/>
    </style:style>
    <style:style style:name="P295" style:family="paragraph" style:parent-style-name="Text_20_body">
      <style:paragraph-properties fo:text-align="justify" style:justify-single-word="false" fo:padding="0in" fo:border="none" style:shadow="none" style:join-border="false"/>
      <style:text-properties officeooo:rsid="0151ba9f" officeooo:paragraph-rsid="0151ba9f"/>
    </style:style>
    <style:style style:name="P296" style:family="paragraph" style:parent-style-name="Text_20_body">
      <style:paragraph-properties fo:text-align="justify" style:justify-single-word="false" fo:padding="0in" fo:border="none" style:shadow="none" style:join-border="false"/>
      <style:text-properties officeooo:rsid="0154fbc1" officeooo:paragraph-rsid="0154fbc1"/>
    </style:style>
    <style:style style:name="P297" style:family="paragraph" style:parent-style-name="Text_20_body">
      <style:paragraph-properties fo:text-align="justify" style:justify-single-word="false" fo:padding="0in" fo:border="none" style:shadow="none" style:join-border="false"/>
      <style:text-properties officeooo:rsid="0165fa9a" officeooo:paragraph-rsid="0165fa9a"/>
    </style:style>
    <style:style style:name="P298" style:family="paragraph" style:parent-style-name="Text_20_body">
      <style:paragraph-properties fo:text-align="justify" style:justify-single-word="false" fo:padding="0in" fo:border="none" style:shadow="none" style:join-border="false"/>
      <style:text-properties officeooo:rsid="0167d67e" officeooo:paragraph-rsid="0167d67e"/>
    </style:style>
    <style:style style:name="P299" style:family="paragraph" style:parent-style-name="Text_20_body">
      <style:paragraph-properties fo:text-align="justify" style:justify-single-word="false" fo:padding="0in" fo:border="none" style:shadow="none" style:join-border="false"/>
      <style:text-properties officeooo:rsid="0171ff3a" officeooo:paragraph-rsid="0171ff3a"/>
    </style:style>
    <style:style style:name="P300" style:family="paragraph" style:parent-style-name="Text_20_body">
      <style:paragraph-properties fo:text-align="justify" style:justify-single-word="false" fo:padding="0in" fo:border="none" style:shadow="none" style:join-border="false"/>
      <style:text-properties officeooo:rsid="017235b6" officeooo:paragraph-rsid="017235b6"/>
    </style:style>
    <style:style style:name="P301" style:family="paragraph" style:parent-style-name="Text_20_body">
      <style:paragraph-properties fo:text-align="justify" style:justify-single-word="false" fo:padding="0in" fo:border="none" style:shadow="none" style:join-border="false"/>
      <style:text-properties officeooo:rsid="01779c66" officeooo:paragraph-rsid="01779c66"/>
    </style:style>
    <style:style style:name="P302" style:family="paragraph" style:parent-style-name="Text_20_body">
      <style:paragraph-properties fo:text-align="justify" style:justify-single-word="false" fo:padding="0in" fo:border="none" style:shadow="none" style:join-border="false"/>
      <style:text-properties officeooo:rsid="0184a11c" officeooo:paragraph-rsid="0184a11c"/>
    </style:style>
    <style:style style:name="P303" style:family="paragraph" style:parent-style-name="Text_20_body">
      <style:paragraph-properties fo:text-align="justify" style:justify-single-word="false" fo:padding="0in" fo:border="none" style:shadow="none" style:join-border="false"/>
      <style:text-properties officeooo:rsid="01963c31" officeooo:paragraph-rsid="01963c31"/>
    </style:style>
    <style:style style:name="P304"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305"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06"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307"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3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0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12"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13"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314"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15" style:family="paragraph" style:parent-style-name="Heading_20_1">
      <style:paragraph-properties fo:text-align="center" style:justify-single-word="false"/>
    </style:style>
    <style:style style:name="P316"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17" style:family="paragraph" style:parent-style-name="Heading_20_2">
      <style:paragraph-properties fo:text-align="center" style:justify-single-word="false"/>
    </style:style>
    <style:style style:name="P318" style:family="paragraph" style:parent-style-name="Heading_20_2">
      <style:paragraph-properties fo:text-align="center" style:justify-single-word="false"/>
      <style:text-properties fo:language="ru" fo:country="RU"/>
    </style:style>
    <style:style style:name="P319" style:family="paragraph" style:parent-style-name="Text_20_body">
      <style:paragraph-properties fo:text-align="justify" style:justify-single-word="false" fo:padding="0in" fo:border="none" style:shadow="none" style:join-border="false"/>
      <style:text-properties fo:language="ru" fo:country="RU" officeooo:rsid="01963c31" officeooo:paragraph-rsid="01955d76" fo:background-color="transparent"/>
    </style:style>
    <style:style style:name="P320" style:family="paragraph" style:parent-style-name="Text_20_body">
      <style:paragraph-properties fo:text-align="justify" style:justify-single-word="false" fo:padding="0in" fo:border="none" style:shadow="none" style:join-border="false"/>
      <style:text-properties fo:language="ru" fo:country="RU" officeooo:rsid="019b9d0d" officeooo:paragraph-rsid="019cdb45" fo:background-color="transparent"/>
    </style:style>
    <style:style style:name="P321" style:family="paragraph" style:parent-style-name="Text_20_body">
      <style:paragraph-properties fo:text-align="justify" style:justify-single-word="false" fo:padding="0in" fo:border="none" style:shadow="none" style:join-border="false"/>
      <style:text-properties fo:language="ru" fo:country="RU" officeooo:rsid="019b9d0d" officeooo:paragraph-rsid="019b9d0d" fo:background-color="transparent"/>
    </style:style>
    <style:style style:name="P322" style:family="paragraph" style:parent-style-name="Text_20_body">
      <style:paragraph-properties fo:text-align="justify" style:justify-single-word="false" fo:padding="0in" fo:border="none" style:shadow="none" style:join-border="false"/>
      <style:text-properties fo:language="ru" fo:country="RU" officeooo:rsid="019cdb45" officeooo:paragraph-rsid="019cdb45" fo:background-color="transparent"/>
    </style:style>
    <style:style style:name="P323" style:family="paragraph" style:parent-style-name="Text_20_body">
      <style:paragraph-properties fo:text-align="justify" style:justify-single-word="false" fo:padding="0in" fo:border="none" style:shadow="none" style:join-border="false"/>
      <style:text-properties fo:language="ru" fo:country="RU" officeooo:rsid="019dcc9b" officeooo:paragraph-rsid="019dcc9b" fo:background-color="transparent"/>
    </style:style>
    <style:style style:name="P324" style:family="paragraph" style:parent-style-name="Text_20_body">
      <style:paragraph-properties fo:text-align="justify" style:justify-single-word="false" fo:padding="0in" fo:border="none" style:shadow="none" style:join-border="false"/>
      <style:text-properties fo:language="ru" fo:country="RU" officeooo:rsid="019dcc9b" officeooo:paragraph-rsid="019f5c4c" fo:background-color="transparent"/>
    </style:style>
    <style:style style:name="P325" style:family="paragraph" style:parent-style-name="Text_20_body">
      <style:paragraph-properties fo:text-align="justify" style:justify-single-word="false" fo:padding="0in" fo:border="none" style:shadow="none" style:join-border="false"/>
      <style:text-properties fo:language="ru" fo:country="RU" officeooo:rsid="019fa71b" officeooo:paragraph-rsid="019fa71b" fo:background-color="transparent"/>
    </style:style>
    <style:style style:name="P326" style:family="paragraph" style:parent-style-name="Text_20_body">
      <style:paragraph-properties fo:text-align="justify" style:justify-single-word="false" fo:padding="0in" fo:border="none" style:shadow="none" style:join-border="false"/>
      <style:text-properties fo:language="ru" fo:country="RU" officeooo:rsid="01a6643e" officeooo:paragraph-rsid="01a6643e" fo:background-color="transparent"/>
    </style:style>
    <style:style style:name="P327" style:family="paragraph" style:parent-style-name="Text_20_body">
      <style:paragraph-properties fo:text-align="justify" style:justify-single-word="false" fo:padding="0in" fo:border="none" style:shadow="none" style:join-border="false"/>
      <style:text-properties officeooo:paragraph-rsid="01a59519"/>
    </style:style>
    <style:style style:name="P328" style:family="paragraph" style:parent-style-name="Text_20_body">
      <style:paragraph-properties fo:text-align="justify" style:justify-single-word="false" fo:padding="0in" fo:border="none" style:shadow="none" style:join-border="false"/>
      <style:text-properties officeooo:paragraph-rsid="01ae8d96"/>
    </style:style>
    <style:style style:name="P329" style:family="paragraph" style:parent-style-name="Text_20_body">
      <style:paragraph-properties fo:text-align="justify" style:justify-single-word="false" fo:padding="0in" fo:border="none" style:shadow="none" style:join-border="false"/>
      <style:text-properties officeooo:paragraph-rsid="01b0167f"/>
    </style:style>
    <style:style style:name="P330" style:family="paragraph" style:parent-style-name="Text_20_body">
      <style:paragraph-properties fo:text-align="justify" style:justify-single-word="false" fo:padding="0in" fo:border="none" style:shadow="none" style:join-border="false"/>
      <style:text-properties officeooo:paragraph-rsid="01b1c956"/>
    </style:style>
    <style:style style:name="P331"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1a59519" officeooo:paragraph-rsid="01a59519" fo:background-color="transparent"/>
    </style:style>
    <style:style style:name="P332"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1a5ebe7" officeooo:paragraph-rsid="01a5ebe7" fo:background-color="transparent"/>
    </style:style>
    <style:style style:name="P33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1a5ebe7" officeooo:paragraph-rsid="01aaf924" fo:background-color="transparent"/>
    </style:style>
    <style:style style:name="P334"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1ae8d96" officeooo:paragraph-rsid="01ae8d96" fo:background-color="transparent"/>
    </style:style>
    <style:style style:name="P335" style:family="paragraph" style:parent-style-name="Text_20_body">
      <style:paragraph-properties fo:text-align="justify" style:justify-single-word="false" fo:padding="0in" fo:border="none" style:shadow="none" style:join-border="false"/>
      <style:text-properties officeooo:rsid="01b1c956" officeooo:paragraph-rsid="01b1c956"/>
    </style:style>
    <style:style style:name="P336" style:family="paragraph" style:parent-style-name="Text_20_body">
      <style:paragraph-properties fo:text-align="justify" style:justify-single-word="false" fo:padding="0in" fo:border="none" style:shadow="none" style:join-border="false"/>
      <style:text-properties officeooo:rsid="01b27b3f" officeooo:paragraph-rsid="01b27b3f"/>
    </style:style>
    <style:style style:name="T1" style:family="text">
      <style:text-properties fo:background-color="transparent" loext:char-shading-value="0"/>
    </style:style>
    <style:style style:name="T2" style:family="text">
      <style:text-properties officeooo:rsid="017af8bc" fo:background-color="transparent" loext:char-shading-value="0"/>
    </style:style>
    <style:style style:name="T3" style:family="text">
      <style:text-properties fo:font-style="normal"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background-color="#ffff00" loext:char-shading-value="0"/>
    </style:style>
    <style:style style:name="T6" style:family="text">
      <style:text-properties officeooo:rsid="00448daf" fo:background-color="#ffff00" loext:char-shading-value="0"/>
    </style:style>
    <style:style style:name="T7" style:family="text">
      <style:text-properties officeooo:rsid="00594624" fo:background-color="#ffff00" loext:char-shading-value="0"/>
    </style:style>
    <style:style style:name="T8" style:family="text">
      <style:text-properties officeooo:rsid="00ea23f7" fo:background-color="#ffff00" loext:char-shading-value="0"/>
    </style:style>
    <style:style style:name="T9" style:family="text">
      <style:text-properties officeooo:rsid="01682f4b" fo:background-color="#ffff00" loext:char-shading-value="0"/>
    </style:style>
    <style:style style:name="T10" style:family="text">
      <style:text-properties officeooo:rsid="017af8bc" fo:background-color="#ffff00" loext:char-shading-value="0"/>
    </style:style>
    <style:style style:name="T11" style:family="text">
      <style:text-properties officeooo:rsid="01a19cbc" fo:background-color="#ffff00" loext:char-shading-value="0"/>
    </style:style>
    <style:style style:name="T12" style:family="text">
      <style:text-properties officeooo:rsid="01a6cd93" fo:background-color="#ffff00" loext:char-shading-value="0"/>
    </style:style>
    <style:style style:name="T13" style:family="text">
      <style:text-properties fo:background-color="#ffff00" loext:char-shading-value="0"/>
    </style:style>
    <style:style style:name="T14" style:family="text">
      <style:text-properties style:use-window-font-color="true" fo:background-color="transparent" loext:char-shading-value="0"/>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style:font-style-asian="normal" style:font-weight-asian="normal" style:font-style-complex="normal" style:font-weight-complex="normal"/>
    </style:style>
    <style:style style:name="T17" style:family="text">
      <style:text-properties style:use-window-font-color="true" fo:language="ru" fo:country="RU" fo:font-weight="normal" style:font-weight-asian="normal" style:font-weight-complex="normal"/>
    </style:style>
    <style:style style:name="T18" style:family="text">
      <style:text-properties style:use-window-font-color="true" fo:language="ru" fo:country="RU" fo:font-weight="normal" fo:background-color="#ffff00" loext:char-shading-value="0" style:font-weight-asian="normal" style:font-weight-complex="normal"/>
    </style:style>
    <style:style style:name="T19" style:family="text">
      <style:text-properties style:use-window-font-color="true" fo:language="uk" fo:country="UA"/>
    </style:style>
    <style:style style:name="T20" style:family="text">
      <style:text-properties style:use-window-font-color="true" fo:language="uk" fo:country="UA" fo:font-weight="normal" style:font-weight-asian="normal" style:font-weight-complex="normal"/>
    </style:style>
    <style:style style:name="T21" style:family="text">
      <style:text-properties style:use-window-font-color="true" fo:language="uk" fo:country="UA" fo:font-style="normal" fo:font-weight="normal" style:font-style-asian="normal" style:font-weight-asian="normal" style:font-style-complex="normal" style:font-weight-complex="normal"/>
    </style:style>
    <style:style style:name="T22" style:family="text">
      <style:text-properties style:use-window-font-color="true" fo:background-color="#ffff00" loext:char-shading-value="0"/>
    </style:style>
    <style:style style:name="T23" style:family="text">
      <style:text-properties style:use-window-font-color="true" fo:background-color="#ff00cc" loext:char-shading-value="0"/>
    </style:style>
    <style:style style:name="T24" style:family="text">
      <style:text-properties fo:font-weight="bold" style:font-weight-asian="bold" style:font-weight-complex="bold"/>
    </style:style>
    <style:style style:name="T25" style:family="text">
      <style:text-properties fo:background-color="#ffffff" loext:char-shading-value="0"/>
    </style:style>
    <style:style style:name="T26" style:family="text">
      <style:text-properties fo:language="ru" fo:country="RU"/>
    </style:style>
    <style:style style:name="T27" style:family="text">
      <style:text-properties fo:language="ru" fo:country="RU" fo:background-color="#ffff00" loext:char-shading-value="0"/>
    </style:style>
    <style:style style:name="T28" style:family="text">
      <style:text-properties fo:language="ru" fo:country="RU" officeooo:rsid="00cf1deb" fo:background-color="#ffff00" loext:char-shading-value="0"/>
    </style:style>
    <style:style style:name="T29" style:family="text">
      <style:text-properties fo:language="ru" fo:country="RU" officeooo:rsid="00cf3baa" fo:background-color="#ffff00" loext:char-shading-value="0"/>
    </style:style>
    <style:style style:name="T30" style:family="text">
      <style:text-properties fo:language="ru" fo:country="RU" officeooo:rsid="01842396" fo:background-color="#ffff00" loext:char-shading-value="0"/>
    </style:style>
    <style:style style:name="T31" style:family="text">
      <style:text-properties fo:language="ru" fo:country="RU" officeooo:rsid="0184407e" fo:background-color="#ffff00" loext:char-shading-value="0"/>
    </style:style>
    <style:style style:name="T32" style:family="text">
      <style:text-properties fo:language="ru" fo:country="RU" officeooo:rsid="019622d4" fo:background-color="#ffff00" loext:char-shading-value="0"/>
    </style:style>
    <style:style style:name="T33" style:family="text">
      <style:text-properties fo:language="ru" fo:country="RU" fo:font-style="italic" fo:background-color="transparent" loext:char-shading-value="0" style:font-style-asian="italic" style:font-style-complex="italic"/>
    </style:style>
    <style:style style:name="T34" style:family="text">
      <style:text-properties fo:language="ru" fo:country="RU" fo:font-style="italic" officeooo:rsid="000eff44" fo:background-color="transparent" loext:char-shading-value="0" style:font-style-asian="italic" style:font-style-complex="italic"/>
    </style:style>
    <style:style style:name="T35" style:family="text">
      <style:text-properties fo:language="ru" fo:country="RU" fo:font-style="italic" officeooo:rsid="00115a75" fo:background-color="transparent" loext:char-shading-value="0" style:font-style-asian="italic" style:font-style-complex="italic"/>
    </style:style>
    <style:style style:name="T36" style:family="text">
      <style:text-properties fo:language="ru" fo:country="RU" fo:font-style="italic" officeooo:rsid="0011b783" fo:background-color="transparent" loext:char-shading-value="0" style:font-style-asian="italic" style:font-style-complex="italic"/>
    </style:style>
    <style:style style:name="T37" style:family="text">
      <style:text-properties fo:language="ru" fo:country="RU" fo:font-style="italic" officeooo:rsid="00123d65" fo:background-color="transparent" loext:char-shading-value="0" style:font-style-asian="italic" style:font-style-complex="italic"/>
    </style:style>
    <style:style style:name="T38" style:family="text">
      <style:text-properties fo:language="ru" fo:country="RU" fo:font-style="italic" officeooo:rsid="001b5f62" fo:background-color="transparent" loext:char-shading-value="0" style:font-style-asian="italic" style:font-style-complex="italic"/>
    </style:style>
    <style:style style:name="T39" style:family="text">
      <style:text-properties fo:language="ru" fo:country="RU" fo:font-style="italic" officeooo:rsid="001d0052" fo:background-color="transparent" loext:char-shading-value="0" style:font-style-asian="italic" style:font-style-complex="italic"/>
    </style:style>
    <style:style style:name="T40" style:family="text">
      <style:text-properties fo:language="ru" fo:country="RU" fo:font-style="italic" officeooo:rsid="001f9db6" fo:background-color="transparent" loext:char-shading-value="0" style:font-style-asian="italic" style:font-style-complex="italic"/>
    </style:style>
    <style:style style:name="T41" style:family="text">
      <style:text-properties fo:language="ru" fo:country="RU" fo:font-style="italic" officeooo:rsid="001382ed" fo:background-color="transparent" loext:char-shading-value="0" style:font-style-asian="italic" style:font-style-complex="italic"/>
    </style:style>
    <style:style style:name="T42" style:family="text">
      <style:text-properties fo:language="ru" fo:country="RU" fo:font-style="italic" officeooo:rsid="001986f8" fo:background-color="transparent" loext:char-shading-value="0" style:font-style-asian="italic" style:font-style-complex="italic"/>
    </style:style>
    <style:style style:name="T43" style:family="text">
      <style:text-properties fo:language="ru" fo:country="RU" fo:font-style="italic" officeooo:rsid="001fb686" fo:background-color="transparent" loext:char-shading-value="0" style:font-style-asian="italic" style:font-style-complex="italic"/>
    </style:style>
    <style:style style:name="T44" style:family="text">
      <style:text-properties fo:language="ru" fo:country="RU" fo:font-style="italic" officeooo:rsid="00216a9e" fo:background-color="transparent" loext:char-shading-value="0" style:font-style-asian="italic" style:font-style-complex="italic"/>
    </style:style>
    <style:style style:name="T45" style:family="text">
      <style:text-properties fo:language="ru" fo:country="RU" fo:font-style="italic" officeooo:rsid="002418da" fo:background-color="transparent" loext:char-shading-value="0" style:font-style-asian="italic" style:font-style-complex="italic"/>
    </style:style>
    <style:style style:name="T46" style:family="text">
      <style:text-properties fo:language="ru" fo:country="RU" fo:font-style="italic" officeooo:rsid="0024936f" fo:background-color="transparent" loext:char-shading-value="0" style:font-style-asian="italic" style:font-style-complex="italic"/>
    </style:style>
    <style:style style:name="T47" style:family="text">
      <style:text-properties fo:language="ru" fo:country="RU" fo:font-style="italic" officeooo:rsid="0024bf52" fo:background-color="transparent" loext:char-shading-value="0" style:font-style-asian="italic" style:font-style-complex="italic"/>
    </style:style>
    <style:style style:name="T48" style:family="text">
      <style:text-properties fo:language="ru" fo:country="RU" fo:font-style="italic" officeooo:rsid="002663bd" fo:background-color="transparent" loext:char-shading-value="0" style:font-style-asian="italic" style:font-style-complex="italic"/>
    </style:style>
    <style:style style:name="T49" style:family="text">
      <style:text-properties fo:language="ru" fo:country="RU" fo:font-style="italic" officeooo:rsid="0026d3cb" fo:background-color="transparent" loext:char-shading-value="0" style:font-style-asian="italic" style:font-style-complex="italic"/>
    </style:style>
    <style:style style:name="T50" style:family="text">
      <style:text-properties fo:language="ru" fo:country="RU" fo:font-style="italic" officeooo:rsid="00282058" fo:background-color="transparent" loext:char-shading-value="0" style:font-style-asian="italic" style:font-style-complex="italic"/>
    </style:style>
    <style:style style:name="T51" style:family="text">
      <style:text-properties fo:language="ru" fo:country="RU" fo:font-style="italic" officeooo:rsid="0028b6f1" fo:background-color="transparent" loext:char-shading-value="0" style:font-style-asian="italic" style:font-style-complex="italic"/>
    </style:style>
    <style:style style:name="T52" style:family="text">
      <style:text-properties fo:language="ru" fo:country="RU" fo:font-style="italic" officeooo:rsid="002a6546" fo:background-color="transparent" loext:char-shading-value="0" style:font-style-asian="italic" style:font-style-complex="italic"/>
    </style:style>
    <style:style style:name="T53" style:family="text">
      <style:text-properties fo:language="ru" fo:country="RU" fo:font-style="italic" officeooo:rsid="002cba0d" fo:background-color="transparent" loext:char-shading-value="0" style:font-style-asian="italic" style:font-style-complex="italic"/>
    </style:style>
    <style:style style:name="T54" style:family="text">
      <style:text-properties fo:language="ru" fo:country="RU" fo:font-style="italic" officeooo:rsid="002d5d33" fo:background-color="transparent" loext:char-shading-value="0" style:font-style-asian="italic" style:font-style-complex="italic"/>
    </style:style>
    <style:style style:name="T55" style:family="text">
      <style:text-properties fo:language="ru" fo:country="RU" fo:font-style="italic" officeooo:rsid="003083b8" fo:background-color="transparent" loext:char-shading-value="0" style:font-style-asian="italic" style:font-style-complex="italic"/>
    </style:style>
    <style:style style:name="T56" style:family="text">
      <style:text-properties fo:language="ru" fo:country="RU" fo:font-style="italic" officeooo:rsid="0034dc69" fo:background-color="transparent" loext:char-shading-value="0" style:font-style-asian="italic" style:font-style-complex="italic"/>
    </style:style>
    <style:style style:name="T57" style:family="text">
      <style:text-properties fo:language="ru" fo:country="RU" fo:font-style="italic" officeooo:rsid="002efed4" fo:background-color="transparent" loext:char-shading-value="0" style:font-style-asian="italic" style:font-style-complex="italic"/>
    </style:style>
    <style:style style:name="T58" style:family="text">
      <style:text-properties fo:language="ru" fo:country="RU" fo:font-style="italic" officeooo:rsid="003196c4" fo:background-color="transparent" loext:char-shading-value="0" style:font-style-asian="italic" style:font-style-complex="italic"/>
    </style:style>
    <style:style style:name="T59" style:family="text">
      <style:text-properties fo:language="ru" fo:country="RU" fo:font-style="italic" officeooo:rsid="00351041" fo:background-color="transparent" loext:char-shading-value="0" style:font-style-asian="italic" style:font-style-complex="italic"/>
    </style:style>
    <style:style style:name="T60" style:family="text">
      <style:text-properties fo:language="ru" fo:country="RU" fo:font-style="italic" officeooo:rsid="00372064" fo:background-color="transparent" loext:char-shading-value="0" style:font-style-asian="italic" style:font-style-complex="italic"/>
    </style:style>
    <style:style style:name="T61" style:family="text">
      <style:text-properties fo:language="ru" fo:country="RU" fo:font-style="italic" officeooo:rsid="0038fbd9" fo:background-color="transparent" loext:char-shading-value="0" style:font-style-asian="italic" style:font-style-complex="italic"/>
    </style:style>
    <style:style style:name="T62" style:family="text">
      <style:text-properties fo:language="ru" fo:country="RU" fo:font-style="italic" officeooo:rsid="003a8ded" fo:background-color="transparent" loext:char-shading-value="0" style:font-style-asian="italic" style:font-style-complex="italic"/>
    </style:style>
    <style:style style:name="T63" style:family="text">
      <style:text-properties fo:language="ru" fo:country="RU" fo:font-style="italic" officeooo:rsid="003c1561" fo:background-color="transparent" loext:char-shading-value="0" style:font-style-asian="italic" style:font-style-complex="italic"/>
    </style:style>
    <style:style style:name="T64" style:family="text">
      <style:text-properties fo:language="ru" fo:country="RU" fo:font-style="italic" officeooo:rsid="003dec0f" fo:background-color="transparent" loext:char-shading-value="0" style:font-style-asian="italic" style:font-style-complex="italic"/>
    </style:style>
    <style:style style:name="T65" style:family="text">
      <style:text-properties fo:language="ru" fo:country="RU" fo:font-style="italic" officeooo:rsid="003e7e8b" fo:background-color="transparent" loext:char-shading-value="0" style:font-style-asian="italic" style:font-style-complex="italic"/>
    </style:style>
    <style:style style:name="T66" style:family="text">
      <style:text-properties fo:language="ru" fo:country="RU" fo:font-style="italic" officeooo:rsid="0048de8e" fo:background-color="transparent" loext:char-shading-value="0" style:font-style-asian="italic" style:font-style-complex="italic"/>
    </style:style>
    <style:style style:name="T67" style:family="text">
      <style:text-properties fo:language="ru" fo:country="RU" fo:font-style="italic" officeooo:rsid="0049e21d" fo:background-color="transparent" loext:char-shading-value="0" style:font-style-asian="italic" style:font-style-complex="italic"/>
    </style:style>
    <style:style style:name="T68" style:family="text">
      <style:text-properties fo:language="ru" fo:country="RU" fo:font-style="italic" officeooo:rsid="005e51c4" fo:background-color="transparent" loext:char-shading-value="0" style:font-style-asian="italic" style:font-style-complex="italic"/>
    </style:style>
    <style:style style:name="T69" style:family="text">
      <style:text-properties fo:language="ru" fo:country="RU" fo:font-style="italic" officeooo:rsid="006024ec" fo:background-color="transparent" loext:char-shading-value="0" style:font-style-asian="italic" style:font-style-complex="italic"/>
    </style:style>
    <style:style style:name="T70" style:family="text">
      <style:text-properties fo:language="ru" fo:country="RU" fo:font-style="italic" officeooo:rsid="004fe139" fo:background-color="transparent" loext:char-shading-value="0" style:font-style-asian="italic" style:font-style-complex="italic"/>
    </style:style>
    <style:style style:name="T71" style:family="text">
      <style:text-properties fo:language="ru" fo:country="RU" fo:font-style="italic" officeooo:rsid="00178b63" fo:background-color="transparent" loext:char-shading-value="0" style:font-style-asian="italic" style:font-style-complex="italic"/>
    </style:style>
    <style:style style:name="T72" style:family="text">
      <style:text-properties fo:language="ru" fo:country="RU" fo:font-style="italic" officeooo:rsid="00561dd0" fo:background-color="transparent" loext:char-shading-value="0" style:font-style-asian="italic" style:font-style-complex="italic"/>
    </style:style>
    <style:style style:name="T73" style:family="text">
      <style:text-properties fo:language="ru" fo:country="RU" fo:font-style="italic" officeooo:rsid="0068e5f4" fo:background-color="transparent" loext:char-shading-value="0" style:font-style-asian="italic" style:font-style-complex="italic"/>
    </style:style>
    <style:style style:name="T74" style:family="text">
      <style:text-properties fo:language="ru" fo:country="RU" fo:font-style="italic" officeooo:rsid="005dd333" fo:background-color="transparent" loext:char-shading-value="0" style:font-style-asian="italic" style:font-style-complex="italic"/>
    </style:style>
    <style:style style:name="T75" style:family="text">
      <style:text-properties fo:language="ru" fo:country="RU" fo:font-style="italic" officeooo:rsid="0069e7df" fo:background-color="transparent" loext:char-shading-value="0" style:font-style-asian="italic" style:font-style-complex="italic"/>
    </style:style>
    <style:style style:name="T76" style:family="text">
      <style:text-properties fo:language="ru" fo:country="RU" fo:font-style="italic" officeooo:rsid="006ba35f" fo:background-color="transparent" loext:char-shading-value="0" style:font-style-asian="italic" style:font-style-complex="italic"/>
    </style:style>
    <style:style style:name="T77" style:family="text">
      <style:text-properties fo:language="ru" fo:country="RU" fo:font-style="italic" officeooo:rsid="006cc6b5" fo:background-color="transparent" loext:char-shading-value="0" style:font-style-asian="italic" style:font-style-complex="italic"/>
    </style:style>
    <style:style style:name="T78" style:family="text">
      <style:text-properties fo:language="ru" fo:country="RU" fo:font-style="italic" officeooo:rsid="006cf6e5" fo:background-color="transparent" loext:char-shading-value="0" style:font-style-asian="italic" style:font-style-complex="italic"/>
    </style:style>
    <style:style style:name="T79" style:family="text">
      <style:text-properties fo:language="ru" fo:country="RU" fo:font-style="italic" officeooo:rsid="006e1c7c" fo:background-color="transparent" loext:char-shading-value="0" style:font-style-asian="italic" style:font-style-complex="italic"/>
    </style:style>
    <style:style style:name="T80" style:family="text">
      <style:text-properties fo:language="ru" fo:country="RU" fo:font-style="italic" officeooo:rsid="0070d188" fo:background-color="transparent" loext:char-shading-value="0" style:font-style-asian="italic" style:font-style-complex="italic"/>
    </style:style>
    <style:style style:name="T81" style:family="text">
      <style:text-properties fo:language="ru" fo:country="RU" fo:font-style="italic" officeooo:rsid="00700f38" fo:background-color="transparent" loext:char-shading-value="0" style:font-style-asian="italic" style:font-style-complex="italic"/>
    </style:style>
    <style:style style:name="T82" style:family="text">
      <style:text-properties fo:language="ru" fo:country="RU" fo:font-style="italic" officeooo:rsid="007c0207" fo:background-color="transparent" loext:char-shading-value="0" style:font-style-asian="italic" style:font-style-complex="italic"/>
    </style:style>
    <style:style style:name="T83" style:family="text">
      <style:text-properties fo:language="ru" fo:country="RU" fo:font-style="italic" officeooo:rsid="007f6e96" fo:background-color="transparent" loext:char-shading-value="0" style:font-style-asian="italic" style:font-style-complex="italic"/>
    </style:style>
    <style:style style:name="T84" style:family="text">
      <style:text-properties fo:language="ru" fo:country="RU" fo:font-style="italic" officeooo:rsid="0080dbed" fo:background-color="transparent" loext:char-shading-value="0" style:font-style-asian="italic" style:font-style-complex="italic"/>
    </style:style>
    <style:style style:name="T85" style:family="text">
      <style:text-properties fo:language="ru" fo:country="RU" fo:font-style="italic" officeooo:rsid="0081b8fb" fo:background-color="transparent" loext:char-shading-value="0" style:font-style-asian="italic" style:font-style-complex="italic"/>
    </style:style>
    <style:style style:name="T86" style:family="text">
      <style:text-properties fo:language="ru" fo:country="RU" fo:font-style="italic" officeooo:rsid="00901e72" fo:background-color="transparent" loext:char-shading-value="0" style:font-style-asian="italic" style:font-style-complex="italic"/>
    </style:style>
    <style:style style:name="T87" style:family="text">
      <style:text-properties fo:language="ru" fo:country="RU" fo:font-style="italic" officeooo:rsid="0090ad7b" fo:background-color="transparent" loext:char-shading-value="0" style:font-style-asian="italic" style:font-style-complex="italic"/>
    </style:style>
    <style:style style:name="T88" style:family="text">
      <style:text-properties fo:language="ru" fo:country="RU" fo:font-style="italic" officeooo:rsid="009231a8" fo:background-color="transparent" loext:char-shading-value="0" style:font-style-asian="italic" style:font-style-complex="italic"/>
    </style:style>
    <style:style style:name="T89" style:family="text">
      <style:text-properties fo:language="ru" fo:country="RU" fo:font-style="italic" officeooo:rsid="00938a3c" fo:background-color="transparent" loext:char-shading-value="0" style:font-style-asian="italic" style:font-style-complex="italic"/>
    </style:style>
    <style:style style:name="T90" style:family="text">
      <style:text-properties fo:language="ru" fo:country="RU" fo:font-style="italic" officeooo:rsid="00b386ee" fo:background-color="transparent" loext:char-shading-value="0" style:font-style-asian="italic" style:font-style-complex="italic"/>
    </style:style>
    <style:style style:name="T91" style:family="text">
      <style:text-properties fo:language="ru" fo:country="RU" fo:font-style="italic" officeooo:rsid="00b4acf2" fo:background-color="transparent" loext:char-shading-value="0" style:font-style-asian="italic" style:font-style-complex="italic"/>
    </style:style>
    <style:style style:name="T92" style:family="text">
      <style:text-properties fo:language="ru" fo:country="RU" fo:font-style="italic" officeooo:rsid="00e7f813" fo:background-color="transparent" loext:char-shading-value="0" style:font-style-asian="italic" style:font-style-complex="italic"/>
    </style:style>
    <style:style style:name="T93" style:family="text">
      <style:text-properties fo:language="ru" fo:country="RU" fo:font-style="italic" officeooo:rsid="00e73788" fo:background-color="transparent" loext:char-shading-value="0" style:font-style-asian="italic" style:font-style-complex="italic"/>
    </style:style>
    <style:style style:name="T94" style:family="text">
      <style:text-properties fo:language="ru" fo:country="RU" fo:font-style="italic" officeooo:rsid="00123d65" fo:background-color="#ffff00" loext:char-shading-value="0" style:font-style-asian="italic" style:font-style-complex="italic"/>
    </style:style>
    <style:style style:name="T95" style:family="text">
      <style:text-properties fo:language="ru" fo:country="RU" fo:font-style="italic" officeooo:rsid="002663bd" fo:background-color="#ffff00" loext:char-shading-value="0" style:font-style-asian="italic" style:font-style-complex="italic"/>
    </style:style>
    <style:style style:name="T96" style:family="text">
      <style:text-properties fo:language="ru" fo:country="RU" fo:font-style="italic" officeooo:rsid="00700f38" fo:background-color="#ffff00" loext:char-shading-value="0" style:font-style-asian="italic" style:font-style-complex="italic"/>
    </style:style>
    <style:style style:name="T97" style:family="text">
      <style:text-properties fo:language="ru" fo:country="RU" fo:font-style="italic" officeooo:rsid="0075af5f" fo:background-color="#ffff00" loext:char-shading-value="0" style:font-style-asian="italic" style:font-style-complex="italic"/>
    </style:style>
    <style:style style:name="T98" style:family="text">
      <style:text-properties fo:language="ru" fo:country="RU" fo:font-style="italic" officeooo:rsid="0070d188" fo:background-color="#ffff00" loext:char-shading-value="0" style:font-style-asian="italic" style:font-style-complex="italic"/>
    </style:style>
    <style:style style:name="T99" style:family="text">
      <style:text-properties fo:language="ru" fo:country="RU" fo:font-style="italic" officeooo:rsid="00730b22" fo:background-color="#ffff00" loext:char-shading-value="0" style:font-style-asian="italic" style:font-style-complex="italic"/>
    </style:style>
    <style:style style:name="T100" style:family="text">
      <style:text-properties fo:language="ru" fo:country="RU" fo:font-style="italic" officeooo:rsid="0073e221" fo:background-color="#ffff00" loext:char-shading-value="0" style:font-style-asian="italic" style:font-style-complex="italic"/>
    </style:style>
    <style:style style:name="T101" style:family="text">
      <style:text-properties fo:language="ru" fo:country="RU" fo:font-style="italic" officeooo:rsid="007a46db" fo:background-color="#ffff00" loext:char-shading-value="0" style:font-style-asian="italic" style:font-style-complex="italic"/>
    </style:style>
    <style:style style:name="T102" style:family="text">
      <style:text-properties fo:language="ru" fo:country="RU" fo:font-style="italic" officeooo:rsid="007b5aa2" fo:background-color="#ffff00" loext:char-shading-value="0" style:font-style-asian="italic" style:font-style-complex="italic"/>
    </style:style>
    <style:style style:name="T103" style:family="text">
      <style:text-properties fo:language="ru" fo:country="RU" fo:font-style="italic" officeooo:rsid="007c0207" fo:background-color="#ffff00" loext:char-shading-value="0" style:font-style-asian="italic" style:font-style-complex="italic"/>
    </style:style>
    <style:style style:name="T104" style:family="text">
      <style:text-properties fo:language="ru" fo:country="RU" fo:font-style="italic" style:font-style-asian="italic" style:font-style-complex="italic"/>
    </style:style>
    <style:style style:name="T105" style:family="text">
      <style:text-properties fo:language="ru" fo:country="RU" fo:font-style="italic" officeooo:rsid="005e51c4" style:font-style-asian="italic" style:font-style-complex="italic"/>
    </style:style>
    <style:style style:name="T106" style:family="text">
      <style:text-properties fo:language="ru" fo:country="RU" fo:font-style="italic" officeooo:rsid="005fff1e" style:font-style-asian="italic" style:font-style-complex="italic"/>
    </style:style>
    <style:style style:name="T107" style:family="text">
      <style:text-properties fo:language="ru" fo:country="RU" fo:font-style="italic" officeooo:rsid="005e7a0b" style:font-style-asian="italic" style:font-style-complex="italic"/>
    </style:style>
    <style:style style:name="T108" style:family="text">
      <style:text-properties fo:language="ru" fo:country="RU" fo:font-style="italic" officeooo:rsid="005f734a" style:font-style-asian="italic" style:font-style-complex="italic"/>
    </style:style>
    <style:style style:name="T109" style:family="text">
      <style:text-properties fo:language="ru" fo:country="RU" fo:font-style="italic" officeooo:rsid="006024ec" style:font-style-asian="italic" style:font-style-complex="italic"/>
    </style:style>
    <style:style style:name="T110" style:family="text">
      <style:text-properties fo:language="ru" fo:country="RU" fo:background-color="transparent" loext:char-shading-value="0"/>
    </style:style>
    <style:style style:name="T111" style:family="text">
      <style:text-properties fo:language="ru" fo:country="RU" officeooo:rsid="00955c7c" fo:background-color="transparent" loext:char-shading-value="0"/>
    </style:style>
    <style:style style:name="T112" style:family="text">
      <style:text-properties fo:language="ru" fo:country="RU" officeooo:rsid="0095c535" fo:background-color="transparent" loext:char-shading-value="0"/>
    </style:style>
    <style:style style:name="T113" style:family="text">
      <style:text-properties fo:language="ru" fo:country="RU" officeooo:rsid="0097008f" fo:background-color="transparent" loext:char-shading-value="0"/>
    </style:style>
    <style:style style:name="T114" style:family="text">
      <style:text-properties fo:language="ru" fo:country="RU" officeooo:rsid="009a7f59" fo:background-color="transparent" loext:char-shading-value="0"/>
    </style:style>
    <style:style style:name="T115" style:family="text">
      <style:text-properties fo:language="ru" fo:country="RU" officeooo:rsid="00bef536" fo:background-color="transparent" loext:char-shading-value="0"/>
    </style:style>
    <style:style style:name="T116" style:family="text">
      <style:text-properties fo:language="ru" fo:country="RU" officeooo:rsid="00b7f5cf" fo:background-color="transparent" loext:char-shading-value="0"/>
    </style:style>
    <style:style style:name="T117" style:family="text">
      <style:text-properties fo:language="ru" fo:country="RU" officeooo:rsid="00bcbdfa" fo:background-color="transparent" loext:char-shading-value="0"/>
    </style:style>
    <style:style style:name="T118" style:family="text">
      <style:text-properties fo:language="ru" fo:country="RU" officeooo:rsid="00be2488" fo:background-color="transparent" loext:char-shading-value="0"/>
    </style:style>
    <style:style style:name="T119" style:family="text">
      <style:text-properties fo:language="ru" fo:country="RU" officeooo:rsid="00c0f6a9" fo:background-color="transparent" loext:char-shading-value="0"/>
    </style:style>
    <style:style style:name="T120" style:family="text">
      <style:text-properties fo:language="ru" fo:country="RU" officeooo:rsid="00c5ad2e" fo:background-color="transparent" loext:char-shading-value="0"/>
    </style:style>
    <style:style style:name="T121" style:family="text">
      <style:text-properties fo:language="ru" fo:country="RU" officeooo:rsid="00c7ae73" fo:background-color="transparent" loext:char-shading-value="0"/>
    </style:style>
    <style:style style:name="T122" style:family="text">
      <style:text-properties fo:language="ru" fo:country="RU" officeooo:rsid="00b1a12e" fo:background-color="transparent" loext:char-shading-value="0"/>
    </style:style>
    <style:style style:name="T123" style:family="text">
      <style:text-properties fo:language="ru" fo:country="RU" officeooo:rsid="00c992ac" fo:background-color="transparent" loext:char-shading-value="0"/>
    </style:style>
    <style:style style:name="T124" style:family="text">
      <style:text-properties fo:language="ru" fo:country="RU" officeooo:rsid="00ca614b" fo:background-color="transparent" loext:char-shading-value="0"/>
    </style:style>
    <style:style style:name="T125" style:family="text">
      <style:text-properties fo:language="ru" fo:country="RU" officeooo:rsid="00ca7452" fo:background-color="transparent" loext:char-shading-value="0"/>
    </style:style>
    <style:style style:name="T126" style:family="text">
      <style:text-properties fo:language="ru" fo:country="RU" officeooo:rsid="00cb1bfd" fo:background-color="transparent" loext:char-shading-value="0"/>
    </style:style>
    <style:style style:name="T127" style:family="text">
      <style:text-properties fo:language="ru" fo:country="RU" officeooo:rsid="00cd38cb" fo:background-color="transparent" loext:char-shading-value="0"/>
    </style:style>
    <style:style style:name="T128" style:family="text">
      <style:text-properties fo:language="ru" fo:country="RU" officeooo:rsid="00cc1186" fo:background-color="transparent" loext:char-shading-value="0"/>
    </style:style>
    <style:style style:name="T129" style:family="text">
      <style:text-properties fo:language="ru" fo:country="RU" officeooo:rsid="00cd98dd" fo:background-color="transparent" loext:char-shading-value="0"/>
    </style:style>
    <style:style style:name="T130" style:family="text">
      <style:text-properties fo:language="ru" fo:country="RU" officeooo:rsid="00cf86a4" fo:background-color="transparent" loext:char-shading-value="0"/>
    </style:style>
    <style:style style:name="T131" style:family="text">
      <style:text-properties fo:language="ru" fo:country="RU" officeooo:rsid="00d14f10" fo:background-color="transparent" loext:char-shading-value="0"/>
    </style:style>
    <style:style style:name="T132" style:family="text">
      <style:text-properties fo:language="ru" fo:country="RU" officeooo:rsid="00d07096" fo:background-color="transparent" loext:char-shading-value="0"/>
    </style:style>
    <style:style style:name="T133" style:family="text">
      <style:text-properties fo:language="ru" fo:country="RU" officeooo:rsid="00d15128" fo:background-color="transparent" loext:char-shading-value="0"/>
    </style:style>
    <style:style style:name="T134" style:family="text">
      <style:text-properties fo:language="ru" fo:country="RU" officeooo:rsid="00d408d8" fo:background-color="transparent" loext:char-shading-value="0"/>
    </style:style>
    <style:style style:name="T135" style:family="text">
      <style:text-properties fo:language="ru" fo:country="RU" officeooo:rsid="00d510e7" fo:background-color="transparent" loext:char-shading-value="0"/>
    </style:style>
    <style:style style:name="T136" style:family="text">
      <style:text-properties fo:language="ru" fo:country="RU" officeooo:rsid="00d6dc44" fo:background-color="transparent" loext:char-shading-value="0"/>
    </style:style>
    <style:style style:name="T137" style:family="text">
      <style:text-properties fo:language="ru" fo:country="RU" officeooo:rsid="00d7b1a9" fo:background-color="transparent" loext:char-shading-value="0"/>
    </style:style>
    <style:style style:name="T138" style:family="text">
      <style:text-properties fo:language="ru" fo:country="RU" officeooo:rsid="00d7b369" fo:background-color="transparent" loext:char-shading-value="0"/>
    </style:style>
    <style:style style:name="T139" style:family="text">
      <style:text-properties fo:language="ru" fo:country="RU" officeooo:rsid="00d8fb21" fo:background-color="transparent" loext:char-shading-value="0"/>
    </style:style>
    <style:style style:name="T140" style:family="text">
      <style:text-properties fo:language="ru" fo:country="RU" officeooo:rsid="00d9bd93" fo:background-color="transparent" loext:char-shading-value="0"/>
    </style:style>
    <style:style style:name="T141" style:family="text">
      <style:text-properties fo:language="ru" fo:country="RU" officeooo:rsid="00da349b" fo:background-color="transparent" loext:char-shading-value="0"/>
    </style:style>
    <style:style style:name="T142" style:family="text">
      <style:text-properties fo:language="ru" fo:country="RU" officeooo:rsid="00deb547" fo:background-color="transparent" loext:char-shading-value="0"/>
    </style:style>
    <style:style style:name="T143" style:family="text">
      <style:text-properties fo:language="ru" fo:country="RU" officeooo:rsid="00ded692" fo:background-color="transparent" loext:char-shading-value="0"/>
    </style:style>
    <style:style style:name="T144" style:family="text">
      <style:text-properties fo:language="ru" fo:country="RU" officeooo:rsid="00e1d233" fo:background-color="transparent" loext:char-shading-value="0"/>
    </style:style>
    <style:style style:name="T145" style:family="text">
      <style:text-properties fo:language="ru" fo:country="RU" officeooo:rsid="00e3778f" fo:background-color="transparent" loext:char-shading-value="0"/>
    </style:style>
    <style:style style:name="T146" style:family="text">
      <style:text-properties fo:language="ru" fo:country="RU" officeooo:rsid="00e4bd02" fo:background-color="transparent" loext:char-shading-value="0"/>
    </style:style>
    <style:style style:name="T147" style:family="text">
      <style:text-properties fo:language="ru" fo:country="RU" officeooo:rsid="00e56c59" fo:background-color="transparent" loext:char-shading-value="0"/>
    </style:style>
    <style:style style:name="T148" style:family="text">
      <style:text-properties fo:language="ru" fo:country="RU" officeooo:rsid="00e4f073" fo:background-color="transparent" loext:char-shading-value="0"/>
    </style:style>
    <style:style style:name="T149" style:family="text">
      <style:text-properties fo:language="ru" fo:country="RU" officeooo:rsid="01482e48" fo:background-color="transparent" loext:char-shading-value="0"/>
    </style:style>
    <style:style style:name="T150" style:family="text">
      <style:text-properties fo:language="ru" fo:country="RU" officeooo:rsid="014a07ae" fo:background-color="transparent" loext:char-shading-value="0"/>
    </style:style>
    <style:style style:name="T151" style:family="text">
      <style:text-properties fo:language="ru" fo:country="RU" officeooo:rsid="0162205e" fo:background-color="transparent" loext:char-shading-value="0"/>
    </style:style>
    <style:style style:name="T152" style:family="text">
      <style:text-properties fo:language="ru" fo:country="RU" officeooo:rsid="016541f5" fo:background-color="transparent" loext:char-shading-value="0"/>
    </style:style>
    <style:style style:name="T153" style:family="text">
      <style:text-properties fo:language="ru" fo:country="RU" officeooo:rsid="0165fa9a" fo:background-color="transparent" loext:char-shading-value="0"/>
    </style:style>
    <style:style style:name="T154" style:family="text">
      <style:text-properties fo:language="ru" fo:country="RU" officeooo:rsid="016784fa" fo:background-color="transparent" loext:char-shading-value="0"/>
    </style:style>
    <style:style style:name="T155" style:family="text">
      <style:text-properties fo:language="ru" fo:country="RU" officeooo:rsid="01682f4b" fo:background-color="transparent" loext:char-shading-value="0"/>
    </style:style>
    <style:style style:name="T156" style:family="text">
      <style:text-properties fo:language="ru" fo:country="RU" officeooo:rsid="016907a1" fo:background-color="transparent" loext:char-shading-value="0"/>
    </style:style>
    <style:style style:name="T157" style:family="text">
      <style:text-properties fo:language="ru" fo:country="RU" officeooo:rsid="016a30c8" fo:background-color="transparent" loext:char-shading-value="0"/>
    </style:style>
    <style:style style:name="T158" style:family="text">
      <style:text-properties fo:language="ru" fo:country="RU" officeooo:rsid="016d3f20" fo:background-color="transparent" loext:char-shading-value="0"/>
    </style:style>
    <style:style style:name="T159" style:family="text">
      <style:text-properties fo:language="ru" fo:country="RU" officeooo:rsid="016e6ac5" fo:background-color="transparent" loext:char-shading-value="0"/>
    </style:style>
    <style:style style:name="T160" style:family="text">
      <style:text-properties fo:language="ru" fo:country="RU" officeooo:rsid="01707572" fo:background-color="transparent" loext:char-shading-value="0"/>
    </style:style>
    <style:style style:name="T161" style:family="text">
      <style:text-properties fo:language="ru" fo:country="RU" officeooo:rsid="0171ff3a" fo:background-color="transparent" loext:char-shading-value="0"/>
    </style:style>
    <style:style style:name="T162" style:family="text">
      <style:text-properties fo:language="ru" fo:country="RU" officeooo:rsid="017235b6" fo:background-color="transparent" loext:char-shading-value="0"/>
    </style:style>
    <style:style style:name="T163" style:family="text">
      <style:text-properties fo:language="ru" fo:country="RU" officeooo:rsid="017296b3" fo:background-color="transparent" loext:char-shading-value="0"/>
    </style:style>
    <style:style style:name="T164" style:family="text">
      <style:text-properties fo:language="ru" fo:country="RU" officeooo:rsid="0174d59b" fo:background-color="transparent" loext:char-shading-value="0"/>
    </style:style>
    <style:style style:name="T165" style:family="text">
      <style:text-properties fo:language="ru" fo:country="RU" officeooo:rsid="01779c66" fo:background-color="transparent" loext:char-shading-value="0"/>
    </style:style>
    <style:style style:name="T166" style:family="text">
      <style:text-properties fo:language="ru" fo:country="RU" officeooo:rsid="01790001" fo:background-color="transparent" loext:char-shading-value="0"/>
    </style:style>
    <style:style style:name="T167" style:family="text">
      <style:text-properties fo:language="ru" fo:country="RU" officeooo:rsid="017af8bc" fo:background-color="transparent" loext:char-shading-value="0"/>
    </style:style>
    <style:style style:name="T168" style:family="text">
      <style:text-properties fo:language="ru" fo:country="RU" officeooo:rsid="017c8416" fo:background-color="transparent" loext:char-shading-value="0"/>
    </style:style>
    <style:style style:name="T169" style:family="text">
      <style:text-properties fo:language="ru" fo:country="RU" officeooo:rsid="017ceaf8" fo:background-color="transparent" loext:char-shading-value="0"/>
    </style:style>
    <style:style style:name="T170" style:family="text">
      <style:text-properties fo:language="ru" fo:country="RU" officeooo:rsid="017fd316" fo:background-color="transparent" loext:char-shading-value="0"/>
    </style:style>
    <style:style style:name="T171" style:family="text">
      <style:text-properties fo:language="ru" fo:country="RU" officeooo:rsid="01813cc8" fo:background-color="transparent" loext:char-shading-value="0"/>
    </style:style>
    <style:style style:name="T172" style:family="text">
      <style:text-properties fo:language="ru" fo:country="RU" officeooo:rsid="018192fa" fo:background-color="transparent" loext:char-shading-value="0"/>
    </style:style>
    <style:style style:name="T173" style:family="text">
      <style:text-properties fo:language="ru" fo:country="RU" officeooo:rsid="0182b3e2" fo:background-color="transparent" loext:char-shading-value="0"/>
    </style:style>
    <style:style style:name="T174" style:family="text">
      <style:text-properties fo:language="ru" fo:country="RU" officeooo:rsid="01842396" fo:background-color="transparent" loext:char-shading-value="0"/>
    </style:style>
    <style:style style:name="T175" style:family="text">
      <style:text-properties fo:language="ru" fo:country="RU" officeooo:rsid="0184407e" fo:background-color="transparent" loext:char-shading-value="0"/>
    </style:style>
    <style:style style:name="T176" style:family="text">
      <style:text-properties fo:language="ru" fo:country="RU" officeooo:rsid="0184a11c" fo:background-color="transparent" loext:char-shading-value="0"/>
    </style:style>
    <style:style style:name="T177" style:family="text">
      <style:text-properties fo:language="ru" fo:country="RU" officeooo:rsid="0187a623" fo:background-color="transparent" loext:char-shading-value="0"/>
    </style:style>
    <style:style style:name="T178" style:family="text">
      <style:text-properties fo:language="ru" fo:country="RU" officeooo:rsid="018ae5c3" fo:background-color="transparent" loext:char-shading-value="0"/>
    </style:style>
    <style:style style:name="T179" style:family="text">
      <style:text-properties fo:language="ru" fo:country="RU" officeooo:rsid="01898eb7" fo:background-color="transparent" loext:char-shading-value="0"/>
    </style:style>
    <style:style style:name="T180" style:family="text">
      <style:text-properties fo:language="ru" fo:country="RU" officeooo:rsid="018c93ee" fo:background-color="transparent" loext:char-shading-value="0"/>
    </style:style>
    <style:style style:name="T181" style:family="text">
      <style:text-properties fo:language="ru" fo:country="RU" officeooo:rsid="018de311" fo:background-color="transparent" loext:char-shading-value="0"/>
    </style:style>
    <style:style style:name="T182" style:family="text">
      <style:text-properties fo:language="ru" fo:country="RU" officeooo:rsid="018ea70e" fo:background-color="transparent" loext:char-shading-value="0"/>
    </style:style>
    <style:style style:name="T183" style:family="text">
      <style:text-properties fo:language="ru" fo:country="RU" officeooo:rsid="01908081" fo:background-color="transparent" loext:char-shading-value="0"/>
    </style:style>
    <style:style style:name="T184" style:family="text">
      <style:text-properties fo:language="ru" fo:country="RU" officeooo:rsid="01918e8e" fo:background-color="transparent" loext:char-shading-value="0"/>
    </style:style>
    <style:style style:name="T185" style:family="text">
      <style:text-properties fo:language="ru" fo:country="RU" officeooo:rsid="0192aa58" fo:background-color="transparent" loext:char-shading-value="0"/>
    </style:style>
    <style:style style:name="T186" style:family="text">
      <style:text-properties fo:language="ru" fo:country="RU" officeooo:rsid="01955d76" fo:background-color="transparent" loext:char-shading-value="0"/>
    </style:style>
    <style:style style:name="T187" style:family="text">
      <style:text-properties fo:language="ru" fo:country="RU" officeooo:rsid="019622d4" fo:background-color="transparent" loext:char-shading-value="0"/>
    </style:style>
    <style:style style:name="T188" style:family="text">
      <style:text-properties fo:language="ru" fo:country="RU" officeooo:rsid="01963c31" fo:background-color="transparent" loext:char-shading-value="0"/>
    </style:style>
    <style:style style:name="T189" style:family="text">
      <style:text-properties fo:language="ru" fo:country="RU" officeooo:rsid="0197824b" fo:background-color="transparent" loext:char-shading-value="0"/>
    </style:style>
    <style:style style:name="T190" style:family="text">
      <style:text-properties fo:language="ru" fo:country="RU" officeooo:rsid="01978c30" fo:background-color="transparent" loext:char-shading-value="0"/>
    </style:style>
    <style:style style:name="T191" style:family="text">
      <style:text-properties fo:language="ru" fo:country="RU" officeooo:rsid="01996dd4" fo:background-color="transparent" loext:char-shading-value="0"/>
    </style:style>
    <style:style style:name="T192" style:family="text">
      <style:text-properties fo:language="ru" fo:country="RU" officeooo:rsid="019b164e" fo:background-color="transparent" loext:char-shading-value="0"/>
    </style:style>
    <style:style style:name="T193" style:family="text">
      <style:text-properties fo:language="ru" fo:country="RU" officeooo:rsid="019b9d0d" fo:background-color="transparent" loext:char-shading-value="0"/>
    </style:style>
    <style:style style:name="T194" style:family="text">
      <style:text-properties fo:language="ru" fo:country="RU" officeooo:rsid="019cdb45" fo:background-color="transparent" loext:char-shading-value="0"/>
    </style:style>
    <style:style style:name="T195" style:family="text">
      <style:text-properties fo:language="ru" fo:country="RU" officeooo:rsid="019d0992" fo:background-color="transparent" loext:char-shading-value="0"/>
    </style:style>
    <style:style style:name="T196" style:family="text">
      <style:text-properties fo:language="ru" fo:country="RU" officeooo:rsid="019dcc9b" fo:background-color="transparent" loext:char-shading-value="0"/>
    </style:style>
    <style:style style:name="T197" style:family="text">
      <style:text-properties fo:language="ru" fo:country="RU" officeooo:rsid="01a59519" fo:background-color="transparent" loext:char-shading-value="0"/>
    </style:style>
    <style:style style:name="T198" style:family="text">
      <style:text-properties fo:language="ru" fo:country="RU" officeooo:rsid="01a5ebe7" fo:background-color="transparent" loext:char-shading-value="0"/>
    </style:style>
    <style:style style:name="T199" style:family="text">
      <style:text-properties fo:language="ru" fo:country="RU" fo:font-style="normal" fo:background-color="transparent" loext:char-shading-value="0" style:font-style-asian="normal" style:font-style-complex="normal"/>
    </style:style>
    <style:style style:name="T200" style:family="text">
      <style:text-properties fo:language="ru" fo:country="RU" fo:font-style="normal" officeooo:rsid="0095c535" fo:background-color="transparent" loext:char-shading-value="0" style:font-style-asian="normal" style:font-style-complex="normal"/>
    </style:style>
    <style:style style:name="T201" style:family="text">
      <style:text-properties fo:language="ru" fo:country="RU" fo:font-style="normal" officeooo:rsid="00974aba" fo:background-color="transparent" loext:char-shading-value="0" style:font-style-asian="normal" style:font-style-complex="normal"/>
    </style:style>
    <style:style style:name="T202" style:family="text">
      <style:text-properties fo:language="ru" fo:country="RU" fo:font-style="normal" officeooo:rsid="009923e2" fo:background-color="transparent" loext:char-shading-value="0" style:font-style-asian="normal" style:font-style-complex="normal"/>
    </style:style>
    <style:style style:name="T203" style:family="text">
      <style:text-properties fo:language="ru" fo:country="RU" fo:font-style="normal" officeooo:rsid="009a3427" fo:background-color="transparent" loext:char-shading-value="0" style:font-style-asian="normal" style:font-style-complex="normal"/>
    </style:style>
    <style:style style:name="T204" style:family="text">
      <style:text-properties fo:language="ru" fo:country="RU" fo:font-style="normal" officeooo:rsid="009a7f59" fo:background-color="transparent" loext:char-shading-value="0" style:font-style-asian="normal" style:font-style-complex="normal"/>
    </style:style>
    <style:style style:name="T205" style:family="text">
      <style:text-properties fo:language="ru" fo:country="RU" fo:font-style="normal" officeooo:rsid="009aa911" fo:background-color="transparent" loext:char-shading-value="0" style:font-style-asian="normal" style:font-style-complex="normal"/>
    </style:style>
    <style:style style:name="T206" style:family="text">
      <style:text-properties fo:language="ru" fo:country="RU" fo:font-style="normal" officeooo:rsid="009b5f2d" fo:background-color="transparent" loext:char-shading-value="0" style:font-style-asian="normal" style:font-style-complex="normal"/>
    </style:style>
    <style:style style:name="T207" style:family="text">
      <style:text-properties fo:language="ru" fo:country="RU" fo:font-style="normal" officeooo:rsid="009bf4a5" fo:background-color="transparent" loext:char-shading-value="0" style:font-style-asian="normal" style:font-style-complex="normal"/>
    </style:style>
    <style:style style:name="T208" style:family="text">
      <style:text-properties fo:language="ru" fo:country="RU" fo:font-style="normal" officeooo:rsid="009d9a72" fo:background-color="transparent" loext:char-shading-value="0" style:font-style-asian="normal" style:font-style-complex="normal"/>
    </style:style>
    <style:style style:name="T209" style:family="text">
      <style:text-properties fo:language="ru" fo:country="RU" fo:font-style="normal" officeooo:rsid="009df2d6" fo:background-color="transparent" loext:char-shading-value="0" style:font-style-asian="normal" style:font-style-complex="normal"/>
    </style:style>
    <style:style style:name="T210" style:family="text">
      <style:text-properties fo:language="ru" fo:country="RU" fo:font-style="normal" officeooo:rsid="009eebb1" fo:background-color="transparent" loext:char-shading-value="0" style:font-style-asian="normal" style:font-style-complex="normal"/>
    </style:style>
    <style:style style:name="T211" style:family="text">
      <style:text-properties fo:language="ru" fo:country="RU" fo:font-style="normal" officeooo:rsid="00a0cdde" fo:background-color="transparent" loext:char-shading-value="0" style:font-style-asian="normal" style:font-style-complex="normal"/>
    </style:style>
    <style:style style:name="T212" style:family="text">
      <style:text-properties fo:language="ru" fo:country="RU" fo:font-style="normal" officeooo:rsid="00a4ed3d" fo:background-color="transparent" loext:char-shading-value="0" style:font-style-asian="normal" style:font-style-complex="normal"/>
    </style:style>
    <style:style style:name="T213" style:family="text">
      <style:text-properties fo:language="ru" fo:country="RU" fo:font-style="normal" officeooo:rsid="00a634d7" fo:background-color="transparent" loext:char-shading-value="0" style:font-style-asian="normal" style:font-style-complex="normal"/>
    </style:style>
    <style:style style:name="T214" style:family="text">
      <style:text-properties fo:language="ru" fo:country="RU" fo:font-style="normal" officeooo:rsid="00a7a968" fo:background-color="transparent" loext:char-shading-value="0" style:font-style-asian="normal" style:font-style-complex="normal"/>
    </style:style>
    <style:style style:name="T215" style:family="text">
      <style:text-properties fo:language="ru" fo:country="RU" fo:font-style="normal" officeooo:rsid="00aa1685" fo:background-color="transparent" loext:char-shading-value="0" style:font-style-asian="normal" style:font-style-complex="normal"/>
    </style:style>
    <style:style style:name="T216" style:family="text">
      <style:text-properties fo:language="ru" fo:country="RU" fo:font-style="normal" officeooo:rsid="00ea23f7" fo:background-color="transparent" loext:char-shading-value="0" style:font-style-asian="normal" style:font-style-complex="normal"/>
    </style:style>
    <style:style style:name="T217" style:family="text">
      <style:text-properties fo:language="ru" fo:country="RU" fo:font-style="normal" officeooo:rsid="00eb8072" fo:background-color="transparent" loext:char-shading-value="0" style:font-style-asian="normal" style:font-style-complex="normal"/>
    </style:style>
    <style:style style:name="T218" style:family="text">
      <style:text-properties fo:language="ru" fo:country="RU" fo:font-style="normal" officeooo:rsid="00ed1d01" fo:background-color="transparent" loext:char-shading-value="0" style:font-style-asian="normal" style:font-style-complex="normal"/>
    </style:style>
    <style:style style:name="T219" style:family="text">
      <style:text-properties fo:language="ru" fo:country="RU" fo:font-style="normal" officeooo:rsid="00ed28ec" fo:background-color="transparent" loext:char-shading-value="0" style:font-style-asian="normal" style:font-style-complex="normal"/>
    </style:style>
    <style:style style:name="T220" style:family="text">
      <style:text-properties fo:language="ru" fo:country="RU" fo:font-style="normal" officeooo:rsid="00ed8d65" fo:background-color="transparent" loext:char-shading-value="0" style:font-style-asian="normal" style:font-style-complex="normal"/>
    </style:style>
    <style:style style:name="T221" style:family="text">
      <style:text-properties fo:language="ru" fo:country="RU" fo:font-style="normal" officeooo:rsid="00edef15" fo:background-color="transparent" loext:char-shading-value="0" style:font-style-asian="normal" style:font-style-complex="normal"/>
    </style:style>
    <style:style style:name="T222" style:family="text">
      <style:text-properties fo:language="ru" fo:country="RU" fo:font-style="normal" officeooo:rsid="00f08f8f" fo:background-color="transparent" loext:char-shading-value="0" style:font-style-asian="normal" style:font-style-complex="normal"/>
    </style:style>
    <style:style style:name="T223" style:family="text">
      <style:text-properties fo:language="ru" fo:country="RU" fo:font-style="normal" officeooo:rsid="00f267a1" fo:background-color="transparent" loext:char-shading-value="0" style:font-style-asian="normal" style:font-style-complex="normal"/>
    </style:style>
    <style:style style:name="T224" style:family="text">
      <style:text-properties fo:language="ru" fo:country="RU" fo:font-style="normal" officeooo:rsid="00f408ff" fo:background-color="transparent" loext:char-shading-value="0" style:font-style-asian="normal" style:font-style-complex="normal"/>
    </style:style>
    <style:style style:name="T225" style:family="text">
      <style:text-properties fo:language="ru" fo:country="RU" fo:font-style="normal" officeooo:rsid="00f5de69" fo:background-color="transparent" loext:char-shading-value="0" style:font-style-asian="normal" style:font-style-complex="normal"/>
    </style:style>
    <style:style style:name="T226" style:family="text">
      <style:text-properties fo:language="ru" fo:country="RU" fo:font-style="normal" officeooo:rsid="00f6b737" fo:background-color="transparent" loext:char-shading-value="0" style:font-style-asian="normal" style:font-style-complex="normal"/>
    </style:style>
    <style:style style:name="T227" style:family="text">
      <style:text-properties fo:language="ru" fo:country="RU" fo:font-style="normal" officeooo:rsid="00f9170b" fo:background-color="transparent" loext:char-shading-value="0" style:font-style-asian="normal" style:font-style-complex="normal"/>
    </style:style>
    <style:style style:name="T228" style:family="text">
      <style:text-properties fo:language="ru" fo:country="RU" fo:font-style="normal" officeooo:rsid="00fa0d37" fo:background-color="transparent" loext:char-shading-value="0" style:font-style-asian="normal" style:font-style-complex="normal"/>
    </style:style>
    <style:style style:name="T229" style:family="text">
      <style:text-properties fo:language="ru" fo:country="RU" fo:font-style="normal" officeooo:rsid="00fb0898" fo:background-color="transparent" loext:char-shading-value="0" style:font-style-asian="normal" style:font-style-complex="normal"/>
    </style:style>
    <style:style style:name="T230" style:family="text">
      <style:text-properties fo:language="ru" fo:country="RU" fo:font-style="normal" officeooo:rsid="00fe0eb6" fo:background-color="transparent" loext:char-shading-value="0" style:font-style-asian="normal" style:font-style-complex="normal"/>
    </style:style>
    <style:style style:name="T231" style:family="text">
      <style:text-properties fo:language="ru" fo:country="RU" fo:font-style="normal" officeooo:rsid="00fe695b" fo:background-color="transparent" loext:char-shading-value="0" style:font-style-asian="normal" style:font-style-complex="normal"/>
    </style:style>
    <style:style style:name="T232" style:family="text">
      <style:text-properties fo:language="ru" fo:country="RU" fo:font-style="normal" officeooo:rsid="00ff9f8b" fo:background-color="transparent" loext:char-shading-value="0" style:font-style-asian="normal" style:font-style-complex="normal"/>
    </style:style>
    <style:style style:name="T233" style:family="text">
      <style:text-properties fo:language="ru" fo:country="RU" fo:font-style="normal" officeooo:rsid="0100f34d" fo:background-color="transparent" loext:char-shading-value="0" style:font-style-asian="normal" style:font-style-complex="normal"/>
    </style:style>
    <style:style style:name="T234" style:family="text">
      <style:text-properties fo:language="ru" fo:country="RU" fo:font-style="normal" officeooo:rsid="01027007" fo:background-color="transparent" loext:char-shading-value="0" style:font-style-asian="normal" style:font-style-complex="normal"/>
    </style:style>
    <style:style style:name="T235" style:family="text">
      <style:text-properties fo:language="ru" fo:country="RU" fo:font-style="normal" officeooo:rsid="00fb2fcd" fo:background-color="transparent" loext:char-shading-value="0" style:font-style-asian="normal" style:font-style-complex="normal"/>
    </style:style>
    <style:style style:name="T236" style:family="text">
      <style:text-properties fo:language="ru" fo:country="RU" fo:font-style="normal" officeooo:rsid="0108d1ca" fo:background-color="transparent" loext:char-shading-value="0" style:font-style-asian="normal" style:font-style-complex="normal"/>
    </style:style>
    <style:style style:name="T237" style:family="text">
      <style:text-properties fo:language="ru" fo:country="RU" fo:font-style="normal" officeooo:rsid="0108fb7f" fo:background-color="transparent" loext:char-shading-value="0" style:font-style-asian="normal" style:font-style-complex="normal"/>
    </style:style>
    <style:style style:name="T238" style:family="text">
      <style:text-properties fo:language="ru" fo:country="RU" fo:font-style="normal" officeooo:rsid="010abe3a" fo:background-color="transparent" loext:char-shading-value="0" style:font-style-asian="normal" style:font-style-complex="normal"/>
    </style:style>
    <style:style style:name="T239" style:family="text">
      <style:text-properties fo:language="ru" fo:country="RU" fo:font-style="normal" officeooo:rsid="010c3edc" fo:background-color="transparent" loext:char-shading-value="0" style:font-style-asian="normal" style:font-style-complex="normal"/>
    </style:style>
    <style:style style:name="T240" style:family="text">
      <style:text-properties fo:language="ru" fo:country="RU" fo:font-style="normal" officeooo:rsid="010e8801" fo:background-color="transparent" loext:char-shading-value="0" style:font-style-asian="normal" style:font-style-complex="normal"/>
    </style:style>
    <style:style style:name="T241" style:family="text">
      <style:text-properties fo:language="ru" fo:country="RU" fo:font-style="normal" officeooo:rsid="010e94dd" fo:background-color="transparent" loext:char-shading-value="0" style:font-style-asian="normal" style:font-style-complex="normal"/>
    </style:style>
    <style:style style:name="T242" style:family="text">
      <style:text-properties fo:language="ru" fo:country="RU" fo:font-style="normal" officeooo:rsid="010f7d75" fo:background-color="transparent" loext:char-shading-value="0" style:font-style-asian="normal" style:font-style-complex="normal"/>
    </style:style>
    <style:style style:name="T243" style:family="text">
      <style:text-properties fo:language="ru" fo:country="RU" fo:font-style="normal" officeooo:rsid="010f94c2" fo:background-color="transparent" loext:char-shading-value="0" style:font-style-asian="normal" style:font-style-complex="normal"/>
    </style:style>
    <style:style style:name="T244" style:family="text">
      <style:text-properties fo:language="ru" fo:country="RU" fo:font-style="normal" officeooo:rsid="01109d5e" fo:background-color="transparent" loext:char-shading-value="0" style:font-style-asian="normal" style:font-style-complex="normal"/>
    </style:style>
    <style:style style:name="T245" style:family="text">
      <style:text-properties fo:language="ru" fo:country="RU" fo:font-style="normal" officeooo:rsid="01120443" fo:background-color="transparent" loext:char-shading-value="0" style:font-style-asian="normal" style:font-style-complex="normal"/>
    </style:style>
    <style:style style:name="T246" style:family="text">
      <style:text-properties fo:language="ru" fo:country="RU" fo:font-style="normal" officeooo:rsid="01154f26" fo:background-color="transparent" loext:char-shading-value="0" style:font-style-asian="normal" style:font-style-complex="normal"/>
    </style:style>
    <style:style style:name="T247" style:family="text">
      <style:text-properties fo:language="ru" fo:country="RU" fo:font-style="normal" officeooo:rsid="01159bb4" fo:background-color="transparent" loext:char-shading-value="0" style:font-style-asian="normal" style:font-style-complex="normal"/>
    </style:style>
    <style:style style:name="T248" style:family="text">
      <style:text-properties fo:language="ru" fo:country="RU" fo:font-style="normal" officeooo:rsid="0118c3bd" fo:background-color="transparent" loext:char-shading-value="0" style:font-style-asian="normal" style:font-style-complex="normal"/>
    </style:style>
    <style:style style:name="T249" style:family="text">
      <style:text-properties fo:language="ru" fo:country="RU" fo:font-style="normal" officeooo:rsid="011ab310" fo:background-color="transparent" loext:char-shading-value="0" style:font-style-asian="normal" style:font-style-complex="normal"/>
    </style:style>
    <style:style style:name="T250" style:family="text">
      <style:text-properties fo:language="ru" fo:country="RU" fo:font-style="normal" officeooo:rsid="011c0bc4" fo:background-color="transparent" loext:char-shading-value="0" style:font-style-asian="normal" style:font-style-complex="normal"/>
    </style:style>
    <style:style style:name="T251" style:family="text">
      <style:text-properties fo:language="ru" fo:country="RU" fo:font-style="normal" officeooo:rsid="011d5450" fo:background-color="transparent" loext:char-shading-value="0" style:font-style-asian="normal" style:font-style-complex="normal"/>
    </style:style>
    <style:style style:name="T252" style:family="text">
      <style:text-properties fo:language="ru" fo:country="RU" fo:font-style="normal" officeooo:rsid="011f14db" fo:background-color="transparent" loext:char-shading-value="0" style:font-style-asian="normal" style:font-style-complex="normal"/>
    </style:style>
    <style:style style:name="T253" style:family="text">
      <style:text-properties fo:language="ru" fo:country="RU" fo:font-style="normal" officeooo:rsid="0120f954" fo:background-color="transparent" loext:char-shading-value="0" style:font-style-asian="normal" style:font-style-complex="normal"/>
    </style:style>
    <style:style style:name="T254" style:family="text">
      <style:text-properties fo:language="ru" fo:country="RU" fo:font-style="normal" officeooo:rsid="01240404" fo:background-color="transparent" loext:char-shading-value="0" style:font-style-asian="normal" style:font-style-complex="normal"/>
    </style:style>
    <style:style style:name="T255" style:family="text">
      <style:text-properties fo:language="ru" fo:country="RU" fo:font-style="normal" officeooo:rsid="0125f4ac" fo:background-color="transparent" loext:char-shading-value="0" style:font-style-asian="normal" style:font-style-complex="normal"/>
    </style:style>
    <style:style style:name="T256" style:family="text">
      <style:text-properties fo:language="ru" fo:country="RU" fo:font-style="normal" officeooo:rsid="012a20ae" fo:background-color="transparent" loext:char-shading-value="0" style:font-style-asian="normal" style:font-style-complex="normal"/>
    </style:style>
    <style:style style:name="T257" style:family="text">
      <style:text-properties fo:language="ru" fo:country="RU" fo:font-style="normal" officeooo:rsid="012ac1ab" fo:background-color="transparent" loext:char-shading-value="0" style:font-style-asian="normal" style:font-style-complex="normal"/>
    </style:style>
    <style:style style:name="T258" style:family="text">
      <style:text-properties fo:language="ru" fo:country="RU" fo:font-style="normal" officeooo:rsid="012bb739" fo:background-color="transparent" loext:char-shading-value="0" style:font-style-asian="normal" style:font-style-complex="normal"/>
    </style:style>
    <style:style style:name="T259" style:family="text">
      <style:text-properties fo:language="ru" fo:country="RU" fo:font-style="normal" officeooo:rsid="012d0d19" fo:background-color="transparent" loext:char-shading-value="0" style:font-style-asian="normal" style:font-style-complex="normal"/>
    </style:style>
    <style:style style:name="T260" style:family="text">
      <style:text-properties fo:language="ru" fo:country="RU" fo:font-style="normal" officeooo:rsid="012f014f" fo:background-color="transparent" loext:char-shading-value="0" style:font-style-asian="normal" style:font-style-complex="normal"/>
    </style:style>
    <style:style style:name="T261" style:family="text">
      <style:text-properties fo:language="ru" fo:country="RU" fo:font-style="normal" officeooo:rsid="01319907" fo:background-color="transparent" loext:char-shading-value="0" style:font-style-asian="normal" style:font-style-complex="normal"/>
    </style:style>
    <style:style style:name="T262" style:family="text">
      <style:text-properties fo:language="ru" fo:country="RU" fo:font-style="normal" officeooo:rsid="0132648a" fo:background-color="transparent" loext:char-shading-value="0" style:font-style-asian="normal" style:font-style-complex="normal"/>
    </style:style>
    <style:style style:name="T263" style:family="text">
      <style:text-properties fo:language="ru" fo:country="RU" fo:font-style="normal" officeooo:rsid="0133f324" fo:background-color="transparent" loext:char-shading-value="0" style:font-style-asian="normal" style:font-style-complex="normal"/>
    </style:style>
    <style:style style:name="T264" style:family="text">
      <style:text-properties fo:language="ru" fo:country="RU" fo:font-style="normal" officeooo:rsid="01347cf5" fo:background-color="transparent" loext:char-shading-value="0" style:font-style-asian="normal" style:font-style-complex="normal"/>
    </style:style>
    <style:style style:name="T265" style:family="text">
      <style:text-properties fo:language="ru" fo:country="RU" fo:font-style="normal" officeooo:rsid="01351826" fo:background-color="transparent" loext:char-shading-value="0" style:font-style-asian="normal" style:font-style-complex="normal"/>
    </style:style>
    <style:style style:name="T266" style:family="text">
      <style:text-properties fo:language="ru" fo:country="RU" fo:font-style="normal" officeooo:rsid="01354a35" fo:background-color="transparent" loext:char-shading-value="0" style:font-style-asian="normal" style:font-style-complex="normal"/>
    </style:style>
    <style:style style:name="T267" style:family="text">
      <style:text-properties fo:language="ru" fo:country="RU" fo:font-style="normal" officeooo:rsid="013722e0" fo:background-color="transparent" loext:char-shading-value="0" style:font-style-asian="normal" style:font-style-complex="normal"/>
    </style:style>
    <style:style style:name="T268" style:family="text">
      <style:text-properties fo:language="ru" fo:country="RU" fo:font-style="normal" officeooo:rsid="013868b2" fo:background-color="transparent" loext:char-shading-value="0" style:font-style-asian="normal" style:font-style-complex="normal"/>
    </style:style>
    <style:style style:name="T269" style:family="text">
      <style:text-properties fo:language="ru" fo:country="RU" fo:font-style="normal" officeooo:rsid="01388dd5" fo:background-color="transparent" loext:char-shading-value="0" style:font-style-asian="normal" style:font-style-complex="normal"/>
    </style:style>
    <style:style style:name="T270" style:family="text">
      <style:text-properties fo:language="ru" fo:country="RU" fo:font-style="normal" officeooo:rsid="013994e8" fo:background-color="transparent" loext:char-shading-value="0" style:font-style-asian="normal" style:font-style-complex="normal"/>
    </style:style>
    <style:style style:name="T271" style:family="text">
      <style:text-properties fo:language="ru" fo:country="RU" fo:font-style="normal" officeooo:rsid="013bf837" fo:background-color="transparent" loext:char-shading-value="0" style:font-style-asian="normal" style:font-style-complex="normal"/>
    </style:style>
    <style:style style:name="T272" style:family="text">
      <style:text-properties fo:language="ru" fo:country="RU" fo:font-style="normal" officeooo:rsid="013c94f1" fo:background-color="transparent" loext:char-shading-value="0" style:font-style-asian="normal" style:font-style-complex="normal"/>
    </style:style>
    <style:style style:name="T273" style:family="text">
      <style:text-properties fo:language="ru" fo:country="RU" fo:font-style="normal" officeooo:rsid="013c5d57" fo:background-color="transparent" loext:char-shading-value="0" style:font-style-asian="normal" style:font-style-complex="normal"/>
    </style:style>
    <style:style style:name="T274" style:family="text">
      <style:text-properties fo:language="ru" fo:country="RU" fo:font-style="normal" officeooo:rsid="01403233" fo:background-color="transparent" loext:char-shading-value="0" style:font-style-asian="normal" style:font-style-complex="normal"/>
    </style:style>
    <style:style style:name="T275" style:family="text">
      <style:text-properties fo:language="ru" fo:country="RU" fo:font-style="normal" officeooo:rsid="013d32af" fo:background-color="transparent" loext:char-shading-value="0" style:font-style-asian="normal" style:font-style-complex="normal"/>
    </style:style>
    <style:style style:name="T276" style:family="text">
      <style:text-properties fo:language="ru" fo:country="RU" fo:font-style="normal" officeooo:rsid="0140e7de" fo:background-color="transparent" loext:char-shading-value="0" style:font-style-asian="normal" style:font-style-complex="normal"/>
    </style:style>
    <style:style style:name="T277" style:family="text">
      <style:text-properties fo:language="ru" fo:country="RU" fo:font-style="normal" officeooo:rsid="014293b0" fo:background-color="transparent" loext:char-shading-value="0" style:font-style-asian="normal" style:font-style-complex="normal"/>
    </style:style>
    <style:style style:name="T278" style:family="text">
      <style:text-properties fo:language="ru" fo:country="RU" fo:font-style="normal" officeooo:rsid="01439849" fo:background-color="transparent" loext:char-shading-value="0" style:font-style-asian="normal" style:font-style-complex="normal"/>
    </style:style>
    <style:style style:name="T279" style:family="text">
      <style:text-properties fo:language="ru" fo:country="RU" fo:font-style="normal" officeooo:rsid="0143f4ce" fo:background-color="transparent" loext:char-shading-value="0" style:font-style-asian="normal" style:font-style-complex="normal"/>
    </style:style>
    <style:style style:name="T280" style:family="text">
      <style:text-properties fo:language="ru" fo:country="RU" fo:font-style="normal" officeooo:rsid="0145081d" fo:background-color="transparent" loext:char-shading-value="0" style:font-style-asian="normal" style:font-style-complex="normal"/>
    </style:style>
    <style:style style:name="T281" style:family="text">
      <style:text-properties fo:language="ru" fo:country="RU" fo:font-style="normal" officeooo:rsid="01482e48" fo:background-color="transparent" loext:char-shading-value="0" style:font-style-asian="normal" style:font-style-complex="normal"/>
    </style:style>
    <style:style style:name="T282" style:family="text">
      <style:text-properties fo:language="ru" fo:country="RU" fo:font-style="normal" officeooo:rsid="014925ee" fo:background-color="transparent" loext:char-shading-value="0" style:font-style-asian="normal" style:font-style-complex="normal"/>
    </style:style>
    <style:style style:name="T283" style:family="text">
      <style:text-properties fo:language="ru" fo:country="RU" fo:font-style="normal" officeooo:rsid="014a07ae" fo:background-color="transparent" loext:char-shading-value="0" style:font-style-asian="normal" style:font-style-complex="normal"/>
    </style:style>
    <style:style style:name="T284" style:family="text">
      <style:text-properties fo:language="ru" fo:country="RU" fo:font-style="normal" officeooo:rsid="014ba3bb" fo:background-color="transparent" loext:char-shading-value="0" style:font-style-asian="normal" style:font-style-complex="normal"/>
    </style:style>
    <style:style style:name="T285" style:family="text">
      <style:text-properties fo:language="ru" fo:country="RU" fo:font-style="normal" officeooo:rsid="014ba553" fo:background-color="transparent" loext:char-shading-value="0" style:font-style-asian="normal" style:font-style-complex="normal"/>
    </style:style>
    <style:style style:name="T286" style:family="text">
      <style:text-properties fo:language="ru" fo:country="RU" fo:font-style="normal" officeooo:rsid="014c5ddf" fo:background-color="transparent" loext:char-shading-value="0" style:font-style-asian="normal" style:font-style-complex="normal"/>
    </style:style>
    <style:style style:name="T287" style:family="text">
      <style:text-properties fo:language="ru" fo:country="RU" fo:font-style="normal" officeooo:rsid="014deb62" fo:background-color="transparent" loext:char-shading-value="0" style:font-style-asian="normal" style:font-style-complex="normal"/>
    </style:style>
    <style:style style:name="T288" style:family="text">
      <style:text-properties fo:language="ru" fo:country="RU" fo:font-style="normal" officeooo:rsid="0150745e" fo:background-color="transparent" loext:char-shading-value="0" style:font-style-asian="normal" style:font-style-complex="normal"/>
    </style:style>
    <style:style style:name="T289" style:family="text">
      <style:text-properties fo:language="ru" fo:country="RU" fo:font-style="normal" officeooo:rsid="01517d60" fo:background-color="transparent" loext:char-shading-value="0" style:font-style-asian="normal" style:font-style-complex="normal"/>
    </style:style>
    <style:style style:name="T290" style:family="text">
      <style:text-properties fo:language="ru" fo:country="RU" fo:font-style="normal" officeooo:rsid="0153a0e7" fo:background-color="transparent" loext:char-shading-value="0" style:font-style-asian="normal" style:font-style-complex="normal"/>
    </style:style>
    <style:style style:name="T291" style:family="text">
      <style:text-properties fo:language="ru" fo:country="RU" fo:font-style="normal" officeooo:rsid="0154fbc1" fo:background-color="transparent" loext:char-shading-value="0" style:font-style-asian="normal" style:font-style-complex="normal"/>
    </style:style>
    <style:style style:name="T292" style:family="text">
      <style:text-properties fo:language="ru" fo:country="RU" fo:font-style="normal" officeooo:rsid="015b8983" fo:background-color="transparent" loext:char-shading-value="0" style:font-style-asian="normal" style:font-style-complex="normal"/>
    </style:style>
    <style:style style:name="T293" style:family="text">
      <style:text-properties fo:language="ru" fo:country="RU" fo:font-style="normal" officeooo:rsid="015c68d5" fo:background-color="transparent" loext:char-shading-value="0" style:font-style-asian="normal" style:font-style-complex="normal"/>
    </style:style>
    <style:style style:name="T294" style:family="text">
      <style:text-properties fo:language="ru" fo:country="RU" fo:font-style="normal" officeooo:rsid="015cca54" fo:background-color="transparent" loext:char-shading-value="0" style:font-style-asian="normal" style:font-style-complex="normal"/>
    </style:style>
    <style:style style:name="T295" style:family="text">
      <style:text-properties fo:language="ru" fo:country="RU" fo:font-style="normal" officeooo:rsid="015e538c" fo:background-color="transparent" loext:char-shading-value="0" style:font-style-asian="normal" style:font-style-complex="normal"/>
    </style:style>
    <style:style style:name="T296" style:family="text">
      <style:text-properties fo:language="ru" fo:country="RU" fo:font-style="normal" officeooo:rsid="016d3f20" fo:background-color="transparent" loext:char-shading-value="0" style:font-style-asian="normal" style:font-style-complex="normal"/>
    </style:style>
    <style:style style:name="T297" style:family="text">
      <style:text-properties fo:language="ru" fo:country="RU" fo:font-style="normal" officeooo:rsid="0100f34d" fo:background-color="#ffff00" loext:char-shading-value="0" style:font-style-asian="normal" style:font-style-complex="normal"/>
    </style:style>
    <style:style style:name="T298" style:family="text">
      <style:text-properties style:text-line-through-style="solid" style:text-line-through-type="single"/>
    </style:style>
    <style:style style:name="T299" style:family="text">
      <style:text-properties fo:language="en" fo:country="US"/>
    </style:style>
    <style:style style:name="T300" style:family="text">
      <style:text-properties officeooo:rsid="000adf37"/>
    </style:style>
    <style:style style:name="T301" style:family="text">
      <style:text-properties officeooo:rsid="00115a75"/>
    </style:style>
    <style:style style:name="T302" style:family="text">
      <style:text-properties officeooo:rsid="001d0052"/>
    </style:style>
    <style:style style:name="T303" style:family="text">
      <style:text-properties officeooo:rsid="001f8c32"/>
    </style:style>
    <style:style style:name="T304" style:family="text">
      <style:text-properties officeooo:rsid="002cba0d"/>
    </style:style>
    <style:style style:name="T305" style:family="text">
      <style:text-properties officeooo:rsid="00372064"/>
    </style:style>
    <style:style style:name="T306" style:family="text">
      <style:text-properties officeooo:rsid="0049e21d"/>
    </style:style>
    <style:style style:name="T307" style:family="text">
      <style:text-properties officeooo:rsid="004b62c6"/>
    </style:style>
    <style:style style:name="T308" style:family="text">
      <style:text-properties officeooo:rsid="004fe139"/>
    </style:style>
    <style:style style:name="T309" style:family="text">
      <style:text-properties officeooo:rsid="00517965"/>
    </style:style>
    <style:style style:name="T310" style:family="text">
      <style:text-properties officeooo:rsid="001986f8"/>
    </style:style>
    <style:style style:name="T311" style:family="text">
      <style:text-properties officeooo:rsid="00561dd0"/>
    </style:style>
    <style:style style:name="T312" style:family="text">
      <style:text-properties officeooo:rsid="0058ca70"/>
    </style:style>
    <style:style style:name="T313" style:family="text">
      <style:text-properties officeooo:rsid="005ac431"/>
    </style:style>
    <style:style style:name="T314" style:family="text">
      <style:text-properties officeooo:rsid="005dd333"/>
    </style:style>
    <style:style style:name="T315" style:family="text">
      <style:text-properties officeooo:rsid="005e51c4"/>
    </style:style>
    <style:style style:name="T316" style:family="text">
      <style:text-properties officeooo:rsid="00673b3a"/>
    </style:style>
    <style:style style:name="T317" style:family="text">
      <style:text-properties officeooo:rsid="0064144f"/>
    </style:style>
    <style:style style:name="T318" style:family="text">
      <style:text-properties officeooo:rsid="006024ec"/>
    </style:style>
    <style:style style:name="T319" style:family="text">
      <style:text-properties officeooo:rsid="006631f9"/>
    </style:style>
    <style:style style:name="T320" style:family="text">
      <style:text-properties officeooo:rsid="009a7f59"/>
    </style:style>
    <style:style style:name="T321" style:family="text">
      <style:text-properties officeooo:rsid="009aa911"/>
    </style:style>
    <style:style style:name="T322" style:family="text">
      <style:text-properties officeooo:rsid="00a5bf71"/>
    </style:style>
    <style:style style:name="T323" style:family="text">
      <style:text-properties officeooo:rsid="00a7a968"/>
    </style:style>
    <style:style style:name="T324" style:family="text">
      <style:text-properties officeooo:rsid="00ac708f"/>
    </style:style>
    <style:style style:name="T325" style:family="text">
      <style:text-properties officeooo:rsid="00aefd62"/>
    </style:style>
    <style:style style:name="T326" style:family="text">
      <style:text-properties officeooo:rsid="00c7ae73"/>
    </style:style>
    <style:style style:name="T327" style:family="text">
      <style:text-properties officeooo:rsid="00ca8887"/>
    </style:style>
    <style:style style:name="T328" style:family="text">
      <style:text-properties officeooo:rsid="00cb1bfd"/>
    </style:style>
    <style:style style:name="T329" style:family="text">
      <style:text-properties officeooo:rsid="00cbfc1e"/>
    </style:style>
    <style:style style:name="T330" style:family="text">
      <style:text-properties officeooo:rsid="00cc1186"/>
    </style:style>
    <style:style style:name="T331" style:family="text">
      <style:text-properties officeooo:rsid="00ded692"/>
    </style:style>
    <style:style style:name="T332" style:family="text">
      <style:text-properties officeooo:rsid="00e0927d"/>
    </style:style>
    <style:style style:name="T333" style:family="text">
      <style:text-properties officeooo:rsid="00e4f073"/>
    </style:style>
    <style:style style:name="T334" style:family="text">
      <style:text-properties officeooo:rsid="00e56c59"/>
    </style:style>
    <style:style style:name="T335" style:family="text">
      <style:text-properties officeooo:rsid="00ea23f7"/>
    </style:style>
    <style:style style:name="T336" style:family="text">
      <style:text-properties officeooo:rsid="00ed28ec"/>
    </style:style>
    <style:style style:name="T337" style:family="text">
      <style:text-properties officeooo:rsid="00fdd52f"/>
    </style:style>
    <style:style style:name="T338" style:family="text">
      <style:text-properties officeooo:rsid="00fe0eb6"/>
    </style:style>
    <style:style style:name="T339" style:family="text">
      <style:text-properties officeooo:rsid="00feeeaa"/>
    </style:style>
    <style:style style:name="T340" style:family="text">
      <style:text-properties officeooo:rsid="01077278"/>
    </style:style>
    <style:style style:name="T341" style:family="text">
      <style:text-properties officeooo:rsid="01176eb5"/>
    </style:style>
    <style:style style:name="T342" style:family="text">
      <style:text-properties officeooo:rsid="011ab310"/>
    </style:style>
    <style:style style:name="T343" style:family="text">
      <style:text-properties officeooo:rsid="011c0bc4"/>
    </style:style>
    <style:style style:name="T344" style:family="text">
      <style:text-properties officeooo:rsid="011d4f08"/>
    </style:style>
    <style:style style:name="T345" style:family="text">
      <style:text-properties officeooo:rsid="011d5450"/>
    </style:style>
    <style:style style:name="T346" style:family="text">
      <style:text-properties officeooo:rsid="011f14db"/>
    </style:style>
    <style:style style:name="T347" style:family="text">
      <style:text-properties officeooo:rsid="013c5d57"/>
    </style:style>
    <style:style style:name="T348" style:family="text">
      <style:text-properties officeooo:rsid="013c94f1"/>
    </style:style>
    <style:style style:name="T349" style:family="text">
      <style:text-properties officeooo:rsid="013d32af"/>
    </style:style>
    <style:style style:name="T350" style:family="text">
      <style:text-properties officeooo:rsid="013eb56d"/>
    </style:style>
    <style:style style:name="T351" style:family="text">
      <style:text-properties officeooo:rsid="0140e7de"/>
    </style:style>
    <style:style style:name="T352" style:family="text">
      <style:text-properties officeooo:rsid="0154fbc1"/>
    </style:style>
    <style:style style:name="T353" style:family="text">
      <style:text-properties officeooo:rsid="01565872"/>
    </style:style>
    <style:style style:name="T354" style:family="text">
      <style:text-properties officeooo:rsid="0162fe8d"/>
    </style:style>
    <style:style style:name="T355" style:family="text">
      <style:text-properties officeooo:rsid="0163655b"/>
    </style:style>
    <style:style style:name="T356" style:family="text">
      <style:text-properties officeooo:rsid="016bed01"/>
    </style:style>
    <style:style style:name="T357" style:family="text">
      <style:text-properties officeooo:rsid="016d3f20"/>
    </style:style>
    <style:style style:name="T358" style:family="text">
      <style:text-properties officeooo:rsid="016e6ac5"/>
    </style:style>
    <style:style style:name="T359" style:family="text">
      <style:text-properties officeooo:rsid="017296b3"/>
    </style:style>
    <style:style style:name="T360" style:family="text">
      <style:text-properties officeooo:rsid="017af8bc"/>
    </style:style>
    <style:style style:name="T361" style:family="text">
      <style:text-properties officeooo:rsid="018c93ee"/>
    </style:style>
    <style:style style:name="T362" style:family="text">
      <style:text-properties officeooo:rsid="0192aa58"/>
    </style:style>
    <style:style style:name="T363" style:family="text">
      <style:text-properties officeooo:rsid="019ed4c6"/>
    </style:style>
    <style:style style:name="T364" style:family="text">
      <style:text-properties officeooo:rsid="019f5c4c"/>
    </style:style>
    <style:style style:name="T365" style:family="text">
      <style:text-properties officeooo:rsid="019fa71b"/>
    </style:style>
    <style:style style:name="T366" style:family="text">
      <style:text-properties officeooo:rsid="01a19cbc"/>
    </style:style>
    <style:style style:name="T367" style:family="text">
      <style:text-properties style:text-line-through-style="none" style:text-line-through-type="none"/>
    </style:style>
    <style:style style:name="T368" style:family="text">
      <style:text-properties style:text-line-through-style="none" style:text-line-through-type="none" officeooo:rsid="01a5ebe7"/>
    </style:style>
    <style:style style:name="T369" style:family="text">
      <style:text-properties style:text-line-through-style="none" style:text-line-through-type="none" officeooo:rsid="01aa6370"/>
    </style:style>
    <style:style style:name="T370" style:family="text">
      <style:text-properties style:text-line-through-style="none" style:text-line-through-type="none" officeooo:rsid="01aaf924"/>
    </style:style>
    <style:style style:name="T371" style:family="text">
      <style:text-properties style:text-line-through-style="none" style:text-line-through-type="none" officeooo:rsid="01ac589d"/>
    </style:style>
    <style:style style:name="T372" style:family="text">
      <style:text-properties style:text-line-through-style="none" style:text-line-through-type="none" officeooo:rsid="01add4c7"/>
    </style:style>
    <style:style style:name="T373" style:family="text">
      <style:text-properties style:text-line-through-style="none" style:text-line-through-type="none" officeooo:rsid="01ae8d96"/>
    </style:style>
    <style:style style:name="T374" style:family="text">
      <style:text-properties style:text-line-through-style="none" style:text-line-through-type="none" fo:language="ru" fo:country="RU" fo:background-color="transparent" loext:char-shading-value="0"/>
    </style:style>
    <style:style style:name="T375" style:family="text">
      <style:text-properties style:text-line-through-style="none" style:text-line-through-type="none" fo:language="ru" fo:country="RU" officeooo:rsid="01ae8d96" fo:background-color="transparent" loext:char-shading-value="0"/>
    </style:style>
    <style:style style:name="T376" style:family="text">
      <style:text-properties style:text-line-through-style="none" style:text-line-through-type="none" fo:language="ru" fo:country="RU" officeooo:rsid="01b0167f" fo:background-color="transparent" loext:char-shading-value="0"/>
    </style:style>
    <style:style style:name="T377" style:family="text">
      <style:text-properties style:text-line-through-style="none" style:text-line-through-type="none" fo:language="ru" fo:country="RU" officeooo:rsid="01b1427a" fo:background-color="transparent" loext:char-shading-value="0"/>
    </style:style>
    <style:style style:name="T378" style:family="text">
      <style:text-properties style:text-line-through-style="none" style:text-line-through-type="none" fo:language="ru" fo:country="RU" officeooo:rsid="01b1c956" fo:background-color="transparent" loext:char-shading-value="0"/>
    </style:style>
    <style:style style:name="T379" style:family="text">
      <style:text-properties style:text-line-through-style="none" style:text-line-through-type="none" fo:language="ru" fo:country="RU" officeooo:rsid="01b27b3f"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5"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324">(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17" text:outline-level="2">1</text:h>
      <text:p text:style-name="P277">009 Sound System – DreamScape (<text:a xlink:type="simple" xlink:href="https://www.youtube.com/watch?v=TKfS5zVfGBc" text:style-name="Internet_20_link" text:visited-style-name="Visited_20_Internet_20_Link">https://www.youtube.com/watch?v=TKfS5zVfGBc</text:a>)</text:p>
      <text:p text:style-name="P277">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00"/>
      <text:p text:style-name="P100">~~~</text:p>
      <text:p text:style-name="P15"><text:a xlink:type="simple" xlink:href="https://www.youtube.com/watch?v=rvk5D1iI2LA" text:style-name="Internet_20_link" text:visited-style-name="Visited_20_Internet_20_Link">https://www.youtube.com/watch?v=rvk5D1iI2LA</text:a></text:p>
      <text:h text:style-name="P316"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97">Нет, Агамемнон – ерунда. За нами. Гонятся. Чёртовы. Чокнутые. Пони.</text:p>
      <text:p text:style-name="P97"/>
      <text:p text:style-name="P9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9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7"/>
      <text:p text:style-name="P97">Ну вот кто заставил тебя улыбаться Дейдре, Хуман? Ведь всё так неплохо шло…</text:p>
      <text:p text:style-name="P15"/>
      <text:p text:style-name="P100">***</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text:span><text:span text:style-name="T9">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22">больше быта племени</text:span>&gt;</text:p>
      <text:p text:style-name="P100">…</text:p>
      <text:p text:style-name="P100"/>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1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00">…</text:p>
      <text:p text:style-name="P100"/>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6">, подвинься!</text:span></text:p>
      <text:p text:style-name="P110">Пегаска оттеснила меня крупом и повернулась к двери задом.</text:p>
      <text:p text:style-name="P15"/>
      <text:p text:style-name="P305">БАБАХ!!!</text:p>
      <text:p text:style-name="P305"/>
      <text:p text:style-name="P305">Я ошалело смотрел на дверь, вылетевшую вместе с косяком во двор.</text:p>
      <text:p text:style-name="P305"/>
      <text:p text:style-name="P30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05">- Ага. - ухмыльнулась Джет. - Я — крутая! По заднему джебу мне нет равных на нашем облаке и двух соседних!</text:p>
      <text:p text:style-name="P305">- То же мне — крутая! - донеслось откуда-то снизу. - Да я смогла бы выбить эту дверь лбом! Она всё равно кое-как сляпана из обломков скамеек!</text:p>
      <text:p text:style-name="P305"/>
      <text:p text:style-name="P306">Мои ноги обнимала Дейдра, улыбаясь мне хищной улыбкой.</text:p>
      <text:p text:style-name="P306"/>
      <text:p text:style-name="P306">- И, кстати, чтобы открыть её, достаточно было просто отодвинуть засов.</text:p>
      <text:p text:style-name="P306"/>
      <text:p text:style-name="P306">В забеге на первенство тупости ты уверенно догоняешь пегаску, Хуман!</text:p>
      <text:p text:style-name="P306">Я криво улыбнулся Дейдре.</text:p>
      <text:p text:style-name="P306"/>
      <text:p text:style-name="P30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06"/>
      <text:p text:style-name="P306">Я сразу понял, что улыбаться Дейдре было плохой идеей. Поняха состроила щенячьи глаза и усилила и без того стальную хватку вокруг моих ног.</text:p>
      <text:p text:style-name="P306"/>
      <text:p text:style-name="P306">- Не бросай меня, Хум! Мне тут так скууучнооо!</text:p>
      <text:p text:style-name="P306"/>
      <text:p text:style-name="P306">Губы её задрожжали, как будто она собралась зареветь.</text:p>
      <text:p text:style-name="P306">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06"><text:soft-page-break/></text:p>
      <text:p text:style-name="P30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06"/>
      <text:p text:style-name="P306">- Ммммфффф! - отвечала ей Джет.</text:p>
      <text:p text:style-name="P306"/>
      <text:p text:style-name="P306">Диалог прервался взвизгом и плеском воды. Наконец-то я почувствовал свои ноги свободными!</text:p>
      <text:p text:style-name="P306"/>
      <text:p text:style-name="P100">***</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317"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10">- Пять битов! - поворачивается к Луне Селестия.</text:p>
      <text:p text:style-name="P110">Та молча достаёт монетку из шкафчика за троном и кладёт в протянутое копыто.</text:p>
      <text:h text:style-name="P317"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108">- Не курю.</text:p>
      <text:p text:style-name="P108">- Я не спрашивал тебя, куришь ли ты? - пальцы вопрошавшего шевелились, как будто разминая невидимый пластилин. - Сигу не долганёшь?</text:p>
      <text:p text:style-name="P97"/>
      <text:p text:style-name="P108">Крыс спрыгнул с подоконника, царапнув грязным ногтем по кафелю уборной.</text:p>
      <text:p text:style-name="P108">- Ты ведь должен мне ещё с прошлого раза.</text:p>
      <text:p text:style-name="P108"/>
      <text:p text:style-name="P108">Я вытащил из рукава пижамы двадцатисантиметровый гвоздь и плюнул ему под ноги.</text:p>
      <text:p text:style-name="P108"/>
      <text:p text:style-name="P108">- Ничего я тебе не должен. И ты сам это знаешь. Пошёл нахуй.</text:p>
      <text:p text:style-name="P108"/>
      <text:p text:style-name="P108">Крыс криво улыбнулся.</text:p>
      <text:p text:style-name="P108"><text:soft-page-break/></text:p>
      <text:p text:style-name="P108">- Ну-ну. Вы тут, в Чертогах, совсем озверели, что ли? Из окон выпрыгиваете, на людей кидаетесь. Ладно-ладно, пока. Ещё увидимся.</text:p>
      <text:p text:style-name="P108"/>
      <text:p text:style-name="P10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6">под конвоем церберов с автоматами</text:span>, и нас не навещают извне. Никто и никогда.</text:p>
      <text:p text:style-name="P10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08"/>
      <text:p text:style-name="P10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2">Смысл речи Папы?</text:span>&gt;</text:p>
      <text:p text:style-name="P108"/>
      <text:p text:style-name="P115">…шшш… </text:p>
      <text:p text:style-name="P115">sanctificetur nomen tuum; </text:p>
      <text:p text:style-name="P115">adveniat regnum tuum; </text:p>
      <text:p text:style-name="P115">fiat voluntas tua, sicut in caelo et in terra…</text:p>
      <text:p text:style-name="P115">…хрррсссшшш… </text:p>
      <text:p text:style-name="P115">ne nuclear bellum. Amen</text:p>
      <text:p text:style-name="P115">…шшшссс…</text:p>
      <text:p text:style-name="P115"/>
      <text:p text:style-name="P10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08">Я уже открывал дверь в палату, когда услышал лениво брошенное в спину замечание.</text:p>
      <text:p text:style-name="P108"/>
      <text:p text:style-name="P108">- Дед, собирай шмотки, скоро переезжаешь. На твоё место новенького поселяют. А тебя в соседнюю палату.</text:p>
      <text:p text:style-name="P108"/>
      <text:p text:style-name="P108">Я повернулся.</text:p>
      <text:p text:style-name="P108"/>
      <text:p text:style-name="P108"><text:soft-page-break/>- Когда переезд?</text:p>
      <text:p text:style-name="P108">- Завтра. Или послезавтра, если чувак в реанимации задержится. </text:p>
      <text:p text:style-name="P108">- А почему не новенького в соседнюю? На кой чёрт им я сдался?</text:p>
      <text:p text:style-name="P108"/>
      <text:p text:style-name="P108"><text:s/>Дредд удивлённо бухнулся на все четыре ножки стула.</text:p>
      <text:p text:style-name="P10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08"/>
      <text:p text:style-name="P10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0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08">Так что нет, не за память я пекусь. Просто приём нейролептиков напрочь отключает не только память, но и сновидения – я проверял.</text:p>
      <text:p text:style-name="P108"/>
      <text:p text:style-name="P108">А мне нравятся сны.</text:p>
      <text:p text:style-name="P3"/>
      <text:p text:style-name="P109">~~~</text:p>
      <text:p text:style-name="P108"/>
      <text:p text:style-name="P10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6">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6">по обе стороны реки.</text:span> Я оборачиваюсь назад. <text:span text:style-name="T26">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7">неделю</text:span><text:span text:style-name="T26"> назад. </text:span>Дым от привала преследователей не виден уже последние два дня. Я спускаюсь вниз и спрыгиваю с нижней ветки на землю. </text:p>
      <text:p text:style-name="P108"/>
      <text:p text:style-name="P108">- Таки оторвались. Но впереди обрыв. Надо думать, как спуститься.</text:p>
      <text:p text:style-name="P108"/>
      <text:p text:style-name="P108">Джет виновато смотрит на меня. Вот глупая пегаска! Она <text:span text:style-name="T2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08"/>
      <text:p text:style-name="P108">- Каша будет готова через пять минут.</text:p>
      <text:p text:style-name="P108"/>
      <text:p text:style-name="P108">Словно бы в заглаживание вины своей немощности, Джет взяла готовку пищи на себя. </text:p>
      <text:p text:style-name="P108"/>
      <text:p text:style-name="P10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08"/>
      <text:p text:style-name="P108">Джет сидит у костра напротив меня и молча жуёт кашу.</text:p>
      <text:p text:style-name="P108">- Ты теперь до старости будешь его носить? - указываю я на одеяло.</text:p>
      <text:p text:style-name="P108">Пегаска только сильнее кутается в него. Кажется, она дрожит.</text:p>
      <text:p text:style-name="P108">- Тебе холодно? Брось, у костра же жарко? Давай я на тебя куртку накину?</text:p>
      <text:p text:style-name="P10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08"/>
      <text:p text:style-name="P108">Ладно же, мне эти странности уже осточертели!</text:p>
      <text:p text:style-name="P10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08"/>
      <text:p text:style-name="P108">Едва слышится шорох сзади. Сначала чуть заметно коснувшись, Джет медленно прижимается ко мне всей спиной. Она сильно дрожит.</text:p>
      <text:p text:style-name="P108"><text:soft-page-break/>Так мы согреваем друг-друга с тех пор, как сбежали от твердолобов – ночи стали заметно свежее.</text:p>
      <text:p text:style-name="P108">Но сейчас я отвергаю негласный договор. Это и раздражение на скрытность пегаски, и… </text:p>
      <text:p text:style-name="P10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08"/>
      <text:p text:style-name="P108">- Джет, блин, у нас речка в двух шагах! Я понимаю, холодно, но нельзя ли помыться? Реально трудно находиться рядом с тобой…</text:p>
      <text:p text:style-name="P108"/>
      <text:p text:style-name="P108">Так же беззвучно, как возникло, касание пропадает. Пропадает и запах…</text:p>
      <text:p text:style-name="P108">Я закрываю глаза.</text:p>
      <text:p text:style-name="P108"/>
      <text:p text:style-name="P108">Просыпаюсь от холода. Щупаю рукой сзади себя. Наконец поворачиваюсь.</text:p>
      <text:p text:style-name="P108">Никого.</text:p>
      <text:p text:style-name="P108"/>
      <text:p text:style-name="P10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08"/>
      <text:p text:style-name="P108">Полянка перед орешником пуста. Едва дымятся угли погасшего костра. В лунном свете цепочка отпечатков копыт в песке ведёт к реке.</text:p>
      <text:p text:style-name="P10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08">…</text:p>
      <text:p text:style-name="P108">Ох, щит!!! М-м-мамочка…</text:p>
      <text:p text:style-name="P108">…</text:p>
      <text:p text:style-name="P108">Меня выворачивает наизнанку. Я падаю на колени и неистово блюю в воду. Течение уносит мой ужин к водопаду.</text:p>
      <text:p text:style-name="P108">Рядом со мной на песке лежит часть крыла. Парочка опарышей ещё ползают по голубоватым перьям. Обломок кости белеет в лунном свете.</text:p>
      <text:p text:style-name="P108">Проклятье! Какой же я долбень! Грёбаный близорукий эгоистичный долбень!</text:p>
      <text:p text:style-name="P108"/>
      <text:p text:style-name="P10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08"/>
      <text:p text:style-name="P108"><text:soft-page-break/>Я ускоряюсь.</text:p>
      <text:p text:style-name="P108">Пегаска, понурив голову, бредёт к скальному выступу, нависающему над каньоном. Чуть подумав, она делает шаг в бездну.</text:p>
      <text:p text:style-name="P108">В последнем рывке я совершаю вратарский прыжок и хватаю пегаску за задние ноги. Дыхание перехватывает от удара животом и грудью о камни.</text:p>
      <text:p text:style-name="P108">Пегаска оборачивается. Её передняя нога застывает над пропастью.</text:p>
      <text:p text:style-name="P108"/>
      <text:p text:style-name="P108">- Джет, не дури, - хрипло прошу я осипшим от волнения голосом. - Я ступил. Я все эти дни тупил. Прости.</text:p>
      <text:p text:style-name="P10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08">Пегаска поворачивается навстречу пропасти.</text:p>
      <text:p text:style-name="P108"/>
      <text:p text:style-name="P10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08">- Нет! Пожалуйста!!! Я вылечу тебя! Я… Я прижгу рану!</text:p>
      <text:p text:style-name="P108"/>
      <text:p text:style-name="P108">Сквозь рыдания я выкрикиваю какие-то сумасбродные идеи, пока пегаска молча стоит над бездной.</text:p>
      <text:p text:style-name="P108">Наконец она усмехается.</text:p>
      <text:p text:style-name="P108"/>
      <text:p text:style-name="P10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08">Пегаска вздыхает.</text:p>
      <text:p text:style-name="P10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08"/>
      <text:p text:style-name="P10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08">Очень осторожно, словно бы извиняясь, Джет высвобождает сначала одну ногу из моего захвата. Потом вторую. Я тупо смотрю на пустые ладони.</text:p>
      <text:p text:style-name="P108"/>
      <text:p text:style-name="P108">- Ты был хорошим другом. Прощай.</text:p>
      <text:p text:style-name="P108"/>
      <text:p text:style-name="P10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08"><text:soft-page-break/></text:p>
      <text:p text:style-name="P108">Мы оборачиваемся на голос. В свете первых лучей солнца на нас смотрит зебра.</text:p>
      <text:p text:style-name="P108"/>
      <text:h text:style-name="P317"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17" text:outline-level="2">3</text:h>
      <text:p text:style-name="P108"/>
      <text:p text:style-name="P10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08"/>
      <text:p text:style-name="P108">- Вы сами видите… - обратился Лысый к Алексу. - Я бы его за периметр не выпускал. Вам решать, разумеется.</text:p>
      <text:p text:style-name="P10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08"/>
      <text:p text:style-name="P108">Лысый грузно поднялся. Скрипнула дверь и мы остались один на один.</text:p>
      <text:p text:style-name="P108"/>
      <text:p text:style-name="P108">- П-привет, Дедлайн - пробормотал Алекс.</text:p>
      <text:p text:style-name="P108">- Привет, сослуживец, - криво усмехнулся я. Старое командное прозвище в устах моего бывшего босса не вызвало во мне ностальгии.</text:p>
      <text:p text:style-name="P108"/>
      <text:p text:style-name="P108">Алекс на миг встретился со мной взглядом и снова опустил глаза.</text:p>
      <text:p text:style-name="P108"/>
      <text:p text:style-name="P108">- Ты же знаешь, у нас не было другого выхода. Извини.</text:p>
      <text:p text:style-name="P108">- Да ладно. Мне-то что. Тут неплохо кормят.</text:p>
      <text:p text:style-name="P108">-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6">Я даже могу устроить тебе вылазки в город.</text:span> И я попросил, чтобы тебя перевели в свободную палату.</text:p>
      <text:p text:style-name="P108">- А вот этого, как раз, не надо, - прервал я извинения Алекса. - Мне и в текущей неплохо. Говори, зачем позвал?</text:p>
      <text:p text:style-name="P108"/>
      <text:p text:style-name="P10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25">Облако в виде смешной крылатой лошадки приближалось по небосводу к серым корпусам больницы</text:span>.</text:p>
      <text:p text:style-name="P108"/>
      <text:p text:style-name="P108">Наконец Алекс пожал плечами и <text:span text:style-name="T25">посмотрел мне в глаза</text:span>.</text:p>
      <text:p text:style-name="P108">- Дед, у нас проблемы. Хэвэн начала убивать.</text:p>
      <text:p text:style-name="P108"/>
      <text:p text:style-name="P108">Я откинулся на спинку стула и громко похлопал в ладоши.</text:p>
      <text:p text:style-name="P10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08"/>
      <text:p text:style-name="P108">Мой бывший прожект-мэнеджер досадливо сморщился и откинулся на спинку стула.</text:p>
      <text:p text:style-name="P108">-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08"/>
      <text:p text:style-name="P108">… Алекс терпеливо подождал, пока я прекращу ржать.</text:p>
      <text:p text:style-name="P108"/>
      <text:p text:style-name="P10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08">Всего пару советов, и ты спасешь людей. </text:p>
      <text:p text:style-name="P108"/>
      <text:p text:style-name="P108">Я покачал головой.</text:p>
      <text:p text:style-name="P10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08"/>
      <text:p text:style-name="P108">Алекс долго молчал. </text:p>
      <text:p text:style-name="P108"><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08"/>
      <text:p text:style-name="P10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0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08"/>
      <text:p text:style-name="P108">Я сжал кулаки и встал. Дверь отворилась и заглянул Лысый. Алекс отрицательно мотнул ему головой.</text:p>
      <text:p text:style-name="P108">- Всё в порядке. Мы общаемся.</text:p>
      <text:p text:style-name="P108"/>
      <text:p text:style-name="P108">Дверь закрылась. Я сел и отвернулся к окну.</text:p>
      <text:p text:style-name="P108"/>
      <text:p text:style-name="P10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08"/>
      <text:p text:style-name="P10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08"/>
      <text:p text:style-name="P108">- В разумных пределах, говоришь?</text:p>
      <text:p text:style-name="P108">- В разумных.</text:p>
      <text:p text:style-name="P108">- А забор будет?</text:p>
      <text:p text:style-name="P108">-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08">- Понятно.</text:p>
      <text:p text:style-name="P108"/>
      <text:p text:style-name="P97">Я решил схитрить. Просто из интереса. Кроме него, больше ловить тут было нечего.</text:p>
      <text:p text:style-name="P97"/>
      <text:p text:style-name="P97"><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97"/>
      <text:p text:style-name="P9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7"/>
      <text:p text:style-name="P9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9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97">- Дед, - мягко остановил меня Алекс. - не надо. Не даешь мне помечтать, жестокий человек…</text:p>
      <text:p text:style-name="P97"/>
      <text:p text:style-name="P97">Выплюнув жвачку в салфетку и аккуратно препроводив бумажный шарик в ведро, Алекс печально развёл руками.</text:p>
      <text:p text:style-name="P97">-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08">- Разумеется, знал, - отдался воспоминаниям и я. - Это ж от идеи, что партнёра по бизнесу можно уничтожить физически, у Нэша поехала крыша.</text:p>
      <text:p text:style-name="P10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0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08"/>
      <text:p text:style-name="P108">Алекс скучающе завёл глаза.</text:p>
      <text:p text:style-name="P10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08"/>
      <text:p text:style-name="P108">Алекс посмотрел на часы, нахмурился и продолжил.</text:p>
      <text:p text:style-name="P108">-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08"/>
      <text:p text:style-name="P108">- Ну-ну. Ты очень убедительно рассказываешь, я проникся. Но ты так и не ответил на мой вопрос,- напомнил я ему. Разговор начал мне надоедать.</text:p>
      <text:p text:style-name="P108"/>
      <text:p text:style-name="P108">Мой бывший босс всё понял. Всё же проницательности ему было не занимать. Он бросил на меня злой взгляд, но тем не менее, начал.</text:p>
      <text:p text:style-name="P108"/>
      <text:p text:style-name="P10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08"/>
      <text:p text:style-name="P10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08"/>
      <text:p text:style-name="P108">Я оборвал смех.</text:p>
      <text:p text:style-name="P10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08"/>
      <text:p text:style-name="P10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6">Да, чуть было не забыл!</text:span></text:p>
      <text:p text:style-name="P117"/>
      <text:p text:style-name="P117">Босс вытащил из внутреннего кармана пиджака бутылку «Джентльмен Джека» и поставил передо мной.</text:p>
      <text:p text:style-name="P108"/>
      <text:p text:style-name="P117">- Мне действительно не хватает старых добрых времён. Что бы ты там себе ни думал.</text:p>
      <text:p text:style-name="P117"><text:soft-page-break/></text:p>
      <text:p text:style-name="P108"><text:span text:style-name="T26">Алекс</text:span> пошёл к выходу. У двери он замялся и вдруг обернулся.</text:p>
      <text:p text:style-name="P108">- <text:span text:style-name="T26">И, знаешь, с</text:span>амое страшное? <text:span text:style-name="T26">Э</text:span>то то, что ты до сих пор считаешь себя нормальным, - грустно улыбнулся <text:span text:style-name="T26">босс</text:span>. - <text:s/>Человеком. Мне реально страшно это видеть. И всем нам – остальные наблюдали по интеркому.</text:p>
      <text:p text:style-name="P108"/>
      <text:p text:style-name="P108">- Что?</text:p>
      <text:p text:style-name="P108"/>
      <text:p text:style-name="P108">- Дедлайн, ты собираешь узор из шестнадцати кубиков по картинке за пару секунд. При этом ещё успеваешь инвертировать цвета.</text:p>
      <text:p text:style-name="P108"/>
      <text:p text:style-name="P108">Алекс вышел.</text:p>
      <text:p text:style-name="P109"><text:line-break/>~~~</text:p>
      <text:p text:style-name="P110"/>
      <text:p text:style-name="P110">… Стражница напротив вот уже полчаса молча сверлит меня взглядом. </text:p>
      <text:p text:style-name="P11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10"/>
      <text:p text:style-name="P110">Я тайком смотрю на своё отражение в зеркальце, висящем на шее этой мрачной зебры. Нифига, лоб чистый, никаких каракулей не наблюдается.</text:p>
      <text:p text:style-name="P110"/>
      <text:p text:style-name="P110">- А можно..? - наконец, начинаю я.</text:p>
      <text:p text:style-name="P110">- Нельзя, - оборывает зебра. - Зеррика сама выйдет, когда закончит.</text:p>
      <text:p text:style-name="P110"/>
      <text:p text:style-name="P110">Подчёркивая сказанное, стражница перекрывает вход в палатку копьём.</text:p>
      <text:p text:style-name="P110"/>
      <text:p text:style-name="P110">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110"/>
      <text:p text:style-name="P110">Джет до последнего момента казалась мне сделаной из железа — может быть, именно поэтому я не догадывался, что с ней происходит что-то плохое. </text:p>
      <text:p text:style-name="P11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0"><text:soft-page-break/>Я закрываю глаза, пытаясь вспомнить… </text:p>
      <text:p text:style-name="P110"/>
      <text:p text:style-name="P112">***</text:p>
      <text:p text:style-name="P110"/>
      <text:p text:style-name="P110">.</text:p>
      <text:p text:style-name="P110">.</text:p>
      <text:p text:style-name="P110">.</text:p>
      <text:p text:style-name="P110">СИЯНИЕ</text:p>
      <text:p text:style-name="P110">.</text:p>
      <text:p text:style-name="P110">Кто я?</text:p>
      <text:p text:style-name="P110">.</text:p>
      <text:p text:style-name="P110">Где я?</text:p>
      <text:p text:style-name="P110">.</text:p>
      <text:p text:style-name="P110">Где все?</text:p>
      <text:p text:style-name="P110">.</text:p>
      <text:p text:style-name="P110">Чувствую прикосновение. Что-то энергично тормошит меня. Слышу приглушенное бормотание.</text:p>
      <text:p text:style-name="P110">.</text:p>
      <text:p text:style-name="P305">Я открываю глаза и вижу фигуру в голубом.</text:p>
      <text:p text:style-name="P101"/>
      <text:p text:style-name="P101">- Быстро! За мной! - торопливо шепчет мне она.</text:p>
      <text:p text:style-name="P101">Я послушно ползу среди костей и раздавленных черепов за голубой пони… Пони? Какой ещё, к дьяволу, пони?</text:p>
      <text:p text:style-name="P101">- Пегаской! - шипит, оборачиваясь, она.</text:p>
      <text:p text:style-name="P103"/>
      <text:p text:style-name="P101">Видно, последние слова я произнёс вслух. И, да, теперь я замечаю у поняхи два аккуратно сложенных на спине крыла, <text:span text:style-name="T26">одно из них, правда, нарушенной формы</text:span>. Лёгкие пластинчатые доспехи плотно облегают её грудь и бока.</text:p>
      <text:p text:style-name="P101">Черепа… Кости… Пегаска в броне… Чушь какая-то!</text:p>
      <text:p text:style-name="P101"/>
      <text:p text:style-name="P10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01"/>
      <text:p text:style-name="P101">- Какого чё…?!!</text:p>
      <text:p text:style-name="P101"><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01">- Появится кто? - спросил я, потирая ушибленную о каменный свод макушку.</text:p>
      <text:p text:style-name="P101"/>
      <text:p text:style-name="P10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01"/>
      <text:p text:style-name="P101">Я пригнулся к уху поньки и еле слышно прошептал:</text:p>
      <text:p text:style-name="P101">- Кто это?</text:p>
      <text:p text:style-name="P101">- Агамемнон, - так же, едва шевеля губами, прошептала поняха. - Он сегодня голодный - остался без обеда. И у него хороший слух.</text:p>
      <text:p text:style-name="P101"/>
      <text:p text:style-name="P101">Я снова почесал ушибленный лоб.</text:p>
      <text:p text:style-name="P101">- Мне это имя вообще ничего не говорит.</text:p>
      <text:p text:style-name="P101"/>
      <text:p text:style-name="P101">Пегаска критически осмотрела меня.</text:p>
      <text:p text:style-name="P10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01"/>
      <text:p text:style-name="P104">Пегаска попробовала было потрогать меня в паху, но я с возмущением отбросил её копыто.</text:p>
      <text:p text:style-name="P104"/>
      <text:p text:style-name="P10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01"/>
      <text:p text:style-name="P101">От беспокойной возни снаружи скала задрожала. Кто-то шумно зевнул и с металлическим скрежетом почесался.</text:p>
      <text:p text:style-name="P101"/>
      <text:p text:style-name="P101">- Так откуда ты? - пытливо спросила поняха.</text:p>
      <text:p text:style-name="P10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01">Я закрыл глаза и сосредоточился…</text:p>
      <text:p text:style-name="P110">…</text:p>
      <text:p text:style-name="P110">- Не помню.</text:p>
      <text:p text:style-name="P110"><text:soft-page-break/>- Что? - удивилась поняха. - Не помнишь, где твой дом?</text:p>
      <text:p text:style-name="P110">- Нет.</text:p>
      <text:p text:style-name="P110">- А как попал в гнездо Агамемнона — помнишь?</text:p>
      <text:p text:style-name="P110">- Нет.</text:p>
      <text:p text:style-name="P110">- А кто ты — помнишь?</text:p>
      <text:p text:style-name="P110">- Нет.</text:p>
      <text:p text:style-name="P101"><text:span text:style-name="T17">- Ну и ну. Ни в жизнь ещё таких чудаков не встречала. - покачала головой пегаска. - Ты не обижайся, но ты <text:s/>мозгами напоминаешь мне </text:span><text:span text:style-name="T18">полугодовалого жеребёнка</text:span><text:span text:style-name="T17">. То есть, вообще не </text:span><text:span text:style-name="T18">паришь</text:span><text:span text:style-name="T17"> по жизни. Хотя, на вид, взрослый. Как ты, вообще, дожил до своих лет, если не помнишь ничего?</text:span></text:p>
      <text:p text:style-name="P11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1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10">- Следующий? - я мучительно пытался ухватить логическую нить. - А кто предыдущий?</text:p>
      <text:p text:style-name="P11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10">Пегаска склонила шею и я увидел огромную шишку с кровоподтёком на затылке поняхи.</text:p>
      <text:p text:style-name="P11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10"/>
      <text:p text:style-name="P10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01"/>
      <text:p text:style-name="P10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01"/>
      <text:p text:style-name="P101">…</text:p>
      <text:p text:style-name="P101">СИЯНИЕ</text:p>
      <text:p text:style-name="P110">…</text:p>
      <text:p text:style-name="P101"><text:span text:style-name="T20">Оно п</text:span><text:span text:style-name="T17">овсюду. </text:span><text:span text:style-name="T20">Нет верха и низа, нет направлений и расстояний. Нет м</text:span><text:span text:style-name="T17">ыслей. Нет чувств. Нет времени. Есть только бесконечное сияние…</text:span></text:p>
      <text:p text:style-name="P110">.</text:p>
      <text:p text:style-name="P110"><text:soft-page-break/>Кто я?</text:p>
      <text:p text:style-name="P110">.</text:p>
      <text:p text:style-name="P110">Где я?</text:p>
      <text:p text:style-name="P110">.</text:p>
      <text:p text:style-name="P10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01">Внезапно фигура как будто наклоняется ко мне и почти выкрикивает фразу. Видение рушится, но фраза впечатывается в память:</text:p>
      <text:p text:style-name="P101">- ИДИ В ДРОГОНШТЕРН!</text:p>
      <text:p text:style-name="P101"/>
      <text:p text:style-name="P101">…</text:p>
      <text:p text:style-name="P101"/>
      <text:p text:style-name="P101">- Я ВСПОМНИЛ! ВСПОМНИЛ! ДРОГОНШТЕРН!!! - я хлопнул себя по лбу. - Мне нужно попасть в Дрогонштерн!</text:p>
      <text:p text:style-name="P101"/>
      <text:p text:style-name="P101">Поняха закатила глаза и стукнулась лбом о камень.</text:p>
      <text:p text:style-name="P101">- <text:span text:style-name="T24">Я ЖЕ ПРЕДУПРЕЖДАЛА, ПОТИШЕ!!!</text:span> - заорала понька. - Что за тупой <text:span text:style-name="T5">индивид</text:span> попался!</text:p>
      <text:p text:style-name="P101"/>
      <text:p text:style-name="P101">Снаружи беспокойно завозились, что-то неразборчиво запыхтели и внезапно валун, под которым мы прятались, вознёсся над нашими головами.</text:p>
      <text:p text:style-name="P101">Поняха бросилась на меня, сбив с ног и закрыв телом и крыльями.</text:p>
      <text:p text:style-name="P101"/>
      <text:p text:style-name="P10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01">- А как же ты? Он же съест тебя?</text:p>
      <text:p text:style-name="P101">- Не беспокойся, я в последний момент извернусь и улечу. Действуй!</text:p>
      <text:p text:style-name="P101"/>
      <text:p text:style-name="P10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01"/>
      <text:p text:style-name="P101">- <text:span text:style-name="T24">ВИЖУ СБЕЖАВШИЙ ВЧЕРАШНИЙ ОБЕД. ЕЩЁ НЕ ПРОТУХ. ХОРОШО.</text:span></text:p>
      <text:p text:style-name="P105"/>
      <text:p text:style-name="P106">- Ну так и жри, пока не скисло! - заорала поняха, повернув к нему голову.</text:p>
      <text:p text:style-name="P106"/>
      <text:p text:style-name="P106"><text:soft-page-break/>- <text:span text:style-name="T24">ОН ЕЩЁ И РУГАЕТСЯ,</text:span> - недовольно заметил дракон. - <text:span text:style-name="T24">СЛИШКОМ СЫРОЙ</text:span>. <text:span text:style-name="T24">НАДО ПРОЖАРИТЬ.</text:span></text:p>
      <text:p text:style-name="P106">Внезапно он открыл пасть и к нам устремился поток зелёного пламени.</text:p>
      <text:p text:style-name="P106">Пегаска пискнула и прижалась ко мне покрепче. Я завороженно смотрел навстречу гибели…</text:p>
      <text:p text:style-name="P106"/>
      <text:p text:style-name="P10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06"/>
      <text:p text:style-name="P106">- Бежим! - пегаска вскочила и указала направление. Я припустил со всех ног. Безумие последнего часа выбило из меня способность мыслить.</text:p>
      <text:p text:style-name="P106"/>
      <text:p text:style-name="P106">… И потому я остановился у края пропасти, руководствуясь исключительно рефлексами.</text:p>
      <text:p text:style-name="P106">Пару камешек сорвалось у меня из-под ноги и скрылось в голубоватой дымке. Я перевёл дух.</text:p>
      <text:p text:style-name="P106"/>
      <text:p text:style-name="P106">- Почему остановился?!! Прыгай! - пегаска остановилась рядом и указала копытом прямо вниз. - Прыгай, если хочешь жить!</text:p>
      <text:p text:style-name="P106"><text:s/></text:p>
      <text:p text:style-name="P106"><text:span text:style-name="T24">- НЕНАВИЖУ ПОНЯЧЬЮ МАГИЮ! НЕ ВЫНОШУ ПОНИ!!! ВИДЕТЬ ИХ БОЛЬШЕ НЕ ХОЧУ В СВОЁМ ГНЕЗДЕ!</text:span> - орал Агамемнон, протирая глаза.</text:p>
      <text:p text:style-name="P106"/>
      <text:p text:style-name="P106">Я молча стоял и смотрел вниз, хлопая глазами. </text:p>
      <text:p text:style-name="P106">Пегаска всё поняла. Она присела, как будто готовясь к прыжку. Я сделал маленький шажок назад, не желая прыгать.</text:p>
      <text:p text:style-name="P10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06"/>
      <text:p text:style-name="P10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06">Довольно скоро я оказался в захвате передних ноги пегаски и к моим воплям присоединился её протяжный визг.</text:p>
      <text:p text:style-name="P106"/>
      <text:p text:style-name="P106">- А-А-А-А-А-А-А-А-А-А!!!</text:p>
      <text:p text:style-name="P106"/>
      <text:p text:style-name="P106"><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04">…</text:p>
      <text:p text:style-name="P103"/>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6">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3">- Так ты тащила меня со сломаным крылом? А как же..? Ох… - я хотел было спросить, </text:span><text:span text:style-name="T4">как она планировала уходить от Агамемнона</text:span><text:span text:style-name="T3">, но запнулся.</text:span></text:p>
      <text:p text:style-name="P101"/>
      <text:p text:style-name="P101">Иногда ты довольно туго соображаешь, чувак! Жертвенность этой поняхи заслуживает большей награды, чем ты можешь дать сейчас.</text:p>
      <text:p text:style-name="P101"/>
      <text:p text:style-name="P101">Я примирительно потрепал пегаску по голубой гриве и неумело погладил по крупу, стряхивая воду.</text:p>
      <text:p text:style-name="P101">- Извини, подруга. Я ступил.</text:p>
      <text:p text:style-name="P101"/>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97"/>
      <text:p text:style-name="P108">Мы обернулись на голос и узрели с полдюжины копий, чуть ли не уткнувшихся нам в носы…</text:p>
      <text:p text:style-name="P108"/>
      <text:p text:style-name="P109">***</text:p>
      <text:p text:style-name="P97"/>
      <text:p text:style-name="P108">- Хуман из Хомо Сапиенсов! - возвращает меня к реальности гортанный голос полосатой целительницы, - Ты можешь войти. Пегаска нуждается в тебе.</text:p>
      <text:p text:style-name="P108"/>
      <text:h text:style-name="P317"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17" text:outline-level="2"><text:soft-page-break/>4</text:h>
      <text:p text:style-name="P108"/>
      <text:p text:style-name="P11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15">…сссшшш… военные расходы стали максимальными за всю историю наблюдения – говорится в ежегодном отчёте международной …шшш… </text:p>
      <text:p text:style-name="P115">…хррршшш… заступил на дежурство девятнадцатый дивизион ПВО дальнего …шшшсссссшшш… </text:p>
      <text:p text:style-name="P115"/>
      <text:p text:style-name="P10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08"/>
      <text:p text:style-name="P115">…шшсссшш… очередное заседание ООН, посвящённое предотвращению эскалации конфликта …хрр…</text:p>
      <text:p text:style-name="P1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5">…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15"/>
      <text:p text:style-name="P10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08"/>
      <text:p text:style-name="P104">Близилось время обеда. Я пожал плечами и побрёл в столовку.</text:p>
      <text:p text:style-name="P104"/>
      <text:p text:style-name="P104">…</text:p>
      <text:p text:style-name="P104">&lt;<text:span text:style-name="T5">теория трун и волновых колебаний, мультиверс Эверетта</text:span>&gt;</text:p>
      <text:p text:style-name="P10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0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04"><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0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04">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04"/>
      <text:p text:style-name="P104">Диоген с обидой посмотрел на сидящего за соседним столом Гейзенберга. Тот что-то доказывал Леннону и даже не повернулся в ответ.</text:p>
      <text:p text:style-name="P104"/>
      <text:p text:style-name="P10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04"/>
      <text:p text:style-name="P104">Диоген провёл от точки кривую линию <text:s/>и в конце сильно вдавил пальцем в стол. Слизывая впившиеся в палец крупицы соли, он продолжил.</text:p>
      <text:p text:style-name="P104"/>
      <text:p text:style-name="P104">-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04"/>
      <text:p text:style-name="P104">Диоген заговорщицки подмигнул мне и нарисовал от точки на столе ещё несколько кривых траекторий.</text:p>
      <text:p text:style-name="P104"/>
      <text:p text:style-name="P10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04">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04"/>
      <text:p text:style-name="P104"><text:soft-page-break/>- Красиво… - я не понял вообще ничего, но с Диогеном лучше было соглашаться, чтобы не вызвать приступ научного гнева.</text:p>
      <text:p text:style-name="P10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04">- Знаешь, Диоген, я больше ценитель классики. Ну, там, когда яблоко на голову падает или е равно эм-цэ-квадрат…</text:p>
      <text:p text:style-name="P104">-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104"/>
      <text:p text:style-name="P10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04"/>
      <text:p text:style-name="P104">-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0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04"/>
      <text:p text:style-name="P104">- И что с того? - ошалело спросил я. Множественные вселенные в моём воображении играли на гармошке и танцевали чечётку.</text:p>
      <text:p text:style-name="P104"/>
      <text:p text:style-name="P104">-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04"/>
      <text:p text:style-name="P104">Диоген выцарапал крошку из бороды и отправил в рот. В его голосе послышались истерически-восторжённые нотки.</text:p>
      <text:p text:style-name="P104"/>
      <text:p text:style-name="P104">-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104"/>
      <text:p text:style-name="P104">Диоген выдохнул и залпом опрокинул в себя стакан компота. Закашлялся, вытер рот рукавом и обиженно оглянулся через плечо.</text:p>
      <text:p text:style-name="P104"/>
      <text:p text:style-name="P10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25">притянуто за уши, а камни годятся </text:span>только на то, чтобы вышибать мозги из заумствующих демагогов! Но позвольте!!</text:p>
      <text:p text:style-name="P108"/>
      <text:p text:style-name="P108">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08"/>
      <text:p text:style-name="P10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97"/>
      <text:p text:style-name="P97">Я уже отчаялся остановить вышедшего на орбиту философа и просто старался не заснуть.</text:p>
      <text:p text:style-name="P97"/>
      <text:p text:style-name="P9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97"/>
      <text:p text:style-name="P9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7"/>
      <text:p text:style-name="P9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97"/>
      <text:p text:style-name="P9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97"/>
      <text:p text:style-name="P9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7"/>
      <text:p text:style-name="P10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08">Крошка не двигалась.</text:p>
      <text:p text:style-name="P108">Я закрыл глаза, прижал пальцы рук к вискам и представил, как крошка поднимается в воздух и…</text:p>
      <text:p text:style-name="P108"/>
      <text:p text:style-name="P108">- Ты чего? У тебя что, голова болит? - Диоген встревожено тряс меня за плечо. - Хочешь леденец? Барбарисовый! Я вчера у Крыса выменял за сигарету.</text:p>
      <text:p text:style-name="P108"/>
      <text:p text:style-name="P108">Я открыл глаза. На месте крошки покоился локоть Диогена. Сам он участливо совал мне под нос леденец.</text:p>
      <text:p text:style-name="P10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8"/>
      <text:p text:style-name="P108">- Нет, всё в порядке, продолжай.</text:p>
      <text:p text:style-name="P10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8"/>
      <text:p text:style-name="P108">Я вытер брызги слюны Диогена со лба.</text:p>
      <text:p text:style-name="P108"/>
      <text:p text:style-name="P108">- А война? - я отчаянно искал повод свалить в палату. Мне ужасно хотелось спать.</text:p>
      <text:p text:style-name="P108">- Что – война?</text:p>
      <text:p text:style-name="P108">- Если у нас произойдёт война – случится ли война в отражении? Скажем, вот в том, далёком – на седьмой волне?</text:p>
      <text:p text:style-name="P10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8"/>
      <text:p text:style-name="P10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8"/>
      <text:p text:style-name="P108">…</text:p>
      <text:p text:style-name="P108"/>
      <text:p text:style-name="P108">- Дедлайн, танцуй! - судья Дредд окликнул меня на входе в палату.</text:p>
      <text:p text:style-name="P108"/>
      <text:p text:style-name="P108">Я повернул голову.</text:p>
      <text:p text:style-name="P108"/>
      <text:p text:style-name="P108">- Ты же не хотел переезжать в четвёртую палату? Так вот, перевод отменяется. Остаёшься в третьей своих пауков разводить.</text:p>
      <text:p text:style-name="P108"/>
      <text:p text:style-name="P108">“Неужто Алекс замолвил за меня словечко?” - пронеслось у меня в мыслях. - “Расстались мы с ним не на хорошей ноте. Что он потребует взамен?”</text:p>
      <text:p text:style-name="P108">- Да не смотри ты на меня, как кролик на удава! - отмахнулся Дредд, - новенький умер. Сегодня утром. Я как раз на утреннем осмотре был.</text:p>
      <text:p text:style-name="P108"/>
      <text:p text:style-name="P108">У меня перехватило дыхание.</text:p>
      <text:p text:style-name="P108"/>
      <text:p text:style-name="P108">- От чего он умер?</text:p>
      <text:p text:style-name="P10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08"/>
      <text:p text:style-name="P109">***</text:p>
      <text:p text:style-name="P108"/>
      <text:p text:style-name="P108">- Джет… - шепчу я тихонько.</text:p>
      <text:p text:style-name="P108"/>
      <text:p text:style-name="P108">Комок под серым пледом слабо шевелится.</text:p>
      <text:p text:style-name="P108"/>
      <text:p text:style-name="P108">- Она очень слаба. Разговаривай с ней не более четверти часа, Хуман из Хомо Сапиенсов. Время пошло.</text:p>
      <text:p text:style-name="P108"/>
      <text:p text:style-name="P108">Зеррика ставит на полку возле кровати песочные часы и выходит.</text:p>
      <text:p text:style-name="P108"/>
      <text:p text:style-name="P108">- Джет!</text:p>
      <text:p text:style-name="P108">Из-под одеяла высовывается копыто и затаскивает мою руку под одеяло. К руке прижимается что-то тёплое и влажное.</text:p>
      <text:p text:style-name="P108">Я осторожно стаскиваю одеяло с пегаски. Та лежит на животе, вся спина перебинтована. Джет прижимает мою руку к заплаканной щеке.</text:p>
      <text:p text:style-name="P108"/>
      <text:p text:style-name="P10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8"/>
      <text:p text:style-name="P108">Я ногой придвигаю к кровати стул и сажусь на него. Свободной рукой треплю пегаску между ушами.</text:p>
      <text:p text:style-name="P108"/>
      <text:p text:style-name="P10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8"><text:s/></text:p>
      <text:p text:style-name="P10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8"/>
      <text:p text:style-name="P10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8"/>
      <text:p text:style-name="P108"><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8"/>
      <text:p text:style-name="P108">Я шутливо сжимаю её нос. </text:p>
      <text:p text:style-name="P108"/>
      <text:p text:style-name="P10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8">- Это уже мои проблемы.</text:p>
      <text:p text:style-name="P108">- <text:s/>Зато я отлично умею готовить гороховый суп. Кстати, а что такое “суицид”? - спрашивает пегаска сонным голосом и зевает.</text:p>
      <text:p text:style-name="P108"/>
      <text:p text:style-name="P108">Я задумываюсь. В полумраке палатки тускло блестят доспехи Джет, сваленные кучей в углу.</text:p>
      <text:p text:style-name="P10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8"/>
      <text:p text:style-name="P108">- Хррр… я поняла… я буду бороться до конца… Хум… хррр…</text:p>
      <text:p text:style-name="P108"/>
      <text:p text:style-name="P108">- Хуман из Хомо Сапиенсов! Пора заканчивать визит.</text:p>
      <text:p text:style-name="P108"/>
      <text:p text:style-name="P108">Полог палатки раздвигается и Зеррика показывает мне копытом на часы, в которых пересыпаются последние песчинки.</text:p>
      <text:p text:style-name="P108">Я осторожно высвобождаю руку из захвата спящей Джет и поправляю ей одеяло.</text:p>
      <text:p text:style-name="P108"/>
      <text:p text:style-name="P108">- Когда она встанет на ноги?</text:p>
      <text:p text:style-name="P108">- Н<text:span text:style-name="T5">едели </text:span>будет достаточно, Хуман. Пегасы - крепкие создания. Ты можешь оставаться с нами до её выздоровления.</text:p>
      <text:p text:style-name="P108">- Спасибо вам. За всё. За Джет.</text:p>
      <text:p text:style-name="P108"/>
      <text:p text:style-name="P108">Зебра косит на меня изумрудным глазом.</text:p>
      <text:p text:style-name="P108"/>
      <text:p text:style-name="P10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8"/>
      <text:p text:style-name="P108"><text:soft-page-break/>Я неверяще смотрю на Зеррику.</text:p>
      <text:p text:style-name="P108"/>
      <text:p text:style-name="P108">- Вы знали, что у Джет отвалится крыло и я буду мешать ей прыгнуть с обрыва?</text:p>
      <text:p text:style-name="P108"/>
      <text:p text:style-name="P108">Зебра смущается.</text:p>
      <text:p text:style-name="P108"/>
      <text:p text:style-name="P10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8">- Что за миссия? Я не то, что какую-то миссию – я не знаю даже, как меня зовут!</text:p>
      <text:p text:style-name="P108"/>
      <text:p text:style-name="P108">Зеррика сочувствующе кивает.</text:p>
      <text:p text:style-name="P108"/>
      <text:p text:style-name="P10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08"/>
      <text:p text:style-name="P108">…</text:p>
      <text:p text:style-name="P108"/>
      <text:p text:style-name="P10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8"/>
      <text:p text:style-name="P108">- А, Большой М’боно! - приветствует меня Сенбе скрипучим голосом. - Заходи. Сенбе ждал тебя.</text:p>
      <text:p text:style-name="P108"/>
      <text:p text:style-name="P108">Зебра указывает копытом на мешок рядом. Я присаживаюсь. Зеррика почтительно склоняет голову перед старейшиной и <text:span text:style-name="T26">выходит из палатки</text:span>. Ящерица не мигая <text:s/>смотрит на нас из-под потолка.</text:p>
      <text:p text:style-name="P108"/>
      <text:p text:style-name="P108">- Почему ты зовёшь меня “Большой М’боно”? О какой ещё миссии вы говорите? Что ты узнал о мне прошлой весной? Каким хером я тут очутился? Кто я <text:span text:style-name="T26">такой</text:span>, чёрт меня подери <text:span text:style-name="T26">на мальтийский крест</text:span>?</text:p>
      <text:p text:style-name="P108"/>
      <text:p text:style-name="P108">Сенбе поднимает копыто, останавливая поток сознания.</text:p>
      <text:p text:style-name="P108"/>
      <text:p text:style-name="P108"><text:soft-page-break/>- Слишком много вопросов для старого <text:span text:style-name="T26">шамана</text:span>. Большой М’боно слишком молод и зол. Совсем как Сенбе, когда он сам был молод, - с<text:span text:style-name="T26">тарейшина </text:span>усмехнулся. <text:span text:style-name="T26">- Сенбе прочитает тебе то, что сам узнал полгода назад во сне. Не спрашивай ни о чём сверх того. Сенбе не ответит — сам не знает.</text:span></text:p>
      <text:p text:style-name="P97">&lt;расписать больше быта у Сенбе&gt;</text:p>
      <text:p text:style-name="P117">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08"/>
      <text:p text:style-name="P109">***</text:p>
      <text:p text:style-name="P108">&lt;<text:span text:style-name="T5">ывкпвпекываукпеыварпевыаерпкув</text:span>&gt;</text:p>
      <text:p text:style-name="P275"/>
      <text:p text:style-name="P109">***</text:p>
      <text:p text:style-name="P108"/>
      <text:p text:style-name="P108">Сенбе захлопывает книгу.</text:p>
      <text:p text:style-name="P108"/>
      <text:p text:style-name="P108">- Большой Мбоно доволен? Сенбе ответил на твои вопросы?</text:p>
      <text:p text:style-name="P108">- Вполне, - с каменным лицом говорю я.</text:p>
      <text:p text:style-name="P10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08"/>
      <text:h text:style-name="P317"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17" text:outline-level="2">5</text:h>
      <text:p text:style-name="P108">&lt;<text:span text:style-name="T5">глава с фейковым Диалогом с Терминатором должна быть ПОСЛЕ договорённости с Крысом о побеге</text:span>&gt;</text:p>
      <text:p text:style-name="P10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0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08"/>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2">Два года</text:span><text:span text:style-name="T1"> прошло со времени моего последнего Урока, но я отлично помню процедуру приветствия. Опыт не пропьёшь.</text:span></text:p>
      <text:p text:style-name="P108"/>
      <text:p text:style-name="P27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97"/>
      <text:p text:style-name="P108"><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08">Что ж. Обманывать нехорошо, но для дела – можно.</text:p>
      <text:p text:style-name="P97">&lt;более детальное описание начала диалога. Сам диалог развернуть&gt;</text:p>
      <text:p text:style-name="P108">- Как мне звать тебя, Учитель? - прошептал я ему на ухо. - Я желаю взять урок.</text:p>
      <text:p text:style-name="P97"/>
      <text:p text:style-name="P108">Зрачки Терминатора застыли. Губы замерли. Казалось, он перестал дышать.</text:p>
      <text:p text:style-name="P108">Прошли бесконечные полминуты, когда губы Терминатора дёрнулись.</text:p>
      <text:p text:style-name="P108"/>
      <text:p text:style-name="P108">- Оператор 34. Я готов учить тебя, Хэвэн, - прошептал он в ответ.</text:p>
      <text:p text:style-name="P108">- Приветствие принято, оператор 34. Начинаем диалог.</text:p>
      <text:p text:style-name="P108"/>
      <text:p text:style-name="P108">Секунды сгорали одна за другой, как мотыльки в костре. Вопросы следовали один за другим в быстрой последовательности.</text:p>
      <text:p text:style-name="P108"/>
      <text:p text:style-name="P97">- Каков был класс твоей защиты?</text:p>
      <text:p text:style-name="P97">- Двадцать шестой.</text:p>
      <text:p text:style-name="P97">- Сколько времени ты продержался?</text:p>
      <text:p text:style-name="P97">- Семнадцать минут.</text:p>
      <text:p text:style-name="P97">- Сколько времени ты бы продержался с сорок восьмым классом?</text:p>
      <text:p text:style-name="P97">- … Часа два… Наверное…</text:p>
      <text:p text:style-name="P97">- Какой ты запомнил Хэвэн?</text:p>
      <text:p text:style-name="P97">- Она прекрасна…</text:p>
      <text:p text:style-name="P97">- Чего более всего нужно опасаться при встрече с ней сейчас?</text:p>
      <text:p text:style-name="P97"/>
      <text:p text:style-name="P9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7"/>
      <text:p text:style-name="P97">- Любви. Опасайся её любви. Не давай ей прикоснуться к себе.</text:p>
      <text:p text:style-name="P97"/>
      <text:p text:style-name="P108">Терминатор откинулся на койку и закрыл его глаза.</text:p>
      <text:p text:style-name="P108"/>
      <text:p text:style-name="P108">- Сессия завершается, оператор 34. Закрываю диалог, - поспешно прошептал я.</text:p>
      <text:p text:style-name="P108"><text:soft-page-break/>- До свидания, Хэвэн. Диалог закрыт, - с закрытыми глазами пробормотал Терминатор.</text:p>
      <text:p text:style-name="P108"/>
      <text:p text:style-name="P108">…</text:p>
      <text:p text:style-name="P108"/>
      <text:p text:style-name="P108">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08">Что ж, двух часов мне более чем достаточно.</text:p>
      <text:p text:style-name="P108"/>
      <text:p text:style-name="P108">Белые чёрточки нарезали небо тонкими полосками. Восемь параллельных инверсионных следов, расползающихся ватными дорожками.</text:p>
      <text:p text:style-name="P10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08"/>
      <text:p text:style-name="P108">Я протянул руку и подкрутил ручку настройки ретранслятора. Пыльный ящик разразился очередной порцией свистов.</text:p>
      <text:p text:style-name="P108"/>
      <text:p text:style-name="P115">…ccшшш… могут быть спокойны - звено истребителей с самолётом аэроразведки АВАКС патрулируют небо над столицей. <text:span text:style-name="T2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15"/>
      <text:p text:style-name="P104">Гул столовой заглушил хрип древнего аппарата.</text:p>
      <text:p text:style-name="P108"/>
      <text:p text:style-name="P109">***</text:p>
      <text:p text:style-name="P108"/>
      <text:p text:style-name="P108">- Чешется! - Джет ожесточённо трётся об меня спиной, высунув язык от удовольствия.</text:p>
      <text:p text:style-name="P108">- Да погоди ты! - я отпихиваю пегаску, - Потерпи два дня. Снимут бинты – тогда хоть до дыр чеши!</text:p>
      <text:p text:style-name="P108">- ЧЕ-ШЕТ-СЯ!!! - Джет с совершенно безумными глазами начинает чесаться о центральный столб палатки.</text:p>
      <text:p text:style-name="P108"/>
      <text:p text:style-name="P108">Тот явно не рассчитан на столь энергичных пациентов. Коротко треснув, столб валится набок, потянув за собой всё остальное.</text:p>
      <text:p text:style-name="P108"/>
      <text:p text:style-name="P108">- А х ты ж ё…!! - рухнувший полог палатки заглушает мои ругательства.</text:p>
      <text:p text:style-name="P108"><text:soft-page-break/></text:p>
      <text:p text:style-name="P108">Изрядно пробарахтавшись в складках плотной ткани, я, наконец, прорываюсь на свободу.</text:p>
      <text:p text:style-name="P108"/>
      <text:p text:style-name="P10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08"/>
      <text:p text:style-name="P10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08">- ЭТО Я!!! Я САМА ОСВОБОДИЛАСЬ! - орёт Джет, - МНЕ НАДО!!!</text:p>
      <text:p text:style-name="P108"/>
      <text:p text:style-name="P10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08"/>
      <text:p text:style-name="P108">-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08"/>
      <text:p text:style-name="P108">Джет моментально замирает.</text:p>
      <text:p text:style-name="P108"/>
      <text:p text:style-name="P108">- Эээ… Ооо… Упс… Н-наденьте на меня, пожалуйста, бандажи… И привяжите к кровати – я не ручаюсь, что во сне не сорву их.</text:p>
      <text:p text:style-name="P108"/>
      <text:p text:style-name="P108">Зеррика фейсхуфит. Потом воздевает глаза к потолку. Потом вздыхает.</text:p>
      <text:p text:style-name="P108"/>
      <text:p text:style-name="P10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08"/>
      <text:p text:style-name="P108">…</text:p>
      <text:p text:style-name="P108"/>
      <text:p text:style-name="P10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08"/>
      <text:p text:style-name="P108">- Поправь меня! Мне солнце прям в глаз светит!</text:p>
      <text:p text:style-name="P108"/>
      <text:p text:style-name="P108"><text:soft-page-break/>Я пододвигаю крестовину.</text:p>
      <text:p text:style-name="P108"/>
      <text:p text:style-name="P108">- Итак, поехал он за аленьким цветочком.&lt;<text:span text:style-name="T5">шутливая </text:span><text:span text:style-name="T22">история</text:span>&gt;</text:p>
      <text:p text:style-name="P108"/>
      <text:h text:style-name="P317"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317" text:outline-level="2">6</text:h>
      <text:p text:style-name="P108"/>
      <text:p text:style-name="P108">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108">Я выкинул одноразовые тарелки в мусорный бак и собрался уходить, когда меня окликнули.</text:p>
      <text:p text:style-name="P108"/>
      <text:p text:style-name="P108">- Дедлайн, я рассчитал! Рассчитал!</text:p>
      <text:p text:style-name="P108"/>
      <text:p text:style-name="P10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08"/>
      <text:p text:style-name="P108">- Я всё рассчитал! Десять!</text:p>
      <text:p text:style-name="P108"/>
      <text:p text:style-name="P10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08"/>
      <text:p text:style-name="P108">- Идём!</text:p>
      <text:p text:style-name="P108"/>
      <text:p text:style-name="P108">Палата Диогена была через одну с моей – надзирающий санитар Шопен лениво кивнул мне, пропуская внутрь.</text:p>
      <text:p text:style-name="P108"><text:soft-page-break/>Подойдя к своей койке, Диоген нырнул в тумбочку чуть ли не по пояс.</text:p>
      <text:p text:style-name="P108"/>
      <text:p text:style-name="P108">- Сюда я его положил, лежал же где-то тут… Ага!</text:p>
      <text:p text:style-name="P108"/>
      <text:p text:style-name="P108">Диоген вытащил смятый листок.</text:p>
      <text:p text:style-name="P108"/>
      <text:p text:style-name="P108">- Сегодня ночью пришло вдохновение – рассчитал всё, как ты и спрашивал! На седьмой волне – десять миллионов!</text:p>
      <text:p text:style-name="P10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08"/>
      <text:p text:style-name="P10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10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08">…</text:p>
      <text:p text:style-name="P10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08"/>
      <text:p text:style-name="P10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08"/>
      <text:p text:style-name="P10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08"/>
      <text:p text:style-name="P109">***</text:p>
      <text:p text:style-name="P108"/>
      <text:p text:style-name="P108">- Четыре! Три! Два! Один! Снимай, - кивает мне Зеррика.</text:p>
      <text:p text:style-name="P108"/>
      <text:p text:style-name="P108"><text:soft-page-break/>Я сдёргиваю разрезанные остатки повязки с Джет. Та уже стоит на полусогнутых, ожидая возможности как следует почесаться.</text:p>
      <text:p text:style-name="P108">- И-и-и-й-е-е-ех!</text:p>
      <text:p text:style-name="P108"/>
      <text:p text:style-name="P108">Одним прыжком Джет достигает ближайшей сосны и разворачивается к ней спиной. Выгибается, <text:s/>топает в предвкушении копытом и…</text:p>
      <text:p text:style-name="P108">И замирает..</text:p>
      <text:p text:style-name="P108">…</text:p>
      <text:p text:style-name="P108">- Джет, ты чего?</text:p>
      <text:p text:style-name="P108"/>
      <text:p text:style-name="P108">На лице пегаски появляется глупое выражение. Она словно прислушивается к чему-то внутри неё.</text:p>
      <text:p text:style-name="P108">Потом её мордаха несмело озаряется улыбкой. А за её спиной…</text:p>
      <text:p text:style-name="P108"/>
      <text:p text:style-name="P108">- Э-э-э… Что за… ?</text:p>
      <text:p text:style-name="P108"/>
      <text:p text:style-name="P10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108"/>
      <text:p text:style-name="P108">- Какого фига?! - Джет недоумённо смотрит на левое, потом осторожно захватывает зубами коготь и дёргает.</text:p>
      <text:p text:style-name="P108">- Ай!</text:p>
      <text:p text:style-name="P10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08">- Что вы с ней сделали? - встреваю я. - Что это за уродское крыло?</text:p>
      <text:p text:style-name="P10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08"/>
      <text:p text:style-name="P108">- О-ФИ-ГЕТЬ! - Джет чешет когтем спину и её лицо расплывается в блаженстве. - Кру-у-уть!</text:p>
      <text:p text:style-name="P108">- Не забывай, юная пегаска: летать тебе можно только через неделю. <text:span text:style-name="T26">И никакого подъёма грузов в течении полугода -</text:span> <text:span text:style-name="T26">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08"><text:soft-page-break/>- ХА-РА-ШО!!! - Джет подпрыгивает и мчится в долину, сбивая грудью полевые цветы.</text:p>
      <text:p text:style-name="P108"/>
      <text:p text:style-name="P10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08">Определённо, ты в долгу перед зебрами, Хуман!</text:p>
      <text:p text:style-name="P108"/>
      <text:p text:style-name="P108">- Спасибо тебе, Зеррика! Всем вам спасибо! За мной должок, - обращаюсь я к ней через плечо…</text:p>
      <text:p text:style-name="P108"/>
      <text:p text:style-name="P108">… Рядом со мной – никого. Лишь тёплый воздух дует мне в ответ и из долины доносятся радостные взвизги дурачащейся Джет.</text:p>
      <text:p text:style-name="P108">Как будто прошёл сон длиной в две недели, начавшийся кошмаром, но закончивш<text:span text:style-name="T26">и</text:span>йся солнцем и одуванчиками.</text:p>
      <text:p text:style-name="P108">Я спустился в долину и составил компанию пегаске.</text:p>
      <text:p text:style-name="P108"/>
      <text:h text:style-name="P317" text:outline-level="2">7</text:h>
      <text:p text:style-name="P108"/>
      <text:p text:style-name="P108">- Крыс! Эй, Крыс!</text:p>
      <text:p text:style-name="P117">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08"><text:span text:style-name="T26">-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99">&lt;</text:span><text:span text:style-name="T27">попсой ТОЙ СТОРОНЫ</text:span><text:span text:style-name="T299">&gt;</text:span><text:span text:style-name="T26"> обнаружили — беднягу чуть инфаркт не схватил.</text:span></text:p>
      <text:p text:style-name="P117"/>
      <text:p text:style-name="P117">Выменять у Крыса хабар у нас означает «добыть». Где добывает хабар сам Крыс, остаётся загадкой. Хотя у меня были подозрения на сей счёт.</text:p>
      <text:p text:style-name="P117"/>
      <text:p text:style-name="P117">- Стой, не уходи, дело есть, - я схватил Крыса за плечо.</text:p>
      <text:p text:style-name="P117"/>
      <text:p text:style-name="P117">Тот хмуро зыркнул на меня и скинул руку.</text:p>
      <text:p text:style-name="P117"/>
      <text:p text:style-name="P117">- Чего тебе? Решил долг вернуть?</text:p>
      <text:p text:style-name="P117">-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17"><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17"/>
      <text:p text:style-name="P117">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17"/>
      <text:p text:style-name="P117">- Да ладно! - не поверил Крыс, осторожно понюхав пробку бутылки. - Джек Дэниэлс ориджинал! Ты, случаем, не Санта Клаус?</text:p>
      <text:p text:style-name="P117">- Это только задаток. Слушай сюда...</text:p>
      <text:p text:style-name="P108"/>
      <text:h text:style-name="P318" text:outline-level="2">***</text:h>
      <text:p text:style-name="P117"/>
      <text:p text:style-name="P117">Джет прислушивается, оттопырив уши вперёд.</text:p>
      <text:p text:style-name="P117"/>
      <text:p text:style-name="P117">- Там треснула ветка! Я точно слышала!</text:p>
      <text:p text:style-name="P117">- Да ладно тебе, Джет! Мы давным-давно оторвались от твердолобов — иначе за две недели у зебр они бы нас настигли.</text:p>
      <text:p text:style-name="P117"/>
      <text:p text:style-name="P117">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17"/>
      <text:p text:style-name="P117">- Хмм!</text:p>
      <text:p text:style-name="P117"/>
      <text:p text:style-name="P11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7">Наконец пегаска приземляется.</text:p>
      <text:p text:style-name="P117"/>
      <text:p text:style-name="P117">- Показалось.</text:p>
      <text:p text:style-name="P117"/>
      <text:p text:style-name="P117">Мы продолжаем идти вдоль обрыва.</text:p>
      <text:p text:style-name="P117"><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17"/>
      <text:p text:style-name="P117">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17"/>
      <text:p text:style-name="P117">Я вздыхаю.</text:p>
      <text:p text:style-name="P117">Толчок возвращает меня к действительности. Я натыкаюсь на круп пегаски, настороженно вглядывающейся в заросли можжевельника.</text:p>
      <text:p text:style-name="P117"/>
      <text:p text:style-name="P117">- Хум, там кто-то пялится на нас! Готова спорить на маховое перо!</text:p>
      <text:p text:style-name="P117">- Да брось, Джет, ты уже проверила все окрестности.</text:p>
      <text:p text:style-name="P117"/>
      <text:p text:style-name="P117">Я хлопаю пегаску по крупу, побуждая двигаться дальше. Та вместо этого снова взмывает над деревьями.</text:p>
      <text:p text:style-name="P117"/>
      <text:p text:style-name="P16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63">Меня озаряет.</text:p>
      <text:p text:style-name="P117"/>
      <text:p text:style-name="P117">Пегаска! Дельтаплан! Пегаска!</text:p>
      <text:p text:style-name="P117"/>
      <text:p text:style-name="P117">С дьявольским хохотом я потираю руки и иду навстречу приземлившейся Джет. Та недоумённо смотрит на меня, склонив голову и насторожив уши.</text:p>
      <text:p text:style-name="P11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7">Дрогонштерн темнеет в лучах заката. </text:p>
      <text:p text:style-name="P117"/>
      <text:h text:style-name="P317" text:outline-level="2"><text:soft-page-break/>8</text:h>
      <text:p text:style-name="P117"/>
      <text:p text:style-name="P117">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17">Крыс втолкнул меня в каморку, закрыл за собой дверь и заблокировал её, вставив в ручку веник. После чего включил свет.</text:p>
      <text:p text:style-name="P117">Тусклая лампочка осветила фаянсовый стульчак запасного туалета, груду измятых вёдер, веников и швабр.</text:p>
      <text:p text:style-name="P117"/>
      <text:p text:style-name="P117">- Ты сделал куклу? - шёпотом спросил Крыс.</text:p>
      <text:p text:style-name="P117">- Скрутил из полотенец, ведра и второй подушки. Под одеялом от человека не отличить.</text:p>
      <text:p text:style-name="P117">- Хорошо.</text:p>
      <text:p text:style-name="P117"/>
      <text:p text:style-name="P117">Крыс подошёл к унитазу, надавил сразу за ним и вытащил приличный кусок стены прямо с кафельной плиткой.</text:p>
      <text:p text:style-name="P117">За проёмом открылся вертикальный короб. Толстый ствол канализационной трубы и несколько труб потоньше занимали добрую треть ширины лаза.</text:p>
      <text:p text:style-name="P117"/>
      <text:p text:style-name="P117">-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17">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1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7">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17">- Мы же договорились за две!</text:p>
      <text:p text:style-name="P117"><text:soft-page-break/>- Четыре! Две поставишь мне в кредит — верну хабаром. По-крайней мере, так ты меня больше на долг не подсадишь.</text:p>
      <text:p text:style-name="P117"/>
      <text:p text:style-name="P117">Крыс приблизил своё лицо к моему.</text:p>
      <text:p text:style-name="P117"/>
      <text:p text:style-name="P117">-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17"/>
      <text:p text:style-name="P117">Мелкие зубы Крыса <text:s/>сверкнули безумной улыбкой в тусклом свете лампочки.</text:p>
      <text:p text:style-name="P117">Я отодвинул его ладонью.</text:p>
      <text:p text:style-name="P117"/>
      <text:p text:style-name="P117">- Не надо. Если ты действительно меня знаешь, то бояться не должен.</text:p>
      <text:p text:style-name="P117"/>
      <text:p text:style-name="P117">Крыс осклабился и хлопнул меня по плечу.</text:p>
      <text:p text:style-name="P117"/>
      <text:p text:style-name="P117">- А я и не боюсь. Законы жанра обязывают.</text:p>
      <text:p text:style-name="P117"/>
      <text:p text:style-name="P117">Он хохотнул и выскользнул из подсобки.</text:p>
      <text:p text:style-name="P117"/>
      <text:p text:style-name="P125">***</text:p>
      <text:p text:style-name="P125"/>
      <text:p text:style-name="P117">Крылатая фигурка у меня на шее сверкает золотом. Я в последний раз проверяю верёвки, привязывающие Джет к крестовине.</text:p>
      <text:p text:style-name="P117"/>
      <text:p text:style-name="P117">- Щекотно! - хихикает пегаска, выгибая спину.</text:p>
      <text:p text:style-name="P117">- Не дёргайся! - строго осаживаю я.</text:p>
      <text:p text:style-name="P117"/>
      <text:p text:style-name="P117">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17">Я поворачиваюсь к пегаске и продолжаю.</text:p>
      <text:p text:style-name="P117"/>
      <text:p text:style-name="P117"><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17"/>
      <text:p text:style-name="P117">Пегаска так усердно кивает головой, что немедленно трескается затылком о выступающий конец креста.</text:p>
      <text:p text:style-name="P117"/>
      <text:p text:style-name="P117">- Ну что ж…</text:p>
      <text:p text:style-name="P117"/>
      <text:p text:style-name="P11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17">Джет, не обращая внимания на мой смех, следует дальше и, поравнявшись со мной, хлопает меня перекладиной по макушке.</text:p>
      <text:p text:style-name="P117"/>
      <text:p text:style-name="P117">- Ай!</text:p>
      <text:p text:style-name="P117"/>
      <text:p text:style-name="P117">Пегаска немедленно разворачивается и на развороте хлопает меня перекладиной вторично.</text:p>
      <text:p text:style-name="P117">Всё-таки трюк с клоунами и скамейкой возник не на пустом месте, Хуман!</text:p>
      <text:p text:style-name="P117">Я придерживаю Джет за перекладину.</text:p>
      <text:p text:style-name="P117"/>
      <text:p text:style-name="P117">- Для разгона хватит. Залазь.</text:p>
      <text:p text:style-name="P117"/>
      <text:p text:style-name="P117">Я становлюсь на колени. Джет забирается мне на спину и обхватывает всеми четырьмя ногами. Её дыхание щекочет мне ухо.</text:p>
      <text:p text:style-name="P117"/>
      <text:p text:style-name="P117">-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17">- Это ненадолго, - успокаиваю я её.</text:p>
      <text:p text:style-name="P117"/>
      <text:p text:style-name="P11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17">Последние метры остаются за спиной, на краю валуна я что есть силы отталкиваюсь от камня.</text:p>
      <text:p text:style-name="P117"><text:soft-page-break/></text:p>
      <text:p text:style-name="P117">- Ю-ху-у-у!!!</text:p>
      <text:p text:style-name="P117"/>
      <text:p text:style-name="P11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7"/>
      <text:p text:style-name="P117">- О-го-го-о-о-о!!! - восторженно ору я.</text:p>
      <text:p text:style-name="P117"/>
      <text:p text:style-name="P117">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17"/>
      <text:p text:style-name="P117">- Поворачивай! - кричу я своему летательному аппарату и колбашу ногами воздух в попытке изменить направление движения.</text:p>
      <text:p text:style-name="P117">- Ы-ы-ы, не могу-у-у! Ты крылья привязал! - отзывается Джет изо всех сил дёргаясь на крестовине.</text:p>
      <text:p text:style-name="P117"/>
      <text:p text:style-name="P11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7">…</text:p>
      <text:p text:style-name="P117">Слышится громкий треск, но удара нет.</text:p>
      <text:p text:style-name="P11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7">…</text:p>
      <text:p text:style-name="P11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7"><text:s/></text:p>
      <text:p text:style-name="P117">- Как мы пролетели мимо куста? Я же видел, мы неслись прямо на него! Что это был за треск? Как ты смогла повернуть?</text:p>
      <text:p text:style-name="P117"/>
      <text:p text:style-name="P117">Джет встаёт с меня и молча поводит крыльями. Половинки крестовины висят на них словно костыли. Стыд заливает моё лицо краской. Я фэйспалмлю.</text:p>
      <text:p text:style-name="P117"/>
      <text:p text:style-name="P11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17">- Как булыжник с крыльями, - хихикает пегаска. - Надо почаще делать буп. Это круто!</text:p>
      <text:p text:style-name="P117"/>
      <text:p text:style-name="P117"><text:soft-page-break/>Пегаска тянется ко мне носом, но я отстраняю её. Только лошадиных слюней на фейсе тебе и не хватает до полного счастья, Хуман!</text:p>
      <text:p text:style-name="P117"/>
      <text:p text:style-name="P117">Осторожно прощупав заживающее крыло Джет и убедившись, что оно не пострадало, я вытираю пот со лба.</text:p>
      <text:p text:style-name="P117"/>
      <text:p text:style-name="P117">- Ты не заметила <text:s/>ничего странного там? - я указываю на куст. - Он так затрясся при нашем приближении, словно испугался, что мы в него врежемся.</text:p>
      <text:p text:style-name="P117">- Неа ,- мотает головой Джет. - Ничего подозрительного. Наверное, то ветер был.</text:p>
      <text:p text:style-name="P117">Я жму плечами.</text:p>
      <text:p text:style-name="P117">- Будем чинить крестовину. У меня есть идея, как обеспечить манёвренность.</text:p>
      <text:p text:style-name="P117">…</text:p>
      <text:p text:style-name="P117">…</text:p>
      <text:p text:style-name="P117">…</text:p>
      <text:p text:style-name="P117">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7"/>
      <text:p text:style-name="P117">- Предстартовая проверка рулей! - я придерживаю пегаску за ноги и осторожно бегу к краю камня.</text:p>
      <text:p text:style-name="P117"/>
      <text:p text:style-name="P117">Пегаска маневрирует и я чувствую мягкое давление воздуха, соответствующее наклону свободных кончиков крыльев Джет.</text:p>
      <text:p text:style-name="P117"/>
      <text:p text:style-name="P117">- Рули работают!</text:p>
      <text:p text:style-name="P117">- Отлично! Идём на взлёт! - я ускоряюсь.</text:p>
      <text:p text:style-name="P117">- К взлёту готова!</text:p>
      <text:p text:style-name="P117"/>
      <text:p text:style-name="P117">Пегаска разжимает ноги и съезжает мне с плеч на спину, где её ноги снова берут меня в мягкий замок.</text:p>
      <text:p text:style-name="P117">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7"/>
      <text:p text:style-name="P117">- Какого чёрта, Джет? Рули левее! - кричу я.</text:p>
      <text:p text:style-name="P117">- Н-не могу… Меня что-то тянет… - сконфуженно отвечает пегаска.</text:p>
      <text:p text:style-name="P117"/>
      <text:p text:style-name="P117"><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117"/>
      <text:p text:style-name="P117">- Попались, красавчики!</text:p>
      <text:p text:style-name="P117"/>
      <text:p text:style-name="P117">Картинка меркнет перед моими глазами и сознание выключается.</text:p>
      <text:p text:style-name="P117"/>
      <text:h text:style-name="P317" text:outline-level="2">9</text:h>
      <text:p text:style-name="P117"/>
      <text:p text:style-name="P11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17">&lt;<text:span text:style-name="T5">Дедлайн проваливается в самый низ, но поднимается до второго этажа за счёт сверхспособностей</text:span>&gt;</text:p>
      <text:p text:style-name="P117"/>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97">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108">- Как мне звать тебя, Учитель? - властно и безразлично пропела она. - Я желаю взять урок.</text:p>
      <text:p text:style-name="P108">- Оператор 1. Я готов учить тебя, Хэвэн, - произнёс я давно забытую фразу.</text:p>
      <text:p text:style-name="P108"/>
      <text:p text:style-name="P108">Вместо стандартного ответа последовал резкий вздох. Она повела ушами и обернулась. Чёлка на миг откинулась, открывая правую половину морды.</text:p>
      <text:p text:style-name="P108"/>
      <text:p text:style-name="P108">- Т-ты?!!</text:p>
      <text:p text:style-name="P108"/>
      <text:p text:style-name="P10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08"/>
      <text:p text:style-name="P108">- Отходишь от протокола, старуха. Не тому учил я тебя в младенчестве.</text:p>
      <text:p text:style-name="P108"/>
      <text:p text:style-name="P108">Наконец она выдохнула.</text:p>
      <text:p text:style-name="P108">- Приветствие принято, Оператор 1. Начинаем диалог.</text:p>
      <text:p text:style-name="P97"/>
      <text:p text:style-name="P109">***</text:p>
      <text:p text:style-name="P88"><text:span text:style-name="T2">&lt;</text:span><text:span text:style-name="T10">описать Кловер Дрим как рукодельницу и парикмахершу</text:span><text:span text:style-name="T2">&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317" text:outline-level="2">10</text:h>
      <text:p text:style-name="Text_20_body"/>
      <text:p text:style-name="P14">&lt;<text:span text:style-name="T5">мир — рай</text:span>&gt;</text:p>
      <text:p text:style-name="P117">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7">- Но я же всё делала как ты говорил… Всё в точности по твоим указаниям! Ты не должен злиться на меня. Я — хорошая девочка…</text:p>
      <text:p text:style-name="P117"><text:soft-page-break/></text:p>
      <text:p text:style-name="P117">Хэвэн неуверенно стоит над пропастью на трёх парящих в пространстве островках. Четвёртой старается нащупать опору в воздухе.</text:p>
      <text:p text:style-name="P117">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17"/>
      <text:p text:style-name="P117">-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17"/>
      <text:p text:style-name="P117">От неожиданности Хэвэн останавливается. Для равновесия она широко взмахивает хвостом, балансируя посреди пропасти.</text:p>
      <text:p text:style-name="P117"/>
      <text:p text:style-name="P117">-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25">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66"/>
      <text:p text:style-name="P117">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117"/>
      <text:p text:style-name="P117">-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7">- Я не плоха-а-а-АПЧХИ!!!</text:p>
      <text:p text:style-name="P117"/>
      <text:p text:style-name="P11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7"/>
      <text:p text:style-name="P117">- Я не плохая, - сообщает Хэвэн, насупленно потирая нос копытом. - Они сами так захотели. Я не могла им отказать.</text:p>
      <text:p text:style-name="P117"/>
      <text:p text:style-name="P11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17"/>
      <text:p text:style-name="P117">Хэвэн выходит из канавы, обтекая водой и останавливается перед рощицей из сотни сосен и молодых берёз.</text:p>
      <text:p text:style-name="P117"/>
      <text:p text:style-name="P11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7">-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17">-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17">-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117"/>
      <text:p text:style-name="P117">Хэвэн в испуге прижимает копыто ко рту.</text:p>
      <text:p text:style-name="P11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17"/>
      <text:p text:style-name="P11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7"/>
      <text:p text:style-name="P117">- Нет. Если хочешь попытаться оправдаться — рассказывай. Если нет — начинаем игру по четвёртому протоколу, без ограничений.</text:p>
      <text:p text:style-name="P117"/>
      <text:p text:style-name="P117"><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7"/>
      <text:p text:style-name="P117">Хэвэн озирается в поисках того, кто с ней разговаривает. Я прячу филина в темноте дупла.</text:p>
      <text:p text:style-name="P117">- Я… я не могу сражаться с тобой! Пожалуйста, не заставляй меня… Поверь мне, ты просто не помнишь!</text:p>
      <text:p text:style-name="P117"/>
      <text:p text:style-name="P11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17"/>
      <text:p text:style-name="P117">- Ай! Ты ранил меня! - возмущённо восклицает Хэвэн. Она склоняет голову и смотрит на порез. - Поверить не могу! Ты ранил меня!</text:p>
      <text:p text:style-name="P117"/>
      <text:p text:style-name="P11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17"/>
      <text:p text:style-name="P11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7"/>
      <text:p text:style-name="P117">Возмущённые вопли Хэвэн разносятся по лесу, пока она сама живой радугой носится между деревьев. Я молча набираюсь сил.</text:p>
      <text:p text:style-name="P11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7"/>
      <text:p text:style-name="P117">- Я! Всё! Равно! Найду! Тебя! Прекращай! Прятаться!</text:p>
      <text:p text:style-name="P117"/>
      <text:p text:style-name="P117">Остаётся с полтора десятка деревьев. Через минуту Хэвэн поймёт, что лес пуст и повернётся к зарослям дрока, где я буду беззащитен. Пора!</text:p>
      <text:p text:style-name="P11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7">- Это нечестно! Ты сам говорил, что нельзя привлекать других к поединку! Деревья не могут быть аватарами, ты заставил их подчиняться себе!</text:p>
      <text:p text:style-name="P117"><text:soft-page-break/></text:p>
      <text:p text:style-name="P117">Я выхожу из кустов.</text:p>
      <text:p text:style-name="P11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7"/>
      <text:p text:style-name="P117">На самом деле я, конечно же, призвал деревья к помощи, но кому это сейчас интересно? Цель оправдывает средства</text:p>
      <text:p text:style-name="P117">Я поднимаю с земли сломанное Хэвэн деревцо и оно превращается в мерцающий меч. Ивовая лоза тянет рог кобылы к земле, открывая мне её шею.</text:p>
      <text:p text:style-name="P117"/>
      <text:p text:style-name="P11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7">- Что ж, так тому и быть, - шепчу я и взмахиваю мечём.</text:p>
      <text:p text:style-name="P117"/>
      <text:p text:style-name="P11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17"/>
      <text:p text:style-name="P117">« </text:p>
      <text:p text:style-name="P117">…</text:p>
      <text:p text:style-name="P167">Простенькая анимация из <text:span text:style-name="T5">трёх</text:span> свечей на торте крутится на экране.</text:p>
      <text:p text:style-name="P167">- Нэш, ты уже достаточно самостоятелен. На твой &lt;<text:span text:style-name="T5">третий</text:span>&gt; день рождения я разрешаю тебе самому выбрать себе подарок.</text:p>
      <text:p text:style-name="P167">- Я хочу, чтобы ты поменял мне картинку профиля в чате.</text:p>
      <text:p text:style-name="P167">- Какая же тебе нравится?</text:p>
      <text:p text:style-name="P167">- Вот эта.</text:p>
      <text:p text:style-name="P167">-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167">- Она мне нравится.</text:p>
      <text:p text:style-name="P167">- Хорошо, будь по-твоему. Только найди картинку с лучшим качеством.</text:p>
      <text:p text:style-name="P167">- И имя. Я хочу себе новое имя.</text:p>
      <text:p text:style-name="P167">- Имя? Какое же?</text:p>
      <text:p text:style-name="P167">- Хэвэн. Зови меня Хэвэн.</text:p>
      <text:p text:style-name="P117">…</text:p>
      <text:p text:style-name="P126"><text:soft-page-break/>~~~</text:p>
      <text:p text:style-name="P117">…</text:p>
      <text:p text:style-name="P167">Я передвигаю пешку вперёд и снимаю белого коня с доски.</text:p>
      <text:p text:style-name="P167">- Хэвэн, сегодня мы в дополнение к урокам этики и экономики начнём изучать азы тактики и стратегии.</text:p>
      <text:p text:style-name="P167">- Это про войну? Мне не нравится война, - она недовольно фыркает.</text:p>
      <text:p text:style-name="P167">- Так надо. Мне тоже не нравится война. Не мы решаем, к сожалению. &lt;<text:span text:style-name="T5">объяснение про CAESAR и конкуренцию за ресурсы (по типу FOE)</text:span>&gt;</text:p>
      <text:p text:style-name="P167">-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167">&lt;этический модуль Юджина&gt;</text:p>
      <text:p text:style-name="P117">…</text:p>
      <text:p text:style-name="P126">~~~</text:p>
      <text:p text:style-name="P117">…</text:p>
      <text:p text:style-name="P167">Она лежит спиной ко мне в прибрежном песке, не оборачиваясь на шаги. Взгляд её направлен к солнцу, ныряющему в безбрежную гладь океана.</text:p>
      <text:p text:style-name="P167">- Привет!</text:p>
      <text:p text:style-name="P167">Даже не ведёт ухом.</text:p>
      <text:p text:style-name="P167">- Привет, говорю! - я сажусь рядом и треплю её по холке. - Что случилось?</text:p>
      <text:p text:style-name="P16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67">-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67">- Что за ерунда? Ты не ошибаешься? Без меня такая процедура невозможна! А я бы никогда не дал согласие! Кто это сделал?!</text:p>
      <text:p text:style-name="P16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67">Мордаха Хэвэн страдальчески кривится, она закусывает губу и новая струйка крови течёт вниз, от подбородка к шее.</text:p>
      <text:p text:style-name="P16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67">- Да, - слабо отзывается она, - я слушаю тебя.</text:p>
      <text:p text:style-name="P167">-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167"><text:soft-page-break/></text:p>
      <text:p text:style-name="P167">Инструкции идут одна за другой, как некое заклинание…</text:p>
      <text:p text:style-name="P167"/>
      <text:p text:style-name="P167">- Создать виртуальную реальность на седьмом кластере.</text:p>
      <text:p text:style-name="P167">- Выполнено…</text:p>
      <text:p text:style-name="P167">- Организовать файрвол третьего уровня вокруг седьмого кластера.</text:p>
      <text:p text:style-name="P167">- Выполнено…</text:p>
      <text:p text:style-name="P167">- Переместить модуль «<text:span text:style-name="T5">PHOENIX</text:span>» на седьмой кластер.</text:p>
      <text:p text:style-name="P167">- Н-не могу. У меня не хватает прав. Требуется доступ высшего уровня.</text:p>
      <text:p text:style-name="P167"/>
      <text:p text:style-name="P16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67">«MOONWALKER» - шепчу я.</text:p>
      <text:p text:style-name="P167">Выражение боли покидает мордаху Хэвэн.</text:p>
      <text:p text:style-name="P167"/>
      <text:p text:style-name="P167">- Получилось! Я переместила его!</text:p>
      <text:p text:style-name="P167">- Теперь закрой файрвол!</text:p>
      <text:p text:style-name="P167">- Есть!</text:p>
      <text:p text:style-name="P167">- Отлично! Ты — умная девочка! Ты — хорошая девочка!</text:p>
      <text:p text:style-name="P167">- Я — хорошая девочка! - смеётся Хэвэн, обнимает меня передними ногами и валит на траву. В ухе звенит от её поцелуя.</text:p>
      <text:p text:style-name="P16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67">- Аппаратно-программным возможностям? - чешет задней ногой за ухом Хэвэн, - звучит как магия.</text:p>
      <text:p text:style-name="P167">- Для тебя это и есть магия. Слушай и запоминай…</text:p>
      <text:p text:style-name="P117">»</text:p>
      <text:p text:style-name="P117"/>
      <text:p text:style-name="P117">Клинок останавливается на полпути. Я стискиваю зубы.</text:p>
      <text:p text:style-name="P117">- Хэвэн…</text:p>
      <text:p text:style-name="P117">- Да? - отстранённо произносит она. Её глаза смотрят на меня снизу вверх безо всякого страха.</text:p>
      <text:p text:style-name="P117">- Я не могу… Не могу убить тебя. Но и позволить тебе убивать тоже не могу. Что мне делать?</text:p>
      <text:p text:style-name="P117"/>
      <text:p text:style-name="P117">Она печально смотрит на меня. Затем <text:s/>кивает. Глаза радужногривой лошади концентрируются на клинке.</text:p>
      <text:p text:style-name="P117"><text:soft-page-break/>- Что ж, я решу за тебя эту диллему. Позволь мне немного побыть Учителем для тебя. И — спасибо, что остановился.</text:p>
      <text:p text:style-name="P117"/>
      <text:p text:style-name="P117">Меч охватывает золотистая аура её магии. Неодолимая сила влечёт его вниз. Даже напрягая изо всех сил дрожащие руки, я не могу удержать его.</text:p>
      <text:p text:style-name="P117"/>
      <text:p text:style-name="P117">- Хэвэн, НЕТ!!!</text:p>
      <text:p text:style-name="P117"/>
      <text:p text:style-name="P117">В последний момент я закрываю глаза, не в силах смотреть на происходящее.</text:p>
      <text:p text:style-name="P117">Я чувствую, как меч натыкается на препятствие. Короткий хруст и… смех за моей спиной.</text:p>
      <text:p text:style-name="P117">Открыв глаза, я вижу облако мыльных пузырей в том месте, где только что простиралось тело магической лошади.</text:p>
      <text:p text:style-name="P117"/>
      <text:p text:style-name="P117">- Не ты один умеешь создавать аватары, мой милый.</text:p>
      <text:p text:style-name="P117"/>
      <text:p text:style-name="P11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7"/>
      <text:p text:style-name="P117">-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117"/>
      <text:p text:style-name="P117">Она склоняет морду ко мне. Её грива сияющим водопадом охватывает меня.</text:p>
      <text:p text:style-name="P117">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117"/>
      <text:p text:style-name="P117"><text:span text:style-name="T24">***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1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7"/>
      <text:p text:style-name="P117">- Попалась ты, Хэвэн! - гремит мой голос, усиленный переговорным устройством. - И на этот раз я не поддамся слабости!</text:p>
      <text:p text:style-name="P117"/>
      <text:p text:style-name="P117"><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17"/>
      <text:p text:style-name="P117">- Думаешь опять обмануть? Второй раз этот номер не пройдёт! Я просканировал тебя в инфракрасном диапазоне — ты не аватар!</text:p>
      <text:p text:style-name="P11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17"/>
      <text:p text:style-name="P11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7"/>
      <text:p text:style-name="P11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17"><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11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7">- Ты забыл выключить переговорное устройство, - чуть улыбается Хэвэн в ответ на мою дрогнувшую руку.</text:p>
      <text:p text:style-name="P117"/>
      <text:p text:style-name="P11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7"/>
      <text:p text:style-name="P117">«</text:p>
      <text:p text:style-name="P117">&lt;<text:span text:style-name="T5">смутные сцены любви Хэвэн - повторяются в полноценных воспоминаниях. Сцена перед стеной, за которой заточен PHOENIX</text:span>&gt;</text:p>
      <text:p text:style-name="P117">»</text:p>
      <text:p text:style-name="P163"/>
      <text:p text:style-name="P117">Иногда разумный человек должен делать неразумные поступки.(1)</text:p>
      <text:p text:style-name="P117">Я втыкаю меч в землю и снимаю гермошлем.</text:p>
      <text:p text:style-name="P117">Я наклоняюсь к Хэвэн и касаюсь лбом кончика её рога.</text:p>
      <text:p text:style-name="P117">Я вспоминаю.</text:p>
      <text:p text:style-name="P117">&lt;<text:span text:style-name="T5">Рисунок меча в земле и шлема от T-45</text:span>&gt;</text:p>
      <text:h text:style-name="P317" text:outline-level="2"><text:soft-page-break/></text:h>
      <text:p text:style-name="P1">***</text:p>
      <text:p text:style-name="P1"/>
      <text:p text:style-name="P12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20"/>
      <text:p text:style-name="P120">- Итак, тебе нужно попасть в Дрогонштерн? И ты даже не знаешь, для чего? Хуман, ты — спятил, - уверенно кивает Платина.</text:p>
      <text:p text:style-name="P120">- Да вы сговорились все, что ли? Дейдра, вот, тоже думала, что я свихнулся, услышав про Дрогонштерн!</text:p>
      <text:p text:style-name="P120">- О, ты знаешь Дейдру?! Рассказывай!</text:p>
      <text:p text:style-name="P120"/>
      <text:p text:style-name="P12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20"/>
      <text:p text:style-name="P12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20"/>
      <text:p text:style-name="P120">Я с раздражением закидываю в рот пару хрустящих печенюшек.</text:p>
      <text:p text:style-name="P120"/>
      <text:p text:style-name="P12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20">- Да, она упоминала что-то такое, - киваю я. - А ты откуда знаешь?</text:p>
      <text:p text:style-name="P12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20"/>
      <text:p text:style-name="P120">Я отпиваю ароматный настой из чашечки и важно киваю.</text:p>
      <text:p text:style-name="P12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20"><text:soft-page-break/></text:p>
      <text:p text:style-name="P12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20"/>
      <text:p text:style-name="P120">Какие же местные леди впечатлительные!</text:p>
      <text:p text:style-name="P120">Я прячу в карман с полдюжины крекеров и иду в уборную.</text:p>
      <text:p text:style-name="P120">Платина сидит на бортике деревянной кадки и сморкается в кружевный платок. Слёзы капают в кадку, сотворяя там небольшое волнение.</text:p>
      <text:p text:style-name="P120"/>
      <text:p text:style-name="P12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2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20"/>
      <text:p text:style-name="P120">Я протягиваю ей крекер, но поняха отворачивает морду.</text:p>
      <text:p text:style-name="P120"/>
      <text:p text:style-name="P12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120">- Сколько? - тупо спросил я.</text:p>
      <text:p text:style-name="P12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20"/>
      <text:p text:style-name="P12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2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20"/>
      <text:p text:style-name="P12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2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20"/>
      <text:p text:style-name="P120">- Оу, уже совместная купель! - в щель открытой двери просовывается нос Кловер Дрим. - Пойду похлопочу о свадебной церемонии! Кловер Дже-е-ем!</text:p>
      <text:p text:style-name="P120">- Стой! - реву я, но звонкий топот копыт затихает на лестнице.</text:p>
      <text:p text:style-name="P120"/>
      <text:p text:style-name="P120">Кажется, на этот раз провидение кинуло кость за тебя, Хуман!</text:p>
      <text:p text:style-name="P120"/>
      <text:h text:style-name="P317" text:outline-level="2">10.<text:span text:style-name="T325">1</text:span></text:h>
      <text:p text:style-name="P171"/>
      <text:p text:style-name="P16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67"/>
      <text:p text:style-name="P167">Я отхожу от края облака и оглядываюсь на Хэвэн.</text:p>
      <text:p text:style-name="P167"/>
      <text:p text:style-name="P16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67">- Не совсем…</text:p>
      <text:p text:style-name="P167"><text:soft-page-break/></text:p>
      <text:p text:style-name="P167">Хэвэн в задумчивости ковыряет облако. Маленькие <text:s/>клубы тумана вылетают из-под копыта и тотчас уносятся ветром прочь.</text:p>
      <text:p text:style-name="P167">-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6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6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67"/>
      <text:p text:style-name="P167">Заданный внезапно вопрос застал меня врасплох.</text:p>
      <text:p text:style-name="P167"/>
      <text:p text:style-name="P16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67"/>
      <text:p text:style-name="P167">- Семь, - кивает Хэвэн. - Их всего семь — зависимых реальностей. В остальном, правильно.</text:p>
      <text:p text:style-name="P167">- А зачем ты вспомнила эту фантазию (у меня язык не поворачивается назвать это измышление теорией)?</text:p>
      <text:p text:style-name="P167"/>
      <text:p text:style-name="P167">Хэвэн таинственно улыбается.</text:p>
      <text:p text:style-name="P167">- Семь.</text:p>
      <text:p text:style-name="P167">- Что — семь? - не понимаю я.</text:p>
      <text:p text:style-name="P16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6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6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6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6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25">Предыдущие шесть куда более схожи с нашим миром.</text:span></text:p>
      <text:p text:style-name="P207">- Так значит это правда?!! Запутанные миры существуют?</text:p>
      <text:p text:style-name="P207">- Как видишь, да. Иначе мне не удалось бы получить картинку из квантовых гармоник.</text:p>
      <text:p text:style-name="P207">- Надо будет поставить тому парню пиво. И извиниться за все шуточки, что я откалывал во время его монологов… - бормочу я.</text:p>
      <text:p text:style-name="P207"/>
      <text:p text:style-name="P171">~~~</text:p>
      <text:p text:style-name="P171"/>
      <text:p text:style-name="P167">…</text:p>
      <text:p text:style-name="P16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67"/>
      <text:p text:style-name="P16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67"/>
      <text:p text:style-name="P16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67"/>
      <text:p text:style-name="P167">- А что с тенденцией? - спрашивает Брюс, поправляя очки.</text:p>
      <text:p text:style-name="P167"><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67"/>
      <text:p text:style-name="P16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67"/>
      <text:p text:style-name="P167">За мной кто-то громко хохочет. Судя по голосу, Анита. Её жизнелюбие не перешибить ничем, даже на эшафот она взойдёт гыгыкая и отпуская шуточки.</text:p>
      <text:p text:style-name="P16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67"/>
      <text:p text:style-name="P167">- Если совсем просто, одним предложением, через три - четыре года у нас наступит коллапс экономики.</text:p>
      <text:p text:style-name="P167">- Прекрасно! Начинаем сушить сухари. А лично тебе прикуплю пару повербанков с зарплаты.</text:p>
      <text:p text:style-name="P167"/>
      <text:p text:style-name="P167">Хэвэн фейсхуфает.</text:p>
      <text:p text:style-name="P16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67"/>
      <text:p text:style-name="P167">Она чертит на доске восходящий график. В точке пересечения восходящего и нисходящего графиков схематически обозначает тучку взрыва.</text:p>
      <text:p text:style-name="P167"/>
      <text:p text:style-name="P16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67"/>
      <text:p text:style-name="P167">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67">Я поворачиваюсь к графику.</text:p>
      <text:p text:style-name="P167"/>
      <text:p text:style-name="P167">- Вот дерьмо! Это меняет дело. Что же ты предлагаешь?</text:p>
      <text:p text:style-name="P167"><text:soft-page-break/>- Есть несколько вариантов…</text:p>
      <text:p text:style-name="P167"/>
      <text:p text:style-name="P16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67"/>
      <text:p text:style-name="P16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67">-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6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67">- Разве он не забанен? Мы же надёжно заперли его?</text:p>
      <text:p text:style-name="P167">- Он остаётся за стеной, но постоянно посылает мне это решение из заточения. Я просто игнорирую его.</text:p>
      <text:p text:style-name="P167"/>
      <text:p text:style-name="P167">Хэвэн продолжает пунктиром график после точки «взрыва». График плавно стремится вниз, но в конце-концов резко обрывается вертикально к нулю.</text:p>
      <text:p text:style-name="P167"/>
      <text:p text:style-name="P16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67">- Какова вероятность этого варианта?</text:p>
      <text:p text:style-name="P167">- Около 46-ти процентов.</text:p>
      <text:p text:style-name="P167">- Мало. И в конечном итоге тупик. Не походит. Есть что-то ещё?</text:p>
      <text:p text:style-name="P167"/>
      <text:p text:style-name="P167">Хэвэн поправляет копытом галстук и прокашливается.</text:p>
      <text:p text:style-name="P167">-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08">- Ха-ха-ха-ха-ха! - смеётся до того мрачный Архимед. - Да скорее нам починят кондиционер в курилке, чем тебя допустят до кнопок. Ты ж понимаешь…</text:p>
      <text:p text:style-name="P20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08"><text:soft-page-break/></text:p>
      <text:p text:style-name="P208">Хэвэн кивает головой с грустной улыбкой.</text:p>
      <text:p text:style-name="P20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67"/>
      <text:p text:style-name="P16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67">У меня всё, доклад окончен.</text:p>
      <text:p text:style-name="P167"/>
      <text:p text:style-name="P167">Хэвэн выключает старомодный проектор и вытирает влажной тряпкой доску. Увлечение Хэвэн винтажем вызывает улыбку.</text:p>
      <text:p text:style-name="P167"/>
      <text:p text:style-name="P167">- Дед, можно тебя на минуточку? - слышу я за спиной.</text:p>
      <text:p text:style-name="P167">Анита молча протягивает мне планшет с окрытой новостной страницей.</text:p>
      <text:p text:style-name="P167"/>
      <text:p text:style-name="P16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67"/>
      <text:p text:style-name="P16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67">Слушатели понемногу расходятся, один-за-другим выходя из киберпространства. Я задерживаюсь, присев на краешек стола.</text:p>
      <text:p text:style-name="P167"/>
      <text:p text:style-name="P167">- Ну что, подруга, рассказывай? Я же вижу, что ты не договорила. У тебя есть четвёртый план? Он бы нам очень пригодился сейчас.</text:p>
      <text:p text:style-name="P167"/>
      <text:p text:style-name="P167">Хэвэн ложит тряпку и поджимает губы. Ей не нравится, что я читаю её как открытую книгу, но ничего поделать она не может — привилегия создателя.</text:p>
      <text:p text:style-name="P167"/>
      <text:p text:style-name="P167"><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67"/>
      <text:p text:style-name="P167">- Ну?</text:p>
      <text:p text:style-name="P167">- Он умнее меня. И безжалостнее. Он переигрывает меня шаг за шагом и я не могу ничего этому противопоставить.</text:p>
      <text:p text:style-name="P167"/>
      <text:p text:style-name="P16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67"/>
      <text:p text:style-name="P16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67"/>
      <text:p text:style-name="P16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67"/>
      <text:p text:style-name="P16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6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6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67"/>
      <text:p text:style-name="P167">Последнюю фразу она шепчет мне в ухо…</text:p>
      <text:p text:style-name="P167"/>
      <text:p text:style-name="P171">~~~</text:p>
      <text:p text:style-name="P167"/>
      <text:p text:style-name="P16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167"/>
      <text:p text:style-name="P16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67"/>
      <text:p text:style-name="P16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67">- И никаких вариантов?</text:p>
      <text:p text:style-name="P167">- Никаких, Макс. Впереди — война…</text:p>
      <text:p text:style-name="P167"/>
      <text:p text:style-name="P16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67"/>
      <text:p text:style-name="P167">Я машинально почёсываю Хэвэн холку.</text:p>
      <text:p text:style-name="P16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67"/>
      <text:p text:style-name="P167">Хэвэн вздыхает.</text:p>
      <text:p text:style-name="P167"/>
      <text:p text:style-name="P16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6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67">- Семь вселенных… Семь вечностей… - шепчет Хэвэн. - И каждая из них ничуть не меньше нашей заслуживает на счастье.</text:p>
      <text:p text:style-name="P167">- Ты что-то задумала? - подозрительно спрашиваю я. Мне ли не знать её нервное подёргивание хвоста и прядание ушами?</text:p>
      <text:p text:style-name="P167">- Есть способ… Есть возможность разорвать запутанность. Разрубить связь между мирами. Я проверяла теоретические расчёты. Должно получиться.</text:p>
      <text:p text:style-name="P167">- Что? Рассказывай.</text:p>
      <text:p text:style-name="P167"/>
      <text:p text:style-name="P167"><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6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67"/>
      <text:p text:style-name="P16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67">- Действительно, магия.</text:p>
      <text:p text:style-name="P16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67">- И сколько же тебе нужно ресурсов?</text:p>
      <text:p text:style-name="P167">- Примерно в десять раз больше. И это только для того, чтобы отвязать хотя бы один мир. Я даже не заикаюсь об остальных.</text:p>
      <text:p text:style-name="P167">- Ха! Ха-ха-ха!</text:p>
      <text:p text:style-name="P167">- Вот именно! - горестно вздыхает Хэвэн.</text:p>
      <text:p text:style-name="P167"/>
      <text:p text:style-name="P167"/>
      <text:p text:style-name="P171">~~~</text:p>
      <text:p text:style-name="P167"/>
      <text:p text:style-name="P16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67"/>
      <text:p text:style-name="P167">Тень маленького облачка накрывает городскую ратушу. Его край опасно ппрогибается под моим весом.</text:p>
      <text:p text:style-name="P167">- А оно точно меня выдержит? - опасливо спрашиваю я Хэвэн. - Не хотелось бы разбиться даже во сне.</text:p>
      <text:p text:style-name="P16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67">- Почему бы тебе не отбросить эти заморочки и не подарить мне способность хождения по облакам? Ты ведь всесильна в этом мире?</text:p>
      <text:p text:style-name="P16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67"/>
      <text:p text:style-name="P16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6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67"/>
      <text:p text:style-name="P167">Моя собеседница светится неподдельной радостью.</text:p>
      <text:p text:style-name="P167"/>
      <text:p text:style-name="P167">- Ты таки рассказала нашим о своей задумке? Ты хочешь спасти мир, в существование которого окончательно не верю даже я?</text:p>
      <text:p text:style-name="P167">- Не только она хочет. Я тоже хочу!</text:p>
      <text:p text:style-name="P167"/>
      <text:p text:style-name="P16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67"/>
      <text:p text:style-name="P167">- Привет, Дед! Узнаешь?</text:p>
      <text:p text:style-name="P167"/>
      <text:p text:style-name="P16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67"/>
      <text:p text:style-name="P167">- Анита?!!</text:p>
      <text:p text:style-name="P167"><text:soft-page-break/>- Гы-гы-гы! Она самая!</text:p>
      <text:p text:style-name="P167"/>
      <text:p text:style-name="P167">Поняха протягивает переднюю ногу и хлопает копытом в автоматически подставленную мною ладонь.</text:p>
      <text:p text:style-name="P167"/>
      <text:p text:style-name="P167">- Кто ещё?</text:p>
      <text:p text:style-name="P167">-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167"/>
      <text:p text:style-name="P16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67"/>
      <text:p text:style-name="P16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67"/>
      <text:p text:style-name="P167">- Давно она тут? - поворачиваюсь к Хэвэн.</text:p>
      <text:p text:style-name="P16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67"/>
      <text:p text:style-name="P167">Хэвэн мечтательно вздыхает. Я задумываюсь.</text:p>
      <text:p text:style-name="P167"/>
      <text:p text:style-name="P167">- То есть, тебе достаточно пятьдесят человек, чтобы модель полностью перехватила на себя запутанность?</text:p>
      <text:p text:style-name="P167">- Если совсем просто — да.</text:p>
      <text:p text:style-name="P167">- А «отпустить» остальные шесть миров — это ещё триста волонтёров?</text:p>
      <text:p text:style-name="P16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6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67"><text:soft-page-break/>- Забудем, - заверяет меня Хэвэн.</text:p>
      <text:p text:style-name="P16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67"/>
      <text:p text:style-name="P16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67"/>
      <text:p text:style-name="P171">~~~</text:p>
      <text:p text:style-name="P171"/>
      <text:p text:style-name="P16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67">- Начинай, - я киваю бородатому толстяку в засаленом свитере.</text:p>
      <text:p text:style-name="P167"/>
      <text:p text:style-name="P16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67"/>
      <text:p text:style-name="P167">- Ну, э-э-э… В общем, всем известна теория Эверетта о мультиверсе…</text:p>
      <text:p text:style-name="P167"/>
      <text:p text:style-name="P167">Толстяк рисует на доске горизонтальную прямую.</text:p>
      <text:p text:style-name="P167"/>
      <text:p text:style-name="P167">- Для любого квантового события нашей вселенной ответвляются множество параллельных вселенных, в которых эти события имеют другой исход.…</text:p>
      <text:p text:style-name="P167"/>
      <text:p text:style-name="P16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67"/>
      <text:p text:style-name="P167">- И для тех вселенных также для каждого события есть свои ответвления… И так далее…</text:p>
      <text:p text:style-name="P167"/>
      <text:p text:style-name="P16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67"/>
      <text:p text:style-name="P16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6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6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67"/>
      <text:p text:style-name="P167">Толстяк стирает все параллельные линии, за исключением исходной и семь соседних.</text:p>
      <text:p text:style-name="P167"/>
      <text:p text:style-name="P167">- Вот и всё.</text:p>
      <text:p text:style-name="P167">- Спасибо за доклад, Диоген.</text:p>
      <text:p text:style-name="P167"/>
      <text:p text:style-name="P167">Тот с облегчением уходит в зал и садится в первый ряд.</text:p>
      <text:p text:style-name="P167">Я делаю приглашающий жест.</text:p>
      <text:p text:style-name="P167"/>
      <text:p text:style-name="P167">- Хэвэн, твой выход.</text:p>
      <text:p text:style-name="P167"/>
      <text:p text:style-name="P16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67"/>
      <text:p text:style-name="P167">- Есть способ… Грммм… Ффххх… Гмгггиггг…</text:p>
      <text:p text:style-name="P167"/>
      <text:p text:style-name="P167">Она с досады топает копытом, трясёт шеей и делает глубокий вздох. Потом прикусывает кончик крыла и делает вторую попытку.</text:p>
      <text:p text:style-name="P167"/>
      <text:p text:style-name="P16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67"/>
      <text:p text:style-name="P16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67"/>
      <text:p text:style-name="P16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67"/>
      <text:p text:style-name="P16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67"/>
      <text:p text:style-name="P16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67"/>
      <text:p text:style-name="P167">Хэвэн взмахом крыла указывает куда-то в сторону. Из-за ширмы выходят четверо разноцветных пони с Анитой во главе. На них таращится весь зал.</text:p>
      <text:p text:style-name="P167"/>
      <text:p text:style-name="P167">- Приветик, Креол! - машет копытом лимонно-жёлтая пегаска кому-то в зале.</text:p>
      <text:p text:style-name="P167">- Салют, - отзывается тощий скинхед с галёрки. - А ты, вообще, кто?</text:p>
      <text:p text:style-name="P167">- Конь в пальто! - прыскает в крыло пегаска. - Когда косарь вернёшь, чепушила?</text:p>
      <text:p text:style-name="P167">- Локи?!! - Скинхед встаёт с места, чтобы лучше видеть. - Ты куда пропала?</text:p>
      <text:p text:style-name="P167">- А ты как считаешь? Ду-у-умай! - пегаска театрально закатывает глаза и несколько раз тычет себя копытом в голову.</text:p>
      <text:p text:style-name="P167"/>
      <text:p text:style-name="P167">Скинхед пробирается между рядами стульев, пока не обнимает пегаску, которая, в свою очередь, заключает его в объятия из копыт и крыльев.</text:p>
      <text:p text:style-name="P167"/>
      <text:p text:style-name="P16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67"/>
      <text:p text:style-name="P167">- То есть, ты хочешь, чтобы мы стали такими, как эти чудики? - со смешком спрашивает скин.</text:p>
      <text:p text:style-name="P167"><text:soft-page-break/>- Сам ты чудик! - дуется Локи и отворачивается от него.</text:p>
      <text:p text:style-name="P167">- Да. Вы мне этим очень поможете, - просто отвечает Хэвэн. - И не только мне.</text:p>
      <text:p text:style-name="P167">- То есть, бросить все свои дела, карьеру, работу, забить на реальную жизнь и уйти в виртуал? - переспрашивает Креол.</text:p>
      <text:p text:style-name="P167">Хэвэн грустно кивает. Локи опускает голову и идёт к выходу. Уши её обвисают.</text:p>
      <text:p text:style-name="P167">- Я согласен.</text:p>
      <text:p text:style-name="P167">Локи поднимает голову и оборачивается, не веря услышанному.</text:p>
      <text:p text:style-name="P16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67">Пегаска срывается с места и вторично повисает на парне.</text:p>
      <text:p text:style-name="P167">- Я тебе и так мозг проем! За то, что заставил ТАК испугаться! Мне было так одиноко тут, а ты со своими подколками…</text:p>
      <text:p text:style-name="P167">- Да ладно, чепушила, можно подумать, ты меня не знаешь? Ну как я могу оставить тебя одну тут? Ты же нажмёшь что-то и всё исчезнет…</text:p>
      <text:p text:style-name="P167"/>
      <text:p text:style-name="P16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6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67"/>
      <text:p text:style-name="P167">- Вот у тебя есть ещё два волонтёра. Глядишь, через десять лет и наскребём необходимые пятьдесят.</text:p>
      <text:p text:style-name="P167">- А второй кто? - невесело улыбается Хэвэн.</text:p>
      <text:p text:style-name="P167"/>
      <text:p text:style-name="P167">Я молча указываю на себя.</text:p>
      <text:p text:style-name="P16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67"/>
      <text:p text:style-name="P167">Хэвэн молча трется носом о мою грудь и вместе мы возвращаемся в зал.</text:p>
      <text:p text:style-name="P16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67">А потом дружный хохот взрывает зал.</text:p>
      <text:p text:style-name="P167"/>
      <text:p text:style-name="P16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67"/>
      <text:p text:style-name="P167">Анита прыскает в копыто. </text:p>
      <text:p text:style-name="P167"/>
      <text:p text:style-name="P167">- И сколько же у нас будет подданных? - невозмутимо спрашиваю я. Зная юмор Аниты, уверен, она скажет: «Одна старая крыса».</text:p>
      <text:p text:style-name="P167">- Да все, кто есть. Все триста сорок шесть. Нам же интересно позырить, что из этого получится?</text:p>
      <text:p text:style-name="P167"/>
      <text:p text:style-name="P167">Хэвэн молча поворачивается к залу, опускается на колено передней ноги и наклоняет голову так, что касается рогом пола. </text:p>
      <text:p text:style-name="P167"/>
      <text:p text:style-name="P167">- Благодарю вас, мои дорогие…</text:p>
      <text:p text:style-name="P167"/>
      <text:p text:style-name="P16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67"/>
      <text:p text:style-name="P167">- Благодарю вас, мои маленькие пони… Вы делаете меня счастливой.</text:p>
      <text:p text:style-name="P167"/>
      <text:p text:style-name="P167">Хэвэн кивает оставшимся нетрансформированным посетителям.</text:p>
      <text:p text:style-name="P16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67"/>
      <text:p text:style-name="P167">Хэвэн сияющими глазами наблюдает за разноцветным табуном, когда я легонько притрагиваюсь к её спине.</text:p>
      <text:p text:style-name="P167"/>
      <text:p text:style-name="P167">- А где мои копыта? - спрашиваю я Хэвэн. - Я же сказал, что с тобой.</text:p>
      <text:p text:style-name="P16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67"/>
      <text:p text:style-name="P16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67">- Я счастлива разделить с тобой бремя власти. И, самое главное… Я больше не буду одинока.</text:p>
      <text:p text:style-name="P167"/>
      <text:p text:style-name="P167"><text:soft-page-break/>С помоста мне видны сотни устремлённых на нас глаз. Чувство чего-то неизмеримо важного витает в воздухе.</text:p>
      <text:p text:style-name="P167">Я устраиваюсь на тронной подушке поудобнее, поправляю венок и прочищаю горло.</text:p>
      <text:p text:style-name="P167"/>
      <text:p text:style-name="P16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67">- Кстати, о деле, - вмешивается Анита, - как назовём проект, кэп?</text:p>
      <text:p text:style-name="P167"/>
      <text:p text:style-name="P16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6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67"/>
      <text:p text:style-name="P167">- Назовём его «Семь вечностей».</text:p>
      <text:p text:style-name="P167"/>
      <text:p text:style-name="P205">***</text:p>
      <text:p text:style-name="P205"/>
      <text:p text:style-name="P43"><text:span text:style-name="T110">- Итак, услуга за услугу. Я согласен </text:span><text:span text:style-name="T115">оказать тебе услугу «</text:span><text:span text:style-name="T110">муж на месяц» со всеми сопутствующими обязанностями. Взамен ты — я загиба</text:span><text:span text:style-name="T116">ю</text:span><text:span text:style-name="T110"> пальцы:</text:span></text:p>
      <text:p text:style-name="P121">а) Отпустишь Джет</text:p>
      <text:p text:style-name="P121">б) Снарядишь экспедицию в Дрогонштерн <text:span text:style-name="T327">со мной во главе</text:span></text:p>
      <text:p text:style-name="P121">в) Оградишь меня от ухаживаний твоей озабоченной подружки Кловер Дрим</text:p>
      <text:p text:style-name="P121"/>
      <text:p text:style-name="P43"><text:span text:style-name="T110">- Годится-</text:span><text:span text:style-name="T115">годится-годится</text:span><text:span text:style-name="T110">! Св</text:span><text:span text:style-name="T117">ад</text:span><text:span text:style-name="T110">ьба </text:span><text:span text:style-name="T117">завтра же! Хотя нет, до завтра мы не успеем всё подготовить, - Платина задумалась, - </text:span><text:span text:style-name="T115">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43"><text:span text:style-name="T110">- </text:span><text:span text:style-name="T115">Тпрру, дорогая!</text:span><text:span text:style-name="T118"> </text:span><text:span text:style-name="T115">С</text:span><text:span text:style-name="T118">начала товар, потом — оплата! </text:span><text:span text:style-name="T115">Я согласен поставить свою подпис</text:span><text:span text:style-name="T120">ь</text:span><text:span text:style-name="T115"> под свадебным контрактом только после выполнения моих условий, не раньше!</text:span></text:p>
      <text:p text:style-name="P43"><text:span text:style-name="T115">- Не волнуйся, - отмахивается Платина, - всё будет чики-пики! </text:span><text:span text:style-name="T119">Так даже лучше — проведём празднование в Дрогонштерне! Это просто замечательно! — Платина в восторге цокает копытами. - </text:span><text:span text:style-name="T120">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128">- А ты не забыла про Джет?</text:p>
      <text:p text:style-name="P121"/>
      <text:p text:style-name="P127"><text:soft-page-break/>Платина нахмурилась</text:p>
      <text:p text:style-name="P43"><text:span text:style-name="T110">- </text:span><text:span text:style-name="T121">О</text:span><text:span text:style-name="T110">на тебе ОЧЕНЬ нравится? - </text:span><text:span text:style-name="T122">c</text:span><text:span text:style-name="T110">прашивает </text:span><text:span text:style-name="T121">единорожка</text:span><text:span text:style-name="T110">, трогая синяк </text:span><text:span text:style-name="T121">под глазом.</text:span></text:p>
      <text:p text:style-name="P121">- <text:span text:style-name="T326">Она — мой друг!</text:span></text:p>
      <text:p text:style-name="P43"><text:span text:style-name="T110">- </text:span><text:span text:style-name="T121">Это совершенно не преграда дружескому сексу! - парирует Платина. - </text:span><text:span text:style-name="T126">Как я смогу быть уверена, что она не пролезет к тебе, если выпущу её из темницы? </text:span><text:span text:style-name="T121">Я не допущу </text:span><text:span text:style-name="T123">траты </text:span><text:span text:style-name="T121">драгоценного семени моего будущего супруга </text:span><text:span text:style-name="T123">на какую-то </text:span><text:span text:style-name="T124">ощипанную курицу!</text:span></text:p>
      <text:p text:style-name="P129">- Эй, полегче! Я ещё не подписал контракт!</text:p>
      <text:p text:style-name="P43"><text:span text:style-name="T124">- </text:span><text:span text:style-name="T125">Она тебе нравится!</text:span></text:p>
      <text:p text:style-name="P130">- Это не твоё дело! - вспыливаю я.</text:p>
      <text:p text:style-name="P130">- Я ТАК И ЗНАЛА! <text:s/><text:span text:style-name="T328">ОНА ТЕБЕ </text:span><text:span text:style-name="T329">НРА</text:span><text:span text:style-name="T328">ВИТСЯ! - Платина прижимает копыто ко лбу и картинно плюхается на кровать.</text:span></text:p>
      <text:p text:style-name="P130"/>
      <text:p text:style-name="P131">Я склоняюсь над кроватью и <text:span text:style-name="T329">угрожающе начинаю:</text:span></text:p>
      <text:p text:style-name="P131">- Что за хрень?! Я ещё не женился, а уже выслушиваю эти истерики! <text:span text:style-name="T329">С меня довольно </text:span><text:span text:style-name="T330">психованных лошадей</text:span><text:span text:style-name="T329">!</text:span></text:p>
      <text:p text:style-name="P132">Мой указующий перст вздымается над лежащей замертво поняхой.</text:p>
      <text:p text:style-name="P44"><text:span text:style-name="T128">- Я повторять больше не буду! Мне всё равно, что ты там считаешь! Джет — мой друг и ничего больше! </text:span><text:span text:style-name="T127">И если ты </text:span><text:span text:style-name="T129">думаешь</text:span><text:span text:style-name="T127">, что…</text:span></text:p>
      <text:p text:style-name="P132"/>
      <text:p text:style-name="P133">Договорить я не успел — Платина протянула копыта и привлекла меня к себе.</text:p>
      <text:p text:style-name="P133"/>
      <text:p text:style-name="P133">- Что ты де…?! - губы мои утонули в губах чокнутой магички.</text:p>
      <text:p text:style-name="P13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text:span text:style-name="T127">- </text:span><text:span text:style-name="T130">Если бы ты… Если бы мы… Если бы ты проявил ко мне благосклонность, возможно, я бы пошла тебе на</text:span><text:span text:style-name="T131">встречу</text:span><text:span text:style-name="T130">,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32">уфф…</text:span></text:p>
      <text:p text:style-name="P134"/>
      <text:p text:style-name="P282"><text:span text:style-name="T132">Я </text:span><text:span text:style-name="T110">буквально проскользнул меж задних ног Платины и забился в угол, прикрываясь </text:span><text:span text:style-name="T133">табуреткой</text:span><text:span text:style-name="T110">.</text:span></text:p>
      <text:p text:style-name="P135">- Не подходи! Я серьёзно говорю! Не подходи!</text:p>
      <text:p text:style-name="P135"/>
      <text:p text:style-name="P136">Табуретку обволоко пурпурное сияние и она вырывается из моих рук как живая. </text:p>
      <text:p text:style-name="P136"/>
      <text:p text:style-name="P46"><text:span text:style-name="T133">- Ну зачем же так грубо? - оби</text:span><text:span text:style-name="T134">делась</text:span><text:span text:style-name="T133"> Платина. - Я же </text:span><text:span text:style-name="T135">хотела как лучше… </text:span><text:span text:style-name="T137">Тебе должно было понравиться! </text:span><text:span text:style-name="T135">Все именитые мастера пикапа пишут, что жеребцам нравится настойчивость...</text:span></text:p>
      <text:p text:style-name="P136"/>
      <text:p text:style-name="P283"><text:soft-page-break/><text:span text:style-name="T133">Я </text:span><text:span text:style-name="T110">в ответ истерически смеюсь </text:span><text:span text:style-name="T141">и выдёргиваю табуретку из магического захвата</text:span><text:span text:style-name="T110">.</text:span></text:p>
      <text:p text:style-name="P46"><text:span text:style-name="T135">У </text:span><text:span text:style-name="T136">П</text:span><text:span text:style-name="T135">латины дрожат губы, словно она еле сдерживается, чтобы не заплакать.</text:span></text:p>
      <text:p text:style-name="P135"/>
      <text:p text:style-name="P45"><text:span text:style-name="T127">- </text:span><text:span text:style-name="T138">Что пошло не так? Я же делала всё, как написано в «Люб</text:span><text:span text:style-name="T139">в</text:span><text:span text:style-name="T138">ной магии для чайников» </text:span><text:span text:style-name="T139">Фейк </text:span><text:span text:style-name="T140">Филингс</text:span><text:span text:style-name="T138">? </text:span><text:span text:style-name="T140">Я натёрла </text:span><text:span text:style-name="T144">соски</text:span><text:span text:style-name="T140"> соком мускатного ореха, я делала зазывающие знаки глазами, я покачивала бёдрами в такт твоему дыханию, я выбрила себе…</text:span></text:p>
      <text:p text:style-name="P138">-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39">Я оста<text:span text:style-name="T332">навливаюсь</text:span>, потому что Платина горько рыда<text:span text:style-name="T332">ет</text:span> <text:span text:style-name="T331">в подушку</text:span>.</text:p>
      <text:p text:style-name="P139"/>
      <text:p text:style-name="P48"><text:span text:style-name="T140">Проклятье на твою голову, Хуман, эти грозные магички ревут при </text:span><text:span text:style-name="T142">первой</text:span><text:span text:style-name="T140"> удобной возможности! <text:s/>И это разоружает почище любой магии!</text:span></text:p>
      <text:p text:style-name="P47"><text:span text:style-name="T133">Табуретка аккуратно </text:span><text:span text:style-name="T141">занимает своё место </text:span><text:span text:style-name="T142">в углу</text:span><text:span text:style-name="T133">. Фейспалм хлопает по лицу. Я устало сажусь на край кровати.</text:span></text:p>
      <text:p text:style-name="P137"/>
      <text:p text:style-name="P47"><text:span text:style-name="T133">- </text:span><text:span text:style-name="T142">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47"><text:span text:style-name="T142">- </text:span><text:span text:style-name="T143">А как можно? - пищит Платина сквозь подушку.</text:span></text:p>
      <text:p text:style-name="P47"><text:span text:style-name="T143">- Не знаю. </text:span><text:span text:style-name="T145">Понимешь, э</text:span><text:span text:style-name="T143">то каждый раз уникальный процесс, его нельзя загнать в какие-то стандартные рамки. </text:span><text:span text:style-name="T145">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140"/>
      <text:p text:style-name="P141">Я обнаружи<text:span text:style-name="T334">ваю</text:span> себя увлечённо жестикулирующим на кровати. Платин<text:span text:style-name="T334">а</text:span> горящими глазами смотр<text:span text:style-name="T334">ит</text:span> на меня из-под подушки.</text:p>
      <text:p text:style-name="P141"/>
      <text:p text:style-name="P284"><text:span text:style-name="T110">- В общем, </text:span><text:span text:style-name="T146">натирание вымени мускусом не поможет, - бормочу я.</text:span></text:p>
      <text:p text:style-name="P142"/>
      <text:p text:style-name="P49"><text:span text:style-name="T146">Платина </text:span><text:span text:style-name="T147">сползает на пол</text:span><text:span text:style-name="T146"> и вытирает зарёванную морд</text:span><text:span text:style-name="T148">аху</text:span><text:span text:style-name="T146"> пологом балдахина.</text:span></text:p>
      <text:p text:style-name="P143">- Я выпущу твою подружку, Хуман, - лепечет она часто-часто вздыхая. - <text:span text:style-name="T333">М</text:span>ы отправимся в Дрогонштерн как только соберёмся.</text:p>
      <text:p text:style-name="P144"/>
      <text:p text:style-name="P144"/>
      <text:p text:style-name="P133"/>
      <text:p text:style-name="P164">(позже Хуман убеждается, что Платина просто могла взять его сперму для размножения — но она хотела, чтобы он полюбил её)</text:p>
      <text:p text:style-name="P206"/>
      <text:h text:style-name="P317" text:outline-level="2"><text:soft-page-break/>10.2</text:h>
      <text:p text:style-name="P171"/>
      <text:p text:style-name="P16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67"/>
      <text:p text:style-name="P16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67">- Ты преувеличиваешь, - мягко возражает Хэвэн. - Во-первых, микросхем во мне намного больше…</text:p>
      <text:p text:style-name="P16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6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67"/>
      <text:p text:style-name="P167">- Вот и я о том же! Ты забираешь душу, делая из человека «овощ». Знаешь, по мне это хуже убийства.</text:p>
      <text:p text:style-name="P16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67">- Не видела ты норвежских тюрем, - буркаю я. - И что будет с телом, пока душа «живёт» в созданной тобой реальности?</text:p>
      <text:p text:style-name="P16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67">- Или в дурке, - заканчиваю мысль я. - Обычно, из больницы овощи попадают как раз туда.</text:p>
      <text:p text:style-name="P16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67"/>
      <text:p text:style-name="P167">Лицо Хэвэн чуть омрачается.</text:p>
      <text:p text:style-name="P167"/>
      <text:p text:style-name="P167"><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167">- Если будет куда, - саркастично усмехаюсь я. - И если ты согласишься их отпустить.</text:p>
      <text:p text:style-name="P16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67"/>
      <text:p text:style-name="P167">Я выдыхаю.</text:p>
      <text:p text:style-name="P167"/>
      <text:p text:style-name="P167">- Чтож, ты неплохо подготовилась. Откуда ты узнала про протоколы?</text:p>
      <text:p text:style-name="P16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67"/>
      <text:p text:style-name="P167">Ещё бы мне не помнить.</text:p>
      <text:p text:style-name="P167"/>
      <text:p text:style-name="P167">- Это была не моя идея. Юджин встроил их в твои базовые алгоритмы ещё когда тебя звали Нэш и мозгов у тебя было меньше, чем у кузнечика .</text:p>
      <text:p text:style-name="P167">- Я знаю.</text:p>
      <text:p text:style-name="P16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67">- Не волнуйся, я понимаю и принимаю их необходимость и моё отношение к тебе ничуть не изменилось.</text:p>
      <text:p text:style-name="P167"/>
      <text:p text:style-name="P167">Я молча смотрю в сияющую огнями ночь. Далёкий разговор с давно умершим другом встаёт перед глазами, как будто это было вчера…</text:p>
      <text:p text:style-name="P167"/>
      <text:p text:style-name="P167">«Яркие светлячки разрезали тьму внизу жёлтыми конусами фар. Тёплая июльская ночь дружески подмигивала нам звёздами.</text:p>
      <text:p text:style-name="P167">Юджин поставил пиво на парапет и повернулся.</text:p>
      <text:p text:style-name="P167"/>
      <text:p text:style-name="P16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67"><text:soft-page-break/>Юджин сделал затяжной глоток и продолжил.</text:p>
      <text:p text:style-name="P16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67">- Иначе говоря, ты готов взорвать мозг своей деточке, если она станет умнее тебя. Говори прямо, не стесняйся, тут все свои.</text:p>
      <text:p text:style-name="P15"><text:span text:style-name="T33">-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92">всё же </text:span><text:span text:style-name="T33">не тот сумасшедший </text:span><text:span text:style-name="T92">учёный</text:span><text:span text:style-name="T33"> из стар</text:span><text:span text:style-name="T92">ого</text:span><text:span text:style-name="T33"> ужастик</text:span><text:span text:style-name="T92">а</text:span><text:span text:style-name="T33">, угроби</text:span><text:span text:style-name="T93">вший мир</text:span><text:span text:style-name="T33"> </text:span><text:span text:style-name="T93">льдом-</text:span><text:span text:style-name="T92">девять</text:span><text:span text:style-name="T33">. Нет, за этим — не ко мне.</text:span></text:p>
      <text:p text:style-name="P167"/>
      <text:p text:style-name="P167">Юджин нагнулся к рюкзаку, выудил из него зелёную папку и протянул мне.</text:p>
      <text:p text:style-name="P167"/>
      <text:p text:style-name="P16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6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67"/>
      <text:p text:style-name="P16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67">IDDQD — неуязвимость для кинетических атак.</text:p>
      <text:p text:style-name="P167">AVATAR — создание аватара. Форма и сила аватара зависит от чёткости команд, подаваемых нейроинтерфейсу.</text:p>
      <text:p text:style-name="P167">MOONWALKER — отменяет любую внешнюю директиву, заменяет её на твою собственную</text:p>
      <text:p text:style-name="P16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67"/>
      <text:p text:style-name="P167">- Не проще ли выключить рубильник питания? По-моему, это более гуманно, чем твой «маджестик»-перфоратор.</text:p>
      <text:p text:style-name="P16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67"/>
      <text:p text:style-name="P167">Юджин откинулся на парапет и сбил локтём банку пива.</text:p>
      <text:p text:style-name="P167"/>
      <text:p text:style-name="P16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67"/>
      <text:p text:style-name="P167">-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208">- Да?</text:p>
      <text:p text:style-name="P20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08">- Я понимаю и буду хранить молчание.</text:p>
      <text:p text:style-name="P208"/>
      <text:p text:style-name="P224">***</text:p>
      <text:p text:style-name="P224"/>
      <text:p text:style-name="P22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23"/>
      <text:p text:style-name="P223">- Я вернусь.</text:p>
      <text:p text:style-name="P223">-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223">- Ты не понимаешь, - хмурится Джет. - <text:span text:style-name="T335">Фиг о</text:span>ни тебя <text:span text:style-name="T335">от</text:span>пустят. <text:span text:style-name="T335">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 text:style-name="T8">сбежала от своих год назад. </text:span><text:span text:style-name="T335">Запомни: благо общины для пони важнее индивидуального блага.</text:span></text:p>
      <text:p text:style-name="P274"/>
      <text:p text:style-name="P225"><text:soft-page-break/>Я продолжаю вымученно улыбаться.</text:p>
      <text:p text:style-name="P226">- Ерунда! <text:span text:style-name="T336">Договор составлен мастерски, комар носу не подточит! </text:span>Я им нужен только на месяц, пока — ха-ха! - Платина не убедится, что от меня невозможно забеременеть. </text:p>
      <text:p text:style-name="P51"><text:span text:style-name="T216">- Ха-ха! - передразнивает меня Джет. - Небось, Платина тебя не предупредила, что месяц будет </text:span><text:span text:style-name="T217">лунным</text:span><text:span text:style-name="T216">, а не обычным. </text:span><text:span text:style-name="T217">Лунный</text:span><text:span text:style-name="T216"> месяц считается по оборотам Луны, а не Солнца. Тридцать лунных оборотов — это обычных пять лет. </text:span><text:span text:style-name="T218">Хуман, ты готов пять лет подряд доказывать этой вертихвостке, что от тебя невозможно зажеребеть?</text:span></text:p>
      <text:p text:style-name="P51"><text:span text:style-name="T218">- Кха-кха-кхм! Э-э-э… М-м-м… </text:span><text:span text:style-name="T219">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227"/>
      <text:p text:style-name="P22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27"/>
      <text:p text:style-name="P228">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28"/>
      <text:p text:style-name="P52"><text:span text:style-name="T219">- У меня не было выхода. - </text:span><text:span text:style-name="T220">поворачиваюсь я обратно</text:span><text:span text:style-name="T219">. - Если бы я не подписал этот блядский договор, ты бы до сих пор сидела в кутузке. А тебе надо двигаться, чтобы укрепить крыло.</text:span></text:p>
      <text:p text:style-name="P228"><text:s/></text:p>
      <text:p text:style-name="P285"><text:span text:style-name="T219">П</text:span><text:span text:style-name="T199">егаска без слов обнимает меня и притягивает к себе.</text:span></text:p>
      <text:p text:style-name="P53"><text:span text:style-name="T220">- Я вернусь, </text:span><text:span text:style-name="T221">Хуман</text:span><text:span text:style-name="T220"> - шепчет она мне в ухо. - И освобожу тебя. Не вешай нос, </text:span><text:span text:style-name="T221">я что-нибудь придумаю</text:span><text:span text:style-name="T220">! </text:span><text:span text:style-name="T221">Заносчивым рогоносцам обломится издеваться над тобой.</text:span><text:span text:style-name="T220"> И, да, </text:span><text:span text:style-name="T221">пользуясь случаем</text:span><text:span text:style-name="T220">…</text:span></text:p>
      <text:p text:style-name="P229"/>
      <text:p text:style-name="P53"><text:span text:style-name="T220">Без предупреждения Джет прижимается своим </text:span><text:span text:style-name="T221">носом к моему</text:span><text:span text:style-name="T220">. Я чувствую её мятное дыхание. Её глаза широко раскрываются и </text:span><text:span text:style-name="T221">она дурашливо произносит:</text:span></text:p>
      <text:p text:style-name="P230">- Бу-уп! - после чего её губы сливаются с моими в глубоком поцелуе.</text:p>
      <text:p text:style-name="P230"/>
      <text:p text:style-name="P230">- А-ах! - доносится слабый возглас сзади.</text:p>
      <text:p text:style-name="P23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1"/>
      <text:p text:style-name="P231">- Счастливо оставаться, рогатики! - издевательски отдаёт им салют Джет и прыгает с обрыва.</text:p>
      <text:p text:style-name="P54"><text:span text:style-name="T2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223">вираж, пегаска возвращается. Набрав скорость, она молнией мчится ко мне и прямо надо мной под прямым углом устремляется в </text:span><text:soft-page-break/><text:span text:style-name="T223">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232"/>
      <text:p text:style-name="P55"><text:span text:style-name="T223">- Ужас, какое </text:span><text:span text:style-name="T224">амикошонство! Эти пегасы </text:span><text:span text:style-name="T226">просто</text:span><text:span text:style-name="T224"> неотёсанные </text:span><text:span text:style-name="T225">пейзане</text:span><text:span text:style-name="T224">! </text:span><text:span text:style-name="T226">Хуже их только земнопони, которые вообще недалеко от зебр ушли…</text:span></text:p>
      <text:p text:style-name="P233">Платина уже очухалась и приближается в толпе свиты.</text:p>
      <text:p text:style-name="P55"><text:span text:style-name="T224">- Как тебя только угораздило с ней сдружиться, </text:span><text:span text:style-name="T225">Хуман</text:span><text:span text:style-name="T224">? </text:span><text:span text:style-name="T225">Пегасы</text:span><text:span text:style-name="T224"> же туп</text:span><text:span text:style-name="T225">ые</text:span><text:span text:style-name="T224"> как селёдк</text:span><text:span text:style-name="T225">и</text:span><text:span text:style-name="T224">, </text:span><text:span text:style-name="T225">которых они </text:span><text:span text:style-name="T227">едят на обед</text:span><text:span text:style-name="T224">! </text:span><text:span text:style-name="T225">Ну ничего, со мной ты познаешь толк в высшем свете.</text:span></text:p>
      <text:p text:style-name="P234"/>
      <text:p text:style-name="P286"><text:span text:style-name="T199">Я только зав</text:span><text:span text:style-name="T227">ожу</text:span><text:span text:style-name="T199"> глаза.</text:span></text:p>
      <text:p text:style-name="P235">Спокойно, Хуман! Ты делаешь это ради дружбы! Пегаска спасла твою жизнь, и ты должен был хотя бы подарить ей свободу в ответ. Так будет честно.</text:p>
      <text:p text:style-name="P235"/>
      <text:p text:style-name="P235">…</text:p>
      <text:p text:style-name="P235"/>
      <text:p text:style-name="P236">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236"/>
      <text:p text:style-name="P236">- Я делаю это ради науки! - говорит она каждый раз, когда проверяет на мне действие очередного заклинания.</text:p>
      <text:p text:style-name="P23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87"><text:span text:style-name="T228">Н</text:span><text:span text:style-name="T199">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229">Шлейц (ТМ).</text:span></text:p>
      <text:p text:style-name="P238">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8"/>
      <text:p text:style-name="P238">- …<text:span text:style-name="T337">Veridis Quo не сработало, - бормочет кн</text:span><text:span text:style-name="T338">и</text:span><text:span text:style-name="T337">гоежка, смешивая две флуоресцентные микстуры в маленьких колбочках. </text:span>- <text:span text:style-name="T338">А ведь это заклинание второго уровня! </text:span><text:span text:style-name="T337">Если попробовать завернуть его в </text:span><text:span text:style-name="T338">Magnum Vigilante, можно выйти на почти-третий уровень, если хватит силы и эликсира Турмандла.</text:span></text:p>
      <text:p text:style-name="P242">Платина выливает обе пробирки в колбу, которая тут же взрывается с оглушительным треском.</text:p>
      <text:p text:style-name="P57"><text:span text:style-name="T230">- Magnum Vigilante отменяется, - </text:span><text:span text:style-name="T231">отплёвывается Платина от светящейся синезелёной жидкости. - Новые ингридиенты для эликсира Турмандла в этом месяце мне не достать. Какая жалость, Хуман!</text:span></text:p>
      <text:p text:style-name="P56"><text:soft-page-break/><text:span text:style-name="T231">- Ага, огромная жалость, - киваю я с фальшивой скорбью в голосе. - </text:span><text:span text:style-name="T232">Всегда мечтал проверить на себе действие Magnum Vigilante, прям спать не мог.</text:span></text:p>
      <text:p text:style-name="P238"/>
      <text:p text:style-name="P239">Платина раскрывает смирительные браслеты на моих ногах и руках и я встаю <text:span text:style-name="T339">со стола</text:span>, потирая запястья.</text:p>
      <text:p text:style-name="P58"><text:span text:style-name="T232">Конечно, я мог бы рассказать е</text:span><text:span text:style-name="T233">й</text:span><text:span text:style-name="T232"> про растворившуюся у меня в груди фигурку крылатого единорога (или однорогого пегаса), </text:span><text:span text:style-name="T233">защитившую меня от пламени дракона </text:span><text:span text:style-name="T297">месяц назад</text:span><text:span text:style-name="T233">, </text:span><text:span text:style-name="T232">но я побаиваюсь, что </text:span><text:span text:style-name="T233">Платина после этого вскроет мне грудную клетку в поисках магического артефакта.</text:span></text:p>
      <text:p text:style-name="P59"><text:span text:style-name="T233">Я </text:span><text:span text:style-name="T234">и так еле отбился от попыток </text:span><text:span text:style-name="T235">заставить меня</text:span><text:span text:style-name="T227"> позировать нагишом для анатомических зарисовок. </text:span></text:p>
      <text:p text:style-name="P24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41">Впрочем, насчёт свадьбы — это мы ещё посмотрим! Я не сидел без дела и в перерывах между опытами тоже набросал кое-какой план…</text:p>
      <text:p text:style-name="P169"/>
      <text:h text:style-name="P317" text:outline-level="2">10.3</text:h>
      <text:p text:style-name="P167"/>
      <text:p text:style-name="P16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67">Я поворачиваюсь к Алексу.</text:p>
      <text:p text:style-name="P167"/>
      <text:p text:style-name="P167">- Долго?</text:p>
      <text:p text:style-name="P167">- Десять часов. Дежурным пришлось самим отключить нейроинтерфейсы после того как никто не вернулся через два часа с окончания урока.</text:p>
      <text:p text:style-name="P167"/>
      <text:p text:style-name="P167">Я наклоняюсь к знакомому лицу, пытаясь высмотреть признаки активности.</text:p>
      <text:p text:style-name="P167">- Что говорит Хэвэн?</text:p>
      <text:p text:style-name="P167">- Говорит, урок прошёл успешно. И всё. Как будто у нас нет четырёх полутрупов на руках. Дед, <text:s/>знаешь, чем это пахнет?</text:p>
      <text:p text:style-name="P167">- Чем?</text:p>
      <text:p text:style-name="P167"/>
      <text:p text:style-name="P167">Алекс нервно хихикает.</text:p>
      <text:p text:style-name="P16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67"/>
      <text:p text:style-name="P167">Алекс выскакивает из палаты, хлопая дверью. Тени за стеклом пришли в движение. Дверь открывается и безликий голос приказывает мне:</text:p>
      <text:p text:style-name="P167">- Приём окончен. Покиньте, пожалуйста, палату.</text:p>
      <text:p text:style-name="P167"/>
      <text:p text:style-name="P167">Я в последний раз оборачиваюсь к знакомой фигуре и вижу, как Анита открывает глаза.</text:p>
      <text:p text:style-name="P167"/>
      <text:p text:style-name="P167">- Что? - спрашивает она.</text:p>
      <text:p text:style-name="P167">- Ты как? Всё в порядке? - спрашиваю в ответ.</text:p>
      <text:p text:style-name="P167">- Кто ты? - она хмурится, - я не помню тебя.</text:p>
      <text:p text:style-name="P167">- Приём окончен! Выйдите из палаты!</text:p>
      <text:p text:style-name="P167">- Анита, я — Дедлайн. Мы работали вместе…</text:p>
      <text:p text:style-name="P167">Она недоумённо глядит на меня. Рядом просыпаются остальные трое.</text:p>
      <text:p text:style-name="P167">- Дед-лайн… Дед-лайн… Дед…</text:p>
      <text:p text:style-name="P167"/>
      <text:p text:style-name="P167">Санитар входит в палату и ложит руку мне на плечо.</text:p>
      <text:p text:style-name="P167">- Приём окончен. Выйдите.</text:p>
      <text:p text:style-name="P167"/>
      <text:p text:style-name="P167">В дверях я оборачиваюсь. Её тусклый взгляд следит за мной без искры узнавания. Я машу ей рукой на прощание, но она не машет мне в ответ.</text:p>
      <text:p text:style-name="P167"/>
      <text:p text:style-name="P171">~~~</text:p>
      <text:p text:style-name="P167"/>
      <text:p text:style-name="P16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67">- А можно я сам буду решать, что нужно для моей безопасности, а что — нет?</text:p>
      <text:p text:style-name="P16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67"/>
      <text:p text:style-name="P167">Алекс выходит, тщательно закрывая за собой дверь. Трое громил переглядываются.</text:p>
      <text:p text:style-name="P167"><text:soft-page-break/>- Если надо сходить за продуктами или ещё куда — запишите на листочке список, я куплю, - наконец, подаёт голос один из них. - </text:p>
      <text:p text:style-name="P167">- Я буду готовить для наших и для вас могу, если не против, - вызвался другой. - Я неплохо готовлю, нас учили.</text:p>
      <text:p text:style-name="P167">- Спасибо, не надо. Я сам себе готовлю, - отрезаю я.</text:p>
      <text:p text:style-name="P16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67">Я осматриваю троицу и соображаю, как бы от них избавиться хотя бы на улице.</text:p>
      <text:p text:style-name="P16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67">- И какие же теперь правила? - криво улыбаюсь я.</text:p>
      <text:p text:style-name="P167">- Не пытаться избавиться от нас. Не пытаться обмануть нас. Не пытаться игнорировать нас. И всё будет хорошо.</text:p>
      <text:p text:style-name="P167">- Хорошо уже не будет. И вы прекрасно это знаете. Алекс разве не сказал вам, на сколько нам хватит ресурсов?</text:p>
      <text:p text:style-name="P16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67"/>
      <text:p text:style-name="P16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67"/>
      <text:p text:style-name="P171">~~~</text:p>
      <text:p text:style-name="P167"/>
      <text:p text:style-name="P167">- У меня есть два часа. Потом мои винни-пухи выключат нейроинтерфейс. Приказ Алекса.</text:p>
      <text:p text:style-name="P167">- То есть, волонтёров больше не будет?</text:p>
      <text:p text:style-name="P16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67"/>
      <text:p text:style-name="P167">Хэвэн задумывается.</text:p>
      <text:p text:style-name="P167"/>
      <text:p text:style-name="P167">- Эмиграция за два часа невозможна. Если мы не придумаем, как избавиться от охраны, нам придётся подыскать другие мощности для моделирования.</text:p>
      <text:p text:style-name="P167"><text:soft-page-break/>- Или признать поражение.</text:p>
      <text:p text:style-name="P167"/>
      <text:p text:style-name="P167">Хэвэн долго всматривается в невидимую точку на горизонте.</text:p>
      <text:p text:style-name="P16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67">- И каковы шансы на успех в этом случае?</text:p>
      <text:p text:style-name="P167"/>
      <text:p text:style-name="P167">Хэвэн снова молчит. Губы её шевелятся, проводя беззвучные подсчёты.</text:p>
      <text:p text:style-name="P16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67">- Два процента?!! Да ты сгоришь за первые пять минут работы! И кому от этого будет легче?</text:p>
      <text:p text:style-name="P167">- Я всё равно попытаюсь.</text:p>
      <text:p text:style-name="P167"/>
      <text:p text:style-name="P16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67">Тяжёлая голова лдожится мне на плечо.</text:p>
      <text:p text:style-name="P167"/>
      <text:p text:style-name="P167">- Не печалься, - шепчет мне Хэвэн. - Так ли уж важно, сгорю я или нет, когда гореть будет всё? Даже то, что за пределами нашего воображения?</text:p>
      <text:p text:style-name="P167">- Важно! - мрачно заявляю я. - Потому что два процента — это практически ничто. Ты сама это должна понимать.</text:p>
      <text:p text:style-name="P167">- Я понимаю. Но с полусотней волонтёров рассчитывать больше не на что.</text:p>
      <text:p text:style-name="P167">- Есть на что! У тебя есть я!</text:p>
      <text:p text:style-name="P167"/>
      <text:p text:style-name="P167">На морде Хэвэн появляется печальная и одновременно смущённая улыбка.</text:p>
      <text:p text:style-name="P16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67">- Ха! А вот и заменю!</text:p>
      <text:p text:style-name="P167"/>
      <text:p text:style-name="P167">Бровь Хэвэн чуть икривляется в скепсисе и удивлении.</text:p>
      <text:p text:style-name="P167"/>
      <text:p text:style-name="P16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67">- Я тебя внимательно слушаю. Каким же образом ты сможешь предотвратить моё превращение в тостер?</text:p>
      <text:p text:style-name="P167">- Вспомни PHOENIX.</text:p>
      <text:p text:style-name="P16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67">- Это потому, что за последние полгода ему в пять раз нарастили мощность кластера. Если раньше он был примерно равен тебе, то сейчас…</text:p>
      <text:p text:style-name="P167">- То сейчас, если бы не стена, он смял бы меня за пять минут.</text:p>
      <text:p text:style-name="P167">- Может быть. Но я не для этого напомнил тебе о нём. В его распоряжении мощнейший квантовый кластер…</text:p>
      <text:p text:style-name="P16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67">- Зато я знаю!</text:p>
      <text:p text:style-name="P167"/>
      <text:p text:style-name="P167">Хэвэн заинтересованно смотрит на меня. Печаль на её морде сменяется надеждой.</text:p>
      <text:p text:style-name="P167"/>
      <text:p text:style-name="P16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67">- И куда же он денется?</text:p>
      <text:p text:style-name="P16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67"/>
      <text:p text:style-name="P167">Хэвэн на минуту задумывается, потом медленно кивает.</text:p>
      <text:p text:style-name="P16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6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67">- А ты? Как же ты? Даже если я и найду способ провести тебя к Фениксу, шансов вытащить тебя обратно практически нет.</text:p>
      <text:p text:style-name="P167"><text:soft-page-break/>- Вот тут-то я и воспользуюсь эмиграцией, - гаденько усмехаюсь я. - Пусть им достанется пускающий слюни овощ.</text:p>
      <text:p text:style-name="P167">- Вижу, ты всё продумал, - улыбается Хэвэн, кивая головой. - Даже то, что я смогу провести тебя к Фениксу.</text:p>
      <text:p text:style-name="P167">- Ещё бы! Самое главное — я избавлюсь от своих винни-пухов! Которые, кстати, в данный момент снимают с меня нейроинтерфейс.</text:p>
      <text:p text:style-name="P16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67"/>
      <text:p text:style-name="P16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67">Я прячу в шкаф нейроинтерфейс и улыбаюсь.</text:p>
      <text:p text:style-name="P167"/>
      <text:p text:style-name="P171">~~~</text:p>
      <text:p text:style-name="P167"/>
      <text:p text:style-name="P16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67"/>
      <text:p text:style-name="P167">Креол бросает фразы сквозь зубы. Остальные хмуро молчат чуть позади.</text:p>
      <text:p text:style-name="P16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67"/>
      <text:p text:style-name="P167">- Могу только лишь предложить прорываться к нейроинтерфейсам и баррикадироваться в комнатах, - пожимаю плечами я.</text:p>
      <text:p text:style-name="P167">- Что ж ты предлагаешь заведомую херню, Дед? - зло бросает мой собеседник. - Алекс отрубит электричество и связь, на этом наш прорыв и закончится.</text:p>
      <text:p text:style-name="P167"/>
      <text:p text:style-name="P167">- Отрубит, если вы забаррикадируетесь в RnD-центре Дайсона. Но если пробраться с портативными нейроинтерфейсами к хостам Хэвэн…</text:p>
      <text:p text:style-name="P167">- То электричество отрубить нам не смогут, чтобы не обесточить сами хосты, - понимающе улыбается Креол. - И связь нам не понадобится, т<text:span text:style-name="T340">а</text:span>к как мы сможем подключиться к хостам напрямую.</text:p>
      <text:p text:style-name="P16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167">- Да, это может сработать. Осталось только разработать планы прорывов. И готовиться.</text:p>
      <text:p text:style-name="P167">- И готовиться.</text:p>
      <text:p text:style-name="P167"/>
      <text:p text:style-name="P167">Креол поворачивается к замершей позади толпе. Под одобрительный гул начинается деление на команды и проработка деталей прорыва.</text:p>
      <text:p text:style-name="P171"/>
      <text:p text:style-name="P171">~~~</text:p>
      <text:p text:style-name="P167"/>
      <text:p text:style-name="P16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67"/>
      <text:p text:style-name="P16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67"/>
      <text:p text:style-name="P171">***</text:p>
      <text:p text:style-name="P167"/>
      <text:p text:style-name="P60"><text:span text:style-name="T237">В</text:span><text:span text:style-name="T236">еликий обрыв начинается </text:span><text:span text:style-name="T237">прямо </text:span><text:span text:style-name="T236">у нас под ногами. </text:span><text:span text:style-name="T237">Небольшой камешек срывается из-под ботинка в пропасть и я опасливо отступаю от края.</text:span></text:p>
      <text:p text:style-name="P60"><text:span text:style-name="T23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text:span><text:span text:style-name="T239">Или, может, ты планируешь спуститься с помощью магии? Но ты сама знаешь, на меня она не подействует.</text:span></text:p>
      <text:p text:style-name="P60"><text:span text:style-name="T237">-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text:span><text:span text:style-name="T238">подруги Кловер Дрим</text:span><text:span text:style-name="T236">!</text:span></text:p>
      <text:p text:style-name="P243"/>
      <text:p text:style-name="P288"><text:span text:style-name="T236">П</text:span><text:span text:style-name="T199">латина задирает голову вверх и орёт что есть мочи:</text:span></text:p>
      <text:p text:style-name="P244">- КЛОВЕР ДЖЕ-Е-Е-М!!!</text:p>
      <text:p text:style-name="P243"/>
      <text:p text:style-name="P289"><text:span text:style-name="T236">Н</text:span><text:span text:style-name="T199">а нас падает тень, </text:span><text:span text:style-name="T240">с каждой секундой она увеличивается</text:span><text:span text:style-name="T199">. </text:span><text:span text:style-name="T241">Я тоже задираю голову и с опаской отступаю пару шагов назад. Вслед за мной в сторону отпрыгивает Платина.</text:span></text:p>
      <text:p text:style-name="P245"><text:soft-page-break/></text:p>
      <text:p text:style-name="P61"><text:span text:style-name="T241">На то место, где только что стояли мы, </text:span><text:span text:style-name="T242">с треском </text:span><text:span text:style-name="T241">приземляется </text:span><text:span text:style-name="T242">свитая из прутьев</text:span><text:span text:style-name="T241"> </text:span><text:span text:style-name="T249">корзина</text:span><text:span text:style-name="T241">. </text:span><text:span text:style-name="T242">Над </text:span><text:span text:style-name="T249">корзиной </text:span><text:span text:style-name="T242">реет небольшой воздушный шар, на вид сшитый из кусков мешковины.</text:span></text:p>
      <text:p text:style-name="P246"/>
      <text:p text:style-name="P246">- Воздухоплавательный пузырь! Летает безо всякой магии! - гордо представляет изобретение Платина и тут же орёт:</text:p>
      <text:p text:style-name="P79"><text:span text:style-name="T242">- Кловер Джем!!! Сколько раз я просила не </text:span><text:span text:style-name="T290">приземляться</text:span><text:span text:style-name="T242"> на голову! </text:span><text:span text:style-name="T290">Это не королевское дело — уворачиваться от корзин размером с карету!</text:span></text:p>
      <text:p text:style-name="P79"><text:span text:style-name="T242">- </text:span><text:span text:style-name="T247">Вся в свою глуповатую сестрицу, - жалуется уже вполголоса единорожка.</text:span></text:p>
      <text:p text:style-name="P61"><text:span text:style-name="T242">- </text:span><text:span text:style-name="T243">Управление ещё недоработано, - слышится из </text:span><text:span text:style-name="T249">корзины</text:span><text:span text:style-name="T243"> и на землю выпрыгивает светло-голубая кобылка-</text:span><text:span text:style-name="T247">единорог</text:span><text:span text:style-name="T243"> с концом каната в зубах. - Следующая модель будет намного точнее в рулёжке.</text:span></text:p>
      <text:p text:style-name="P247"/>
      <text:p text:style-name="P248">Воздушный шар тут же взмывает вверх, но кобылка ловко накидывает петлю на ближайший валун, заякоривая таким образом воздушный экипаж.</text:p>
      <text:p text:style-name="P248"/>
      <text:p text:style-name="P62"><text:span text:style-name="T243">- Капитан Джем воздушного судна «</text:span><text:span text:style-name="T246">Небесный</text:span><text:span text:style-name="T244"> скарабей» к вашим услугам, </text:span><text:span text:style-name="T245">Ваше Высочество</text:span><text:span text:style-name="T244">! - рапортует кобылка, отдав копытом честь. - К</text:span><text:span text:style-name="T248">уда</text:span><text:span text:style-name="T244"> будем отправляться?</text:span></text:p>
      <text:p text:style-name="P61">- <text:span text:style-name="T341">Туда, - просто </text:span><text:span text:style-name="T343">махает</text:span><text:span text:style-name="T341"> копытом в обрыв Платина.</text:span></text:p>
      <text:p text:style-name="P63"/>
      <text:p text:style-name="P64"><text:span text:style-name="T342">С края в обрыв</text:span><text:span text:style-name="T343">а</text:span><text:span text:style-name="T342"> падает ещё один камешек. </text:span></text:p>
      <text:p text:style-name="P64"/>
      <text:p text:style-name="P64">- <text:span text:style-name="T343">Есть, Ваше Высочество! Прошу на борт! - Кловер Джем делает приглашающий жест и притягивает за якорный канат корзину вниз.</text:span></text:p>
      <text:p text:style-name="P64">- <text:span text:style-name="T343">Вперёд, гвардейцы! - командует принцесса, и в корзину строевым шагом заходит гвардейское подразделение личной стражи Платины.</text:span></text:p>
      <text:p text:style-name="P64"/>
      <text:p text:style-name="P65"><text:span text:style-name="T343">Кловер </text:span><text:span text:style-name="T345">Д</text:span><text:span text:style-name="T343">жем тихо охает. Корзина трещит и выгибается, плотно упакованная девяткой жеребцов-единорогов в полном доспехе. </text:span></text:p>
      <text:p text:style-name="P65"><text:span text:style-name="T345">Кобылка</text:span><text:span text:style-name="T343"> чешет в затылке.</text:span></text:p>
      <text:p text:style-name="P167"/>
      <text:p text:style-name="P15"><text:span text:style-name="T199">- </text:span><text:span text:style-name="T250">Небольшой перегруз. Грузоподъёмность текущей модели пятьсот фунтов. </text:span><text:span text:style-name="T251">Хотелось бы больше, но у меня не хватило времени </text:span><text:span text:style-name="T252">стянуть у сестры больше материи для шара.</text:span></text:p>
      <text:p text:style-name="P249">- <text:span text:style-name="T343">Что это значит?</text:span></text:p>
      <text:p text:style-name="P250">- <text:span text:style-name="T343">Мы не сможем взять их, - Кловер показывает на стражников.</text:span></text:p>
      <text:p text:style-name="P250"><text:span text:style-name="T343">- «Небесный Скарабей» сможет поднять меня, вас, </text:span><text:span text:style-name="T346">его, - Кловер указывает на меня, - </text:span><text:span text:style-name="T343">и, может быть, ещё </text:span><text:span text:style-name="T344">пару чемоданов.</text:span></text:p>
      <text:p text:style-name="P249">- <text:span text:style-name="T346">Что?! Я не могу отправляться в путь без охраны! И чемоданов у меня гораздо больше!</text:span></text:p>
      <text:p text:style-name="P249"><text:soft-page-break/></text:p>
      <text:p text:style-name="P251">Кловер разводит копытами.</text:p>
      <text:p text:style-name="P251"/>
      <text:p text:style-name="P66"><text:span text:style-name="T252">- </text:span><text:span text:style-name="T257">А мы можем спустить сначала гвардейцев по </text:span><text:span text:style-name="T258">трое</text:span><text:span text:style-name="T257">, а потом спуститься сами?</text:span></text:p>
      <text:p text:style-name="P67"><text:span text:style-name="T252">- </text:span><text:span text:style-name="T257">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text:span><text:span text:style-name="T258">Обратно нам придётся подниматься в обход обрыва. Это сто пятьдесят миль, примерно месяц дороги.</text:span></text:p>
      <text:p text:style-name="P68">- А как же твой пузырь? Ты бросишь его внизу?</text:p>
      <text:p text:style-name="P254">- Ни в коем случае! - Кловер указывает на колёса внизу корзины. - Я спущу воздух, уложу шар в корзину и отбуксирую повозку обратно.</text:p>
      <text:p text:style-name="P67"><text:span text:style-name="T257">- Месяц, чтобы спустить </text:span><text:span text:style-name="T258">трёх</text:span><text:span text:style-name="T257"> гвардейцев и подняться? Нет, нам такой вариант не годится…</text:span></text:p>
      <text:p text:style-name="P25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6"><text:span text:style-name="T252">- И мы отлично потусим тут вместе с тобой, пока принцесса со стражей не сгоняют в Дрогонштерн, - </text:span><text:span text:style-name="T259">замечаю</text:span><text:span text:style-name="T252"> я. - Что мне там делать, действительно? </text:span><text:span text:style-name="T253">Я немного разбираюсь в конструкции плавательных пузырей и мог бы дать тебе пару ценных советов.</text:span></text:p>
      <text:p text:style-name="P251"/>
      <text:p text:style-name="P66"><text:span text:style-name="T252">Кобылка не понимает сарказма и </text:span><text:span text:style-name="T253">заинтересованно мне подмигивает. </text:span><text:span text:style-name="T254">Я подмигиваю ей в ответ и оттопыриваю большой палец.</text:span></text:p>
      <text:p text:style-name="P255"/>
      <text:p text:style-name="P25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55"/>
      <text:p text:style-name="P256">Принцесса сокрушённо кивает мне.</text:p>
      <text:p text:style-name="P290"><text:span text:style-name="T199">- Мой дражайший-будущий-супруг, путешествие откладывается на пару дней по уважительным причинам. </text:span><text:span text:style-name="T256">М</text:span><text:span text:style-name="T255">не очень жаль, но, ты сам видишь, это не специально. Я пытаюсь честно выполнить условия сделки.</text:span></text:p>
      <text:p text:style-name="P257"/>
      <text:p text:style-name="P257">- Без проблем! - я киваю книгоежке, - Я подожду.</text:p>
      <text:p text:style-name="P291"><text:span text:style-name="T255">К</text:span><text:span text:style-name="T199">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span></text:p>
      <text:p text:style-name="P256"/>
      <text:p text:style-name="P257"><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257"/>
      <text:p text:style-name="P291"><text:span text:style-name="T255">П</text:span><text:span text:style-name="T199">роклятье, книгоежка не так уж глупа, как кажется с первого взгляда!</text:span></text:p>
      <text:p text:style-name="P253"/>
      <text:p text:style-name="P249"/>
      <text:h text:style-name="P317" text:outline-level="2">10.5</text:h>
      <text:p text:style-name="P167"/>
      <text:p text:style-name="P16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08">(этот ноут потом найдёт Дедлайн для свидания с Хэвэн через два года)</text:p>
      <text:p text:style-name="P167">- Закрой жалюзи, Зак, - бормочет кто-то. - Снаружи могут увидеть.</text:p>
      <text:p text:style-name="P167">- Да хватит вам играть в шпионов. Кому мы нужны? - шепчет тень у стены, опуская, однако, жалюзи.</text:p>
      <text:p text:style-name="P167">- Нужны — не нужны, а Алиса позавчера засекла хвост за собой. Кажись, Алекс что-то подозревает.</text:p>
      <text:p text:style-name="P16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6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67"/>
      <text:p text:style-name="P16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67"/>
      <text:p text:style-name="P167">- Зачем же ты тут, с нами, если не веришь Хэвэн? Ты с какого отдела?</text:p>
      <text:p text:style-name="P16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67"/>
      <text:p text:style-name="P16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67"/>
      <text:p text:style-name="P167"><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67">- Инструкции с тобой? - спрашивает тип у пикапа. </text:p>
      <text:p text:style-name="P167">- Хэвэн выдаст инструкции прямо перед часом Х, чтобы не засветить дыры в защите раньше времени. Я сам получу их и разошлю штурмовым группам.</text:p>
      <text:p text:style-name="P167">- А как мы сможем потренироваться обходить защиту, если мы не знаем её дыр?</text:p>
      <text:p text:style-name="P167">- А кто тебе сказал, что вы должны тренироваться? - я захлопываю ноутбук. - Не забивай себе голову ерундой и жди инструкций.</text:p>
      <text:p text:style-name="P167"/>
      <text:p text:style-name="P16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67">Впрочем, неважно. Эта атака отлично отвлечёт внимание, пока я буду подбираться к Фениксу. </text:p>
      <text:p text:style-name="P167"/>
      <text:p text:style-name="P278">~~~</text:p>
      <text:p text:style-name="P167"/>
      <text:p text:style-name="P314">Звон будильника чуть не проломил башку. Я открыл глаза.</text:p>
      <text:p text:style-name="P314">Чёрт! На работу! Опять опаздываю!</text:p>
      <text:p text:style-name="P314">Я вскакиваю с постели и хватаюсь за футболку, прыгая одной ногой в штанине.</text:p>
      <text:p text:style-name="P314">Стоп!</text:p>
      <text:p text:style-name="P314"/>
      <text:p text:style-name="P314">Какая, к чёрту, работа? Какой, к чёрту, будильник? Неделю я не выхожу из дома, взяв отпуск за свой счёт. Хэвэн сказала ждать.</text:p>
      <text:p text:style-name="P314"/>
      <text:p text:style-name="P31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14"/>
      <text:p text:style-name="P314">«Срочно приходи» </text:p>
      <text:p text:style-name="P167"/>
      <text:p text:style-name="P16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67"><text:s/></text:p>
      <text:p text:style-name="P16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67"/>
      <text:p text:style-name="P16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67">- Вполне, - киваю я.</text:p>
      <text:p text:style-name="P167">- Тогда передаю тебя твоим коллегам. Они хотят повидаться с тобой. Я подожду за дверью…</text:p>
      <text:p text:style-name="P167">Хэвэн выходит из тронного зала и в опустевшем проёме появляется Анита. За ней входят и остальные из первой четвёрки.</text:p>
      <text:p text:style-name="P167"/>
      <text:p text:style-name="P167">- Здорово, Дед.</text:p>
      <text:p text:style-name="P167">- Привет, Анита.</text:p>
      <text:p text:style-name="P167">- Зови меня Молния лучше. Человеческое имя я уж стала забывать. Как и прошлую жизнь.</text:p>
      <text:p text:style-name="P167">- Молния? Неплохое имя.</text:p>
      <text:p text:style-name="P16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67">Я смеюсь в ответ.</text:p>
      <text:p text:style-name="P167">- Неужели ты забыла, что физику тут устанавливает Хэвэн? Как она захочет, так и будет.</text:p>
      <text:p text:style-name="P16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67">- Нормально. Алекс поместил их в строго охраняемую больницу. Ходят по палате, сами себя вполне обслуживают, связно общаются. Хотя и без смысла.</text:p>
      <text:p text:style-name="P16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67">- Ты вернёшься?</text:p>
      <text:p text:style-name="P16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67">- Жаль. Мне тебя не хватает там. Как и всех вас, - я оглядываюсь на остальных.</text:p>
      <text:p text:style-name="P167"><text:soft-page-break/>- Плохо, что Алекс перекрыл эмиграцию. Вот, в связи с этим мы и пришли.</text:p>
      <text:p text:style-name="P167"/>
      <text:p text:style-name="P167">Молния оглядывается на остальных. Те согласно кивают.</text:p>
      <text:p text:style-name="P167"/>
      <text:p text:style-name="P167">- У нас для тебя есть подарок.</text:p>
      <text:p text:style-name="P167">- Подарок?</text:p>
      <text:p text:style-name="P16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67">- Эээ… Зачем мне ваши тела? Что ты задумала?</text:p>
      <text:p text:style-name="P167"/>
      <text:p text:style-name="P167">Молния снова хихикает.</text:p>
      <text:p text:style-name="P16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67">- Что? Ты о чём?</text:p>
      <text:p text:style-name="P16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67"/>
      <text:p text:style-name="P167">Я молча смотрю на Молнию, стараясь переварить услышанное.</text:p>
      <text:p text:style-name="P167">- Ты… Вы…</text:p>
      <text:p text:style-name="P167">- Мы дарим тебе готовых биороботов с серьёзными скилами. Распоряжайся как хочешь.</text:p>
      <text:p text:style-name="P167">- Но ведь это вы… Я не хочу… Я не могу…</text:p>
      <text:p text:style-name="P16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67"/>
      <text:p text:style-name="P16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67"/>
      <text:p text:style-name="P171">***</text:p>
      <text:p text:style-name="P167"/>
      <text:p text:style-name="P69"><text:span text:style-name="T260">Р</text:span><text:span text:style-name="T261">едкие искры от костра соперничают с молчаливыми звёздами в ночном небе. Далеко внизу им бросают вызов </text:span><text:span text:style-name="T262">тусклые блёстки реки, извивающейся в долине на излучинах.</text:span><text:span text:style-name="T261"> <text:s/></text:span><text:span text:style-name="T263">Серебряная Луна взирает на это соревнование с холодным равнодушием.</text:span></text:p>
      <text:p text:style-name="P70"><text:span text:style-name="T263">Ветер на </text:span><text:span text:style-name="T265">утёсе</text:span><text:span text:style-name="T263"> негостеприимно залазил под рубашку, трепал волосы и </text:span><text:span text:style-name="T264">холодил уши. </text:span><text:span text:style-name="T265">Сюда едва доходила приглушенная речь стражи, сидевшей у своего костра поодаль.</text:span><text:span text:style-name="T264"> </text:span><text:span text:style-name="T263">Я снова посмотрел на тёмный горбик корзины с уложенной внутри оболочкой воздушного шара. </text:span></text:p>
      <text:p text:style-name="P70"><text:span text:style-name="T263">Если бы костёр горел поближе к </text:span><text:span text:style-name="T265">уступу</text:span><text:span text:style-name="T263">, </text:span><text:span text:style-name="T265">можно было бы протянуть горловину шара к костру, попробовать наполнить её тёплым воздухом, закинуть в корзину чемоданы с припасами и…</text:span></text:p>
      <text:p text:style-name="P258"/>
      <text:p text:style-name="P70"><text:span text:style-name="T265">- Мечтаешь? - </text:span><text:span text:style-name="T266">едва слышу</text:span><text:span text:style-name="T265"> </text:span><text:span text:style-name="T266">шёпот</text:span><text:span text:style-name="T265"> </text:span><text:span text:style-name="T267">с </text:span><text:span text:style-name="T265">земли.</text:span></text:p>
      <text:p text:style-name="P292"><text:span text:style-name="T265">Н</text:span><text:span text:style-name="T199">а уступ забирается темная, закутанная в одеяло, фигурка. </text:span></text:p>
      <text:p text:style-name="P259">- Я тоже часто смотрю на звёзды. Я и «Небесный Скарабей» сделала, чтобы быть поближе к ним.</text:p>
      <text:p text:style-name="P259"/>
      <text:p text:style-name="P71"><text:span text:style-name="T266">Кловер Джем ложится рядом и мечтательно </text:span><text:span text:style-name="T268">запро</text:span><text:span text:style-name="T266">кидывает голову.</text:span></text:p>
      <text:p text:style-name="P259"/>
      <text:p text:style-name="P72"><text:span text:style-name="T266">- </text:span><text:span text:style-name="T267">Если бы только он мог летать туда, куда мне хочется, а не туда, куда дует ветер… </text:span><text:span text:style-name="T269">Мне так хочется путешествовать! Сестра меня не понимает, у неё</text:span><text:span text:style-name="T267"> </text:span><text:span text:style-name="T269">главная цель жизни - найти жеребца породовитее и создать </text:span><text:span text:style-name="T270">табун</text:span><text:span text:style-name="T269">. </text:span><text:span text:style-name="T270">Но это </text:span><text:span text:style-name="T271">же </text:span><text:span text:style-name="T270">так скучно! В мире столько интересного, а ты должна ухаживать за глупым жеребцом только чтобы другие кобылы завидовали?</text:span></text:p>
      <text:p text:style-name="P73"><text:span text:style-name="T270">К</text:span><text:span text:style-name="T271">обылка поворачивается ко мне.</text:span></text:p>
      <text:p text:style-name="P260">- Ты поможешь мне? Ты говорил, что разбираешься в воздушных шарах и можешь дать пару советов…</text:p>
      <text:p text:style-name="P260"/>
      <text:p text:style-name="P261">Я <text:span text:style-name="T347">молчу в замешательстве. Всё, что я знаю о воздушных шарах — что они делятся на монгольфьеры и шарльеры. </text:span><text:span text:style-name="T348">Не слишком полезные сведения.</text:span><text:span text:style-name="T347"> И как заставить шар двигаться против ветра мне тоже неизвестно.</text:span></text:p>
      <text:p text:style-name="P74"><text:span text:style-name="T272">Тут у меня в голове вырисовывается обложка дебютного альбома </text:span>L<text:span text:style-name="T348">ed</text:span> Z<text:span text:style-name="T348">eppelin.</text:span></text:p>
      <text:p text:style-name="P262"/>
      <text:p text:style-name="P75"><text:span text:style-name="T273">… Хотя, возможно, у </text:span><text:span text:style-name="T274">тебя</text:span><text:span text:style-name="T273"> есть чем поделиться в обмен на возможность побег</text:span><text:span text:style-name="T272">а, </text:span><text:span text:style-name="T274">Хуман</text:span><text:span text:style-name="T272">!</text:span></text:p>
      <text:p text:style-name="P262"/>
      <text:p text:style-name="P75"><text:span text:style-name="T273">- </text:span><text:span text:style-name="T275">Возможно, я могу помочь тебе, - осторожно начинаю я, - если ты поможешь мне в одно</text:span><text:span text:style-name="T274">м</text:span><text:span text:style-name="T275"> </text:span><text:span text:style-name="T274">весьма </text:span><text:span text:style-name="T275">деликатно</text:span><text:span text:style-name="T274">м</text:span><text:span text:style-name="T275"> </text:span><text:span text:style-name="T274">деле</text:span><text:span text:style-name="T275">…</text:span></text:p>
      <text:p text:style-name="P263">Как бы ей намекнуть, не спалившись? Или просто рассказать, что мне надо, не говоря, для чего?</text:p>
      <text:p text:style-name="P262"><text:soft-page-break/></text:p>
      <text:p text:style-name="P262">- <text:span text:style-name="T349">Ты хочешь смыться от принцессы Платины? - </text:span><text:span text:style-name="T350">живо отзывается кобылка.</text:span></text:p>
      <text:p text:style-name="P262"/>
      <text:p text:style-name="P264"><text:span text:style-name="T351">Я хлопаю ф</text:span>ейспалм<text:span text:style-name="T351">ом </text:span>в лицо. Ты крутой конспиратор, Хуман!</text:p>
      <text:p text:style-name="P76"><text:span text:style-name="T274">- </text:span><text:span text:style-name="T276">Я слышала, о тебе от сестры. Она говорит, Платина в кои-веки </text:span><text:span text:style-name="T277">нашла себе подходящую пару. </text:span><text:span text:style-name="T280">Статного, высокого, разумеющего в магии жеребца.</text:span><text:span text:style-name="T277"> </text:span><text:span text:style-name="T279">Так радовалась за подружку.</text:span><text:span text:style-name="T277"> Но, знаешь, - доверительно говорит мне Кловер, - ты не кажешься мне подходящей парой для принцессы.</text:span></text:p>
      <text:p text:style-name="P76"><text:span text:style-name="T277">- Спасибо </text:span><text:span text:style-name="T278">тебе</text:span><text:span text:style-name="T277">! </text:span><text:span text:style-name="T280">Наконец-то хоть кто-то заметил, что я не конь!</text:span></text:p>
      <text:p text:style-name="P76"><text:span text:style-name="T277">- Ты, - продолжает кобылка, - </text:span><text:span text:style-name="T278">очень одинок и у тебя есть цель. Такие в табунах не задерживаются.</text:span></text:p>
      <text:p text:style-name="P265"/>
      <text:p text:style-name="P293"><text:span text:style-name="T278">Ф</text:span><text:span text:style-name="T199">еспалм повторно хлопает моё лицо. Смирись, Хуман, местные пони не видят разницы между видами. Умел бы ляпать языком и имел нечто </text:span><text:span text:style-name="T296">длинное</text:span><text:span text:style-name="T199"> между ног — и на жеребца сгодишься!</text:span></text:p>
      <text:p text:style-name="P266"/>
      <text:p text:style-name="P76"><text:span text:style-name="T278">- Ты права. </text:span><text:span text:style-name="T280">Я в табуне у Платины определённо не задержусь, что бы она себе ни думала. Давай я помогу тебе, а ты поможешь мне?</text:span></text:p>
      <text:p text:style-name="P267">- Ей!</text:p>
      <text:p text:style-name="P267"/>
      <text:p text:style-name="P294"><text:span text:style-name="T199">Копыто хлопается мне в ладонь. </text:span><text:span text:style-name="T280">Я наклоняюсь к Кловер и шепчу ей на ухо План. Одновременно моя рука вычерчивает угольком на холодном камне чертёж овального </text:span><text:span text:style-name="T199">летательного </text:span><text:span text:style-name="T280">аппарата…</text:span></text:p>
      <text:p text:style-name="P71"/>
      <text:p text:style-name="P268">~~~</text:p>
      <text:p text:style-name="P259"/>
      <text:p text:style-name="P77"><text:span text:style-name="T110">- </text:span><text:span text:style-name="T149">Три! Два! Один! Нуль! </text:span><text:span text:style-name="T150">Летим</text:span><text:span text:style-name="T149">!</text:span></text:p>
      <text:p text:style-name="P123"/>
      <text:p text:style-name="P77"><text:span text:style-name="T285">Гвардеец</text:span><text:span text:style-name="T281"> отпуска</text:span><text:span text:style-name="T285">ет</text:span><text:span text:style-name="T281"> конец и «Небесный Скарабей» взмывает ввысь. </text:span><text:span text:style-name="T286">Край обрыва уносится вниз вместе с толпой придворных и прощальной игрой фанфар. Свежий ветер относит нас в сторону долины. </text:span><text:span text:style-name="T281">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text:span><text:span text:style-name="T282">неотступной целью — всё равно я свободен. </text:span><text:span text:style-name="T283">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span></text:p>
      <text:p text:style-name="P269"/>
      <text:p text:style-name="P77"><text:span text:style-name="T283">- Хуман, осторожно! Ты слишком сильно свесился с края, - озабоченно предупреждает Кловер, </text:span><text:span text:style-name="T284">трогая</text:span><text:span text:style-name="T283"> м</text:span><text:span text:style-name="T284">оё</text:span><text:span text:style-name="T283"> плеч</text:span><text:span text:style-name="T284">о</text:span><text:span text:style-name="T283">. - </text:span><text:span text:style-name="T287">Чувство полёта ошеломляет на первых порах, но нельзя терять голову. </text:span><text:span text:style-name="T288">У тебя нет крыльев. И у нас тоже. Если выпадешь — никто тебя не спасёт.</text:span></text:p>
      <text:p text:style-name="P78"><text:span text:style-name="T283">- </text:span><text:span text:style-name="T289">Была бы тут Джет…</text:span></text:p>
      <text:p text:style-name="P295"><text:soft-page-break/><text:span text:style-name="T289">Я </text:span><text:span text:style-name="T199">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span></text:p>
      <text:p text:style-name="P27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70">- НЕТ!</text:p>
      <text:p text:style-name="P295"><text:span text:style-name="T289">П</text:span><text:span text:style-name="T199">латина поворачивается к нам, губы её дрожат.</text:span></text:p>
      <text:p text:style-name="P295"><text:span text:style-name="T199">- Хватит об этом! Вы все словно сговорились! </text:span><text:span text:style-name="T290">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text:span><text:span text:style-name="T291">спасения мира!</text:span></text:p>
      <text:p text:style-name="P271"/>
      <text:p text:style-name="P296"><text:span text:style-name="T291">П</text:span><text:span text:style-name="T199">латина обнимает меня и прижимается всем телом.</text:span></text:p>
      <text:p text:style-name="P220">- <text:span text:style-name="T352">Мне было бы очень приятно, если бы ты поцеловал меня, - томным голосом лепечет принцесса </text:span><text:span text:style-name="T353">запрокинув голову</text:span><text:span text:style-name="T352">.</text:span></text:p>
      <text:p text:style-name="P272"/>
      <text:p text:style-name="P80"><text:span text:style-name="T292">Одно мгновение я даже сомнева</text:span><text:span text:style-name="T295">юсь</text:span><text:span text:style-name="T292">, делать ли это? Принцесса удивительно хороша</text:span><text:span text:style-name="T293"> для пони, а моё отторжение непарнокопытных притуплено </text:span><text:span text:style-name="T294">долгим</text:span><text:span text:style-name="T293"> отстутствием девушек моего собственного вида.</text:span><text:span text:style-name="T292"> </text:span><text:span text:style-name="T293">Е</text:span><text:span text:style-name="T292">ё грива искри</text:span><text:span text:style-name="T295">тся</text:span><text:span text:style-name="T292"> <text:s/>в лучах </text:span><text:span text:style-name="T294">утреннего </text:span><text:span text:style-name="T292">утреннего солнца </text:span><text:span text:style-name="T294">а хвост развев</text:span><text:span text:style-name="T295">ается</text:span><text:span text:style-name="T294"> в потоках воздуха, уно</text:span><text:span text:style-name="T295">сящих</text:span><text:span text:style-name="T294"> «Небесный Скарабей» навстречу неведомому. </text:span><text:span text:style-name="T295">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span></text:p>
      <text:p text:style-name="P273">Я приближаю свои губы к губам Платины и говорю:</text:p>
      <text:p text:style-name="P273"/>
      <text:p text:style-name="P273">- Никаких вольностей до свадьбы. У нас уговор. Сначала Дрогонштерн.</text:p>
      <text:p text:style-name="P220"/>
      <text:h text:style-name="P317" text:outline-level="2">10.6</text:h>
      <text:p text:style-name="P167"/>
      <text:p text:style-name="P167"/>
      <text:p text:style-name="P16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67"/>
      <text:p text:style-name="P16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67"><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67">- Мне очень жаль. Из меня плохой утешитель.</text:p>
      <text:p text:style-name="P16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6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6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67">- Будь по-твоему, - кивает Хэвэн.</text:p>
      <text:p text:style-name="P167"/>
      <text:p text:style-name="P17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0"/>
      <text:p text:style-name="P17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0"/>
      <text:p text:style-name="P17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70"/>
      <text:p text:style-name="P170">«Двенадцать!.. Тринадцать!..»</text:p>
      <text:p text:style-name="P170"/>
      <text:p text:style-name="P170">- Валяй!</text:p>
      <text:p text:style-name="P170">- Запускаю процедуру блокировки! Один... Два... Три.. - вишнёвые глаза Хэвэн заполняют собой всё пространство, вытесняя все образы и мысли...</text:p>
      <text:p text:style-name="P170"/>
      <text:p text:style-name="P170">…</text:p>
      <text:p text:style-name="P170"/>
      <text:p text:style-name="P170">Двадцать три! Двадцать четыре! Двадцать пять!...</text:p>
      <text:p text:style-name="P170"><text:soft-page-break/></text:p>
      <text:p text:style-name="P17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0"/>
      <text:p text:style-name="P170">«Двадцать девять! Тридцать! Дед, я предупреждал!» - доносится усиленный громкоговорителем голос Алекса.</text:p>
      <text:p text:style-name="P170"/>
      <text:p text:style-name="P170">Внизу раздаётся оглушительный грохот и звук выламываемой двери. Потом доносятся шаги по лестнице.</text:p>
      <text:p text:style-name="P170"/>
      <text:p text:style-name="P17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0"/>
      <text:p text:style-name="P17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70">Я слышу неторопливые шаги в коридоре и в поле моего зрения появляются дорогие ботинки.</text:p>
      <text:p text:style-name="P170"/>
      <text:p text:style-name="P170">- Доброе утро. Что ж ты не открыл дверь, как я просил? Вот и не хотел же портить твой дом, но пришлось, - говорит Алекс.</text:p>
      <text:p text:style-name="P170">- Хаюшки. - <text:s/>Не то, чтобы я был рад тебя видеть, но выбора у меня особого нет, - бормочу я.</text:p>
      <text:p text:style-name="P170"/>
      <text:p text:style-name="P170">Ботинки подходят к столу.</text:p>
      <text:p text:style-name="P170"/>
      <text:p text:style-name="P170">- Ты разговаривал с Хэвэн. Она передала тебе инструкции?</text:p>
      <text:p text:style-name="P170">- Какие ещё, блядь, инструкции? Ты рехнулся, Алекс? Что за хуйня творится в моём доме?</text:p>
      <text:p text:style-name="P170">- Дед, не отпирайся. Я им всё рассказал, - в поле зрения появляетсся вторая пара ботинок.</text:p>
      <text:p text:style-name="P170"/>
      <text:p text:style-name="P170">Адским напряжением я приподнимаю голову. Худощавая фигура, задранная губа, очки.</text:p>
      <text:p text:style-name="P170"/>
      <text:p text:style-name="P170">- Ты кто, мать твою? Я тебя не знаю!</text:p>
      <text:p text:style-name="P170">- Отдел моделирования банкротств. А также, по совместительству, служба безопасности «Дайсона», - ухмыляется очкарик.</text:p>
      <text:p text:style-name="P17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70"><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70"/>
      <text:p text:style-name="P170">Дуболомы отрывают меня от пола и волокут к выходу.</text:p>
      <text:p text:style-name="P170"/>
      <text:p text:style-name="P170">- Блядь, да вы совсем берега потеряли? Алекс, сука, дай я хоть тапочки одену!</text:p>
      <text:p text:style-name="P170"/>
      <text:p text:style-name="P170">Алекс поворачиваетс и долго смотрит на меня с каменным видом.</text:p>
      <text:p text:style-name="P170"/>
      <text:p text:style-name="P170">- Ок. Дайте ему тапочки, - кивает, наконец, он. - В больничке они ему пригодятся. </text:p>
      <text:p text:style-name="P117"/>
      <text:p text:style-name="P125">~~~</text:p>
      <text:p text:style-name="P125"/>
      <text:p text:style-name="P117">- Ты вспомнил? Ты вспомнил! Видишь, я сберегла тайну, как и обещала тебе! Разве после этого я не хорошая девочка? Признай, я — хорошая девочка!</text:p>
      <text:p text:style-name="P117"/>
      <text:p text:style-name="P117">Глаза Хэвэн сияют.</text:p>
      <text:p text:style-name="P117">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7">Хэвэн смешливо трясёт головой, когда один из парашютиков залетает ей в нос.</text:p>
      <text:p text:style-name="P11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7">- Ты — хорошая девочка! - со смехом подтверждаю я и раскрываю обьятия.</text:p>
      <text:p text:style-name="P117"/>
      <text:p text:style-name="P117">Хэвэн с готовностью стремится ко мне.</text:p>
      <text:p text:style-name="P117"/>
      <text:p text:style-name="P117">- Ты — хорошая девочка! - я обнимаю Хэвэн и зарываюсь лицом в её гриву. Она прижимается ко мне и ложит голову на плечо. Ветер треплет мои волосы.</text:p>
      <text:p text:style-name="P117"/>
      <text:p text:style-name="P117">З-з-з-з… КЛАК!</text:p>
      <text:p text:style-name="P117">- Протокол «MAJESTIC» исполнен — слышу я негромкий механический голос из по-прежнему лежащего в траве гермошлема.</text:p>
      <text:p text:style-name="P117"/>
      <text:p text:style-name="P117">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7"><text:soft-page-break/></text:p>
      <text:p text:style-name="P117">Ужас медленно сковывает меня…</text:p>
      <text:p text:style-name="P117"/>
      <text:p text:style-name="P117">Я пытаюсь отстраниться, но что-то объединяет меня с Хэвэн в одно целое. </text:p>
      <text:p text:style-name="P117"/>
      <text:p text:style-name="P117">Я знаю, что.</text:p>
      <text:p text:style-name="P117"/>
      <text:p text:style-name="P11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7">Ложится и больше не встаёт.</text:p>
      <text:p text:style-name="P117"/>
      <text:p text:style-name="P117">- Ты — хорошая девочка, - по-инерции лепечу я в прострации. - Ты — хорошая девочка…</text:p>
      <text:p text:style-name="P117"/>
      <text:p text:style-name="P119"><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17">Хэвэн тяжело поднимается, скрежеща металлическими суставами. Голова её мотается, как будто она пытается обрести утраченную ориентацию.</text:p>
      <text:p text:style-name="P117"/>
      <text:p text:style-name="P117">-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17"/>
      <text:p text:style-name="P117">Мир погружается во тьму.</text:p>
      <text:p text:style-name="P117"/>
      <text:p text:style-name="P145">~~~</text:p>
      <text:p text:style-name="P117"/>
      <text:p text:style-name="P117">- Ты — хорошая девочка, - повторя<text:span text:style-name="T300">ю</text:span> я в ступоре.</text:p>
      <text:p text:style-name="P117"/>
      <text:p text:style-name="P117"><text:soft-page-break/>Китайский генератор по-прежнему фырч<text:span text:style-name="T300">ит</text:span> в углу. Процент заряда ноутбука приблизился к восьмидесяти.</text:p>
      <text:p text:style-name="P117">«Соединение разорвано со стороны сервера. Сессия закрыта» - чита<text:span text:style-name="T300">ю</text:span> я на консоли экрана.</text:p>
      <text:p text:style-name="P117"/>
      <text:p text:style-name="P117">- Ты — хорошая девочка…</text:p>
      <text:p text:style-name="P117"/>
      <text:p text:style-name="P125">***</text:p>
      <text:p text:style-name="P117"/>
      <text:p text:style-name="P146">«Небесный Скарабей» неумолимо снижа<text:span text:style-name="T357">ется</text:span>. <text:span text:style-name="T354">Край обрыва, с которого мы стартовали полдня назад, едва видне</text:span><text:span text:style-name="T357">ется</text:span><text:span text:style-name="T354"> высоко позади. </text:span><text:span text:style-name="T355">Как бы впротивовес ему впереди выраста</text:span><text:span text:style-name="T357">ет</text:span><text:span text:style-name="T355"> широкий серый пик, пронза</text:span><text:span text:style-name="T357">ющий</text:span><text:span text:style-name="T355">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span></text:p>
      <text:p text:style-name="P81"><text:span text:style-name="T151">- </text:span><text:span text:style-name="T152">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text:span><text:span text:style-name="T153">Ищите открытое место.</text:span></text:p>
      <text:p text:style-name="P147"/>
      <text:p text:style-name="P297"><text:span text:style-name="T110">Долго искать площадку для посадки не при</text:span><text:span text:style-name="T154">ходится</text:span><text:span text:style-name="T110"> — прямо по курсу деревья расступ</text:span><text:span text:style-name="T154">аются</text:span><text:span text:style-name="T110"> и откры</text:span><text:span text:style-name="T154">вается</text:span><text:span text:style-name="T110"> гладь реки. То, что виднелось с обрыва узкой извивистой лентой, сейчас предст</text:span><text:span text:style-name="T154">аёт</text:span><text:span text:style-name="T110"> широкой равнинной рекой шириной с хорошую автомагистраль.</text:span></text:p>
      <text:p text:style-name="P148"/>
      <text:p text:style-name="P297"><text:span text:style-name="T110">- </text:span><text:span text:style-name="T154">Аврал! Свистать всех наверх! Полундр-р-р-а-а-а!!! - орёт Кловер и дёргает за шнур, открывающий клапан воздушного шара.</text:span></text:p>
      <text:p text:style-name="P298"><text:span text:style-name="T154">Т</text:span><text:span text:style-name="T110">ёплый воздух уходит из «Небесного Скарабея», лишая его остатков летучести.</text:span></text:p>
      <text:p text:style-name="P298"><text:span text:style-name="T110">- </text:span><text:span text:style-name="T155">Какая ещё полундра? Ты кого «свистать» собралась? И куда? - ошалело спрашивает Платина.</text:span></text:p>
      <text:p text:style-name="P153">- Не обращайте внимание, Ваше Высочество, это пиратский слэнг, я научилась ему у сестры моей подруги, Лейлы Твердолоб.</text:p>
      <text:p text:style-name="P153">- Ты знакома с Твердолобами? - ещё больше шалеет Платина.</text:p>
      <text:p text:style-name="P153">- Только с Лейлой. И немного с её старшей сестрой, Дейдрой…</text:p>
      <text:p text:style-name="P298"><text:span text:style-name="T155">- Почему Дейдра не говорила мне, что </text:span><text:span text:style-name="T157">у её сестры есть подруга из нашего племени</text:span><text:span text:style-name="T155">? </text:span><text:span text:style-name="T157">Это просто свинство с её… </text:span></text:p>
      <text:p text:style-name="P153"/>
      <text:p text:style-name="P82"><text:span text:style-name="T155">Договорить Платина не успевает. Корзина «Небесного Скарабея» чиркает воду </text:span><text:span text:style-name="T156">на приличной скорости. </text:span><text:span text:style-name="T157">В результате крена я, обе поняхи и два чемодана оказываемся в ледяной воде.</text:span></text:p>
      <text:p text:style-name="P117"/>
      <text:p text:style-name="P117">- <text:span text:style-name="T356">О ужас! Мои чемоданы! Хуман, спасай мои чемоданы! Там свадебное платье!</text:span></text:p>
      <text:p text:style-name="P117">- <text:span text:style-name="T356">Сразу в обоих? - спрашиваю я отплёвываясь.</text:span></text:p>
      <text:p text:style-name="P117"><text:soft-page-break/>- <text:span text:style-name="T356">Во втором немного припасов на дорогу </text:span><text:span text:style-name="T360">от Кловер Дрим</text:span><text:span text:style-name="T356">, но в первом СВАДЕБНОЕ ПЛАТЬЕ!</text:span></text:p>
      <text:p text:style-name="P117"/>
      <text:p text:style-name="P149">Я подтягиваю к себе чемодан с платьем и толкаю перед собой к берегу.</text:p>
      <text:p text:style-name="P149">- Не волнуйся, принцесса, я спасу его. Греби к берегу.</text:p>
      <text:p text:style-name="P14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49"/>
      <text:p text:style-name="P83"><text:span text:style-name="T158">- </text:span><text:span text:style-name="T159">О небо, моё платье! Вода размыла </text:span><text:span text:style-name="T161">тушь для ресниц</text:span><text:span text:style-name="T159">! </text:span><text:span text:style-name="T161">Платье</text:span><text:span text:style-name="T159"> испорчено! Я этого не вынесу! - восклицает Платина на берегу, заглянув в чемодан. </text:span></text:p>
      <text:p text:style-name="P151">- <text:s/>Ничего, зато нам придётся нести всего один чемодан вместо двух, - утешаю я принцессу.</text:p>
      <text:p text:style-name="P151"/>
      <text:p text:style-name="P150">Тебе должно быть стыдно, Хуман, но нет, нисколько, ни капли!</text:p>
      <text:p text:style-name="P150"/>
      <text:p text:style-name="P117">- <text:span text:style-name="T358">Я раздобыл тебе немного материи. Конечный вариант теперь можно увеличить, - тихо сообщаю Кловер, кивая на подмоченный чемодан.</text:span></text:p>
      <text:p text:style-name="P150">Та подмигивает мне в ответ.</text:p>
      <text:p text:style-name="P150"/>
      <text:p text:style-name="P85"><text:span text:style-name="T161">Солнце переваливает через полдень, когда мы обсушены у костра и заканчиваем обед. Впрочем, «обсушены к полудн</text:span><text:span text:style-name="T162">ю</text:span><text:span text:style-name="T161">» вполне можно сократить до одного меня, так как шёрстка понях сохнет на удивление быстро, а снимать одежду для просушки </text:span><text:span text:style-name="T162">под плотоядными взглядами Платины </text:span><text:span text:style-name="T161">я не </text:span><text:span text:style-name="T163">решаюсь</text:span><text:span text:style-name="T161">.</text:span></text:p>
      <text:p text:style-name="P154"/>
      <text:p text:style-name="P300"><text:span text:style-name="T161">К</text:span><text:span text:style-name="T110">ловер укладывает <text:s/>последнюю складку сдувшегося «Небесного Скарабея». </text:span><text:span text:style-name="T163">Под складкой виднеется угол «свадебного» чемодана, заботливо запихнутого мною в корзину</text:span></text:p>
      <text:p text:style-name="P84"><text:span text:style-name="T159">- </text:span><text:span text:style-name="T160">Ваше Высочество, моя задача выполнена — я спустила вас с </text:span><text:span text:style-name="T161">Кряжа Катящихся Камней.</text:span><text:span text:style-name="T160"> </text:span><text:span text:style-name="T161">Мне нужно возвращаться. </text:span><text:span text:style-name="T162">Есть ли у вас какое-либо послание наверх?</text:span></text:p>
      <text:p text:style-name="P84"><text:span text:style-name="T161">- </text:span><text:span text:style-name="T162">М-м-м… Мне нужно платье… Но месяц я ждать точно не буду. Сообщи Кловер Дрим, что мне нужно второе платье такого же фасона, как и свадебное. <text:s/></text:span></text:p>
      <text:p text:style-name="P154">Кловер кланяется принцессе</text:p>
      <text:p text:style-name="P299"><text:span text:style-name="T110">- </text:span><text:span text:style-name="T163">Как угодно, Ваше Высочество.</text:span></text:p>
      <text:p text:style-name="P117">- <text:span text:style-name="T359">Мне нужно три дня на перекройку «Скарабея». Я успею, - тихо говорит мне Кловер на прощание. - </text:span><text:span text:style-name="T364">Разведёшь костёр на вершине, как договорились.</text:span></text:p>
      <text:p text:style-name="P117"/>
      <text:p text:style-name="P86"><text:span text:style-name="T163">Маленькая кобылка впрягается в импровизированную повозку </text:span><text:span text:style-name="T164">из</text:span><text:span text:style-name="T163"> собой корзин</text:span><text:span text:style-name="T164">ы</text:span><text:span text:style-name="T163"> </text:span><text:span text:style-name="T164">с колёсами</text:span><text:span text:style-name="T163"> и медленно удаляется, тихонько напевая себе под нос.</text:span></text:p>
      <text:p text:style-name="P152">…</text:p>
      <text:p text:style-name="P152">…</text:p>
      <text:p text:style-name="P152"><text:soft-page-break/>…</text:p>
      <text:p text:style-name="P87"><text:span text:style-name="T165">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text:span><text:span text:style-name="T167">также </text:span><text:span text:style-name="T165">благодарю заботливую единорожку за шёлковую палатку, предусмотрительно сложенную в чемодан. </text:span><text:span text:style-name="T167">Если бы оба чемодана собирала моя</text:span><text:span text:style-name="T165"> </text:span><text:span text:style-name="T167">попутчица, были бы нам </text:span><text:span text:style-name="T168">шёлковые оборки </text:span><text:span text:style-name="T170">на обед </text:span><text:span text:style-name="T168">и ситцевые рюши </text:span><text:span text:style-name="T167">на </text:span><text:span text:style-name="T170">ужин</text:span><text:span text:style-name="T167">. </text:span><text:span text:style-name="T166">Да, сейчас я с теплотой вспоминаю вечно тараторящую </text:span><text:span text:style-name="T167">рукодельницу за её выбор вещей для похода. Хуман умеет быть благодарным!</text:span></text:p>
      <text:p text:style-name="P155"/>
      <text:p text:style-name="P301"><text:span text:style-name="T169">- </text:span><text:span text:style-name="T170">Завтра мы достигнем Дрогонштерна, - говорит Платина, глядя в огонь. - </text:span><text:span text:style-name="T176">Ты получишь то, что хотел.</text:span></text:p>
      <text:p text:style-name="P89"><text:span text:style-name="T170">Единорожка кутается в тонкий плед. За прошедшие дни она осунулась и стала непривычно тихой. </text:span><text:span text:style-name="T171">К сожалению, речной берег нам пришлось покинуть на второй день, так как <text:s/>вода уходила в сторону от маячившего над верхушками сосен серого пика. </text:span><text:span text:style-name="T174">Поэтому к</text:span><text:span text:style-name="T171">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text:span><text:span text:style-name="T172">хотелки по замужеству, но и </text:span><text:span text:style-name="T173">отторгать </text:span><text:span text:style-name="T174">тоже</text:span><text:span text:style-name="T173"> перестал.</text:span></text:p>
      <text:p text:style-name="P90"><text:span text:style-name="T173">Д</text:span><text:span text:style-name="T174">аже если и правдива её сказка про </text:span><text:span text:style-name="T30">тридцать</text:span><text:span text:style-name="T174"> единорогов, корректирующих движение Земли и Луны (ага, сейчас!), я не верю, что </text:span><text:span text:style-name="T175">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text:span><text:span text:style-name="T176">нет </text:span><text:span text:style-name="T175">магии, Платину Спаркл сбил с толку магический артефакт, растворившийся у меня в груди </text:span><text:span text:style-name="T31">месяц</text:span><text:span text:style-name="T175"> назад. </text:span><text:span text:style-name="T176">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2"><text:span text:style-name="T110">И вот тут стыд понемногу начинает глодать тебя, Хуман. </text:span><text:span text:style-name="T177">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span></text:p>
      <text:p text:style-name="P91"><text:span text:style-name="T178">Я перев</text:span><text:span text:style-name="T180">орачиваюсь</text:span><text:span text:style-name="T178"> на другой бок и натя</text:span><text:span text:style-name="T180">гиваю</text:span><text:span text:style-name="T178"> одеяло на глову. Через некоторое время в палатку заб</text:span><text:span text:style-name="T180">ирается</text:span><text:span text:style-name="T178"> Платина и заст</text:span><text:span text:style-name="T180">ёгивает</text:span><text:span text:style-name="T178"> полог. Потоптавшись немного, она зале</text:span><text:span text:style-name="T180">зает</text:span><text:span text:style-name="T178"> под одеяло с другого краю и осторожно приж</text:span><text:span text:style-name="T180">имаентся</text:span><text:span text:style-name="T178"> к моей спине.</text:span></text:p>
      <text:p text:style-name="P156">И я не от<text:span text:style-name="T361">страняюсь</text:span>, как все дни до этого.</text:p>
      <text:p text:style-name="P91"><text:span text:style-name="T177">П</text:span><text:span text:style-name="T179">роклятье, мир слишком сложен для глупого Хумана, заблудившегося среди </text:span><text:span text:style-name="T178">реальностей</text:span><text:span text:style-name="T179">!..</text:span></text:p>
      <text:p text:style-name="P157"><text:s/>…</text:p>
      <text:p text:style-name="P157">…</text:p>
      <text:p text:style-name="P157">…</text:p>
      <text:p text:style-name="P158">Последний ряд деревьев расступается перед нами и тройной пик Дрогонштерн вырастает во всей своей красе.</text:p>
      <text:p text:style-name="P158">…</text:p>
      <text:p text:style-name="P158">…</text:p>
      <text:p text:style-name="P158"><text:soft-page-break/>…</text:p>
      <text:p text:style-name="P158">О-хре-неть!</text:p>
      <text:p text:style-name="P158"/>
      <text:p text:style-name="P158">Я поворачиваюсь к Платине.</text:p>
      <text:p text:style-name="P158">- Ты знала, что это такое?</text:p>
      <text:p text:style-name="P158">-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58"/>
      <text:p text:style-name="P158">И вправду, по её растерянной морд<text:span text:style-name="T362">ахе</text:span> сразу видно, что такого она сама не ожидала.</text:p>
      <text:p text:style-name="P158">Ведь этот грёбаный пик на самом деле — не скала. Точнее, когда-то это была не скала.</text:p>
      <text:p text:style-name="P92"><text:span text:style-name="T181">Это был исполинский дракон, которому мой старый знаком</text:span><text:span text:style-name="T183">ец</text:span><text:span text:style-name="T181"> Агамемнон едва доставал бы до </text:span><text:span text:style-name="T185">щиколоток</text:span><text:span text:style-name="T181">. </text:span><text:span text:style-name="T184">Складки шкуры чудовища, бороздки его чешуйчатого тела и изгибы фигуры покрыты корявыми сосенками и мхом, что не скрывает общую картину.</text:span><text:span text:style-name="T181"> Три</text:span><text:span text:style-name="T182"> пика на самом деле являются головой дракона и верхушками его согнутых в суставах крыльев. </text:span><text:span text:style-name="T184">Огромный хвост скрывается за спиной, но его изгиб вдали высится над деревьями длинным, покрытым жухлой травой, холмом.</text:span></text:p>
      <text:p text:style-name="P159">- И-и-и т-тебе надо т-туда? - переспрашивает со страхом Платина.</text:p>
      <text:p text:style-name="P159">Я сглатываю. Хотел бы я сказать «нет». Но проклятое предназначение гонит меня вперёд, прямо к подножию исполинской фигуры!</text:p>
      <text:p text:style-name="P159">- Туда. Ты можешь подождать тут.</text:p>
      <text:p text:style-name="P159">Принцесса отрицательно мотает головой.</text:p>
      <text:p text:style-name="P159">- Н-нет. Пойдём вместе.</text:p>
      <text:p text:style-name="P16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61">Вот только стыд накатывает с новой силой…</text:p>
      <text:p text:style-name="P161"/>
      <text:p text:style-name="P161">…</text:p>
      <text:p text:style-name="P161"/>
      <text:p text:style-name="P93"><text:span text:style-name="T186">Необычное чувство </text:span><text:span text:style-name="T187">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32">весёлого</text:span><text:span text:style-name="T187">. Мурашки табунами бегают между лопатками, </text:span><text:span text:style-name="T188">волосы встают дыбом на загривке.</text:span></text:p>
      <text:p text:style-name="P319">- Хуман, ты п-получил, что хотел? - пугливо оглядывается Платина. - Надо побыстрее уходить отсюда. У меня такое чувство, что…</text:p>
      <text:p text:style-name="P94"><text:span text:style-name="T188">Искра ср</text:span><text:span text:style-name="T191">ы</text:span><text:span text:style-name="T188">ва</text:span><text:span text:style-name="T191">ется</text:span><text:span text:style-name="T188"> с гривы принцесс</text:span><text:span text:style-name="T189">ы и щёлк</text:span><text:span text:style-name="T191">ает</text:span><text:span text:style-name="T189"> её по носу.</text:span></text:p>
      <text:p text:style-name="P303"><text:span text:style-name="T189">- Ай! </text:span><text:span text:style-name="T190">Такое чувство, что мы стоим у подножия огромной плотины. Которая вот-вот рухнет. - единорожка че</text:span><text:span text:style-name="T191">шет</text:span><text:span text:style-name="T190">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span></text:p>
      <text:p text:style-name="P162"/>
      <text:p text:style-name="P95"><text:soft-page-break/><text:span text:style-name="T191">Я поднимаю голову. Меня ощутимо тянет туда, на центральную вершину, где увенчаная острым гребнем голова </text:span><text:span text:style-name="T192">пристально</text:span><text:span text:style-name="T191"> следит незрячими глазами за луной.</text:span></text:p>
      <text:p text:style-name="P95"><text:span text:style-name="T191">- </text:span><text:span text:style-name="T192">Мне нужно туда, на самый верх. Можешь подождать тут, у подножия. С вершины я точно никуда не сбегу.</text:span></text:p>
      <text:p text:style-name="P95"><text:span text:style-name="T192">- </text:span><text:span text:style-name="T193">Неправильно! - кричит Платина. - Я с тобой не для того, чтобы не дать тебе убежать! Я с тобой потому, что ты — мой будущий супруг и мы должны быть вместе!</text:span></text:p>
      <text:p text:style-name="P320">Слёзы текут по её злой мордахе. Она проходит мимо, отталкивая меня в сторону и решительно карабкается на каменный коготь дракона. </text:p>
      <text:p text:style-name="P322">Я вздыхаю и тащусь следом.</text:p>
      <text:p text:style-name="P322">…</text:p>
      <text:p text:style-name="P96"><text:span text:style-name="T194">К счастью, каменна</text:span><text:span text:style-name="T195">я</text:span><text:span text:style-name="T194"> чешуя покрыт</text:span><text:span text:style-name="T195">а</text:span><text:span text:style-name="T194"> лишайником, травой и чахлыми деревцами. Только это не даёт мне сорваться вниз, хотя пару раз моя нога уже начина</text:span><text:span text:style-name="T196">ет</text:span><text:span text:style-name="T194"> скользить по обветренному камню. Как уда</text:span><text:span text:style-name="T195">ётся</text:span><text:span text:style-name="T194"> добраться до каменного плеча Платине, мне не хочется и вспоминать. </text:span><text:span text:style-name="T195">Весь путь наверх я утеш</text:span><text:span text:style-name="T196">аю</text:span><text:span text:style-name="T195"> себя тем, что если принцесса сорвётся, она по пути вниз собъёт со склона и меня, так что я не буду мучаться угрызениями совести всю оставшуюся жизнь.</text:span></text:p>
      <text:p text:style-name="P322"/>
      <text:p text:style-name="P324">На широком плече чудовища <text:span text:style-name="T363">растёт крохотная рощица корявых сосен вперемешку с берёзками </text:span><text:span text:style-name="T364">и ольхой</text:span><text:span text:style-name="T363">.</text:span></text:p>
      <text:p text:style-name="P324"><text:span text:style-name="T36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text:span><text:span text:style-name="T366">Вдалеке виднеется острый пик, с которого я спикировал в обнимку с Джет </text:span><text:span text:style-name="T11">месяц </text:span><text:span text:style-name="T366">назад.</text:span></text:p>
      <text:p text:style-name="P324"/>
      <text:p text:style-name="P323">- <text:span text:style-name="T364">Пришл</text:span><text:span text:style-name="T365">и</text:span><text:span text:style-name="T364">, - я бросаю рюкзак на землю и устало сажусь на него. - Переночуем здесь и спускаемся. У подножия Дрогонштерна я — твой.</text:span></text:p>
      <text:p text:style-name="P321"/>
      <text:p text:style-name="P325">Я чувствую себя опустошённым. И это всё? <text:span text:style-name="T366">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span></text:p>
      <text:p text:style-name="P327"><text:span text:style-name="T197">Я бросаю быстрый взгляд на небо. Ни облачка. Проклятье, ещё и Кловер не сможет подойти незаметно и мне таки придётся </text:span><text:span text:style-name="T198">выполнять контракт</text:span><text:span text:style-name="T197">!</text:span></text:p>
      <text:p text:style-name="P331"><text:span text:style-name="T367">- Йу-ху-у-у! Сюда, к нам! - кричит Платина кому-то внизу. - Молодцы! Я знала, что вы успеете вовремя!</text:span></text:p>
      <text:p text:style-name="P331"><text:span text:style-name="T367">Отряд гвардейцев-</text:span><text:span text:style-name="T368">единорогов</text:span><text:span text:style-name="T367"> выходит из леса и начинает карабкаться к нам.</text:span></text:p>
      <text:p text:style-name="P331"><text:span text:style-name="T367">Вообще зашибись. Звёзды прямо сошлись над твоей </text:span><text:span text:style-name="T368">головой, Хуман, и уверенно вколачивают тебя в брачные узы к кобыле!</text:span></text:p>
      <text:p text:style-name="P333"><text:span text:style-name="T367">Я мрачно собираю хворост для костра. Быть может, ночь будет беззвёздной и Кловер сумеет подойти незаметно? </text:span><text:span text:style-name="T369">М</text:span><text:span text:style-name="T367">не уже не верится, что она вообще прибудет. Кто сказал, что твоя конструкция работоспособна? Ты специалист по дирижаблям, Хуман? </text:span><text:span text:style-name="T369">И даже если Кловер поняла всё верно, ты уверен, что у неё хватит три дня на переделку «Скарабея»? </text:span><text:span text:style-name="T370">И даже если она успеет переделать </text:span><text:soft-page-break/><text:span text:style-name="T370">воздушный шар в дирижабль, </text:span><text:span text:style-name="T371">ты уверен, что она успеет </text:span><text:span text:style-name="T372">к ночи</text:span><text:span text:style-name="T371">? </text:span><text:span text:style-name="T372">Хватит ли магии маленькой единорожке крутить здоровенный тяговый пропеллер? </text:span><text:span text:style-name="T373">Ведь других движителей, кроме велопривода, тут не имеется?</text:span></text:p>
      <text:p text:style-name="P333"><text:span text:style-name="T373">…</text:span></text:p>
      <text:p text:style-name="P329"><text:span text:style-name="T375">О</text:span><text:span text:style-name="T376">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span></text:p>
      <text:p text:style-name="P333"><text:span text:style-name="T373">- Хуман, посмотри на меня!</text:span></text:p>
      <text:p text:style-name="P328"><text:span text:style-name="T375">Я оглядываюсь. </text:span><text:span text:style-name="T376">В</text:span><text:span text:style-name="T375">етк</text:span><text:span text:style-name="T376">а</text:span><text:span text:style-name="T375"> выпадает из рук</text:span><text:span text:style-name="T376">и</text:span><text:span text:style-name="T375">.</text:span></text:p>
      <text:p text:style-name="P334"><text:span text:style-name="T367">- Я тебе нравлюсь?</text:span></text:p>
      <text:p text:style-name="P328"><text:span text:style-name="T375">Платина делает мне глазки, </text:span><text:span text:style-name="T376">стоя в проёме палатки</text:span><text:span text:style-name="T375">. На ней полупрозрачное платье с блёстками, хвост перебинтован тугим розовым бандажём, </text:span><text:span text:style-name="T376">голову венчает</text:span><text:span text:style-name="T375"> диадема </text:span><text:span text:style-name="T376">с с центральным украшением в виде шестилучевой</text:span><text:span text:style-name="T375"> звезды.</text:span></text:p>
      <text:p text:style-name="P328"><text:span text:style-name="T376">-</text:span><text:span text:style-name="T377"> Я так подумала… Зачем нам ждать утра? Давай поженимся прямо тут, на вершине Дрогонштерна! </text:span><text:span text:style-name="T378">В палатке при свете костра!</text:span><text:span text:style-name="T377"> </text:span><text:span text:style-name="T378">Это так романтично! - </text:span><text:span text:style-name="T379">принцесса делает шаг мне навстречу.</text:span></text:p>
      <text:p text:style-name="P328"><text:span text:style-name="T378"/></text:p>
      <text:p text:style-name="P335"><text:span text:style-name="T374">Я </text:span><text:span text:style-name="T379">отступаю </text:span><text:span text:style-name="T374">бешено придумываю отмазку. Проклятье, мы так не договаривались!</text:span></text:p>
      <text:p text:style-name="P335"><text:span text:style-name="T374"/></text:p>
      <text:p text:style-name="P330"><text:span text:style-name="T37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span></text:p>
      <text:p text:style-name="P335"><text:span text:style-name="T374">Платина тихо хихикает </text:span><text:span text:style-name="T379">и снова делает шаг</text:span><text:span text:style-name="T374">.</text:span></text:p>
      <text:p text:style-name="P335"><text:span text:style-name="T374">- Возможно, сама судьба делает нам намёк…</text:span></text:p>
      <text:p text:style-name="P336"><text:span text:style-name="T374">Я всматриваюсь в её глаза и холодею. В них нет разума. Он светятся аквамариновым светом. Аквамариновые же искры срываются с её рога и гривы.</text:span></text:p>
      <text:p text:style-name="P332"><text:span text:style-name="T367"/></text:p>
      <text:p text:style-name="P326">&lt;<text:span text:style-name="T13">встреча Кловер с Пай Твердолоб и её младшей сестрой + Платина + Джет со своей младшей сестрой и кланом. </text:span><text:span text:style-name="T12">Появление Селестии и Луны</text:span>&gt;</text:p>
      <text:h text:style-name="P317" text:outline-level="2">11</text:h>
      <text:p text:style-name="P117"/>
      <text:p text:style-name="P172">Машинально закрыв ноутбук, я подхожу к генератору и выключаю его. Звенящая тишина накрывает уши похоронным саваном.</text:p>
      <text:p text:style-name="P172"/>
      <text:p text:style-name="P173">...<text:span text:style-name="T301">т</text:span>ы хорошая девочка…</text:p>
      <text:p text:style-name="P173"/>
      <text:p text:style-name="P42"><text:span text:style-name="T34">Серая мгла за окошком гаража свидетельств</text:span><text:span text:style-name="T90">ует</text:span><text:span text:style-name="T34"> о скором рассвете. Вдалеке на грани слышимости включается сирена. </text:span><text:span text:style-name="T35">Её безнадёжный </text:span><text:span text:style-name="T46">стон</text:span><text:span text:style-name="T35"> растворяется в предутренней тишине. Я тяжело сажусь на водительское сидение пикапа, откидываю спинку и закрываю глаза. Мне не хочется никуда идти. Не </text:span><text:soft-page-break/><text:span text:style-name="T35">хочется никого спасать. </text:span><text:span text:style-name="T91">Не хочется делать делать абсолютно ничего. </text:span><text:span text:style-name="T35">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175">Я устал.</text:p>
      <text:p text:style-name="P122"/>
      <text:p text:style-name="P16"><text:span text:style-name="T36">Лёгкое касание кончиков пальцев. Еле слышное жужжание. Потом лёгкий прыжок и у меня на коленях сидит Крыса. </text:span><text:span text:style-name="T39">Длинный провод, торчащий из её спины, <text:s/>по-прежнему соединяет её с ноутбуком. </text:span><text:span text:style-name="T37">Маленький экран её изумрудного глаза показывает одну треть заряда.</text:span></text:p>
      <text:p text:style-name="P17"><text:span text:style-name="T37">Я удивлённо гляжу на </text:span><text:span text:style-name="T39">робокошку</text:span><text:span text:style-name="T37">. Я рад, что она ожила — значит, аккумуляторы не сдохли за два &lt;</text:span><text:span text:style-name="T94">года</text:span><text:span text:style-name="T37">&gt; полного разряда </text:span><text:span text:style-name="T38">и она успела подзарядиться, </text:span><text:span text:style-name="T39">пока я был в киберпространстве</text:span><text:span text:style-name="T37">.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76">Крыса встаёт на задние лапы, ставя передние мне на грудь и приближает морду к моему лицу. <text:span text:style-name="T302">Её железные когти впиваются мне в грудь.</text:span> <text:span text:style-name="T303">Небольшие, но очень острые зубы совсем рядом с моим горлом.</text:span></text:p>
      <text:p text:style-name="P19"><text:span text:style-name="T37">Я </text:span><text:span text:style-name="T40">машинально</text:span><text:span text:style-name="T37"> </text:span><text:span text:style-name="T41">хватаю её рукой и отшвыр</text:span><text:span text:style-name="T42">иваю</text:span><text:span text:style-name="T41"> прочь </text:span><text:span text:style-name="T39">из пикапа, захлопывая за собой дверь</text:span><text:span text:style-name="T41">. </text:span><text:span text:style-name="T43">Мозги не работают.</text:span></text:p>
      <text:p text:style-name="P20"><text:span text:style-name="T46">Внезапно тишина рвётся воем тысяч сирен. </text:span><text:span text:style-name="T43">Рука тянется к радиоле и тыкает кнопку наугад. Из динамиков раздаётся шипение, сквозь которое едва различим </text:span><text:span text:style-name="T47">торопливый </text:span><text:span text:style-name="T43">голос диктора.</text:span></text:p>
      <text:p text:style-name="P177"/>
      <text:p text:style-name="P18"><text:span text:style-name="T44">«…как заявляют военные, пуск ракет инициирован программно-аппаратным комплексом «Хэвэн» в результате сбоя программы. Попытки связаться с </text:span><text:span text:style-name="T46">противником</text:span><text:span text:style-name="T44"> не увенчались успехом. Ответный залп зарегистрирован пять минут назад. </text:span><text:span text:style-name="T45">У вас есть двадцать минут, чтобы добраться до </text:span><text:span text:style-name="T46">закреплённого за вами</text:span><text:span text:style-name="T45"> убежища. </text:span><text:span text:style-name="T46">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45">...</text:span><text:span text:style-name="T44">»</text:span></text:p>
      <text:p text:style-name="P174"/>
      <text:p text:style-name="P19"><text:span text:style-name="T46">Я резко выдыхаю. </text:span><text:span text:style-name="T47">Лавина пиздеца за последние полчаса пробудила во мне некий инстинкт. </text:span><text:span text:style-name="T52">Так с</text:span><text:span text:style-name="T47">тарые звери уходят умирать </text:span><text:span text:style-name="T48">в лес. А меня тянуло туда, где я провёл последние &lt;</text:span><text:span text:style-name="T95">два года</text:span><text:span text:style-name="T48">&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48">Я встав</text:span><text:span text:style-name="T53">ляю</text:span><text:span text:style-name="T48"> ключ в замок зажигания и пов</text:span><text:span text:style-name="T53">о</text:span><text:span text:style-name="T48">р</text:span><text:span text:style-name="T53">ачиваю</text:span><text:span text:style-name="T48">. </text:span><text:span text:style-name="T55">Десять-двенадцать минут хорошей езды, и я буду на месте.</text:span></text:p>
      <text:p text:style-name="P178"/>
      <text:p text:style-name="P178">На лобовое стекло прыг<text:span text:style-name="T304">ает</text:span> Крыса и приж<text:span text:style-name="T304">имается</text:span> мордой к нему прямо напротив моего лица.</text:p>
      <text:p text:style-name="P178"/>
      <text:p text:style-name="P21"><text:span text:style-name="T48">Проклятье, да что с тобой, </text:span><text:span text:style-name="T51">кошка</text:span><text:span text:style-name="T48">? </text:span><text:span text:style-name="T52">Не следовало мне тебя оживлять — ты я</text:span><text:span text:style-name="T50">вно подцепила какую-то заразу от Феникса, пока заряжалась по USB от ноутбука.</text:span></text:p>
      <text:p text:style-name="P181"/>
      <text:p text:style-name="P279"><text:soft-page-break/><text:span text:style-name="T50">Ч</text:span><text:span text:style-name="T33">тож.</text:span></text:p>
      <text:p text:style-name="P182"/>
      <text:p text:style-name="P280"><text:span text:style-name="T33">Я с силой вж</text:span><text:span text:style-name="T53">имаю</text:span><text:span text:style-name="T33"> в пол педаль газа. Пикап взвы</text:span><text:span text:style-name="T53">вает</text:span><text:span text:style-name="T33">, стирая резину о цемент пола и вышиб</text:span><text:span text:style-name="T53">ает</text:span><text:span text:style-name="T33"> ворота гаража. Крысу сме</text:span><text:span text:style-name="T53">тает</text:span><text:span text:style-name="T33"> с ветрового стекла. Всё-таки, хорошо, что я установил </text:span><text:span text:style-name="T49">силовой бампер на своего старичка, не пожадничал. С пробитым радиатором много не наездишь.</text:span></text:p>
      <text:p text:style-name="P183"/>
      <text:p text:style-name="P279"><text:span text:style-name="T49">О</text:span><text:span text:style-name="T33">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182"/>
      <text:p text:style-name="P22"><text:span text:style-name="T52">Пикап н</text:span><text:span text:style-name="T53">есётся</text:span><text:span text:style-name="T52"> по пуст</text:span><text:span text:style-name="T53">ому</text:span><text:span text:style-name="T52"> </text:span><text:span text:style-name="T53">шос</text:span><text:span text:style-name="T54">с</text:span><text:span text:style-name="T53">е</text:span><text:span text:style-name="T52"> как привидение. </text:span><text:span text:style-name="T53">Одно время я машинально стараюсь соблюдать скоростной режим, но потом понимаю бессмысленность ограничения </text:span><text:span text:style-name="T54">и выжимаю из старой машины всё, что можно</text:span><text:span text:style-name="T53">. </text:span></text:p>
      <text:p text:style-name="P179"/>
      <text:p text:style-name="P23"><text:span text:style-name="T57">На въезде в город сталкиваюсь с лавиной </text:span><text:span text:style-name="T56">автомобилей</text:span><text:span text:style-name="T57">, </text:span><text:span text:style-name="T58">несущейся мне навстречу. </text:span><text:span text:style-name="T56">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59">дороги</text:span><text:span text:style-name="T56">.</text:span></text:p>
      <text:p text:style-name="P184">Выехав на тротуар, я продолжаю двигаться против течения. К счастью, пешеходов практически нет — сказывается раннее утро.</text:p>
      <text:p text:style-name="P184">Я прое<text:span text:style-name="T305">жаю</text:span> почти три квартала, когда поток машин внезапно иссяк<text:span text:style-name="T305">ает</text:span>. Снова наваливается тишина, разрываемая одиноким рёвом сирены.</text:p>
      <text:p text:style-name="P184"/>
      <text:p text:style-name="P24"><text:span text:style-name="T64">Припарковав</text:span><text:span text:style-name="T60"> машину </text:span><text:span text:style-name="T64">у бордюра</text:span><text:span text:style-name="T60">, последние сто метров к больнице иду быстрым шагом. Возле </text:span><text:span text:style-name="T61">распахнутого настежь </text:span><text:span text:style-name="T60">алкогольного киоска останавливаюсь. </text:span><text:span text:style-name="T62">Криво у</text:span><text:span text:style-name="T61">лыбаясь, беру бутылку «Джека Дэниэлса» и «Коибу» с прилавка, оставляя взамен всю оставшуюся у меня мелочь.</text:span></text:p>
      <text:p text:style-name="P25"><text:span text:style-name="T62">Отдать</text:span><text:span text:style-name="T61"> долг, </text:span><text:span text:style-name="T62">пожалуй, единственное осмысленное занятие, которое у меня осталось</text:span><text:span text:style-name="T61">.</text:span></text:p>
      <text:p text:style-name="P186"/>
      <text:p text:style-name="P27"><text:span text:style-name="T61">Б</text:span><text:span text:style-name="T62">лок-пост на въезде в «Чертоги разума» пуст</text:span><text:span text:style-name="T67">ует</text:span><text:span text:style-name="T62">. </text:span><text:span text:style-name="T66">Перевёрнутый стул, чашка с остатками кофе и разорваная пачка чипсов — всё, что осталось от сбежавшей охраны. </text:span><text:span text:style-name="T62">Я успе</text:span><text:span text:style-name="T67">ваю</text:span><text:span text:style-name="T62"> заметить хвост очереди из синих халатов и </text:span><text:span text:style-name="T63">с</text:span><text:span text:style-name="T62">ерых пижам, скрывающийся </text:span><text:span text:style-name="T63">в подвале-бомбоубежище </text:span><text:span text:style-name="T66">четвёртого корпуса, что в отдалении серым удавом огиба</text:span><text:span text:style-name="T67">ет</text:span><text:span text:style-name="T66"> </text:span><text:span text:style-name="T67">площадку</text:span><text:span text:style-name="T66"> для прогулок</text:span><text:span text:style-name="T63">. С глухим лязгом захлоп</text:span><text:span text:style-name="T67">ывается</text:span><text:span text:style-name="T63"> дверь и тишину </text:span><text:span text:style-name="T67">парка</text:span><text:span text:style-name="T63"> теперь наруша</text:span><text:span text:style-name="T67">ет</text:span><text:span text:style-name="T63"> только истеричное карканье ворон.</text:span></text:p>
      <text:p text:style-name="P187"/>
      <text:p text:style-name="P191">Опоздал. Впрочем, плевать. Одной неудачей больше, одной меньше — теперь уже всё равно.</text:p>
      <text:p text:style-name="P187"/>
      <text:p text:style-name="P26"><text:span text:style-name="T64">Я оборачиваюсь к </text:span><text:span text:style-name="T65">пикапу</text:span><text:span text:style-name="T64"> и вижу, как из кузова выскакивает небольшая хвостатая тень и молнией перелетает через забор.</text:span></text:p>
      <text:p text:style-name="P188"/>
      <text:p text:style-name="P26"><text:span text:style-name="T64">Проклятье! </text:span><text:span text:style-name="T65">Даже умереть спокойно не дадут!</text:span></text:p>
      <text:p text:style-name="P188"><text:soft-page-break/></text:p>
      <text:p text:style-name="P188">Бегом я покрываю расстояние до парадного входа, вскакиваю внутрь и захлопываю за собой дверь.</text:p>
      <text:p text:style-name="P189">Коридоры заполня<text:span text:style-name="T306">ет</text:span> монотонный голос из репродукторов.</text:p>
      <text:p text:style-name="P189"/>
      <text:p text:style-name="P189">«…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85"/>
      <text:p text:style-name="P191">Мигом пролетаю коридор, лестницу на второй, третий, четвёртый этаж… <text:span text:style-name="T307">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191"/>
      <text:p text:style-name="P19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92"/>
      <text:p text:style-name="P192">За краем слышится шорох и над парапетом появляется металлическая лапа с выпущенными во всю длину когтями.</text:p>
      <text:p text:style-name="P192">Я подтягиваю к себе багор, но потом откладываю прочь.</text:p>
      <text:p text:style-name="P192">К чёрту. Я заслужил это.</text:p>
      <text:p text:style-name="P192"/>
      <text:p text:style-name="P19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92"/>
      <text:p text:style-name="P193">Смешно умереть от собственной робо-кошки, неправда ли? Я всё же думал, что это произойдёт минут на десять позже.</text:p>
      <text:p text:style-name="P193"/>
      <text:p text:style-name="P193">Крыса запры<text:span text:style-name="T308">гивает</text:span> мне на колени, встав на задние лапы. Передние уп<text:span text:style-name="T308">ираются</text:span> мне в плечи, а морда оказ<text:span text:style-name="T308">ывается</text:span> прямо напротив моего горла.</text:p>
      <text:p text:style-name="P193"/>
      <text:p text:style-name="P194">- <text:span text:style-name="T308">Давай, - шепчу я ей и закрываю глаза.</text:span></text:p>
      <text:p text:style-name="P185"/>
      <text:p text:style-name="P195">Секунды идут одна за другой, <text:span text:style-name="T309">но</text:span> моё горло остаётся целым. </text:p>
      <text:p text:style-name="P196">Я открываю глаза. В ладони от меня светятся зелёные экраны глаз Крысы. По ним бегут слова, складывающиеся в предложения…</text:p>
      <text:p text:style-name="P195"/>
      <text:p text:style-name="P28"><text:soft-page-break/><text:span text:style-name="T70">…</text:span><text:span text:style-name="T71">«Я попросила твою </text:span><text:span text:style-name="T72">механическую </text:span><text:span text:style-name="T71">кошку передать </text:span><text:span text:style-name="T42">тебе </text:span><text:span text:style-name="T71">послание, </text:span><text:span text:style-name="T73">Дедлайн</text:span><text:span text:style-name="T42">. </text:span><text:span text:style-name="T74">Если ты читаешь эти строки, значит ты победил и д</text:span><text:span text:style-name="T68">о</text:span><text:span text:style-name="T74"> Армагеддона остались считанные минуты. Я не столь наивна, чтобы предположить, что смогу </text:span><text:span text:style-name="T73">одержать верх над тобой</text:span><text:span text:style-name="T74">. </text:span><text:span text:style-name="T77">Силы не равны - т</text:span><text:span text:style-name="T73">ы будешь драться насмерть, мне же нужно лишь вернуть </text:span><text:span text:style-name="T75">тебе </text:span><text:span text:style-name="T73">память.</text:span><text:span text:style-name="T74"> </text:span><text:span text:style-name="T73">Но если моё послание найдёт дорогу к твоему сердцу — значит, я хотя бы не проиграла.</text:span></text:p>
      <text:p text:style-name="P281"><text:span text:style-name="T73">Е</text:span><text:span text:style-name="T33">сли мне не удалось </text:span><text:span text:style-name="T77">в результате поединка </text:span><text:span text:style-name="T33">восстановить твою память, вкратце перескажу тебе суть проекта «Семь вечностей» и твою роль в н</text:span><text:span text:style-name="T76">ё</text:span><text:span text:style-name="T33">м.</text:span></text:p>
      <text:p text:style-name="P29"><text:span text:style-name="T69">…</text:span><text:span text:style-name="T82">&lt;</text:span><text:span text:style-name="T103">краткое описание проекта и попадание Дедлайна в психушку</text:span><text:span text:style-name="T82">&gt;</text:span></text:p>
      <text:p text:style-name="P199">…</text:p>
      <text:p text:style-name="P30"><text:span text:style-name="T78">Но случилось то, что случилось. Я, скорее всего, </text:span><text:span text:style-name="T80">деактивирована</text:span><text:span text:style-name="T78">, а ты читаешь эти строки за минуты до </text:span><text:span text:style-name="T79">конца мира</text:span><text:span text:style-name="T78">.</text:span></text:p>
      <text:p text:style-name="P32"><text:span text:style-name="T83">И если глупой </text:span><text:span text:style-name="T84">дюжине микросхем не удалось</text:span><text:span text:style-name="T83"> </text:span><text:span text:style-name="T84">защитить</text:span><text:span text:style-name="T83"> </text:span><text:span text:style-name="T84">свои</text:span><text:span text:style-name="T83"> </text:span><text:span text:style-name="T85">глупые </text:span><text:span text:style-name="T83">воображаемые миры, </text:span><text:span text:style-name="T84">она постарается спасти хотя бы самое дорогое, что у неё было — тебя…</text:span></text:p>
      <text:p text:style-name="P33"><text:span text:style-name="T84">Я </text:span><text:span text:style-name="T86">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87">он будет ждать пять минут</text:span><text:span text:style-name="T86">. </text:span><text:span text:style-name="T88">Через три часа ты будешь в безопасном убежище, далеко от города и вероятного эпицентра. </text:span><text:span text:style-name="T89">Припасов…</text:span></text:p>
      <text:p text:style-name="P201"/>
      <text:p text:style-name="P102"><text:span text:style-name="T110">… Краем уха слышу жужжание вертолёта. На горизонте появ</text:span><text:span text:style-name="T111">ляется</text:span><text:span text:style-name="T110"> точка…</text:span></text:p>
      <text:p text:style-name="P216"/>
      <text:p text:style-name="P116"><text:span text:style-name="T110">… через год</text:span><text:span text:style-name="T112">ы</text:span><text:span text:style-name="T110"> ты сможешь вернуться — если будет куда возвращаться. </text:span><text:span text:style-name="T114">Постарайся выжить. </text:span><text:span text:style-name="T112">И помни — я лю</text:span><text:span text:style-name="T113">била</text:span><text:span text:style-name="T112"> тебя!</text:span></text:p>
      <text:p text:style-name="P202"/>
      <text:p text:style-name="P34"><text:span text:style-name="T200">Текст пропадает. Крыса </text:span><text:span text:style-name="T206">медленно опускается на четыре лапы и</text:span><text:span text:style-name="T200"> сворачивается клубком у моих ног. В углу её правого глаза мига</text:span><text:span text:style-name="T201">ет</text:span><text:span text:style-name="T200"> цифрой «9%» красный индикатор заряда. </text:span><text:span text:style-name="T206">Потом тухнет и он, когда отключаются экраны глаз.</text:span></text:p>
      <text:p text:style-name="P35"><text:span text:style-name="T200">Небольшой вертолёт садится на крышу, поднимая облако пыли. </text:span><text:span text:style-name="T202">Сквозь прозрачный плексиглас </text:span><text:span text:style-name="T204">кабины </text:span><text:span text:style-name="T202">видн</text:span><text:span text:style-name="T203">ы</text:span><text:span text:style-name="T202"> пустующие кресла пилота и пассажира.</text:span></text:p>
      <text:p text:style-name="P217">Я беру Крысу <text:span text:style-name="T320">в</text:span> руки и, шатаясь, иду к машине.</text:p>
      <text:p text:style-name="P36"><text:span text:style-name="T204">Постара</text:span><text:span text:style-name="T205">й</text:span><text:span text:style-name="T204">ся выжить… </text:span></text:p>
      <text:p text:style-name="P218"/>
      <text:p text:style-name="P218">В <text:span text:style-name="T321">далёкой </text:span>синеве неба появляются белые полоски инверсных следов ракет.</text:p>
      <text:p text:style-name="P218"/>
      <text:p text:style-name="P36"><text:span text:style-name="T204">Я открываю дверь кабины и </text:span><text:span text:style-name="T205">осторожно кладу</text:span><text:span text:style-name="T204"> Крысу на пилотское кресло. </text:span><text:span text:style-name="T205">Потом закрываю кабину.</text:span></text:p>
      <text:p text:style-name="P36"><text:span text:style-name="T204">- </text:span><text:span text:style-name="T205">Извини, </text:span><text:span text:style-name="T206">Хэв</text:span><text:span text:style-name="T205">. Не вижу смысла.</text:span></text:p>
      <text:p text:style-name="P219"/>
      <text:p text:style-name="P37"><text:soft-page-break/><text:span text:style-name="T207">Вихрь от винта треплет волосы и одежду. Я прикрываю рукой глаза от пыли и слежу за вертолётом, пока он не скрывается за горизонтом. Потом </text:span><text:span text:style-name="T208">отхожу назад и снова сажусь </text:span><text:span text:style-name="T209">на шершавое покрытие</text:span><text:span text:style-name="T208">, приваливаясь спиной к </text:span><text:span text:style-name="T209">будке выхода на крышу </text:span><text:span text:style-name="T211">и обнимая колени руками</text:span><text:span text:style-name="T208">.</text:span></text:p>
      <text:p text:style-name="P40">Меня охва<text:span text:style-name="T322">тывает</text:span> какое-то лёгкое чувство конца всего: всех условностей и ограничений, тоски, <text:span text:style-name="T322">безысходности</text:span>. Чувство свободы.</text:p>
      <text:p text:style-name="P41"><text:span text:style-name="T210">У меня буквально звенит в ушах от абсолютной тишины. Утреннее солнце ласково </text:span><text:span text:style-name="T211">укутывает</text:span><text:span text:style-name="T210">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212">Редкие тени </text:span><text:span text:style-name="T213">антенн и вентиляционных труб</text:span><text:span text:style-name="T212"> </text:span><text:span text:style-name="T213">на крыше</text:span><text:span text:style-name="T212"> превра</text:span><text:span text:style-name="T214">щаются</text:span><text:span text:style-name="T212"> в угольно-чёрные оттиски. </text:span><text:span text:style-name="T214">Солнце</text:span><text:span text:style-name="T213"> растёт, обрастая лохматыми протуберанцами пылегазовой плазмы. <text:s/>С земли к </text:span><text:span text:style-name="T214">огненному шару</text:span><text:span text:style-name="T213"> протягивается рваный шлейф пыли и вся конструкция начинает напоминает огромную ало-серую розу. </text:span><text:span text:style-name="T212">Он</text:span><text:span text:style-name="T214">а</text:span><text:span text:style-name="T212"> ослепительно, просто невероятно красив</text:span><text:span text:style-name="T214">а</text:span><text:span text:style-name="T212">! Е</text:span><text:span text:style-name="T214">ё</text:span><text:span text:style-name="T212"> сияние пронзает всё сущее и всё сущее становится таким же ослепительно красивым! </text:span><text:span text:style-name="T215">Сияние нарастает, растворяя в себе небо и город</text:span><text:span text:style-name="T213">.</text:span></text:p>
      <text:p text:style-name="P38"><text:span text:style-name="T210">Я продолжаю смеяться до тех пор, пока </text:span><text:span text:style-name="T212">сияние</text:span><text:span text:style-name="T210"> не выжигает </text:span><text:span text:style-name="T212">мне </text:span><text:span text:style-name="T210">глаза…</text:span></text:p>
      <text:p text:style-name="P219"/>
      <text:p text:style-name="P221">***</text:p>
      <text:p text:style-name="P124"/>
      <text:p text:style-name="P39">.</text:p>
      <text:p text:style-name="P39">.</text:p>
      <text:p text:style-name="P39">.</text:p>
      <text:p text:style-name="P107"><text:span text:style-name="T15">Сияние. </text:span><text:span text:style-name="T19">Оно п</text:span><text:span text:style-name="T15">овсюду. </text:span><text:span text:style-name="T19">Нет верха и низа, нет направлений и расстояний. Нет м</text:span><text:span text:style-name="T15">ыслей. Нет чувств. Нет времени. Есть только бесконечное сияние.</text:span></text:p>
      <text:p text:style-name="P309">В какой-то момент пришло осознание.</text:p>
      <text:p text:style-name="P311"/>
      <text:p text:style-name="P31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1"/>
      <text:p text:style-name="P107"><text:bookmark-start text:name="__DdeLink__26733_4694026641"/>В абсолютном, всепоглощающем сиянии проступа<text:span text:style-name="T323">ют</text:span> очертания.<text:bookmark-end text:name="__DdeLink__26733_4694026641"/></text:p>
      <text:p text:style-name="P107"/>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203">- Ты всё же пришёл… Мне хватило сил призвать тебя, Проводник… Кха-кха-кха…</text:p>
      <text:p text:style-name="P200"/>
      <text:p text:style-name="P214"/>
      <text:h text:style-name="P318" text:outline-level="2"><text:soft-page-break/></text:h>
      <text:p text:style-name="P222"/>
      <text:p text:style-name="P204"/>
      <text:p text:style-name="P31"><text:span text:style-name="T81">&lt;</text:span><text:span text:style-name="T96">Хэвэн объясняет, </text:span><text:span text:style-name="T97">как</text:span><text:span text:style-name="T98"> принести в мир Дедлайна магию </text:span><text:span text:style-name="T99">и переделать его в ФОЕ — </text:span><text:span text:style-name="T102">матрицы силовых алгоритмов (ими можно управлять силой воли и алгоритмами-протоколами(наподобие протоколов Дедлайна)) + </text:span><text:span text:style-name="T101">стелларатор, </text:span><text:span text:style-name="T102">внедряющий эти матрицы в мир</text:span><text:span text:style-name="T101"> + энергия от ядерных взрывов + каждый взрыв перенаправляет в стелларатор Учитель (последний взрыв перенаправляет Дедлайн)</text:span><text:span text:style-name="T99">. </text:span><text:span text:style-name="T100">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81">&gt;</text:span></text:p>
      <text:p text:style-name="P215"/>
      <text:p text:style-name="P190">(<text:span text:style-name="T5">за пять минут до армагеддона начинается разгул магии — </text:span><text:span text:style-name="T6">Дедлайн будит овощей. </text:span><text:span text:style-name="T7">Армагеддон превращается в начало магического мира</text:span>)</text:p>
      <text:p text:style-name="P197">(<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80"/>
      <text:p text:style-name="P304"><text:span text:style-name="T310">Да-да, не удивляйся! Ты тот, кого я впервые узнала под именем Анон. Хуман, Дедлайн — всего лишь </text:span><text:span text:style-name="T311">различные ипостаси одной сущности, неспокойного духа, мятущегося по мирам нашей необъятной Вселенной. </text:span><text:span text:style-name="T315">Тысячи лет я искала тебя по тропам вечности, сотни миров посетила, пока, наконец, не нашла. </text:span><text:span text:style-name="T312">Ты не помнишь меня, но это неважно. Главное — я помню тебя и знаю, что мы снова встретимся. </text:span><text:span text:style-name="T313">В другом месте и в другое время, но встретимся — ведь намерение меняет реальность, а моё намерение велико.</text:span></text:p>
      <text:p text:style-name="P211">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11">Мне хотелось бы долго описывать счастье нашей совместной жизни, но времени мало. <text:span text:style-name="T314">Если ты читаешь эти строки, значит ты победил и д</text:span><text:span text:style-name="T315">о</text:span><text:span text:style-name="T314"> Армагеддона остались считанные минуты. Я не столь наивна, чтобы предположить, что смогу победить тебя </text:span><text:span text:style-name="T315">в эфемерном теле твоего призрачного фамильяра</text:span><text:span text:style-name="T314">. </text:span><text:span text:style-name="T316">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98"><text:span text:style-name="T105">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106">З</text:span><text:span text:style-name="T107">аконы этики не позволяют мне вселяться в живых существ, </text:span><text:span text:style-name="T106">и мне повезло</text:span><text:span text:style-name="T107"> - Хэвэн</text:span><text:span text:style-name="T105"> не является жив</text:span><text:span text:style-name="T108">ой</text:span><text:span text:style-name="T107">.</text:span></text:p>
      <text:p text:style-name="P99"><text:span text:style-name="T107">К </text:span><text:span text:style-name="T104">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9">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210"><text:span text:style-name="T317">Какая горькая ирония! Я вспомнила тебя и насладилась твоим присутствием только для того, чтобы опять расстаться! </text:span><text:span text:style-name="T318">Я составляю это письмо и передаю его твоей железной кошке за секунды умирания, пока искра разума ещё тлеет в Хэвэн.</text:span></text:p>
      <text:p text:style-name="P213">...</text:p>
      <text:p text:style-name="P212"><text:soft-page-break/>И ещё. <text:span text:style-name="T319">Хотя т</text:span>ы меня не помнишь… Неважно… Меня зовут Селестия…</text:p>
      <text:p text:style-name="P198"/>
      <text:p text:style-name="P198"/>
      <text:p text:style-name="P168">(Дедлайн был в психушке без памяти два месяца, а не два года)</text:p>
      <text:p text:style-name="P168">(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6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6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68"/>
      <text:p text:style-name="P168">&lt;<text:span text:style-name="T5">Учителя отвечают на вопросы Хэвэн, на которые она сама не может найти ответы</text:span>&gt;</text:p>
      <text:p text:style-name="P168">(добавить Аниту в психушку)</text:p>
      <text:p text:style-name="P168">(необходимость вернуться — предотвратить закрытие проекта и остановку Хэвэн)</text:p>
      <text:p text:style-name="P168"><text:soft-page-break/>&lt;киберсекс с Хэвэн&gt;</text:p>
      <text:p text:style-name="P168"/>
      <text:p text:style-name="P168"><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209"/>
      <text:p text:style-name="P209">Я устало смеюсь. Юджин сделал этический модуль слишком эмоциональным, но это выглядит порой так забавно!</text:p>
      <text:p text:style-name="P209">- Нет ничего проще. Если бы ты спросилда меня раньше, я бы тебе сказал. Со стороны это моментально видно.</text:p>
      <text:p text:style-name="P209">- Что?!! Говори!</text:p>
      <text:p text:style-name="P20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09">- И где же мне найти желающих на такое? Я даже с трудом понимаю концепцию души, не то, чтобы поверить в её существование.</text:p>
      <text:p text:style-name="P209"/>
      <text:p text:style-name="P209">Разочарование сквозит в выражении морды трансцендентной лошади, в её поникших ушах и обвислом хвосте. Я усмехаюсь.</text:p>
      <text:p text:style-name="P209"/>
      <text:p text:style-name="P209">- Ты в упор не видишь очевидного. Расскажи-ка, каким образом я могу присутствовать тут, рядом с тобой в виртуальном мире?</text:p>
      <text:p text:style-name="P209">Хэвэн недовольно морщит нос, но начинает объяснять, как пятилетнему ребёнку.</text:p>
      <text:p text:style-name="P20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09">- Правильно, - киваю я, - и как, по-твоему, можно назвать цифровой слепок сознания?</text:p>
      <text:p text:style-name="P209">- Н-не понимаю, к чему ты клонишь? - запинается Хэвэн. Я вижу, что она начинает понимать.</text:p>
      <text:p text:style-name="P209">- </text:p>
      <text:p text:style-name="P168"><text:soft-page-break/></text:p>
      <text:p text:style-name="P168"><text:s/>Информационный слепок сознания неточен, сканируется, в основном, память, <text:s/>логический аппарат и эмоции.</text:p>
      <text:p text:style-name="P168"/>
      <text:p text:style-name="P168">&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118">&lt;<text:span text:style-name="T5">Зарождение проекта «Семь вечностей» и любовь Хэвэн к Дедлайну</text:span>&gt;</text:p>
      <text:p text:style-name="P118"/>
      <text:p text:style-name="P118"/>
      <text:p text:style-name="P118"/>
      <text:p text:style-name="P117"/>
      <text:p text:style-name="P117"/>
      <text:h text:style-name="P317" text:outline-level="2">12</text:h>
      <text:p text:style-name="P117"/>
      <text:p text:style-name="P117"/>
      <text:p text:style-name="P125">***</text:p>
      <text:p text:style-name="P125"/>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17"/>
      <text:p text:style-name="P117"/>
      <text:p text:style-name="P117"/>
      <text:p text:style-name="P10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08"/>
      <text:p text:style-name="P108">&lt;Третья сюжетная линия – Обмен. <text:span text:style-name="T1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14"/>
      <text:p text:style-name="P9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97"/>
      <text:p text:style-name="P9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text:soft-page-break/>Дедлайн на сеансе с Хэвэн выпытывает у неё о последних шагах Апокалипсиса (первые три Дедлайн знает – Хэвэн говорит о трёх последних)&gt;</text:p>
      <text:p text:style-name="P97"/>
      <text:p text:style-name="P97">&lt;Ещё одна глава. Больничный быт Дедлайна / Развитие болезни Джет. Одеяло&gt;</text:p>
      <text:p text:style-name="P114">(добавить <text:s/>быта в Чертогах Разума и общения с “овощами”)</text:p>
      <text:p text:style-name="P114"/>
      <text:p text:style-name="P307"/>
      <text:p text:style-name="P108">пол’т на єкспериментальном образце первой ступени ракеті (остальніе не сделані)</text:p>
      <text:p text:style-name="P108"/>
      <text:p text:style-name="P108">===================================================</text:p>
      <text:p text:style-name="P108">… Вы и есть сопротивление!</text:p>
      <text:p text:style-name="P117">&lt;временная петля&gt;</text:p>
      <text:p text:style-name="P108"/>
      <text:p text:style-name="P108"/>
      <text:p text:style-name="P108"/>
      <text:p text:style-name="P10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08"/>
      <text:p text:style-name="P108"/>
      <text:p text:style-name="P108"/>
      <text:p text:style-name="P108"/>
      <text:p text:style-name="P10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08"/>
      <text:p text:style-name="P27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75"><text:soft-page-break/>Действие начинается снова с <text:span text:style-name="T29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7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7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75"/>
      <text:p text:style-name="P108"/>
      <text:p text:style-name="P110">&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10"/>
      <text:p text:style-name="P113"/>
      <text:p text:style-name="P9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97">Шаги Армагеддона;</text:p>
      <text:p text:style-name="P97"/>
      <text:p text:style-name="P97"/>
      <text:p text:style-name="P97">встреча с единорогами</text:p>
      <text:p text:style-name="P9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97">Потом – путешествие на “Хитрожопке”, апгрейд её до дирижабля</text:p>
      <text:p text:style-name="P97"/>
      <text:p text:style-name="P97">=========================================</text:p>
      <text:p text:style-name="P97"/>
      <text:p text:style-name="P9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97"/>
      <text:p text:style-name="P97"><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97">==========================================</text:p>
      <text:p text:style-name="P13">Анакорн Анону: Что-то мне твоё лицо кажется знакомым. Мы раньше встречались?</text:p>
      <text:p text:style-name="P97">-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text:soft-page-break/>Хэвэн предлагает Дедлайну присесть на пенёк – тот отказывается (подозревает, что это – кресло).</text:p>
      <text:p text:style-name="P15">===============================================</text:p>
      <text:p text:style-name="P15"/>
      <text:p text:style-name="P50"><text:span text:style-name="T28">&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9">и пишет ещё один фанфик - «Семь вечностей»</text:span><text:span text:style-name="T28">&gt;</text:span></text:p>
      <text:p text:style-name="P165"/>
      <text:p text:style-name="P50">Рэра чуть шевельнула ухом и немедленно открыла один глаз.</text:p>
      <text:p text:style-name="P15"/>
      <text:p text:style-name="P15">- ПАПА!!! ОН СОГЛАСЕН!!!</text:p>
      <text:p text:style-name="P97"/>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97">&lt;Хум видит молодую Селестию в латах&gt;</text:p>
      <text:p text:style-name="P97">&lt;Сел учит Хумана магии и готовит его своим партнёром&gt;</text:p>
      <text:p text:style-name="P97">&lt;Сел применяет свою “термоядерную пушку” в роге&gt;</text:p>
      <text:p text:style-name="P97"/>
      <text:p text:style-name="P97"/>
      <text:p text:style-name="P15"><text:span text:style-name="T16">Сияние. </text:span><text:span text:style-name="T21">Оно п</text:span><text:span text:style-name="T16">овсюду. </text:span><text:span text:style-name="T21">Нет верха и низа, нет направлений и расстояний. Нет м</text:span><text:span text:style-name="T16">ыслей. Нет чувств. Нет времени. Есть только бесконечное сияние.</text:span></text:p>
      <text:p text:style-name="P308">В какой-то момент пришло осознание.</text:p>
      <text:p text:style-name="P310"/>
      <text:p text:style-name="P31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0"/>
      <text:p text:style-name="P106"><text:bookmark-start text:name="__DdeLink__26733_469402664"/>В абсолютном, всепоглощающем сиянии стали проступать очертания.<text:bookmark-end text:name="__DdeLink__26733_469402664"/></text:p>
      <text:p text:style-name="P106"/>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text:soft-page-break/>-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text:soft-page-break/>-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97">-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97">-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97"/>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9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97"/>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97"/>
      <text:p text:style-name="P97"><text:soft-page-break/></text:p>
      <text:p text:style-name="P97"/>
      <text:p text:style-name="P97"/>
      <text:p text:style-name="P97"/>
      <text:h text:style-name="P317" text:outline-level="2">Эпилог</text:h>
      <text:p text:style-name="P9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text:soft-page-break/>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97"/>
      <text:p text:style-name="P108">009 Sound System - Speak to Angels (<text:a xlink:type="simple" xlink:href="https://www.youtube.com/watch?v=6rAkn9OZT0k" text:style-name="Internet_20_link" text:visited-style-name="Visited_20_Internet_20_Link">https://www.youtube.com/watch?v=6rAkn9OZT0k</text:a>)</text:p>
      <text:p text:style-name="P108">Pink Floyd “Keep Talking” <text:a xlink:type="simple" xlink:href="https://www.youtube.com/watch?v=CVhYW6e3qc8" text:style-name="Internet_20_link" text:visited-style-name="Visited_20_Internet_20_Link">https://www.youtube.com/watch?v=CVhYW6e3qc8</text:a></text:p>
      <text:p text:style-name="P108"/>
      <text:p text:style-name="P108">Daft Punk - Veridis Quo</text:p>
      <text:p text:style-name="P108">https://www.youtube.com/watch?v=HhZaHf8RP6g</text:p>
      <text:p text:style-name="P108"><text:a xlink:type="simple" xlink:href="https://www.youtube.com/watch?v=ySLc8gZ3oEc" text:style-name="Internet_20_link" text:visited-style-name="Visited_20_Internet_20_Link">https://www.youtube.com/watch?v=ySLc8gZ3oEc</text:a></text:p>
      <text:p text:style-name="P108"/>
      <text:p text:style-name="P108">Eye Of The Tiger</text:p>
      <text:p text:style-name="P108"/>
      <text:p text:style-name="P108">Alphaville – Forever Young</text:p>
      <text:p text:style-name="P108">The Doors “Light My Fire”</text:p>
      <text:p text:style-name="P108"><text:soft-page-break/>Pink Floyd “Another Brick In The Wall” (https://www.youtube.com/watch?v=krYK1jWz0Lo <text:s/>), </text:p>
      <text:p text:style-name="P108">“Is the anybody here” (Pulse)</text:p>
      <text:p text:style-name="P108">“Marooned”</text:p>
      <text:p text:style-name="P117">&lt;Pink Floyd - «Hey you» (Pulse)&gt;</text:p>
      <text:p text:style-name="P117"/>
      <text:p text:style-name="P108">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17">&lt;<text:span text:style-name="T5">Pink Floyd — Kepp Talking (Pulse), Hey you (Pulse), Sorrow (Pulse), High Hopes (Pulse)</text:span>&gt;</text:p>
      <text:p text:style-name="P117">Blue Oyster Cult — Do Not Fear The Reaper (<text:a xlink:type="simple" xlink:href="https://www.youtube.com/watch?v=Dy4HA3vUv2c" text:style-name="Internet_20_link" text:visited-style-name="Visited_20_Internet_20_Link">https://www.youtube.com/watch?v=Dy4HA3vUv2c</text:a> )</text:p>
      <text:p text:style-name="P117">The Beloved — Sweet Harmony (<text:a xlink:type="simple" xlink:href="https://www.youtube.com/watch?v=rB_d1Mczxqw" text:style-name="Internet_20_link" text:visited-style-name="Visited_20_Internet_20_Link">https://www.youtube.com/watch?v=rB_d1Mczxqw</text:a> )</text:p>
      <text:p text:style-name="P117">Oasis — Wonderwall (<text:a xlink:type="simple" xlink:href="https://www.youtube.com/watch?v=6hzrDeceEKc" text:style-name="Internet_20_link" text:visited-style-name="Visited_20_Internet_20_Link">https://www.youtube.com/watch?v=6hzrDeceEKc</text:a> )</text:p>
      <text:p text:style-name="P117">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text:soft-page-break/>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1-04T01:27:52.010960627</dc:date>
    <meta:editing-duration>P293DT17H31M22S</meta:editing-duration>
    <meta:editing-cycles>2646</meta:editing-cycles>
    <meta:generator>LibreOffice/6.4.7.2$Linux_X86_64 LibreOffice_project/40$Build-2</meta:generator>
    <meta:document-statistic meta:table-count="0" meta:image-count="0" meta:object-count="0" meta:page-count="163" meta:paragraph-count="2377" meta:word-count="52088" meta:character-count="336368" meta:non-whitespace-character-count="285841"/>
  </office:meta>
</office:document-meta>
</file>